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-0.971539" calcext:value-type="float">
            <text:p>-0,971539</text:p>
          </table:table-cell>
          <table:table-cell office:value-type="float" office:value="-0.138756" calcext:value-type="float">
            <text:p>-0,138756</text:p>
          </table:table-cell>
          <table:table-cell office:value-type="float" office:value="0.149065" calcext:value-type="float">
            <text:p>0,149065</text:p>
          </table:table-cell>
          <table:table-cell office:value-type="float" office:value="0.469653" calcext:value-type="float">
            <text:p>0,469653</text:p>
          </table:table-cell>
          <table:table-cell office:value-type="float" office:value="-0.796123" calcext:value-type="float">
            <text:p>-0,7961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651611" calcext:value-type="float">
            <text:p>-0,651611</text:p>
          </table:table-cell>
          <table:table-cell office:value-type="float" office:value="-0.169414" calcext:value-type="float">
            <text:p>-0,169414</text:p>
          </table:table-cell>
          <table:table-cell office:value-type="float" office:value="-0.036006" calcext:value-type="float">
            <text:p>-0,036006</text:p>
          </table:table-cell>
          <table:table-cell office:value-type="float" office:value="0.010705" calcext:value-type="float">
            <text:p>0,010705</text:p>
          </table:table-cell>
          <table:table-cell office:value-type="float" office:value="0.07574" calcext:value-type="float">
            <text:p>0,07574</text:p>
          </table:table-cell>
          <table:table-cell office:value-type="float" office:value="0.200234" calcext:value-type="float">
            <text:p>0,200234</text:p>
          </table:table-cell>
          <table:table-cell office:value-type="float" office:value="0.369145" calcext:value-type="float">
            <text:p>0,369145</text:p>
          </table:table-cell>
          <table:table-cell office:value-type="float" office:value="0.532548" calcext:value-type="float">
            <text:p>0,532548</text:p>
          </table:table-cell>
          <table:table-cell office:value-type="float" office:value="-0.320121" calcext:value-type="float">
            <text:p>-0,3201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75392" calcext:value-type="float">
            <text:p>-0,975392</text:p>
          </table:table-cell>
          <table:table-cell office:value-type="float" office:value="-0.224616" calcext:value-type="float">
            <text:p>-0,224616</text:p>
          </table:table-cell>
          <table:table-cell office:value-type="float" office:value="-0.050239" calcext:value-type="float">
            <text:p>-0,050239</text:p>
          </table:table-cell>
          <table:table-cell office:value-type="float" office:value="0.009913" calcext:value-type="float">
            <text:p>0,009913</text:p>
          </table:table-cell>
          <table:table-cell office:value-type="float" office:value="0.059726" calcext:value-type="float">
            <text:p>0,059726</text:p>
          </table:table-cell>
          <table:table-cell office:value-type="float" office:value="0.129486" calcext:value-type="float">
            <text:p>0,129486</text:p>
          </table:table-cell>
          <table:table-cell office:value-type="float" office:value="0.25692" calcext:value-type="float">
            <text:p>0,25692</text:p>
          </table:table-cell>
          <table:table-cell office:value-type="float" office:value="0.400756" calcext:value-type="float">
            <text:p>0,400756</text:p>
          </table:table-cell>
          <table:table-cell office:value-type="float" office:value="0.532548" calcext:value-type="float">
            <text:p>0,532548</text:p>
          </table:table-cell>
          <table:table-cell office:value-type="float" office:value="-0.239345" calcext:value-type="float">
            <text:p>-0,2393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816876" calcext:value-type="float">
            <text:p>-0,816876</text:p>
          </table:table-cell>
          <table:table-cell office:value-type="float" office:value="-0.155177" calcext:value-type="float">
            <text:p>-0,155177</text:p>
          </table:table-cell>
          <table:table-cell office:value-type="float" office:value="-0.019616" calcext:value-type="float">
            <text:p>-0,019616</text:p>
          </table:table-cell>
          <table:table-cell office:value-type="float" office:value="0.032441" calcext:value-type="float">
            <text:p>0,032441</text:p>
          </table:table-cell>
          <table:table-cell office:value-type="float" office:value="0.090501" calcext:value-type="float">
            <text:p>0,090501</text:p>
          </table:table-cell>
          <table:table-cell office:value-type="float" office:value="0.177808" calcext:value-type="float">
            <text:p>0,177808</text:p>
          </table:table-cell>
          <table:table-cell office:value-type="float" office:value="0.305644" calcext:value-type="float">
            <text:p>0,305644</text:p>
          </table:table-cell>
          <table:table-cell office:value-type="float" office:value="0.43897" calcext:value-type="float">
            <text:p>0,43897</text:p>
          </table:table-cell>
          <table:table-cell office:value-type="float" office:value="0.564489" calcext:value-type="float">
            <text:p>0,564489</text:p>
          </table:table-cell>
          <table:table-cell office:value-type="float" office:value="-0.194631" calcext:value-type="float">
            <text:p>-0,1946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778158" calcext:value-type="float">
            <text:p>-0,778158</text:p>
          </table:table-cell>
          <table:table-cell office:value-type="float" office:value="-0.139228" calcext:value-type="float">
            <text:p>-0,139228</text:p>
          </table:table-cell>
          <table:table-cell office:value-type="float" office:value="-0.010608" calcext:value-type="float">
            <text:p>-0,010608</text:p>
          </table:table-cell>
          <table:table-cell office:value-type="float" office:value="0.037375" calcext:value-type="float">
            <text:p>0,037375</text:p>
          </table:table-cell>
          <table:table-cell office:value-type="float" office:value="0.089841" calcext:value-type="float">
            <text:p>0,089841</text:p>
          </table:table-cell>
          <table:table-cell office:value-type="float" office:value="0.194243" calcext:value-type="float">
            <text:p>0,194243</text:p>
          </table:table-cell>
          <table:table-cell office:value-type="float" office:value="0.32428" calcext:value-type="float">
            <text:p>0,32428</text:p>
          </table:table-cell>
          <table:table-cell office:value-type="float" office:value="0.474328" calcext:value-type="float">
            <text:p>0,474328</text:p>
          </table:table-cell>
          <table:table-cell office:value-type="float" office:value="0.6231" calcext:value-type="float">
            <text:p>0,6231</text:p>
          </table:table-cell>
          <table:table-cell office:value-type="float" office:value="-0.180793" calcext:value-type="float">
            <text:p>-0,1807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745635" calcext:value-type="float">
            <text:p>-0,745635</text:p>
          </table:table-cell>
          <table:table-cell office:value-type="float" office:value="-0.074539" calcext:value-type="float">
            <text:p>-0,074539</text:p>
          </table:table-cell>
          <table:table-cell office:value-type="float" office:value="0.01313" calcext:value-type="float">
            <text:p>0,01313</text:p>
          </table:table-cell>
          <table:table-cell office:value-type="float" office:value="0.051364" calcext:value-type="float">
            <text:p>0,051364</text:p>
          </table:table-cell>
          <table:table-cell office:value-type="float" office:value="0.098676" calcext:value-type="float">
            <text:p>0,098676</text:p>
          </table:table-cell>
          <table:table-cell office:value-type="float" office:value="0.216561" calcext:value-type="float">
            <text:p>0,216561</text:p>
          </table:table-cell>
          <table:table-cell office:value-type="float" office:value="0.343188" calcext:value-type="float">
            <text:p>0,343188</text:p>
          </table:table-cell>
          <table:table-cell office:value-type="float" office:value="0.494057" calcext:value-type="float">
            <text:p>0,494057</text:p>
          </table:table-cell>
          <table:table-cell office:value-type="float" office:value="0.6231" calcext:value-type="float">
            <text:p>0,6231</text:p>
          </table:table-cell>
          <table:table-cell office:value-type="float" office:value="-0.16032" calcext:value-type="float">
            <text:p>-0,160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805576" calcext:value-type="float">
            <text:p>-0,805576</text:p>
          </table:table-cell>
          <table:table-cell office:value-type="float" office:value="-0.061908" calcext:value-type="float">
            <text:p>-0,061908</text:p>
          </table:table-cell>
          <table:table-cell office:value-type="float" office:value="0.029528" calcext:value-type="float">
            <text:p>0,029528</text:p>
          </table:table-cell>
          <table:table-cell office:value-type="float" office:value="0.071124" calcext:value-type="float">
            <text:p>0,071124</text:p>
          </table:table-cell>
          <table:table-cell office:value-type="float" office:value="0.136557" calcext:value-type="float">
            <text:p>0,136557</text:p>
          </table:table-cell>
          <table:table-cell office:value-type="float" office:value="0.255127" calcext:value-type="float">
            <text:p>0,255127</text:p>
          </table:table-cell>
          <table:table-cell office:value-type="float" office:value="0.370744" calcext:value-type="float">
            <text:p>0,370744</text:p>
          </table:table-cell>
          <table:table-cell office:value-type="float" office:value="0.506516" calcext:value-type="float">
            <text:p>0,506516</text:p>
          </table:table-cell>
          <table:table-cell office:value-type="float" office:value="0.6231" calcext:value-type="float">
            <text:p>0,6231</text:p>
          </table:table-cell>
          <table:table-cell office:value-type="float" office:value="-0.149789" calcext:value-type="float">
            <text:p>-0,1497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83473" calcext:value-type="float">
            <text:p>-0,183473</text:p>
          </table:table-cell>
          <table:table-cell office:value-type="float" office:value="0.018817" calcext:value-type="float">
            <text:p>0,018817</text:p>
          </table:table-cell>
          <table:table-cell office:value-type="float" office:value="0.061171" calcext:value-type="float">
            <text:p>0,061171</text:p>
          </table:table-cell>
          <table:table-cell office:value-type="float" office:value="0.119063" calcext:value-type="float">
            <text:p>0,119063</text:p>
          </table:table-cell>
          <table:table-cell office:value-type="float" office:value="0.208057" calcext:value-type="float">
            <text:p>0,208057</text:p>
          </table:table-cell>
          <table:table-cell office:value-type="float" office:value="0.307452" calcext:value-type="float">
            <text:p>0,307452</text:p>
          </table:table-cell>
          <table:table-cell office:value-type="float" office:value="0.416457" calcext:value-type="float">
            <text:p>0,416457</text:p>
          </table:table-cell>
          <table:table-cell office:value-type="float" office:value="0.520953" calcext:value-type="float">
            <text:p>0,520953</text:p>
          </table:table-cell>
          <table:table-cell office:value-type="float" office:value="0.6231" calcext:value-type="float">
            <text:p>0,6231</text:p>
          </table:table-cell>
          <table:table-cell office:value-type="float" office:value="-0.05315" calcext:value-type="float">
            <text:p>-0,053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402251" calcext:value-type="float">
            <text:p>-0,402251</text:p>
          </table:table-cell>
          <table:table-cell office:value-type="float" office:value="0.027558" calcext:value-type="float">
            <text:p>0,027558</text:p>
          </table:table-cell>
          <table:table-cell office:value-type="float" office:value="0.087486" calcext:value-type="float">
            <text:p>0,087486</text:p>
          </table:table-cell>
          <table:table-cell office:value-type="float" office:value="0.165414" calcext:value-type="float">
            <text:p>0,165414</text:p>
          </table:table-cell>
          <table:table-cell office:value-type="float" office:value="0.248584" calcext:value-type="float">
            <text:p>0,248584</text:p>
          </table:table-cell>
          <table:table-cell office:value-type="float" office:value="0.348795" calcext:value-type="float">
            <text:p>0,348795</text:p>
          </table:table-cell>
          <table:table-cell office:value-type="float" office:value="0.435351" calcext:value-type="float">
            <text:p>0,435351</text:p>
          </table:table-cell>
          <table:table-cell office:value-type="float" office:value="0.533271" calcext:value-type="float">
            <text:p>0,533271</text:p>
          </table:table-cell>
          <table:table-cell office:value-type="float" office:value="0.6231" calcext:value-type="float">
            <text:p>0,6231</text:p>
          </table:table-cell>
          <table:table-cell office:value-type="float" office:value="-0.055579" calcext:value-type="float">
            <text:p>-0,05557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20163" calcext:value-type="float">
            <text:p>-0,920163</text:p>
          </table:table-cell>
          <table:table-cell office:value-type="float" office:value="-0.018753" calcext:value-type="float">
            <text:p>-0,018753</text:p>
          </table:table-cell>
          <table:table-cell office:value-type="float" office:value="0.068386" calcext:value-type="float">
            <text:p>0,068386</text:p>
          </table:table-cell>
          <table:table-cell office:value-type="float" office:value="0.130967" calcext:value-type="float">
            <text:p>0,130967</text:p>
          </table:table-cell>
          <table:table-cell office:value-type="float" office:value="0.224041" calcext:value-type="float">
            <text:p>0,224041</text:p>
          </table:table-cell>
          <table:table-cell office:value-type="float" office:value="0.317566" calcext:value-type="float">
            <text:p>0,317566</text:p>
          </table:table-cell>
          <table:table-cell office:value-type="float" office:value="0.391171" calcext:value-type="float">
            <text:p>0,391171</text:p>
          </table:table-cell>
          <table:table-cell office:value-type="float" office:value="0.462479" calcext:value-type="float">
            <text:p>0,462479</text:p>
          </table:table-cell>
          <table:table-cell office:value-type="float" office:value="0.561855" calcext:value-type="float">
            <text:p>0,561855</text:p>
          </table:table-cell>
          <table:table-cell office:value-type="float" office:value="0.6231" calcext:value-type="float">
            <text:p>0,6231</text:p>
          </table:table-cell>
          <table:table-cell office:value-type="float" office:value="0.021755" calcext:value-type="float">
            <text:p>0,0217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34078" calcext:value-type="float">
            <text:p>-0,234078</text:p>
          </table:table-cell>
          <table:table-cell office:value-type="float" office:value="0.058276" calcext:value-type="float">
            <text:p>0,058276</text:p>
          </table:table-cell>
          <table:table-cell office:value-type="float" office:value="0.129986" calcext:value-type="float">
            <text:p>0,129986</text:p>
          </table:table-cell>
          <table:table-cell office:value-type="float" office:value="0.229541" calcext:value-type="float">
            <text:p>0,229541</text:p>
          </table:table-cell>
          <table:table-cell office:value-type="float" office:value="0.336571" calcext:value-type="float">
            <text:p>0,336571</text:p>
          </table:table-cell>
          <table:table-cell office:value-type="float" office:value="0.423869" calcext:value-type="float">
            <text:p>0,423869</text:p>
          </table:table-cell>
          <table:table-cell office:value-type="float" office:value="0.482188" calcext:value-type="float">
            <text:p>0,482188</text:p>
          </table:table-cell>
          <table:table-cell office:value-type="float" office:value="0.574811" calcext:value-type="float">
            <text:p>0,574811</text:p>
          </table:table-cell>
          <table:table-cell office:value-type="float" office:value="0.711081" calcext:value-type="float">
            <text:p>0,711081</text:p>
          </table:table-cell>
          <table:table-cell office:value-type="float" office:value="0.000116" calcext:value-type="float">
            <text:p>0,0001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19303" calcext:value-type="float">
            <text:p>-0,819303</text:p>
          </table:table-cell>
          <table:table-cell office:value-type="float" office:value="0.032669" calcext:value-type="float">
            <text:p>0,032669</text:p>
          </table:table-cell>
          <table:table-cell office:value-type="float" office:value="0.113559" calcext:value-type="float">
            <text:p>0,113559</text:p>
          </table:table-cell>
          <table:table-cell office:value-type="float" office:value="0.209105" calcext:value-type="float">
            <text:p>0,209105</text:p>
          </table:table-cell>
          <table:table-cell office:value-type="float" office:value="0.306698" calcext:value-type="float">
            <text:p>0,306698</text:p>
          </table:table-cell>
          <table:table-cell office:value-type="float" office:value="0.373478" calcext:value-type="float">
            <text:p>0,373478</text:p>
          </table:table-cell>
          <table:table-cell office:value-type="float" office:value="0.43147" calcext:value-type="float">
            <text:p>0,43147</text:p>
          </table:table-cell>
          <table:table-cell office:value-type="float" office:value="0.482699" calcext:value-type="float">
            <text:p>0,482699</text:p>
          </table:table-cell>
          <table:table-cell office:value-type="float" office:value="0.567871" calcext:value-type="float">
            <text:p>0,567871</text:p>
          </table:table-cell>
          <table:table-cell office:value-type="float" office:value="0.711081" calcext:value-type="float">
            <text:p>0,711081</text:p>
          </table:table-cell>
          <table:table-cell office:value-type="float" office:value="0.069825" calcext:value-type="float">
            <text:p>0,0698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62958" calcext:value-type="float">
            <text:p>-0,562958</text:p>
          </table:table-cell>
          <table:table-cell office:value-type="float" office:value="0.064335" calcext:value-type="float">
            <text:p>0,064335</text:p>
          </table:table-cell>
          <table:table-cell office:value-type="float" office:value="0.169226" calcext:value-type="float">
            <text:p>0,169226</text:p>
          </table:table-cell>
          <table:table-cell office:value-type="float" office:value="0.269722" calcext:value-type="float">
            <text:p>0,269722</text:p>
          </table:table-cell>
          <table:table-cell office:value-type="float" office:value="0.355038" calcext:value-type="float">
            <text:p>0,355038</text:p>
          </table:table-cell>
          <table:table-cell office:value-type="float" office:value="0.416971" calcext:value-type="float">
            <text:p>0,416971</text:p>
          </table:table-cell>
          <table:table-cell office:value-type="float" office:value="0.462675" calcext:value-type="float">
            <text:p>0,462675</text:p>
          </table:table-cell>
          <table:table-cell office:value-type="float" office:value="0.494648" calcext:value-type="float">
            <text:p>0,494648</text:p>
          </table:table-cell>
          <table:table-cell office:value-type="float" office:value="0.587628" calcext:value-type="float">
            <text:p>0,587628</text:p>
          </table:table-cell>
          <table:table-cell office:value-type="float" office:value="0.711081" calcext:value-type="float">
            <text:p>0,711081</text:p>
          </table:table-cell>
          <table:table-cell office:value-type="float" office:value="0.125728" calcext:value-type="float">
            <text:p>0,1257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80726" calcext:value-type="float">
            <text:p>-0,180726</text:p>
          </table:table-cell>
          <table:table-cell office:value-type="float" office:value="0.089204" calcext:value-type="float">
            <text:p>0,089204</text:p>
          </table:table-cell>
          <table:table-cell office:value-type="float" office:value="0.189324" calcext:value-type="float">
            <text:p>0,189324</text:p>
          </table:table-cell>
          <table:table-cell office:value-type="float" office:value="0.293589" calcext:value-type="float">
            <text:p>0,293589</text:p>
          </table:table-cell>
          <table:table-cell office:value-type="float" office:value="0.396317" calcext:value-type="float">
            <text:p>0,396317</text:p>
          </table:table-cell>
          <table:table-cell office:value-type="float" office:value="0.44251" calcext:value-type="float">
            <text:p>0,44251</text:p>
          </table:table-cell>
          <table:table-cell office:value-type="float" office:value="0.468349" calcext:value-type="float">
            <text:p>0,468349</text:p>
          </table:table-cell>
          <table:table-cell office:value-type="float" office:value="0.496698" calcext:value-type="float">
            <text:p>0,496698</text:p>
          </table:table-cell>
          <table:table-cell office:value-type="float" office:value="0.608976" calcext:value-type="float">
            <text:p>0,608976</text:p>
          </table:table-cell>
          <table:table-cell office:value-type="float" office:value="0.712031" calcext:value-type="float">
            <text:p>0,712031</text:p>
          </table:table-cell>
          <table:table-cell office:value-type="float" office:value="0.180424" calcext:value-type="float">
            <text:p>0,18042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34111" calcext:value-type="float">
            <text:p>-0,534111</text:p>
          </table:table-cell>
          <table:table-cell office:value-type="float" office:value="0.082326" calcext:value-type="float">
            <text:p>0,082326</text:p>
          </table:table-cell>
          <table:table-cell office:value-type="float" office:value="0.179975" calcext:value-type="float">
            <text:p>0,179975</text:p>
          </table:table-cell>
          <table:table-cell office:value-type="float" office:value="0.277314" calcext:value-type="float">
            <text:p>0,277314</text:p>
          </table:table-cell>
          <table:table-cell office:value-type="float" office:value="0.385248" calcext:value-type="float">
            <text:p>0,385248</text:p>
          </table:table-cell>
          <table:table-cell office:value-type="float" office:value="0.435959" calcext:value-type="float">
            <text:p>0,435959</text:p>
          </table:table-cell>
          <table:table-cell office:value-type="float" office:value="0.467234" calcext:value-type="float">
            <text:p>0,467234</text:p>
          </table:table-cell>
          <table:table-cell office:value-type="float" office:value="0.50183" calcext:value-type="float">
            <text:p>0,50183</text:p>
          </table:table-cell>
          <table:table-cell office:value-type="float" office:value="0.598014" calcext:value-type="float">
            <text:p>0,598014</text:p>
          </table:table-cell>
          <table:table-cell office:value-type="float" office:value="0.712031" calcext:value-type="float">
            <text:p>0,712031</text:p>
          </table:table-cell>
          <table:table-cell office:value-type="float" office:value="0.139379" calcext:value-type="float">
            <text:p>0,1393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71052" calcext:value-type="float">
            <text:p>-0,571052</text:p>
          </table:table-cell>
          <table:table-cell office:value-type="float" office:value="0.08632" calcext:value-type="float">
            <text:p>0,08632</text:p>
          </table:table-cell>
          <table:table-cell office:value-type="float" office:value="0.19456" calcext:value-type="float">
            <text:p>0,19456</text:p>
          </table:table-cell>
          <table:table-cell office:value-type="float" office:value="0.28736" calcext:value-type="float">
            <text:p>0,28736</text:p>
          </table:table-cell>
          <table:table-cell office:value-type="float" office:value="0.392445" calcext:value-type="float">
            <text:p>0,392445</text:p>
          </table:table-cell>
          <table:table-cell office:value-type="float" office:value="0.443239" calcext:value-type="float">
            <text:p>0,443239</text:p>
          </table:table-cell>
          <table:table-cell office:value-type="float" office:value="0.469618" calcext:value-type="float">
            <text:p>0,469618</text:p>
          </table:table-cell>
          <table:table-cell office:value-type="float" office:value="0.495255" calcext:value-type="float">
            <text:p>0,495255</text:p>
          </table:table-cell>
          <table:table-cell office:value-type="float" office:value="0.6132" calcext:value-type="float">
            <text:p>0,6132</text:p>
          </table:table-cell>
          <table:table-cell office:value-type="float" office:value="0.829864" calcext:value-type="float">
            <text:p>0,829864</text:p>
          </table:table-cell>
          <table:table-cell office:value-type="float" office:value="0.141094" calcext:value-type="float">
            <text:p>0,1410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10559" calcext:value-type="float">
            <text:p>-0,510559</text:p>
          </table:table-cell>
          <table:table-cell office:value-type="float" office:value="0.086891" calcext:value-type="float">
            <text:p>0,086891</text:p>
          </table:table-cell>
          <table:table-cell office:value-type="float" office:value="0.219599" calcext:value-type="float">
            <text:p>0,219599</text:p>
          </table:table-cell>
          <table:table-cell office:value-type="float" office:value="0.366296" calcext:value-type="float">
            <text:p>0,366296</text:p>
          </table:table-cell>
          <table:table-cell office:value-type="float" office:value="0.428874" calcext:value-type="float">
            <text:p>0,428874</text:p>
          </table:table-cell>
          <table:table-cell office:value-type="float" office:value="0.458673" calcext:value-type="float">
            <text:p>0,458673</text:p>
          </table:table-cell>
          <table:table-cell office:value-type="float" office:value="0.485318" calcext:value-type="float">
            <text:p>0,485318</text:p>
          </table:table-cell>
          <table:table-cell office:value-type="float" office:value="0.517405" calcext:value-type="float">
            <text:p>0,517405</text:p>
          </table:table-cell>
          <table:table-cell office:value-type="float" office:value="0.648239" calcext:value-type="float">
            <text:p>0,648239</text:p>
          </table:table-cell>
          <table:table-cell office:value-type="float" office:value="0.829864" calcext:value-type="float">
            <text:p>0,829864</text:p>
          </table:table-cell>
          <table:table-cell office:value-type="float" office:value="0.170074" calcext:value-type="float">
            <text:p>0,17007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51508" calcext:value-type="float">
            <text:p>-0,551508</text:p>
          </table:table-cell>
          <table:table-cell office:value-type="float" office:value="0.089584" calcext:value-type="float">
            <text:p>0,089584</text:p>
          </table:table-cell>
          <table:table-cell office:value-type="float" office:value="0.201471" calcext:value-type="float">
            <text:p>0,201471</text:p>
          </table:table-cell>
          <table:table-cell office:value-type="float" office:value="0.357966" calcext:value-type="float">
            <text:p>0,357966</text:p>
          </table:table-cell>
          <table:table-cell office:value-type="float" office:value="0.420651" calcext:value-type="float">
            <text:p>0,420651</text:p>
          </table:table-cell>
          <table:table-cell office:value-type="float" office:value="0.456358" calcext:value-type="float">
            <text:p>0,456358</text:p>
          </table:table-cell>
          <table:table-cell office:value-type="float" office:value="0.488668" calcext:value-type="float">
            <text:p>0,488668</text:p>
          </table:table-cell>
          <table:table-cell office:value-type="float" office:value="0.519508" calcext:value-type="float">
            <text:p>0,519508</text:p>
          </table:table-cell>
          <table:table-cell office:value-type="float" office:value="0.662097" calcext:value-type="float">
            <text:p>0,662097</text:p>
          </table:table-cell>
          <table:table-cell office:value-type="float" office:value="0.851625" calcext:value-type="float">
            <text:p>0,851625</text:p>
          </table:table-cell>
          <table:table-cell office:value-type="float" office:value="0.16448" calcext:value-type="float">
            <text:p>0,1644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5142" calcext:value-type="float">
            <text:p>-0,75142</text:p>
          </table:table-cell>
          <table:table-cell office:value-type="float" office:value="0.103321" calcext:value-type="float">
            <text:p>0,103321</text:p>
          </table:table-cell>
          <table:table-cell office:value-type="float" office:value="0.259703" calcext:value-type="float">
            <text:p>0,259703</text:p>
          </table:table-cell>
          <table:table-cell office:value-type="float" office:value="0.379128" calcext:value-type="float">
            <text:p>0,379128</text:p>
          </table:table-cell>
          <table:table-cell office:value-type="float" office:value="0.425014" calcext:value-type="float">
            <text:p>0,425014</text:p>
          </table:table-cell>
          <table:table-cell office:value-type="float" office:value="0.456201" calcext:value-type="float">
            <text:p>0,456201</text:p>
          </table:table-cell>
          <table:table-cell office:value-type="float" office:value="0.488942" calcext:value-type="float">
            <text:p>0,488942</text:p>
          </table:table-cell>
          <table:table-cell office:value-type="float" office:value="0.523711" calcext:value-type="float">
            <text:p>0,523711</text:p>
          </table:table-cell>
          <table:table-cell office:value-type="float" office:value="0.665718" calcext:value-type="float">
            <text:p>0,665718</text:p>
          </table:table-cell>
          <table:table-cell office:value-type="float" office:value="0.851625" calcext:value-type="float">
            <text:p>0,851625</text:p>
          </table:table-cell>
          <table:table-cell office:value-type="float" office:value="0.155032" calcext:value-type="float">
            <text:p>0,1550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6668" calcext:value-type="float">
            <text:p>-0,806668</text:p>
          </table:table-cell>
          <table:table-cell office:value-type="float" office:value="0.076979" calcext:value-type="float">
            <text:p>0,076979</text:p>
          </table:table-cell>
          <table:table-cell office:value-type="float" office:value="0.193358" calcext:value-type="float">
            <text:p>0,193358</text:p>
          </table:table-cell>
          <table:table-cell office:value-type="float" office:value="0.349946" calcext:value-type="float">
            <text:p>0,349946</text:p>
          </table:table-cell>
          <table:table-cell office:value-type="float" office:value="0.421833" calcext:value-type="float">
            <text:p>0,421833</text:p>
          </table:table-cell>
          <table:table-cell office:value-type="float" office:value="0.457778" calcext:value-type="float">
            <text:p>0,457778</text:p>
          </table:table-cell>
          <table:table-cell office:value-type="float" office:value="0.491258" calcext:value-type="float">
            <text:p>0,491258</text:p>
          </table:table-cell>
          <table:table-cell office:value-type="float" office:value="0.521873" calcext:value-type="float">
            <text:p>0,521873</text:p>
          </table:table-cell>
          <table:table-cell office:value-type="float" office:value="0.645218" calcext:value-type="float">
            <text:p>0,645218</text:p>
          </table:table-cell>
          <table:table-cell office:value-type="float" office:value="0.851625" calcext:value-type="float">
            <text:p>0,851625</text:p>
          </table:table-cell>
          <table:table-cell office:value-type="float" office:value="0.135158" calcext:value-type="float">
            <text:p>0,13515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89112" calcext:value-type="float">
            <text:p>-0,189112</text:p>
          </table:table-cell>
          <table:table-cell office:value-type="float" office:value="0.157484" calcext:value-type="float">
            <text:p>0,157484</text:p>
          </table:table-cell>
          <table:table-cell office:value-type="float" office:value="0.307263" calcext:value-type="float">
            <text:p>0,307263</text:p>
          </table:table-cell>
          <table:table-cell office:value-type="float" office:value="0.397183" calcext:value-type="float">
            <text:p>0,397183</text:p>
          </table:table-cell>
          <table:table-cell office:value-type="float" office:value="0.447018" calcext:value-type="float">
            <text:p>0,447018</text:p>
          </table:table-cell>
          <table:table-cell office:value-type="float" office:value="0.475792" calcext:value-type="float">
            <text:p>0,475792</text:p>
          </table:table-cell>
          <table:table-cell office:value-type="float" office:value="0.503366" calcext:value-type="float">
            <text:p>0,503366</text:p>
          </table:table-cell>
          <table:table-cell office:value-type="float" office:value="0.533892" calcext:value-type="float">
            <text:p>0,533892</text:p>
          </table:table-cell>
          <table:table-cell office:value-type="float" office:value="0.675473" calcext:value-type="float">
            <text:p>0,675473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230836" calcext:value-type="float">
            <text:p>0,2308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951096" calcext:value-type="float">
            <text:p>-0,951096</text:p>
          </table:table-cell>
          <table:table-cell office:value-type="float" office:value="0.046756" calcext:value-type="float">
            <text:p>0,046756</text:p>
          </table:table-cell>
          <table:table-cell office:value-type="float" office:value="0.184457" calcext:value-type="float">
            <text:p>0,184457</text:p>
          </table:table-cell>
          <table:table-cell office:value-type="float" office:value="0.310743" calcext:value-type="float">
            <text:p>0,310743</text:p>
          </table:table-cell>
          <table:table-cell office:value-type="float" office:value="0.393084" calcext:value-type="float">
            <text:p>0,393084</text:p>
          </table:table-cell>
          <table:table-cell office:value-type="float" office:value="0.443031" calcext:value-type="float">
            <text:p>0,443031</text:p>
          </table:table-cell>
          <table:table-cell office:value-type="float" office:value="0.470442" calcext:value-type="float">
            <text:p>0,470442</text:p>
          </table:table-cell>
          <table:table-cell office:value-type="float" office:value="0.502796" calcext:value-type="float">
            <text:p>0,502796</text:p>
          </table:table-cell>
          <table:table-cell office:value-type="float" office:value="0.536126" calcext:value-type="float">
            <text:p>0,536126</text:p>
          </table:table-cell>
          <table:table-cell office:value-type="float" office:value="0.674334" calcext:value-type="float">
            <text:p>0,674334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261067" calcext:value-type="float">
            <text:p>0,2610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701904" calcext:value-type="float">
            <text:p>-0,701904</text:p>
          </table:table-cell>
          <table:table-cell office:value-type="float" office:value="0.078533" calcext:value-type="float">
            <text:p>0,078533</text:p>
          </table:table-cell>
          <table:table-cell office:value-type="float" office:value="0.214794" calcext:value-type="float">
            <text:p>0,214794</text:p>
          </table:table-cell>
          <table:table-cell office:value-type="float" office:value="0.329726" calcext:value-type="float">
            <text:p>0,329726</text:p>
          </table:table-cell>
          <table:table-cell office:value-type="float" office:value="0.403695" calcext:value-type="float">
            <text:p>0,403695</text:p>
          </table:table-cell>
          <table:table-cell office:value-type="float" office:value="0.450524" calcext:value-type="float">
            <text:p>0,450524</text:p>
          </table:table-cell>
          <table:table-cell office:value-type="float" office:value="0.478931" calcext:value-type="float">
            <text:p>0,478931</text:p>
          </table:table-cell>
          <table:table-cell office:value-type="float" office:value="0.515612" calcext:value-type="float">
            <text:p>0,515612</text:p>
          </table:table-cell>
          <table:table-cell office:value-type="float" office:value="0.547747" calcext:value-type="float">
            <text:p>0,547747</text:p>
          </table:table-cell>
          <table:table-cell office:value-type="float" office:value="0.714546" calcext:value-type="float">
            <text:p>0,714546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303221" calcext:value-type="float">
            <text:p>0,30322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18881" calcext:value-type="float">
            <text:p>-0,018881</text:p>
          </table:table-cell>
          <table:table-cell office:value-type="float" office:value="0.12014" calcext:value-type="float">
            <text:p>0,12014</text:p>
          </table:table-cell>
          <table:table-cell office:value-type="float" office:value="0.261669" calcext:value-type="float">
            <text:p>0,261669</text:p>
          </table:table-cell>
          <table:table-cell office:value-type="float" office:value="0.374276" calcext:value-type="float">
            <text:p>0,374276</text:p>
          </table:table-cell>
          <table:table-cell office:value-type="float" office:value="0.441516" calcext:value-type="float">
            <text:p>0,441516</text:p>
          </table:table-cell>
          <table:table-cell office:value-type="float" office:value="0.484411" calcext:value-type="float">
            <text:p>0,484411</text:p>
          </table:table-cell>
          <table:table-cell office:value-type="float" office:value="0.520327" calcext:value-type="float">
            <text:p>0,520327</text:p>
          </table:table-cell>
          <table:table-cell office:value-type="float" office:value="0.577271" calcext:value-type="float">
            <text:p>0,577271</text:p>
          </table:table-cell>
          <table:table-cell office:value-type="float" office:value="0.76856" calcext:value-type="float">
            <text:p>0,76856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252929" calcext:value-type="float">
            <text:p>0,2529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654985" calcext:value-type="float">
            <text:p>-0,654985</text:p>
          </table:table-cell>
          <table:table-cell office:value-type="float" office:value="0.085122" calcext:value-type="float">
            <text:p>0,085122</text:p>
          </table:table-cell>
          <table:table-cell office:value-type="float" office:value="0.166389" calcext:value-type="float">
            <text:p>0,166389</text:p>
          </table:table-cell>
          <table:table-cell office:value-type="float" office:value="0.289994" calcext:value-type="float">
            <text:p>0,289994</text:p>
          </table:table-cell>
          <table:table-cell office:value-type="float" office:value="0.38925" calcext:value-type="float">
            <text:p>0,38925</text:p>
          </table:table-cell>
          <table:table-cell office:value-type="float" office:value="0.453314" calcext:value-type="float">
            <text:p>0,453314</text:p>
          </table:table-cell>
          <table:table-cell office:value-type="float" office:value="0.500346" calcext:value-type="float">
            <text:p>0,500346</text:p>
          </table:table-cell>
          <table:table-cell office:value-type="float" office:value="0.536918" calcext:value-type="float">
            <text:p>0,536918</text:p>
          </table:table-cell>
          <table:table-cell office:value-type="float" office:value="0.58943" calcext:value-type="float">
            <text:p>0,58943</text:p>
          </table:table-cell>
          <table:table-cell office:value-type="float" office:value="0.776253" calcext:value-type="float">
            <text:p>0,776253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313203" calcext:value-type="float">
            <text:p>0,31320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49491" calcext:value-type="float">
            <text:p>-0,049491</text:p>
          </table:table-cell>
          <table:table-cell office:value-type="float" office:value="0.155547" calcext:value-type="float">
            <text:p>0,155547</text:p>
          </table:table-cell>
          <table:table-cell office:value-type="float" office:value="0.297487" calcext:value-type="float">
            <text:p>0,297487</text:p>
          </table:table-cell>
          <table:table-cell office:value-type="float" office:value="0.383074" calcext:value-type="float">
            <text:p>0,383074</text:p>
          </table:table-cell>
          <table:table-cell office:value-type="float" office:value="0.443559" calcext:value-type="float">
            <text:p>0,443559</text:p>
          </table:table-cell>
          <table:table-cell office:value-type="float" office:value="0.493119" calcext:value-type="float">
            <text:p>0,493119</text:p>
          </table:table-cell>
          <table:table-cell office:value-type="float" office:value="0.531989" calcext:value-type="float">
            <text:p>0,531989</text:p>
          </table:table-cell>
          <table:table-cell office:value-type="float" office:value="0.602227" calcext:value-type="float">
            <text:p>0,602227</text:p>
          </table:table-cell>
          <table:table-cell office:value-type="float" office:value="0.777442" calcext:value-type="float">
            <text:p>0,777442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263495" calcext:value-type="float">
            <text:p>0,26349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807836" calcext:value-type="float">
            <text:p>-0,807836</text:p>
          </table:table-cell>
          <table:table-cell office:value-type="float" office:value="0.062582" calcext:value-type="float">
            <text:p>0,062582</text:p>
          </table:table-cell>
          <table:table-cell office:value-type="float" office:value="0.213296" calcext:value-type="float">
            <text:p>0,213296</text:p>
          </table:table-cell>
          <table:table-cell office:value-type="float" office:value="0.350606" calcext:value-type="float">
            <text:p>0,350606</text:p>
          </table:table-cell>
          <table:table-cell office:value-type="float" office:value="0.424187" calcext:value-type="float">
            <text:p>0,424187</text:p>
          </table:table-cell>
          <table:table-cell office:value-type="float" office:value="0.476765" calcext:value-type="float">
            <text:p>0,476765</text:p>
          </table:table-cell>
          <table:table-cell office:value-type="float" office:value="0.519156" calcext:value-type="float">
            <text:p>0,519156</text:p>
          </table:table-cell>
          <table:table-cell office:value-type="float" office:value="0.560303" calcext:value-type="float">
            <text:p>0,560303</text:p>
          </table:table-cell>
          <table:table-cell office:value-type="float" office:value="0.650706" calcext:value-type="float">
            <text:p>0,650706</text:p>
          </table:table-cell>
          <table:table-cell office:value-type="float" office:value="0.785152" calcext:value-type="float">
            <text:p>0,785152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323492" calcext:value-type="float">
            <text:p>0,3234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648827" calcext:value-type="float">
            <text:p>-0,648827</text:p>
          </table:table-cell>
          <table:table-cell office:value-type="float" office:value="0.149613" calcext:value-type="float">
            <text:p>0,149613</text:p>
          </table:table-cell>
          <table:table-cell office:value-type="float" office:value="0.315888" calcext:value-type="float">
            <text:p>0,315888</text:p>
          </table:table-cell>
          <table:table-cell office:value-type="float" office:value="0.393567" calcext:value-type="float">
            <text:p>0,393567</text:p>
          </table:table-cell>
          <table:table-cell office:value-type="float" office:value="0.45276" calcext:value-type="float">
            <text:p>0,45276</text:p>
          </table:table-cell>
          <table:table-cell office:value-type="float" office:value="0.509963" calcext:value-type="float">
            <text:p>0,509963</text:p>
          </table:table-cell>
          <table:table-cell office:value-type="float" office:value="0.546494" calcext:value-type="float">
            <text:p>0,546494</text:p>
          </table:table-cell>
          <table:table-cell office:value-type="float" office:value="0.61359" calcext:value-type="float">
            <text:p>0,61359</text:p>
          </table:table-cell>
          <table:table-cell office:value-type="float" office:value="0.699988" calcext:value-type="float">
            <text:p>0,699988</text:p>
          </table:table-cell>
          <table:table-cell office:value-type="float" office:value="0.790444" calcext:value-type="float">
            <text:p>0,790444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382348" calcext:value-type="float">
            <text:p>0,3823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794962" calcext:value-type="float">
            <text:p>-0,794962</text:p>
          </table:table-cell>
          <table:table-cell office:value-type="float" office:value="0.159313" calcext:value-type="float">
            <text:p>0,159313</text:p>
          </table:table-cell>
          <table:table-cell office:value-type="float" office:value="0.338854" calcext:value-type="float">
            <text:p>0,338854</text:p>
          </table:table-cell>
          <table:table-cell office:value-type="float" office:value="0.418729" calcext:value-type="float">
            <text:p>0,418729</text:p>
          </table:table-cell>
          <table:table-cell office:value-type="float" office:value="0.474062" calcext:value-type="float">
            <text:p>0,474062</text:p>
          </table:table-cell>
          <table:table-cell office:value-type="float" office:value="0.521739" calcext:value-type="float">
            <text:p>0,521739</text:p>
          </table:table-cell>
          <table:table-cell office:value-type="float" office:value="0.560778" calcext:value-type="float">
            <text:p>0,560778</text:p>
          </table:table-cell>
          <table:table-cell office:value-type="float" office:value="0.635912" calcext:value-type="float">
            <text:p>0,635912</text:p>
          </table:table-cell>
          <table:table-cell office:value-type="float" office:value="0.723853" calcext:value-type="float">
            <text:p>0,723853</text:p>
          </table:table-cell>
          <table:table-cell office:value-type="float" office:value="0.804472" calcext:value-type="float">
            <text:p>0,804472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384275" calcext:value-type="float">
            <text:p>0,38427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515659" calcext:value-type="float">
            <text:p>-0,515659</text:p>
          </table:table-cell>
          <table:table-cell office:value-type="float" office:value="0.281109" calcext:value-type="float">
            <text:p>0,281109</text:p>
          </table:table-cell>
          <table:table-cell office:value-type="float" office:value="0.373294" calcext:value-type="float">
            <text:p>0,373294</text:p>
          </table:table-cell>
          <table:table-cell office:value-type="float" office:value="0.447972" calcext:value-type="float">
            <text:p>0,447972</text:p>
          </table:table-cell>
          <table:table-cell office:value-type="float" office:value="0.50905" calcext:value-type="float">
            <text:p>0,50905</text:p>
          </table:table-cell>
          <table:table-cell office:value-type="float" office:value="0.543258" calcext:value-type="float">
            <text:p>0,543258</text:p>
          </table:table-cell>
          <table:table-cell office:value-type="float" office:value="0.578619" calcext:value-type="float">
            <text:p>0,578619</text:p>
          </table:table-cell>
          <table:table-cell office:value-type="float" office:value="0.657727" calcext:value-type="float">
            <text:p>0,657727</text:p>
          </table:table-cell>
          <table:table-cell office:value-type="float" office:value="0.729969" calcext:value-type="float">
            <text:p>0,729969</text:p>
          </table:table-cell>
          <table:table-cell office:value-type="float" office:value="0.796791" calcext:value-type="float">
            <text:p>0,796791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440213" calcext:value-type="float">
            <text:p>0,4402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384895" calcext:value-type="float">
            <text:p>-0,384895</text:p>
          </table:table-cell>
          <table:table-cell office:value-type="float" office:value="0.327467" calcext:value-type="float">
            <text:p>0,327467</text:p>
          </table:table-cell>
          <table:table-cell office:value-type="float" office:value="0.418816" calcext:value-type="float">
            <text:p>0,418816</text:p>
          </table:table-cell>
          <table:table-cell office:value-type="float" office:value="0.482724" calcext:value-type="float">
            <text:p>0,482724</text:p>
          </table:table-cell>
          <table:table-cell office:value-type="float" office:value="0.52031" calcext:value-type="float">
            <text:p>0,52031</text:p>
          </table:table-cell>
          <table:table-cell office:value-type="float" office:value="0.544684" calcext:value-type="float">
            <text:p>0,544684</text:p>
          </table:table-cell>
          <table:table-cell office:value-type="float" office:value="0.589815" calcext:value-type="float">
            <text:p>0,589815</text:p>
          </table:table-cell>
          <table:table-cell office:value-type="float" office:value="0.689096" calcext:value-type="float">
            <text:p>0,689096</text:p>
          </table:table-cell>
          <table:table-cell office:value-type="float" office:value="0.752375" calcext:value-type="float">
            <text:p>0,752375</text:p>
          </table:table-cell>
          <table:table-cell office:value-type="float" office:value="0.813791" calcext:value-type="float">
            <text:p>0,813791</text:p>
          </table:table-cell>
          <table:table-cell office:value-type="float" office:value="0.872669" calcext:value-type="float">
            <text:p>0,872669</text:p>
          </table:table-cell>
          <table:table-cell office:value-type="float" office:value="0.475418" calcext:value-type="float">
            <text:p>0,47541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178258" calcext:value-type="float">
            <text:p>-0,178258</text:p>
          </table:table-cell>
          <table:table-cell office:value-type="float" office:value="0.337692" calcext:value-type="float">
            <text:p>0,337692</text:p>
          </table:table-cell>
          <table:table-cell office:value-type="float" office:value="0.434665" calcext:value-type="float">
            <text:p>0,434665</text:p>
          </table:table-cell>
          <table:table-cell office:value-type="float" office:value="0.488637" calcext:value-type="float">
            <text:p>0,488637</text:p>
          </table:table-cell>
          <table:table-cell office:value-type="float" office:value="0.525706" calcext:value-type="float">
            <text:p>0,525706</text:p>
          </table:table-cell>
          <table:table-cell office:value-type="float" office:value="0.553736" calcext:value-type="float">
            <text:p>0,553736</text:p>
          </table:table-cell>
          <table:table-cell office:value-type="float" office:value="0.626778" calcext:value-type="float">
            <text:p>0,626778</text:p>
          </table:table-cell>
          <table:table-cell office:value-type="float" office:value="0.705864" calcext:value-type="float">
            <text:p>0,705864</text:p>
          </table:table-cell>
          <table:table-cell office:value-type="float" office:value="0.758163" calcext:value-type="float">
            <text:p>0,758163</text:p>
          </table:table-cell>
          <table:table-cell office:value-type="float" office:value="0.824851" calcext:value-type="float">
            <text:p>0,824851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07783" calcext:value-type="float">
            <text:p>0,5077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273568" calcext:value-type="float">
            <text:p>-0,273568</text:p>
          </table:table-cell>
          <table:table-cell office:value-type="float" office:value="0.32175" calcext:value-type="float">
            <text:p>0,32175</text:p>
          </table:table-cell>
          <table:table-cell office:value-type="float" office:value="0.450748" calcext:value-type="float">
            <text:p>0,450748</text:p>
          </table:table-cell>
          <table:table-cell office:value-type="float" office:value="0.501195" calcext:value-type="float">
            <text:p>0,501195</text:p>
          </table:table-cell>
          <table:table-cell office:value-type="float" office:value="0.532347" calcext:value-type="float">
            <text:p>0,532347</text:p>
          </table:table-cell>
          <table:table-cell office:value-type="float" office:value="0.570055" calcext:value-type="float">
            <text:p>0,570055</text:p>
          </table:table-cell>
          <table:table-cell office:value-type="float" office:value="0.641886" calcext:value-type="float">
            <text:p>0,641886</text:p>
          </table:table-cell>
          <table:table-cell office:value-type="float" office:value="0.722241" calcext:value-type="float">
            <text:p>0,722241</text:p>
          </table:table-cell>
          <table:table-cell office:value-type="float" office:value="0.76122" calcext:value-type="float">
            <text:p>0,76122</text:p>
          </table:table-cell>
          <table:table-cell office:value-type="float" office:value="0.831514" calcext:value-type="float">
            <text:p>0,831514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05939" calcext:value-type="float">
            <text:p>0,50593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.058826" calcext:value-type="float">
            <text:p>0,058826</text:p>
          </table:table-cell>
          <table:table-cell office:value-type="float" office:value="0.377005" calcext:value-type="float">
            <text:p>0,377005</text:p>
          </table:table-cell>
          <table:table-cell office:value-type="float" office:value="0.463047" calcext:value-type="float">
            <text:p>0,463047</text:p>
          </table:table-cell>
          <table:table-cell office:value-type="float" office:value="0.508473" calcext:value-type="float">
            <text:p>0,508473</text:p>
          </table:table-cell>
          <table:table-cell office:value-type="float" office:value="0.529512" calcext:value-type="float">
            <text:p>0,529512</text:p>
          </table:table-cell>
          <table:table-cell office:value-type="float" office:value="0.554335" calcext:value-type="float">
            <text:p>0,554335</text:p>
          </table:table-cell>
          <table:table-cell office:value-type="float" office:value="0.611075" calcext:value-type="float">
            <text:p>0,611075</text:p>
          </table:table-cell>
          <table:table-cell office:value-type="float" office:value="0.698429" calcext:value-type="float">
            <text:p>0,698429</text:p>
          </table:table-cell>
          <table:table-cell office:value-type="float" office:value="0.768044" calcext:value-type="float">
            <text:p>0,768044</text:p>
          </table:table-cell>
          <table:table-cell office:value-type="float" office:value="0.841251" calcext:value-type="float">
            <text:p>0,841251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40999" calcext:value-type="float">
            <text:p>0,54099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320774" calcext:value-type="float">
            <text:p>-0,320774</text:p>
          </table:table-cell>
          <table:table-cell office:value-type="float" office:value="0.341704" calcext:value-type="float">
            <text:p>0,341704</text:p>
          </table:table-cell>
          <table:table-cell office:value-type="float" office:value="0.449126" calcext:value-type="float">
            <text:p>0,449126</text:p>
          </table:table-cell>
          <table:table-cell office:value-type="float" office:value="0.511135" calcext:value-type="float">
            <text:p>0,511135</text:p>
          </table:table-cell>
          <table:table-cell office:value-type="float" office:value="0.537566" calcext:value-type="float">
            <text:p>0,537566</text:p>
          </table:table-cell>
          <table:table-cell office:value-type="float" office:value="0.56414" calcext:value-type="float">
            <text:p>0,56414</text:p>
          </table:table-cell>
          <table:table-cell office:value-type="float" office:value="0.622846" calcext:value-type="float">
            <text:p>0,622846</text:p>
          </table:table-cell>
          <table:table-cell office:value-type="float" office:value="0.702292" calcext:value-type="float">
            <text:p>0,702292</text:p>
          </table:table-cell>
          <table:table-cell office:value-type="float" office:value="0.759454" calcext:value-type="float">
            <text:p>0,759454</text:p>
          </table:table-cell>
          <table:table-cell office:value-type="float" office:value="0.829819" calcext:value-type="float">
            <text:p>0,829819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499731" calcext:value-type="float">
            <text:p>0,4997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091969" calcext:value-type="float">
            <text:p>-0,091969</text:p>
          </table:table-cell>
          <table:table-cell office:value-type="float" office:value="0.428558" calcext:value-type="float">
            <text:p>0,428558</text:p>
          </table:table-cell>
          <table:table-cell office:value-type="float" office:value="0.508992" calcext:value-type="float">
            <text:p>0,508992</text:p>
          </table:table-cell>
          <table:table-cell office:value-type="float" office:value="0.540106" calcext:value-type="float">
            <text:p>0,540106</text:p>
          </table:table-cell>
          <table:table-cell office:value-type="float" office:value="0.552737" calcext:value-type="float">
            <text:p>0,552737</text:p>
          </table:table-cell>
          <table:table-cell office:value-type="float" office:value="0.587166" calcext:value-type="float">
            <text:p>0,587166</text:p>
          </table:table-cell>
          <table:table-cell office:value-type="float" office:value="0.644497" calcext:value-type="float">
            <text:p>0,644497</text:p>
          </table:table-cell>
          <table:table-cell office:value-type="float" office:value="0.70679" calcext:value-type="float">
            <text:p>0,70679</text:p>
          </table:table-cell>
          <table:table-cell office:value-type="float" office:value="0.760118" calcext:value-type="float">
            <text:p>0,760118</text:p>
          </table:table-cell>
          <table:table-cell office:value-type="float" office:value="0.827019" calcext:value-type="float">
            <text:p>0,827019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46401" calcext:value-type="float">
            <text:p>0,54640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05117" calcext:value-type="float">
            <text:p>-0,05117</text:p>
          </table:table-cell>
          <table:table-cell office:value-type="float" office:value="0.450127" calcext:value-type="float">
            <text:p>0,450127</text:p>
          </table:table-cell>
          <table:table-cell office:value-type="float" office:value="0.50857" calcext:value-type="float">
            <text:p>0,50857</text:p>
          </table:table-cell>
          <table:table-cell office:value-type="float" office:value="0.53564" calcext:value-type="float">
            <text:p>0,53564</text:p>
          </table:table-cell>
          <table:table-cell office:value-type="float" office:value="0.552462" calcext:value-type="float">
            <text:p>0,552462</text:p>
          </table:table-cell>
          <table:table-cell office:value-type="float" office:value="0.597739" calcext:value-type="float">
            <text:p>0,597739</text:p>
          </table:table-cell>
          <table:table-cell office:value-type="float" office:value="0.655478" calcext:value-type="float">
            <text:p>0,655478</text:p>
          </table:table-cell>
          <table:table-cell office:value-type="float" office:value="0.706454" calcext:value-type="float">
            <text:p>0,706454</text:p>
          </table:table-cell>
          <table:table-cell office:value-type="float" office:value="0.750694" calcext:value-type="float">
            <text:p>0,750694</text:p>
          </table:table-cell>
          <table:table-cell office:value-type="float" office:value="0.806738" calcext:value-type="float">
            <text:p>0,806738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51273" calcext:value-type="float">
            <text:p>0,55127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.097521" calcext:value-type="float">
            <text:p>0,097521</text:p>
          </table:table-cell>
          <table:table-cell office:value-type="float" office:value="0.454136" calcext:value-type="float">
            <text:p>0,454136</text:p>
          </table:table-cell>
          <table:table-cell office:value-type="float" office:value="0.508533" calcext:value-type="float">
            <text:p>0,508533</text:p>
          </table:table-cell>
          <table:table-cell office:value-type="float" office:value="0.53419" calcext:value-type="float">
            <text:p>0,53419</text:p>
          </table:table-cell>
          <table:table-cell office:value-type="float" office:value="0.553569" calcext:value-type="float">
            <text:p>0,553569</text:p>
          </table:table-cell>
          <table:table-cell office:value-type="float" office:value="0.613697" calcext:value-type="float">
            <text:p>0,613697</text:p>
          </table:table-cell>
          <table:table-cell office:value-type="float" office:value="0.678457" calcext:value-type="float">
            <text:p>0,678457</text:p>
          </table:table-cell>
          <table:table-cell office:value-type="float" office:value="0.719124" calcext:value-type="float">
            <text:p>0,719124</text:p>
          </table:table-cell>
          <table:table-cell office:value-type="float" office:value="0.767343" calcext:value-type="float">
            <text:p>0,767343</text:p>
          </table:table-cell>
          <table:table-cell office:value-type="float" office:value="0.82672" calcext:value-type="float">
            <text:p>0,82672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75329" calcext:value-type="float">
            <text:p>0,57532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0.059509" calcext:value-type="float">
            <text:p>0,059509</text:p>
          </table:table-cell>
          <table:table-cell office:value-type="float" office:value="0.419234" calcext:value-type="float">
            <text:p>0,419234</text:p>
          </table:table-cell>
          <table:table-cell office:value-type="float" office:value="0.502374" calcext:value-type="float">
            <text:p>0,502374</text:p>
          </table:table-cell>
          <table:table-cell office:value-type="float" office:value="0.528968" calcext:value-type="float">
            <text:p>0,528968</text:p>
          </table:table-cell>
          <table:table-cell office:value-type="float" office:value="0.552281" calcext:value-type="float">
            <text:p>0,552281</text:p>
          </table:table-cell>
          <table:table-cell office:value-type="float" office:value="0.606663" calcext:value-type="float">
            <text:p>0,606663</text:p>
          </table:table-cell>
          <table:table-cell office:value-type="float" office:value="0.67188" calcext:value-type="float">
            <text:p>0,67188</text:p>
          </table:table-cell>
          <table:table-cell office:value-type="float" office:value="0.727835" calcext:value-type="float">
            <text:p>0,727835</text:p>
          </table:table-cell>
          <table:table-cell office:value-type="float" office:value="0.770835" calcext:value-type="float">
            <text:p>0,770835</text:p>
          </table:table-cell>
          <table:table-cell office:value-type="float" office:value="0.829525" calcext:value-type="float">
            <text:p>0,829525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6691" calcext:value-type="float">
            <text:p>0,5669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004043" calcext:value-type="float">
            <text:p>-0,004043</text:p>
          </table:table-cell>
          <table:table-cell office:value-type="float" office:value="0.392945" calcext:value-type="float">
            <text:p>0,392945</text:p>
          </table:table-cell>
          <table:table-cell office:value-type="float" office:value="0.480052" calcext:value-type="float">
            <text:p>0,480052</text:p>
          </table:table-cell>
          <table:table-cell office:value-type="float" office:value="0.515188" calcext:value-type="float">
            <text:p>0,515188</text:p>
          </table:table-cell>
          <table:table-cell office:value-type="float" office:value="0.549174" calcext:value-type="float">
            <text:p>0,549174</text:p>
          </table:table-cell>
          <table:table-cell office:value-type="float" office:value="0.605963" calcext:value-type="float">
            <text:p>0,605963</text:p>
          </table:table-cell>
          <table:table-cell office:value-type="float" office:value="0.67359" calcext:value-type="float">
            <text:p>0,67359</text:p>
          </table:table-cell>
          <table:table-cell office:value-type="float" office:value="0.729659" calcext:value-type="float">
            <text:p>0,729659</text:p>
          </table:table-cell>
          <table:table-cell office:value-type="float" office:value="0.775565" calcext:value-type="float">
            <text:p>0,775565</text:p>
          </table:table-cell>
          <table:table-cell office:value-type="float" office:value="0.836798" calcext:value-type="float">
            <text:p>0,836798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55489" calcext:value-type="float">
            <text:p>0,55548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10146" calcext:value-type="float">
            <text:p>0,10146</text:p>
          </table:table-cell>
          <table:table-cell office:value-type="float" office:value="0.437932" calcext:value-type="float">
            <text:p>0,437932</text:p>
          </table:table-cell>
          <table:table-cell office:value-type="float" office:value="0.499265" calcext:value-type="float">
            <text:p>0,499265</text:p>
          </table:table-cell>
          <table:table-cell office:value-type="float" office:value="0.533097" calcext:value-type="float">
            <text:p>0,533097</text:p>
          </table:table-cell>
          <table:table-cell office:value-type="float" office:value="0.570593" calcext:value-type="float">
            <text:p>0,570593</text:p>
          </table:table-cell>
          <table:table-cell office:value-type="float" office:value="0.655379" calcext:value-type="float">
            <text:p>0,655379</text:p>
          </table:table-cell>
          <table:table-cell office:value-type="float" office:value="0.706962" calcext:value-type="float">
            <text:p>0,706962</text:p>
          </table:table-cell>
          <table:table-cell office:value-type="float" office:value="0.745907" calcext:value-type="float">
            <text:p>0,745907</text:p>
          </table:table-cell>
          <table:table-cell office:value-type="float" office:value="0.778471" calcext:value-type="float">
            <text:p>0,778471</text:p>
          </table:table-cell>
          <table:table-cell office:value-type="float" office:value="0.843946" calcext:value-type="float">
            <text:p>0,843946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87301" calcext:value-type="float">
            <text:p>0,58730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17679" calcext:value-type="float">
            <text:p>0,17679</text:p>
          </table:table-cell>
          <table:table-cell office:value-type="float" office:value="0.462287" calcext:value-type="float">
            <text:p>0,462287</text:p>
          </table:table-cell>
          <table:table-cell office:value-type="float" office:value="0.509171" calcext:value-type="float">
            <text:p>0,509171</text:p>
          </table:table-cell>
          <table:table-cell office:value-type="float" office:value="0.540893" calcext:value-type="float">
            <text:p>0,540893</text:p>
          </table:table-cell>
          <table:table-cell office:value-type="float" office:value="0.578012" calcext:value-type="float">
            <text:p>0,578012</text:p>
          </table:table-cell>
          <table:table-cell office:value-type="float" office:value="0.647495" calcext:value-type="float">
            <text:p>0,647495</text:p>
          </table:table-cell>
          <table:table-cell office:value-type="float" office:value="0.709043" calcext:value-type="float">
            <text:p>0,709043</text:p>
          </table:table-cell>
          <table:table-cell office:value-type="float" office:value="0.741295" calcext:value-type="float">
            <text:p>0,741295</text:p>
          </table:table-cell>
          <table:table-cell office:value-type="float" office:value="0.776658" calcext:value-type="float">
            <text:p>0,776658</text:p>
          </table:table-cell>
          <table:table-cell office:value-type="float" office:value="0.844569" calcext:value-type="float">
            <text:p>0,844569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98621" calcext:value-type="float">
            <text:p>0,59862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2622" calcext:value-type="float">
            <text:p>0,072622</text:p>
          </table:table-cell>
          <table:table-cell office:value-type="float" office:value="0.237371" calcext:value-type="float">
            <text:p>0,237371</text:p>
          </table:table-cell>
          <table:table-cell office:value-type="float" office:value="0.454538" calcext:value-type="float">
            <text:p>0,454538</text:p>
          </table:table-cell>
          <table:table-cell office:value-type="float" office:value="0.500922" calcext:value-type="float">
            <text:p>0,500922</text:p>
          </table:table-cell>
          <table:table-cell office:value-type="float" office:value="0.531687" calcext:value-type="float">
            <text:p>0,531687</text:p>
          </table:table-cell>
          <table:table-cell office:value-type="float" office:value="0.559383" calcext:value-type="float">
            <text:p>0,559383</text:p>
          </table:table-cell>
          <table:table-cell office:value-type="float" office:value="0.619999" calcext:value-type="float">
            <text:p>0,619999</text:p>
          </table:table-cell>
          <table:table-cell office:value-type="float" office:value="0.687544" calcext:value-type="float">
            <text:p>0,687544</text:p>
          </table:table-cell>
          <table:table-cell office:value-type="float" office:value="0.72932" calcext:value-type="float">
            <text:p>0,72932</text:p>
          </table:table-cell>
          <table:table-cell office:value-type="float" office:value="0.765391" calcext:value-type="float">
            <text:p>0,765391</text:p>
          </table:table-cell>
          <table:table-cell office:value-type="float" office:value="0.83645" calcext:value-type="float">
            <text:p>0,83645</text:p>
          </table:table-cell>
          <table:table-cell office:value-type="float" office:value="0.894335" calcext:value-type="float">
            <text:p>0,894335</text:p>
          </table:table-cell>
          <table:table-cell office:value-type="float" office:value="0.59226" calcext:value-type="float">
            <text:p>0,592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195299" calcext:value-type="float">
            <text:p>-0,195299</text:p>
          </table:table-cell>
          <table:table-cell office:value-type="float" office:value="0.448454" calcext:value-type="float">
            <text:p>0,448454</text:p>
          </table:table-cell>
          <table:table-cell office:value-type="float" office:value="0.494381" calcext:value-type="float">
            <text:p>0,494381</text:p>
          </table:table-cell>
          <table:table-cell office:value-type="float" office:value="0.525942" calcext:value-type="float">
            <text:p>0,525942</text:p>
          </table:table-cell>
          <table:table-cell office:value-type="float" office:value="0.550574" calcext:value-type="float">
            <text:p>0,550574</text:p>
          </table:table-cell>
          <table:table-cell office:value-type="float" office:value="0.610698" calcext:value-type="float">
            <text:p>0,610698</text:p>
          </table:table-cell>
          <table:table-cell office:value-type="float" office:value="0.695611" calcext:value-type="float">
            <text:p>0,695611</text:p>
          </table:table-cell>
          <table:table-cell office:value-type="float" office:value="0.73809" calcext:value-type="float">
            <text:p>0,73809</text:p>
          </table:table-cell>
          <table:table-cell office:value-type="float" office:value="0.781887" calcext:value-type="float">
            <text:p>0,781887</text:p>
          </table:table-cell>
          <table:table-cell office:value-type="float" office:value="0.846011" calcext:value-type="float">
            <text:p>0,846011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549635" calcext:value-type="float">
            <text:p>0,54963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283084" calcext:value-type="float">
            <text:p>0,283084</text:p>
          </table:table-cell>
          <table:table-cell office:value-type="float" office:value="0.483106" calcext:value-type="float">
            <text:p>0,483106</text:p>
          </table:table-cell>
          <table:table-cell office:value-type="float" office:value="0.515671" calcext:value-type="float">
            <text:p>0,515671</text:p>
          </table:table-cell>
          <table:table-cell office:value-type="float" office:value="0.550495" calcext:value-type="float">
            <text:p>0,550495</text:p>
          </table:table-cell>
          <table:table-cell office:value-type="float" office:value="0.601055" calcext:value-type="float">
            <text:p>0,601055</text:p>
          </table:table-cell>
          <table:table-cell office:value-type="float" office:value="0.666192" calcext:value-type="float">
            <text:p>0,666192</text:p>
          </table:table-cell>
          <table:table-cell office:value-type="float" office:value="0.715462" calcext:value-type="float">
            <text:p>0,715462</text:p>
          </table:table-cell>
          <table:table-cell office:value-type="float" office:value="0.751411" calcext:value-type="float">
            <text:p>0,751411</text:p>
          </table:table-cell>
          <table:table-cell office:value-type="float" office:value="0.794459" calcext:value-type="float">
            <text:p>0,794459</text:p>
          </table:table-cell>
          <table:table-cell office:value-type="float" office:value="0.85167" calcext:value-type="float">
            <text:p>0,85167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21261" calcext:value-type="float">
            <text:p>0,62126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.292633" calcext:value-type="float">
            <text:p>0,292633</text:p>
          </table:table-cell>
          <table:table-cell office:value-type="float" office:value="0.489803" calcext:value-type="float">
            <text:p>0,489803</text:p>
          </table:table-cell>
          <table:table-cell office:value-type="float" office:value="0.532462" calcext:value-type="float">
            <text:p>0,532462</text:p>
          </table:table-cell>
          <table:table-cell office:value-type="float" office:value="0.573168" calcext:value-type="float">
            <text:p>0,573168</text:p>
          </table:table-cell>
          <table:table-cell office:value-type="float" office:value="0.622666" calcext:value-type="float">
            <text:p>0,622666</text:p>
          </table:table-cell>
          <table:table-cell office:value-type="float" office:value="0.684495" calcext:value-type="float">
            <text:p>0,684495</text:p>
          </table:table-cell>
          <table:table-cell office:value-type="float" office:value="0.737192" calcext:value-type="float">
            <text:p>0,737192</text:p>
          </table:table-cell>
          <table:table-cell office:value-type="float" office:value="0.769786" calcext:value-type="float">
            <text:p>0,769786</text:p>
          </table:table-cell>
          <table:table-cell office:value-type="float" office:value="0.803552" calcext:value-type="float">
            <text:p>0,803552</text:p>
          </table:table-cell>
          <table:table-cell office:value-type="float" office:value="0.864694" calcext:value-type="float">
            <text:p>0,864694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37045" calcext:value-type="float">
            <text:p>0,6370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208484" calcext:value-type="float">
            <text:p>0,208484</text:p>
          </table:table-cell>
          <table:table-cell office:value-type="float" office:value="0.491668" calcext:value-type="float">
            <text:p>0,491668</text:p>
          </table:table-cell>
          <table:table-cell office:value-type="float" office:value="0.5361" calcext:value-type="float">
            <text:p>0,5361</text:p>
          </table:table-cell>
          <table:table-cell office:value-type="float" office:value="0.568926" calcext:value-type="float">
            <text:p>0,568926</text:p>
          </table:table-cell>
          <table:table-cell office:value-type="float" office:value="0.61718" calcext:value-type="float">
            <text:p>0,61718</text:p>
          </table:table-cell>
          <table:table-cell office:value-type="float" office:value="0.694423" calcext:value-type="float">
            <text:p>0,694423</text:p>
          </table:table-cell>
          <table:table-cell office:value-type="float" office:value="0.735377" calcext:value-type="float">
            <text:p>0,735377</text:p>
          </table:table-cell>
          <table:table-cell office:value-type="float" office:value="0.767006" calcext:value-type="float">
            <text:p>0,767006</text:p>
          </table:table-cell>
          <table:table-cell office:value-type="float" office:value="0.807838" calcext:value-type="float">
            <text:p>0,807838</text:p>
          </table:table-cell>
          <table:table-cell office:value-type="float" office:value="0.864335" calcext:value-type="float">
            <text:p>0,864335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29134" calcext:value-type="float">
            <text:p>0,62913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0.319652" calcext:value-type="float">
            <text:p>0,319652</text:p>
          </table:table-cell>
          <table:table-cell office:value-type="float" office:value="0.502596" calcext:value-type="float">
            <text:p>0,502596</text:p>
          </table:table-cell>
          <table:table-cell office:value-type="float" office:value="0.54261" calcext:value-type="float">
            <text:p>0,54261</text:p>
          </table:table-cell>
          <table:table-cell office:value-type="float" office:value="0.590538" calcext:value-type="float">
            <text:p>0,590538</text:p>
          </table:table-cell>
          <table:table-cell office:value-type="float" office:value="0.661191" calcext:value-type="float">
            <text:p>0,661191</text:p>
          </table:table-cell>
          <table:table-cell office:value-type="float" office:value="0.717074" calcext:value-type="float">
            <text:p>0,717074</text:p>
          </table:table-cell>
          <table:table-cell office:value-type="float" office:value="0.75118" calcext:value-type="float">
            <text:p>0,75118</text:p>
          </table:table-cell>
          <table:table-cell office:value-type="float" office:value="0.785083" calcext:value-type="float">
            <text:p>0,785083</text:p>
          </table:table-cell>
          <table:table-cell office:value-type="float" office:value="0.815147" calcext:value-type="float">
            <text:p>0,815147</text:p>
          </table:table-cell>
          <table:table-cell office:value-type="float" office:value="0.869911" calcext:value-type="float">
            <text:p>0,869911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55498" calcext:value-type="float">
            <text:p>0,65549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6042" calcext:value-type="float">
            <text:p>0,236042</text:p>
          </table:table-cell>
          <table:table-cell office:value-type="float" office:value="0.37407" calcext:value-type="float">
            <text:p>0,37407</text:p>
          </table:table-cell>
          <table:table-cell office:value-type="float" office:value="0.501574" calcext:value-type="float">
            <text:p>0,501574</text:p>
          </table:table-cell>
          <table:table-cell office:value-type="float" office:value="0.544881" calcext:value-type="float">
            <text:p>0,544881</text:p>
          </table:table-cell>
          <table:table-cell office:value-type="float" office:value="0.594505" calcext:value-type="float">
            <text:p>0,594505</text:p>
          </table:table-cell>
          <table:table-cell office:value-type="float" office:value="0.657988" calcext:value-type="float">
            <text:p>0,657988</text:p>
          </table:table-cell>
          <table:table-cell office:value-type="float" office:value="0.704116" calcext:value-type="float">
            <text:p>0,704116</text:p>
          </table:table-cell>
          <table:table-cell office:value-type="float" office:value="0.738103" calcext:value-type="float">
            <text:p>0,738103</text:p>
          </table:table-cell>
          <table:table-cell office:value-type="float" office:value="0.774413" calcext:value-type="float">
            <text:p>0,774413</text:p>
          </table:table-cell>
          <table:table-cell office:value-type="float" office:value="0.808226" calcext:value-type="float">
            <text:p>0,808226</text:p>
          </table:table-cell>
          <table:table-cell office:value-type="float" office:value="0.857516" calcext:value-type="float">
            <text:p>0,857516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55539" calcext:value-type="float">
            <text:p>0,65553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.295275" calcext:value-type="float">
            <text:p>0,295275</text:p>
          </table:table-cell>
          <table:table-cell office:value-type="float" office:value="0.497163" calcext:value-type="float">
            <text:p>0,497163</text:p>
          </table:table-cell>
          <table:table-cell office:value-type="float" office:value="0.536074" calcext:value-type="float">
            <text:p>0,536074</text:p>
          </table:table-cell>
          <table:table-cell office:value-type="float" office:value="0.582992" calcext:value-type="float">
            <text:p>0,582992</text:p>
          </table:table-cell>
          <table:table-cell office:value-type="float" office:value="0.64111" calcext:value-type="float">
            <text:p>0,64111</text:p>
          </table:table-cell>
          <table:table-cell office:value-type="float" office:value="0.699711" calcext:value-type="float">
            <text:p>0,699711</text:p>
          </table:table-cell>
          <table:table-cell office:value-type="float" office:value="0.73967" calcext:value-type="float">
            <text:p>0,73967</text:p>
          </table:table-cell>
          <table:table-cell office:value-type="float" office:value="0.783306" calcext:value-type="float">
            <text:p>0,783306</text:p>
          </table:table-cell>
          <table:table-cell office:value-type="float" office:value="0.817583" calcext:value-type="float">
            <text:p>0,817583</text:p>
          </table:table-cell>
          <table:table-cell office:value-type="float" office:value="0.869986" calcext:value-type="float">
            <text:p>0,869986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46287" calcext:value-type="float">
            <text:p>0,6462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264717" calcext:value-type="float">
            <text:p>0,264717</text:p>
          </table:table-cell>
          <table:table-cell office:value-type="float" office:value="0.489129" calcext:value-type="float">
            <text:p>0,489129</text:p>
          </table:table-cell>
          <table:table-cell office:value-type="float" office:value="0.530182" calcext:value-type="float">
            <text:p>0,530182</text:p>
          </table:table-cell>
          <table:table-cell office:value-type="float" office:value="0.572002" calcext:value-type="float">
            <text:p>0,572002</text:p>
          </table:table-cell>
          <table:table-cell office:value-type="float" office:value="0.616276" calcext:value-type="float">
            <text:p>0,616276</text:p>
          </table:table-cell>
          <table:table-cell office:value-type="float" office:value="0.681216" calcext:value-type="float">
            <text:p>0,681216</text:p>
          </table:table-cell>
          <table:table-cell office:value-type="float" office:value="0.729586" calcext:value-type="float">
            <text:p>0,729586</text:p>
          </table:table-cell>
          <table:table-cell office:value-type="float" office:value="0.779508" calcext:value-type="float">
            <text:p>0,779508</text:p>
          </table:table-cell>
          <table:table-cell office:value-type="float" office:value="0.814185" calcext:value-type="float">
            <text:p>0,814185</text:p>
          </table:table-cell>
          <table:table-cell office:value-type="float" office:value="0.8556" calcext:value-type="float">
            <text:p>0,8556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3324" calcext:value-type="float">
            <text:p>0,6332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302725" calcext:value-type="float">
            <text:p>0,302725</text:p>
          </table:table-cell>
          <table:table-cell office:value-type="float" office:value="0.491513" calcext:value-type="float">
            <text:p>0,491513</text:p>
          </table:table-cell>
          <table:table-cell office:value-type="float" office:value="0.53697" calcext:value-type="float">
            <text:p>0,53697</text:p>
          </table:table-cell>
          <table:table-cell office:value-type="float" office:value="0.588481" calcext:value-type="float">
            <text:p>0,588481</text:p>
          </table:table-cell>
          <table:table-cell office:value-type="float" office:value="0.64544" calcext:value-type="float">
            <text:p>0,64544</text:p>
          </table:table-cell>
          <table:table-cell office:value-type="float" office:value="0.710401" calcext:value-type="float">
            <text:p>0,710401</text:p>
          </table:table-cell>
          <table:table-cell office:value-type="float" office:value="0.751888" calcext:value-type="float">
            <text:p>0,751888</text:p>
          </table:table-cell>
          <table:table-cell office:value-type="float" office:value="0.787872" calcext:value-type="float">
            <text:p>0,787872</text:p>
          </table:table-cell>
          <table:table-cell office:value-type="float" office:value="0.815661" calcext:value-type="float">
            <text:p>0,815661</text:p>
          </table:table-cell>
          <table:table-cell office:value-type="float" office:value="0.857687" calcext:value-type="float">
            <text:p>0,857687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48864" calcext:value-type="float">
            <text:p>0,64886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00647" calcext:value-type="float">
            <text:p>0,200647</text:p>
          </table:table-cell>
          <table:table-cell office:value-type="float" office:value="0.387452" calcext:value-type="float">
            <text:p>0,387452</text:p>
          </table:table-cell>
          <table:table-cell office:value-type="float" office:value="0.500434" calcext:value-type="float">
            <text:p>0,500434</text:p>
          </table:table-cell>
          <table:table-cell office:value-type="float" office:value="0.54506" calcext:value-type="float">
            <text:p>0,54506</text:p>
          </table:table-cell>
          <table:table-cell office:value-type="float" office:value="0.594448" calcext:value-type="float">
            <text:p>0,594448</text:p>
          </table:table-cell>
          <table:table-cell office:value-type="float" office:value="0.638374" calcext:value-type="float">
            <text:p>0,638374</text:p>
          </table:table-cell>
          <table:table-cell office:value-type="float" office:value="0.685372" calcext:value-type="float">
            <text:p>0,685372</text:p>
          </table:table-cell>
          <table:table-cell office:value-type="float" office:value="0.715933" calcext:value-type="float">
            <text:p>0,715933</text:p>
          </table:table-cell>
          <table:table-cell office:value-type="float" office:value="0.750925" calcext:value-type="float">
            <text:p>0,750925</text:p>
          </table:table-cell>
          <table:table-cell office:value-type="float" office:value="0.795765" calcext:value-type="float">
            <text:p>0,795765</text:p>
          </table:table-cell>
          <table:table-cell office:value-type="float" office:value="0.859026" calcext:value-type="float">
            <text:p>0,859026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47279" calcext:value-type="float">
            <text:p>0,64727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72622" calcext:value-type="float">
            <text:p>0,072622</text:p>
          </table:table-cell>
          <table:table-cell office:value-type="float" office:value="0.344273" calcext:value-type="float">
            <text:p>0,344273</text:p>
          </table:table-cell>
          <table:table-cell office:value-type="float" office:value="0.491843" calcext:value-type="float">
            <text:p>0,491843</text:p>
          </table:table-cell>
          <table:table-cell office:value-type="float" office:value="0.542493" calcext:value-type="float">
            <text:p>0,542493</text:p>
          </table:table-cell>
          <table:table-cell office:value-type="float" office:value="0.576433" calcext:value-type="float">
            <text:p>0,576433</text:p>
          </table:table-cell>
          <table:table-cell office:value-type="float" office:value="0.617122" calcext:value-type="float">
            <text:p>0,617122</text:p>
          </table:table-cell>
          <table:table-cell office:value-type="float" office:value="0.655312" calcext:value-type="float">
            <text:p>0,655312</text:p>
          </table:table-cell>
          <table:table-cell office:value-type="float" office:value="0.688416" calcext:value-type="float">
            <text:p>0,688416</text:p>
          </table:table-cell>
          <table:table-cell office:value-type="float" office:value="0.722802" calcext:value-type="float">
            <text:p>0,722802</text:p>
          </table:table-cell>
          <table:table-cell office:value-type="float" office:value="0.765815" calcext:value-type="float">
            <text:p>0,765815</text:p>
          </table:table-cell>
          <table:table-cell office:value-type="float" office:value="0.841962" calcext:value-type="float">
            <text:p>0,841962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624647" calcext:value-type="float">
            <text:p>0,62464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316028" calcext:value-type="float">
            <text:p>0,316028</text:p>
          </table:table-cell>
          <table:table-cell office:value-type="float" office:value="0.507357" calcext:value-type="float">
            <text:p>0,507357</text:p>
          </table:table-cell>
          <table:table-cell office:value-type="float" office:value="0.546161" calcext:value-type="float">
            <text:p>0,546161</text:p>
          </table:table-cell>
          <table:table-cell office:value-type="float" office:value="0.578374" calcext:value-type="float">
            <text:p>0,578374</text:p>
          </table:table-cell>
          <table:table-cell office:value-type="float" office:value="0.630087" calcext:value-type="float">
            <text:p>0,630087</text:p>
          </table:table-cell>
          <table:table-cell office:value-type="float" office:value="0.686274" calcext:value-type="float">
            <text:p>0,686274</text:p>
          </table:table-cell>
          <table:table-cell office:value-type="float" office:value="0.721917" calcext:value-type="float">
            <text:p>0,721917</text:p>
          </table:table-cell>
          <table:table-cell office:value-type="float" office:value="0.758775" calcext:value-type="float">
            <text:p>0,758775</text:p>
          </table:table-cell>
          <table:table-cell office:value-type="float" office:value="0.799445" calcext:value-type="float">
            <text:p>0,799445</text:p>
          </table:table-cell>
          <table:table-cell office:value-type="float" office:value="0.878594" calcext:value-type="float">
            <text:p>0,878594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42301" calcext:value-type="float">
            <text:p>0,64230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301763" calcext:value-type="float">
            <text:p>0,301763</text:p>
          </table:table-cell>
          <table:table-cell office:value-type="float" office:value="0.486965" calcext:value-type="float">
            <text:p>0,486965</text:p>
          </table:table-cell>
          <table:table-cell office:value-type="float" office:value="0.537539" calcext:value-type="float">
            <text:p>0,537539</text:p>
          </table:table-cell>
          <table:table-cell office:value-type="float" office:value="0.576033" calcext:value-type="float">
            <text:p>0,576033</text:p>
          </table:table-cell>
          <table:table-cell office:value-type="float" office:value="0.615415" calcext:value-type="float">
            <text:p>0,615415</text:p>
          </table:table-cell>
          <table:table-cell office:value-type="float" office:value="0.672925" calcext:value-type="float">
            <text:p>0,672925</text:p>
          </table:table-cell>
          <table:table-cell office:value-type="float" office:value="0.713788" calcext:value-type="float">
            <text:p>0,713788</text:p>
          </table:table-cell>
          <table:table-cell office:value-type="float" office:value="0.758323" calcext:value-type="float">
            <text:p>0,758323</text:p>
          </table:table-cell>
          <table:table-cell office:value-type="float" office:value="0.820287" calcext:value-type="float">
            <text:p>0,820287</text:p>
          </table:table-cell>
          <table:table-cell office:value-type="float" office:value="0.885343" calcext:value-type="float">
            <text:p>0,885343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36838" calcext:value-type="float">
            <text:p>0,63683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11461" calcext:value-type="float">
            <text:p>0,211461</text:p>
          </table:table-cell>
          <table:table-cell office:value-type="float" office:value="0.367618" calcext:value-type="float">
            <text:p>0,367618</text:p>
          </table:table-cell>
          <table:table-cell office:value-type="float" office:value="0.514737" calcext:value-type="float">
            <text:p>0,514737</text:p>
          </table:table-cell>
          <table:table-cell office:value-type="float" office:value="0.566832" calcext:value-type="float">
            <text:p>0,566832</text:p>
          </table:table-cell>
          <table:table-cell office:value-type="float" office:value="0.603455" calcext:value-type="float">
            <text:p>0,603455</text:p>
          </table:table-cell>
          <table:table-cell office:value-type="float" office:value="0.670579" calcext:value-type="float">
            <text:p>0,670579</text:p>
          </table:table-cell>
          <table:table-cell office:value-type="float" office:value="0.713502" calcext:value-type="float">
            <text:p>0,713502</text:p>
          </table:table-cell>
          <table:table-cell office:value-type="float" office:value="0.750434" calcext:value-type="float">
            <text:p>0,750434</text:p>
          </table:table-cell>
          <table:table-cell office:value-type="float" office:value="0.79938" calcext:value-type="float">
            <text:p>0,79938</text:p>
          </table:table-cell>
          <table:table-cell office:value-type="float" office:value="0.833499" calcext:value-type="float">
            <text:p>0,833499</text:p>
          </table:table-cell>
          <table:table-cell office:value-type="float" office:value="0.892311" calcext:value-type="float">
            <text:p>0,892311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71235" calcext:value-type="float">
            <text:p>0,67123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74944" calcext:value-type="float">
            <text:p>0,174944</text:p>
          </table:table-cell>
          <table:table-cell office:value-type="float" office:value="0.382483" calcext:value-type="float">
            <text:p>0,382483</text:p>
          </table:table-cell>
          <table:table-cell office:value-type="float" office:value="0.532606" calcext:value-type="float">
            <text:p>0,532606</text:p>
          </table:table-cell>
          <table:table-cell office:value-type="float" office:value="0.570056" calcext:value-type="float">
            <text:p>0,570056</text:p>
          </table:table-cell>
          <table:table-cell office:value-type="float" office:value="0.608156" calcext:value-type="float">
            <text:p>0,608156</text:p>
          </table:table-cell>
          <table:table-cell office:value-type="float" office:value="0.659031" calcext:value-type="float">
            <text:p>0,659031</text:p>
          </table:table-cell>
          <table:table-cell office:value-type="float" office:value="0.718295" calcext:value-type="float">
            <text:p>0,718295</text:p>
          </table:table-cell>
          <table:table-cell office:value-type="float" office:value="0.764062" calcext:value-type="float">
            <text:p>0,764062</text:p>
          </table:table-cell>
          <table:table-cell office:value-type="float" office:value="0.809244" calcext:value-type="float">
            <text:p>0,809244</text:p>
          </table:table-cell>
          <table:table-cell office:value-type="float" office:value="0.843954" calcext:value-type="float">
            <text:p>0,843954</text:p>
          </table:table-cell>
          <table:table-cell office:value-type="float" office:value="0.895027" calcext:value-type="float">
            <text:p>0,895027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78291" calcext:value-type="float">
            <text:p>0,67829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61703" calcext:value-type="float">
            <text:p>0,261703</text:p>
          </table:table-cell>
          <table:table-cell office:value-type="float" office:value="0.394658" calcext:value-type="float">
            <text:p>0,394658</text:p>
          </table:table-cell>
          <table:table-cell office:value-type="float" office:value="0.52107" calcext:value-type="float">
            <text:p>0,52107</text:p>
          </table:table-cell>
          <table:table-cell office:value-type="float" office:value="0.561708" calcext:value-type="float">
            <text:p>0,561708</text:p>
          </table:table-cell>
          <table:table-cell office:value-type="float" office:value="0.601788" calcext:value-type="float">
            <text:p>0,601788</text:p>
          </table:table-cell>
          <table:table-cell office:value-type="float" office:value="0.650186" calcext:value-type="float">
            <text:p>0,650186</text:p>
          </table:table-cell>
          <table:table-cell office:value-type="float" office:value="0.703653" calcext:value-type="float">
            <text:p>0,703653</text:p>
          </table:table-cell>
          <table:table-cell office:value-type="float" office:value="0.738448" calcext:value-type="float">
            <text:p>0,738448</text:p>
          </table:table-cell>
          <table:table-cell office:value-type="float" office:value="0.778576" calcext:value-type="float">
            <text:p>0,778576</text:p>
          </table:table-cell>
          <table:table-cell office:value-type="float" office:value="0.82735" calcext:value-type="float">
            <text:p>0,82735</text:p>
          </table:table-cell>
          <table:table-cell office:value-type="float" office:value="0.888887" calcext:value-type="float">
            <text:p>0,888887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66632" calcext:value-type="float">
            <text:p>0,66663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26811" calcext:value-type="float">
            <text:p>0,126811</text:p>
          </table:table-cell>
          <table:table-cell office:value-type="float" office:value="0.398777" calcext:value-type="float">
            <text:p>0,398777</text:p>
          </table:table-cell>
          <table:table-cell office:value-type="float" office:value="0.541058" calcext:value-type="float">
            <text:p>0,541058</text:p>
          </table:table-cell>
          <table:table-cell office:value-type="float" office:value="0.588271" calcext:value-type="float">
            <text:p>0,588271</text:p>
          </table:table-cell>
          <table:table-cell office:value-type="float" office:value="0.627421" calcext:value-type="float">
            <text:p>0,627421</text:p>
          </table:table-cell>
          <table:table-cell office:value-type="float" office:value="0.675272" calcext:value-type="float">
            <text:p>0,675272</text:p>
          </table:table-cell>
          <table:table-cell office:value-type="float" office:value="0.724301" calcext:value-type="float">
            <text:p>0,724301</text:p>
          </table:table-cell>
          <table:table-cell office:value-type="float" office:value="0.759431" calcext:value-type="float">
            <text:p>0,759431</text:p>
          </table:table-cell>
          <table:table-cell office:value-type="float" office:value="0.805086" calcext:value-type="float">
            <text:p>0,805086</text:p>
          </table:table-cell>
          <table:table-cell office:value-type="float" office:value="0.839854" calcext:value-type="float">
            <text:p>0,839854</text:p>
          </table:table-cell>
          <table:table-cell office:value-type="float" office:value="0.902942" calcext:value-type="float">
            <text:p>0,902942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86241" calcext:value-type="float">
            <text:p>0,68624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161224" calcext:value-type="float">
            <text:p>0,161224</text:p>
          </table:table-cell>
          <table:table-cell office:value-type="float" office:value="0.520412" calcext:value-type="float">
            <text:p>0,520412</text:p>
          </table:table-cell>
          <table:table-cell office:value-type="float" office:value="0.582805" calcext:value-type="float">
            <text:p>0,582805</text:p>
          </table:table-cell>
          <table:table-cell office:value-type="float" office:value="0.632375" calcext:value-type="float">
            <text:p>0,632375</text:p>
          </table:table-cell>
          <table:table-cell office:value-type="float" office:value="0.665287" calcext:value-type="float">
            <text:p>0,665287</text:p>
          </table:table-cell>
          <table:table-cell office:value-type="float" office:value="0.711077" calcext:value-type="float">
            <text:p>0,711077</text:p>
          </table:table-cell>
          <table:table-cell office:value-type="float" office:value="0.751491" calcext:value-type="float">
            <text:p>0,751491</text:p>
          </table:table-cell>
          <table:table-cell office:value-type="float" office:value="0.778585" calcext:value-type="float">
            <text:p>0,778585</text:p>
          </table:table-cell>
          <table:table-cell office:value-type="float" office:value="0.831156" calcext:value-type="float">
            <text:p>0,831156</text:p>
          </table:table-cell>
          <table:table-cell office:value-type="float" office:value="0.897249" calcext:value-type="float">
            <text:p>0,897249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53166" calcext:value-type="float">
            <text:p>0,65316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2622" calcext:value-type="float">
            <text:p>0,072622</text:p>
          </table:table-cell>
          <table:table-cell office:value-type="float" office:value="0.390534" calcext:value-type="float">
            <text:p>0,390534</text:p>
          </table:table-cell>
          <table:table-cell office:value-type="float" office:value="0.525179" calcext:value-type="float">
            <text:p>0,525179</text:p>
          </table:table-cell>
          <table:table-cell office:value-type="float" office:value="0.572205" calcext:value-type="float">
            <text:p>0,572205</text:p>
          </table:table-cell>
          <table:table-cell office:value-type="float" office:value="0.620083" calcext:value-type="float">
            <text:p>0,620083</text:p>
          </table:table-cell>
          <table:table-cell office:value-type="float" office:value="0.664323" calcext:value-type="float">
            <text:p>0,664323</text:p>
          </table:table-cell>
          <table:table-cell office:value-type="float" office:value="0.701908" calcext:value-type="float">
            <text:p>0,701908</text:p>
          </table:table-cell>
          <table:table-cell office:value-type="float" office:value="0.744555" calcext:value-type="float">
            <text:p>0,744555</text:p>
          </table:table-cell>
          <table:table-cell office:value-type="float" office:value="0.779398" calcext:value-type="float">
            <text:p>0,779398</text:p>
          </table:table-cell>
          <table:table-cell office:value-type="float" office:value="0.825964" calcext:value-type="float">
            <text:p>0,825964</text:p>
          </table:table-cell>
          <table:table-cell office:value-type="float" office:value="0.898003" calcext:value-type="float">
            <text:p>0,898003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72215" calcext:value-type="float">
            <text:p>0,67221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0.116282" calcext:value-type="float">
            <text:p>0,116282</text:p>
          </table:table-cell>
          <table:table-cell office:value-type="float" office:value="0.490433" calcext:value-type="float">
            <text:p>0,490433</text:p>
          </table:table-cell>
          <table:table-cell office:value-type="float" office:value="0.5536" calcext:value-type="float">
            <text:p>0,5536</text:p>
          </table:table-cell>
          <table:table-cell office:value-type="float" office:value="0.589967" calcext:value-type="float">
            <text:p>0,589967</text:p>
          </table:table-cell>
          <table:table-cell office:value-type="float" office:value="0.637647" calcext:value-type="float">
            <text:p>0,637647</text:p>
          </table:table-cell>
          <table:table-cell office:value-type="float" office:value="0.679352" calcext:value-type="float">
            <text:p>0,679352</text:p>
          </table:table-cell>
          <table:table-cell office:value-type="float" office:value="0.723258" calcext:value-type="float">
            <text:p>0,723258</text:p>
          </table:table-cell>
          <table:table-cell office:value-type="float" office:value="0.766747" calcext:value-type="float">
            <text:p>0,766747</text:p>
          </table:table-cell>
          <table:table-cell office:value-type="float" office:value="0.810607" calcext:value-type="float">
            <text:p>0,810607</text:p>
          </table:table-cell>
          <table:table-cell office:value-type="float" office:value="0.885482" calcext:value-type="float">
            <text:p>0,885482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25338" calcext:value-type="float">
            <text:p>0,62533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0.2676" calcext:value-type="float">
            <text:p>0,2676</text:p>
          </table:table-cell>
          <table:table-cell office:value-type="float" office:value="0.4944" calcext:value-type="float">
            <text:p>0,4944</text:p>
          </table:table-cell>
          <table:table-cell office:value-type="float" office:value="0.556176" calcext:value-type="float">
            <text:p>0,556176</text:p>
          </table:table-cell>
          <table:table-cell office:value-type="float" office:value="0.596615" calcext:value-type="float">
            <text:p>0,596615</text:p>
          </table:table-cell>
          <table:table-cell office:value-type="float" office:value="0.649575" calcext:value-type="float">
            <text:p>0,649575</text:p>
          </table:table-cell>
          <table:table-cell office:value-type="float" office:value="0.695533" calcext:value-type="float">
            <text:p>0,695533</text:p>
          </table:table-cell>
          <table:table-cell office:value-type="float" office:value="0.746478" calcext:value-type="float">
            <text:p>0,746478</text:p>
          </table:table-cell>
          <table:table-cell office:value-type="float" office:value="0.780645" calcext:value-type="float">
            <text:p>0,780645</text:p>
          </table:table-cell>
          <table:table-cell office:value-type="float" office:value="0.835733" calcext:value-type="float">
            <text:p>0,835733</text:p>
          </table:table-cell>
          <table:table-cell office:value-type="float" office:value="0.908197" calcext:value-type="float">
            <text:p>0,908197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53095" calcext:value-type="float">
            <text:p>0,65309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294827" calcext:value-type="float">
            <text:p>0,294827</text:p>
          </table:table-cell>
          <table:table-cell office:value-type="float" office:value="0.492746" calcext:value-type="float">
            <text:p>0,492746</text:p>
          </table:table-cell>
          <table:table-cell office:value-type="float" office:value="0.549315" calcext:value-type="float">
            <text:p>0,549315</text:p>
          </table:table-cell>
          <table:table-cell office:value-type="float" office:value="0.585427" calcext:value-type="float">
            <text:p>0,585427</text:p>
          </table:table-cell>
          <table:table-cell office:value-type="float" office:value="0.628235" calcext:value-type="float">
            <text:p>0,628235</text:p>
          </table:table-cell>
          <table:table-cell office:value-type="float" office:value="0.663177" calcext:value-type="float">
            <text:p>0,663177</text:p>
          </table:table-cell>
          <table:table-cell office:value-type="float" office:value="0.713511" calcext:value-type="float">
            <text:p>0,713511</text:p>
          </table:table-cell>
          <table:table-cell office:value-type="float" office:value="0.761885" calcext:value-type="float">
            <text:p>0,761885</text:p>
          </table:table-cell>
          <table:table-cell office:value-type="float" office:value="0.806293" calcext:value-type="float">
            <text:p>0,806293</text:p>
          </table:table-cell>
          <table:table-cell office:value-type="float" office:value="0.898575" calcext:value-type="float">
            <text:p>0,898575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39399" calcext:value-type="float">
            <text:p>0,63939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346923" calcext:value-type="float">
            <text:p>0,346923</text:p>
          </table:table-cell>
          <table:table-cell office:value-type="float" office:value="0.531732" calcext:value-type="float">
            <text:p>0,531732</text:p>
          </table:table-cell>
          <table:table-cell office:value-type="float" office:value="0.566129" calcext:value-type="float">
            <text:p>0,566129</text:p>
          </table:table-cell>
          <table:table-cell office:value-type="float" office:value="0.602917" calcext:value-type="float">
            <text:p>0,602917</text:p>
          </table:table-cell>
          <table:table-cell office:value-type="float" office:value="0.652571" calcext:value-type="float">
            <text:p>0,652571</text:p>
          </table:table-cell>
          <table:table-cell office:value-type="float" office:value="0.690648" calcext:value-type="float">
            <text:p>0,690648</text:p>
          </table:table-cell>
          <table:table-cell office:value-type="float" office:value="0.730245" calcext:value-type="float">
            <text:p>0,730245</text:p>
          </table:table-cell>
          <table:table-cell office:value-type="float" office:value="0.765398" calcext:value-type="float">
            <text:p>0,765398</text:p>
          </table:table-cell>
          <table:table-cell office:value-type="float" office:value="0.817084" calcext:value-type="float">
            <text:p>0,817084</text:p>
          </table:table-cell>
          <table:table-cell office:value-type="float" office:value="0.900725" calcext:value-type="float">
            <text:p>0,900725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60437" calcext:value-type="float">
            <text:p>0,66043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0.269289" calcext:value-type="float">
            <text:p>0,269289</text:p>
          </table:table-cell>
          <table:table-cell office:value-type="float" office:value="0.528233" calcext:value-type="float">
            <text:p>0,528233</text:p>
          </table:table-cell>
          <table:table-cell office:value-type="float" office:value="0.568114" calcext:value-type="float">
            <text:p>0,568114</text:p>
          </table:table-cell>
          <table:table-cell office:value-type="float" office:value="0.598734" calcext:value-type="float">
            <text:p>0,598734</text:p>
          </table:table-cell>
          <table:table-cell office:value-type="float" office:value="0.651972" calcext:value-type="float">
            <text:p>0,651972</text:p>
          </table:table-cell>
          <table:table-cell office:value-type="float" office:value="0.695888" calcext:value-type="float">
            <text:p>0,695888</text:p>
          </table:table-cell>
          <table:table-cell office:value-type="float" office:value="0.737415" calcext:value-type="float">
            <text:p>0,737415</text:p>
          </table:table-cell>
          <table:table-cell office:value-type="float" office:value="0.776196" calcext:value-type="float">
            <text:p>0,776196</text:p>
          </table:table-cell>
          <table:table-cell office:value-type="float" office:value="0.828494" calcext:value-type="float">
            <text:p>0,828494</text:p>
          </table:table-cell>
          <table:table-cell office:value-type="float" office:value="0.911203" calcext:value-type="float">
            <text:p>0,911203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56554" calcext:value-type="float">
            <text:p>0,65655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270305" calcext:value-type="float">
            <text:p>0,270305</text:p>
          </table:table-cell>
          <table:table-cell office:value-type="float" office:value="0.520128" calcext:value-type="float">
            <text:p>0,520128</text:p>
          </table:table-cell>
          <table:table-cell office:value-type="float" office:value="0.560753" calcext:value-type="float">
            <text:p>0,560753</text:p>
          </table:table-cell>
          <table:table-cell office:value-type="float" office:value="0.60216" calcext:value-type="float">
            <text:p>0,60216</text:p>
          </table:table-cell>
          <table:table-cell office:value-type="float" office:value="0.664876" calcext:value-type="float">
            <text:p>0,664876</text:p>
          </table:table-cell>
          <table:table-cell office:value-type="float" office:value="0.709603" calcext:value-type="float">
            <text:p>0,709603</text:p>
          </table:table-cell>
          <table:table-cell office:value-type="float" office:value="0.73767" calcext:value-type="float">
            <text:p>0,73767</text:p>
          </table:table-cell>
          <table:table-cell office:value-type="float" office:value="0.766696" calcext:value-type="float">
            <text:p>0,766696</text:p>
          </table:table-cell>
          <table:table-cell office:value-type="float" office:value="0.818757" calcext:value-type="float">
            <text:p>0,818757</text:p>
          </table:table-cell>
          <table:table-cell office:value-type="float" office:value="0.907138" calcext:value-type="float">
            <text:p>0,907138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55808" calcext:value-type="float">
            <text:p>0,6558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83293" calcext:value-type="float">
            <text:p>0,283293</text:p>
          </table:table-cell>
          <table:table-cell office:value-type="float" office:value="0.415573" calcext:value-type="float">
            <text:p>0,415573</text:p>
          </table:table-cell>
          <table:table-cell office:value-type="float" office:value="0.541239" calcext:value-type="float">
            <text:p>0,541239</text:p>
          </table:table-cell>
          <table:table-cell office:value-type="float" office:value="0.58087" calcext:value-type="float">
            <text:p>0,58087</text:p>
          </table:table-cell>
          <table:table-cell office:value-type="float" office:value="0.646066" calcext:value-type="float">
            <text:p>0,646066</text:p>
          </table:table-cell>
          <table:table-cell office:value-type="float" office:value="0.690063" calcext:value-type="float">
            <text:p>0,690063</text:p>
          </table:table-cell>
          <table:table-cell office:value-type="float" office:value="0.723008" calcext:value-type="float">
            <text:p>0,723008</text:p>
          </table:table-cell>
          <table:table-cell office:value-type="float" office:value="0.748643" calcext:value-type="float">
            <text:p>0,748643</text:p>
          </table:table-cell>
          <table:table-cell office:value-type="float" office:value="0.776479" calcext:value-type="float">
            <text:p>0,776479</text:p>
          </table:table-cell>
          <table:table-cell office:value-type="float" office:value="0.81465" calcext:value-type="float">
            <text:p>0,81465</text:p>
          </table:table-cell>
          <table:table-cell office:value-type="float" office:value="0.89446" calcext:value-type="float">
            <text:p>0,89446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83105" calcext:value-type="float">
            <text:p>0,68310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2622" calcext:value-type="float">
            <text:p>0,072622</text:p>
          </table:table-cell>
          <table:table-cell office:value-type="float" office:value="0.374684" calcext:value-type="float">
            <text:p>0,374684</text:p>
          </table:table-cell>
          <table:table-cell office:value-type="float" office:value="0.544987" calcext:value-type="float">
            <text:p>0,544987</text:p>
          </table:table-cell>
          <table:table-cell office:value-type="float" office:value="0.591139" calcext:value-type="float">
            <text:p>0,591139</text:p>
          </table:table-cell>
          <table:table-cell office:value-type="float" office:value="0.646549" calcext:value-type="float">
            <text:p>0,646549</text:p>
          </table:table-cell>
          <table:table-cell office:value-type="float" office:value="0.712645" calcext:value-type="float">
            <text:p>0,712645</text:p>
          </table:table-cell>
          <table:table-cell office:value-type="float" office:value="0.740389" calcext:value-type="float">
            <text:p>0,740389</text:p>
          </table:table-cell>
          <table:table-cell office:value-type="float" office:value="0.769204" calcext:value-type="float">
            <text:p>0,769204</text:p>
          </table:table-cell>
          <table:table-cell office:value-type="float" office:value="0.807888" calcext:value-type="float">
            <text:p>0,807888</text:p>
          </table:table-cell>
          <table:table-cell office:value-type="float" office:value="0.845233" calcext:value-type="float">
            <text:p>0,845233</text:p>
          </table:table-cell>
          <table:table-cell office:value-type="float" office:value="0.917838" calcext:value-type="float">
            <text:p>0,917838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95056" calcext:value-type="float">
            <text:p>0,69505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2622" calcext:value-type="float">
            <text:p>0,072622</text:p>
          </table:table-cell>
          <table:table-cell office:value-type="float" office:value="0.358989" calcext:value-type="float">
            <text:p>0,358989</text:p>
          </table:table-cell>
          <table:table-cell office:value-type="float" office:value="0.543626" calcext:value-type="float">
            <text:p>0,543626</text:p>
          </table:table-cell>
          <table:table-cell office:value-type="float" office:value="0.597046" calcext:value-type="float">
            <text:p>0,597046</text:p>
          </table:table-cell>
          <table:table-cell office:value-type="float" office:value="0.651428" calcext:value-type="float">
            <text:p>0,651428</text:p>
          </table:table-cell>
          <table:table-cell office:value-type="float" office:value="0.716426" calcext:value-type="float">
            <text:p>0,716426</text:p>
          </table:table-cell>
          <table:table-cell office:value-type="float" office:value="0.740154" calcext:value-type="float">
            <text:p>0,740154</text:p>
          </table:table-cell>
          <table:table-cell office:value-type="float" office:value="0.764515" calcext:value-type="float">
            <text:p>0,764515</text:p>
          </table:table-cell>
          <table:table-cell office:value-type="float" office:value="0.798331" calcext:value-type="float">
            <text:p>0,798331</text:p>
          </table:table-cell>
          <table:table-cell office:value-type="float" office:value="0.83923" calcext:value-type="float">
            <text:p>0,83923</text:p>
          </table:table-cell>
          <table:table-cell office:value-type="float" office:value="0.917681" calcext:value-type="float">
            <text:p>0,917681</text:p>
          </table:table-cell>
          <table:table-cell office:value-type="float" office:value="0.927254" calcext:value-type="float">
            <text:p>0,927254</text:p>
          </table:table-cell>
          <table:table-cell office:value-type="float" office:value="0.692743" calcext:value-type="float">
            <text:p>0,69274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2622" calcext:value-type="float">
            <text:p>0,072622</text:p>
          </table:table-cell>
          <table:table-cell office:value-type="float" office:value="0.428444" calcext:value-type="float">
            <text:p>0,428444</text:p>
          </table:table-cell>
          <table:table-cell office:value-type="float" office:value="0.564481" calcext:value-type="float">
            <text:p>0,564481</text:p>
          </table:table-cell>
          <table:table-cell office:value-type="float" office:value="0.614702" calcext:value-type="float">
            <text:p>0,614702</text:p>
          </table:table-cell>
          <table:table-cell office:value-type="float" office:value="0.670264" calcext:value-type="float">
            <text:p>0,670264</text:p>
          </table:table-cell>
          <table:table-cell office:value-type="float" office:value="0.718766" calcext:value-type="float">
            <text:p>0,718766</text:p>
          </table:table-cell>
          <table:table-cell office:value-type="float" office:value="0.74649" calcext:value-type="float">
            <text:p>0,74649</text:p>
          </table:table-cell>
          <table:table-cell office:value-type="float" office:value="0.771067" calcext:value-type="float">
            <text:p>0,771067</text:p>
          </table:table-cell>
          <table:table-cell office:value-type="float" office:value="0.80922" calcext:value-type="float">
            <text:p>0,80922</text:p>
          </table:table-cell>
          <table:table-cell office:value-type="float" office:value="0.851781" calcext:value-type="float">
            <text:p>0,851781</text:p>
          </table:table-cell>
          <table:table-cell office:value-type="float" office:value="0.919909" calcext:value-type="float">
            <text:p>0,919909</text:p>
          </table:table-cell>
          <table:table-cell office:value-type="float" office:value="0.927356" calcext:value-type="float">
            <text:p>0,927356</text:p>
          </table:table-cell>
          <table:table-cell office:value-type="float" office:value="0.709513" calcext:value-type="float">
            <text:p>0,70951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98625" calcext:value-type="float">
            <text:p>0,298625</text:p>
          </table:table-cell>
          <table:table-cell office:value-type="float" office:value="0.480895" calcext:value-type="float">
            <text:p>0,480895</text:p>
          </table:table-cell>
          <table:table-cell office:value-type="float" office:value="0.584287" calcext:value-type="float">
            <text:p>0,584287</text:p>
          </table:table-cell>
          <table:table-cell office:value-type="float" office:value="0.65261" calcext:value-type="float">
            <text:p>0,65261</text:p>
          </table:table-cell>
          <table:table-cell office:value-type="float" office:value="0.705743" calcext:value-type="float">
            <text:p>0,705743</text:p>
          </table:table-cell>
          <table:table-cell office:value-type="float" office:value="0.73282" calcext:value-type="float">
            <text:p>0,73282</text:p>
          </table:table-cell>
          <table:table-cell office:value-type="float" office:value="0.761147" calcext:value-type="float">
            <text:p>0,761147</text:p>
          </table:table-cell>
          <table:table-cell office:value-type="float" office:value="0.776864" calcext:value-type="float">
            <text:p>0,776864</text:p>
          </table:table-cell>
          <table:table-cell office:value-type="float" office:value="0.810767" calcext:value-type="float">
            <text:p>0,810767</text:p>
          </table:table-cell>
          <table:table-cell office:value-type="float" office:value="0.859285" calcext:value-type="float">
            <text:p>0,859285</text:p>
          </table:table-cell>
          <table:table-cell office:value-type="float" office:value="0.914879" calcext:value-type="float">
            <text:p>0,914879</text:p>
          </table:table-cell>
          <table:table-cell office:value-type="float" office:value="0.927356" calcext:value-type="float">
            <text:p>0,927356</text:p>
          </table:table-cell>
          <table:table-cell office:value-type="float" office:value="0.72793" calcext:value-type="float">
            <text:p>0,7279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57104" calcext:value-type="float">
            <text:p>0,357104</text:p>
          </table:table-cell>
          <table:table-cell office:value-type="float" office:value="0.51498" calcext:value-type="float">
            <text:p>0,51498</text:p>
          </table:table-cell>
          <table:table-cell office:value-type="float" office:value="0.619885" calcext:value-type="float">
            <text:p>0,619885</text:p>
          </table:table-cell>
          <table:table-cell office:value-type="float" office:value="0.68637" calcext:value-type="float">
            <text:p>0,68637</text:p>
          </table:table-cell>
          <table:table-cell office:value-type="float" office:value="0.714174" calcext:value-type="float">
            <text:p>0,714174</text:p>
          </table:table-cell>
          <table:table-cell office:value-type="float" office:value="0.740095" calcext:value-type="float">
            <text:p>0,740095</text:p>
          </table:table-cell>
          <table:table-cell office:value-type="float" office:value="0.76877" calcext:value-type="float">
            <text:p>0,76877</text:p>
          </table:table-cell>
          <table:table-cell office:value-type="float" office:value="0.795251" calcext:value-type="float">
            <text:p>0,795251</text:p>
          </table:table-cell>
          <table:table-cell office:value-type="float" office:value="0.834878" calcext:value-type="float">
            <text:p>0,834878</text:p>
          </table:table-cell>
          <table:table-cell office:value-type="float" office:value="0.89091" calcext:value-type="float">
            <text:p>0,89091</text:p>
          </table:table-cell>
          <table:table-cell office:value-type="float" office:value="0.920594" calcext:value-type="float">
            <text:p>0,920594</text:p>
          </table:table-cell>
          <table:table-cell office:value-type="float" office:value="0.927356" calcext:value-type="float">
            <text:p>0,927356</text:p>
          </table:table-cell>
          <table:table-cell office:value-type="float" office:value="0.748591" calcext:value-type="float">
            <text:p>0,7485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12726" calcext:value-type="float">
            <text:p>0,112726</text:p>
          </table:table-cell>
          <table:table-cell office:value-type="float" office:value="0.465359" calcext:value-type="float">
            <text:p>0,465359</text:p>
          </table:table-cell>
          <table:table-cell office:value-type="float" office:value="0.592339" calcext:value-type="float">
            <text:p>0,592339</text:p>
          </table:table-cell>
          <table:table-cell office:value-type="float" office:value="0.652366" calcext:value-type="float">
            <text:p>0,652366</text:p>
          </table:table-cell>
          <table:table-cell office:value-type="float" office:value="0.695384" calcext:value-type="float">
            <text:p>0,695384</text:p>
          </table:table-cell>
          <table:table-cell office:value-type="float" office:value="0.720171" calcext:value-type="float">
            <text:p>0,720171</text:p>
          </table:table-cell>
          <table:table-cell office:value-type="float" office:value="0.753873" calcext:value-type="float">
            <text:p>0,753873</text:p>
          </table:table-cell>
          <table:table-cell office:value-type="float" office:value="0.776602" calcext:value-type="float">
            <text:p>0,776602</text:p>
          </table:table-cell>
          <table:table-cell office:value-type="float" office:value="0.822669" calcext:value-type="float">
            <text:p>0,822669</text:p>
          </table:table-cell>
          <table:table-cell office:value-type="float" office:value="0.889329" calcext:value-type="float">
            <text:p>0,889329</text:p>
          </table:table-cell>
          <table:table-cell office:value-type="float" office:value="0.920625" calcext:value-type="float">
            <text:p>0,920625</text:p>
          </table:table-cell>
          <table:table-cell office:value-type="float" office:value="0.928059" calcext:value-type="float">
            <text:p>0,928059</text:p>
          </table:table-cell>
          <table:table-cell office:value-type="float" office:value="0.728872" calcext:value-type="float">
            <text:p>0,72887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18414" calcext:value-type="float">
            <text:p>0,418414</text:p>
          </table:table-cell>
          <table:table-cell office:value-type="float" office:value="0.510947" calcext:value-type="float">
            <text:p>0,510947</text:p>
          </table:table-cell>
          <table:table-cell office:value-type="float" office:value="0.600114" calcext:value-type="float">
            <text:p>0,600114</text:p>
          </table:table-cell>
          <table:table-cell office:value-type="float" office:value="0.650883" calcext:value-type="float">
            <text:p>0,650883</text:p>
          </table:table-cell>
          <table:table-cell office:value-type="float" office:value="0.693528" calcext:value-type="float">
            <text:p>0,693528</text:p>
          </table:table-cell>
          <table:table-cell office:value-type="float" office:value="0.723424" calcext:value-type="float">
            <text:p>0,723424</text:p>
          </table:table-cell>
          <table:table-cell office:value-type="float" office:value="0.75669" calcext:value-type="float">
            <text:p>0,75669</text:p>
          </table:table-cell>
          <table:table-cell office:value-type="float" office:value="0.779772" calcext:value-type="float">
            <text:p>0,779772</text:p>
          </table:table-cell>
          <table:table-cell office:value-type="float" office:value="0.827539" calcext:value-type="float">
            <text:p>0,827539</text:p>
          </table:table-cell>
          <table:table-cell office:value-type="float" office:value="0.894717" calcext:value-type="float">
            <text:p>0,894717</text:p>
          </table:table-cell>
          <table:table-cell office:value-type="float" office:value="0.921823" calcext:value-type="float">
            <text:p>0,921823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35944" calcext:value-type="float">
            <text:p>0,73594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0.444812" calcext:value-type="float">
            <text:p>0,444812</text:p>
          </table:table-cell>
          <table:table-cell office:value-type="float" office:value="0.625987" calcext:value-type="float">
            <text:p>0,625987</text:p>
          </table:table-cell>
          <table:table-cell office:value-type="float" office:value="0.684155" calcext:value-type="float">
            <text:p>0,684155</text:p>
          </table:table-cell>
          <table:table-cell office:value-type="float" office:value="0.717823" calcext:value-type="float">
            <text:p>0,717823</text:p>
          </table:table-cell>
          <table:table-cell office:value-type="float" office:value="0.757188" calcext:value-type="float">
            <text:p>0,757188</text:p>
          </table:table-cell>
          <table:table-cell office:value-type="float" office:value="0.777228" calcext:value-type="float">
            <text:p>0,777228</text:p>
          </table:table-cell>
          <table:table-cell office:value-type="float" office:value="0.812637" calcext:value-type="float">
            <text:p>0,812637</text:p>
          </table:table-cell>
          <table:table-cell office:value-type="float" office:value="0.85336" calcext:value-type="float">
            <text:p>0,85336</text:p>
          </table:table-cell>
          <table:table-cell office:value-type="float" office:value="0.910526" calcext:value-type="float">
            <text:p>0,910526</text:p>
          </table:table-cell>
          <table:table-cell office:value-type="float" office:value="0.924931" calcext:value-type="float">
            <text:p>0,924931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50865" calcext:value-type="float">
            <text:p>0,75086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2639" calcext:value-type="float">
            <text:p>0,082639</text:p>
          </table:table-cell>
          <table:table-cell office:value-type="float" office:value="0.462839" calcext:value-type="float">
            <text:p>0,462839</text:p>
          </table:table-cell>
          <table:table-cell office:value-type="float" office:value="0.606856" calcext:value-type="float">
            <text:p>0,606856</text:p>
          </table:table-cell>
          <table:table-cell office:value-type="float" office:value="0.677397" calcext:value-type="float">
            <text:p>0,677397</text:p>
          </table:table-cell>
          <table:table-cell office:value-type="float" office:value="0.715634" calcext:value-type="float">
            <text:p>0,715634</text:p>
          </table:table-cell>
          <table:table-cell office:value-type="float" office:value="0.756296" calcext:value-type="float">
            <text:p>0,756296</text:p>
          </table:table-cell>
          <table:table-cell office:value-type="float" office:value="0.780929" calcext:value-type="float">
            <text:p>0,780929</text:p>
          </table:table-cell>
          <table:table-cell office:value-type="float" office:value="0.815337" calcext:value-type="float">
            <text:p>0,815337</text:p>
          </table:table-cell>
          <table:table-cell office:value-type="float" office:value="0.845689" calcext:value-type="float">
            <text:p>0,845689</text:p>
          </table:table-cell>
          <table:table-cell office:value-type="float" office:value="0.905903" calcext:value-type="float">
            <text:p>0,905903</text:p>
          </table:table-cell>
          <table:table-cell office:value-type="float" office:value="0.926124" calcext:value-type="float">
            <text:p>0,926124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49301" calcext:value-type="float">
            <text:p>0,74930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0.483648" calcext:value-type="float">
            <text:p>0,483648</text:p>
          </table:table-cell>
          <table:table-cell office:value-type="float" office:value="0.651881" calcext:value-type="float">
            <text:p>0,651881</text:p>
          </table:table-cell>
          <table:table-cell office:value-type="float" office:value="0.703537" calcext:value-type="float">
            <text:p>0,703537</text:p>
          </table:table-cell>
          <table:table-cell office:value-type="float" office:value="0.74078" calcext:value-type="float">
            <text:p>0,74078</text:p>
          </table:table-cell>
          <table:table-cell office:value-type="float" office:value="0.776192" calcext:value-type="float">
            <text:p>0,776192</text:p>
          </table:table-cell>
          <table:table-cell office:value-type="float" office:value="0.806735" calcext:value-type="float">
            <text:p>0,806735</text:p>
          </table:table-cell>
          <table:table-cell office:value-type="float" office:value="0.833452" calcext:value-type="float">
            <text:p>0,833452</text:p>
          </table:table-cell>
          <table:table-cell office:value-type="float" office:value="0.85624" calcext:value-type="float">
            <text:p>0,85624</text:p>
          </table:table-cell>
          <table:table-cell office:value-type="float" office:value="0.906311" calcext:value-type="float">
            <text:p>0,906311</text:p>
          </table:table-cell>
          <table:table-cell office:value-type="float" office:value="0.923023" calcext:value-type="float">
            <text:p>0,923023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6818" calcext:value-type="float">
            <text:p>0,768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40628" calcext:value-type="float">
            <text:p>0,240628</text:p>
          </table:table-cell>
          <table:table-cell office:value-type="float" office:value="0.516156" calcext:value-type="float">
            <text:p>0,516156</text:p>
          </table:table-cell>
          <table:table-cell office:value-type="float" office:value="0.640574" calcext:value-type="float">
            <text:p>0,640574</text:p>
          </table:table-cell>
          <table:table-cell office:value-type="float" office:value="0.699051" calcext:value-type="float">
            <text:p>0,699051</text:p>
          </table:table-cell>
          <table:table-cell office:value-type="float" office:value="0.732608" calcext:value-type="float">
            <text:p>0,732608</text:p>
          </table:table-cell>
          <table:table-cell office:value-type="float" office:value="0.76777" calcext:value-type="float">
            <text:p>0,76777</text:p>
          </table:table-cell>
          <table:table-cell office:value-type="float" office:value="0.789332" calcext:value-type="float">
            <text:p>0,789332</text:p>
          </table:table-cell>
          <table:table-cell office:value-type="float" office:value="0.828136" calcext:value-type="float">
            <text:p>0,828136</text:p>
          </table:table-cell>
          <table:table-cell office:value-type="float" office:value="0.843993" calcext:value-type="float">
            <text:p>0,843993</text:p>
          </table:table-cell>
          <table:table-cell office:value-type="float" office:value="0.901253" calcext:value-type="float">
            <text:p>0,901253</text:p>
          </table:table-cell>
          <table:table-cell office:value-type="float" office:value="0.922995" calcext:value-type="float">
            <text:p>0,922995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64187" calcext:value-type="float">
            <text:p>0,76418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9167" calcext:value-type="float">
            <text:p>0,279167</text:p>
          </table:table-cell>
          <table:table-cell office:value-type="float" office:value="0.550527" calcext:value-type="float">
            <text:p>0,550527</text:p>
          </table:table-cell>
          <table:table-cell office:value-type="float" office:value="0.668755" calcext:value-type="float">
            <text:p>0,668755</text:p>
          </table:table-cell>
          <table:table-cell office:value-type="float" office:value="0.716698" calcext:value-type="float">
            <text:p>0,716698</text:p>
          </table:table-cell>
          <table:table-cell office:value-type="float" office:value="0.751606" calcext:value-type="float">
            <text:p>0,751606</text:p>
          </table:table-cell>
          <table:table-cell office:value-type="float" office:value="0.775236" calcext:value-type="float">
            <text:p>0,775236</text:p>
          </table:table-cell>
          <table:table-cell office:value-type="float" office:value="0.815192" calcext:value-type="float">
            <text:p>0,815192</text:p>
          </table:table-cell>
          <table:table-cell office:value-type="float" office:value="0.83502" calcext:value-type="float">
            <text:p>0,83502</text:p>
          </table:table-cell>
          <table:table-cell office:value-type="float" office:value="0.865237" calcext:value-type="float">
            <text:p>0,865237</text:p>
          </table:table-cell>
          <table:table-cell office:value-type="float" office:value="0.913296" calcext:value-type="float">
            <text:p>0,913296</text:p>
          </table:table-cell>
          <table:table-cell office:value-type="float" office:value="0.927916" calcext:value-type="float">
            <text:p>0,927916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81948" calcext:value-type="float">
            <text:p>0,78194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03741" calcext:value-type="float">
            <text:p>0,503741</text:p>
          </table:table-cell>
          <table:table-cell office:value-type="float" office:value="0.561942" calcext:value-type="float">
            <text:p>0,561942</text:p>
          </table:table-cell>
          <table:table-cell office:value-type="float" office:value="0.656575" calcext:value-type="float">
            <text:p>0,656575</text:p>
          </table:table-cell>
          <table:table-cell office:value-type="float" office:value="0.715949" calcext:value-type="float">
            <text:p>0,715949</text:p>
          </table:table-cell>
          <table:table-cell office:value-type="float" office:value="0.745977" calcext:value-type="float">
            <text:p>0,745977</text:p>
          </table:table-cell>
          <table:table-cell office:value-type="float" office:value="0.770697" calcext:value-type="float">
            <text:p>0,770697</text:p>
          </table:table-cell>
          <table:table-cell office:value-type="float" office:value="0.812793" calcext:value-type="float">
            <text:p>0,812793</text:p>
          </table:table-cell>
          <table:table-cell office:value-type="float" office:value="0.835702" calcext:value-type="float">
            <text:p>0,835702</text:p>
          </table:table-cell>
          <table:table-cell office:value-type="float" office:value="0.859893" calcext:value-type="float">
            <text:p>0,859893</text:p>
          </table:table-cell>
          <table:table-cell office:value-type="float" office:value="0.909332" calcext:value-type="float">
            <text:p>0,909332</text:p>
          </table:table-cell>
          <table:table-cell office:value-type="float" office:value="0.922457" calcext:value-type="float">
            <text:p>0,922457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79132" calcext:value-type="float">
            <text:p>0,77913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08262" calcext:value-type="float">
            <text:p>0,408262</text:p>
          </table:table-cell>
          <table:table-cell office:value-type="float" office:value="0.549678" calcext:value-type="float">
            <text:p>0,549678</text:p>
          </table:table-cell>
          <table:table-cell office:value-type="float" office:value="0.666481" calcext:value-type="float">
            <text:p>0,666481</text:p>
          </table:table-cell>
          <table:table-cell office:value-type="float" office:value="0.720103" calcext:value-type="float">
            <text:p>0,720103</text:p>
          </table:table-cell>
          <table:table-cell office:value-type="float" office:value="0.756867" calcext:value-type="float">
            <text:p>0,756867</text:p>
          </table:table-cell>
          <table:table-cell office:value-type="float" office:value="0.774441" calcext:value-type="float">
            <text:p>0,774441</text:p>
          </table:table-cell>
          <table:table-cell office:value-type="float" office:value="0.814487" calcext:value-type="float">
            <text:p>0,814487</text:p>
          </table:table-cell>
          <table:table-cell office:value-type="float" office:value="0.835702" calcext:value-type="float">
            <text:p>0,835702</text:p>
          </table:table-cell>
          <table:table-cell office:value-type="float" office:value="0.84362" calcext:value-type="float">
            <text:p>0,84362</text:p>
          </table:table-cell>
          <table:table-cell office:value-type="float" office:value="0.88797" calcext:value-type="float">
            <text:p>0,88797</text:p>
          </table:table-cell>
          <table:table-cell office:value-type="float" office:value="0.926646" calcext:value-type="float">
            <text:p>0,926646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776" calcext:value-type="float">
            <text:p>0,777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0.43923" calcext:value-type="float">
            <text:p>0,43923</text:p>
          </table:table-cell>
          <table:table-cell office:value-type="float" office:value="0.631081" calcext:value-type="float">
            <text:p>0,631081</text:p>
          </table:table-cell>
          <table:table-cell office:value-type="float" office:value="0.699953" calcext:value-type="float">
            <text:p>0,699953</text:p>
          </table:table-cell>
          <table:table-cell office:value-type="float" office:value="0.734027" calcext:value-type="float">
            <text:p>0,734027</text:p>
          </table:table-cell>
          <table:table-cell office:value-type="float" office:value="0.766497" calcext:value-type="float">
            <text:p>0,766497</text:p>
          </table:table-cell>
          <table:table-cell office:value-type="float" office:value="0.78909" calcext:value-type="float">
            <text:p>0,78909</text:p>
          </table:table-cell>
          <table:table-cell office:value-type="float" office:value="0.830576" calcext:value-type="float">
            <text:p>0,830576</text:p>
          </table:table-cell>
          <table:table-cell office:value-type="float" office:value="0.845247" calcext:value-type="float">
            <text:p>0,845247</text:p>
          </table:table-cell>
          <table:table-cell office:value-type="float" office:value="0.898129" calcext:value-type="float">
            <text:p>0,898129</text:p>
          </table:table-cell>
          <table:table-cell office:value-type="float" office:value="0.929139" calcext:value-type="float">
            <text:p>0,929139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56297" calcext:value-type="float">
            <text:p>0,75629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84431" calcext:value-type="float">
            <text:p>0,084431</text:p>
          </table:table-cell>
          <table:table-cell office:value-type="float" office:value="0.490055" calcext:value-type="float">
            <text:p>0,490055</text:p>
          </table:table-cell>
          <table:table-cell office:value-type="float" office:value="0.640715" calcext:value-type="float">
            <text:p>0,640715</text:p>
          </table:table-cell>
          <table:table-cell office:value-type="float" office:value="0.719133" calcext:value-type="float">
            <text:p>0,719133</text:p>
          </table:table-cell>
          <table:table-cell office:value-type="float" office:value="0.753462" calcext:value-type="float">
            <text:p>0,753462</text:p>
          </table:table-cell>
          <table:table-cell office:value-type="float" office:value="0.771603" calcext:value-type="float">
            <text:p>0,771603</text:p>
          </table:table-cell>
          <table:table-cell office:value-type="float" office:value="0.802675" calcext:value-type="float">
            <text:p>0,802675</text:p>
          </table:table-cell>
          <table:table-cell office:value-type="float" office:value="0.837304" calcext:value-type="float">
            <text:p>0,837304</text:p>
          </table:table-cell>
          <table:table-cell office:value-type="float" office:value="0.860286" calcext:value-type="float">
            <text:p>0,860286</text:p>
          </table:table-cell>
          <table:table-cell office:value-type="float" office:value="0.912195" calcext:value-type="float">
            <text:p>0,912195</text:p>
          </table:table-cell>
          <table:table-cell office:value-type="float" office:value="0.926677" calcext:value-type="float">
            <text:p>0,926677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7141" calcext:value-type="float">
            <text:p>0,7714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03165" calcext:value-type="float">
            <text:p>0,403165</text:p>
          </table:table-cell>
          <table:table-cell office:value-type="float" office:value="0.528359" calcext:value-type="float">
            <text:p>0,528359</text:p>
          </table:table-cell>
          <table:table-cell office:value-type="float" office:value="0.641998" calcext:value-type="float">
            <text:p>0,641998</text:p>
          </table:table-cell>
          <table:table-cell office:value-type="float" office:value="0.706678" calcext:value-type="float">
            <text:p>0,706678</text:p>
          </table:table-cell>
          <table:table-cell office:value-type="float" office:value="0.737677" calcext:value-type="float">
            <text:p>0,737677</text:p>
          </table:table-cell>
          <table:table-cell office:value-type="float" office:value="0.76478" calcext:value-type="float">
            <text:p>0,76478</text:p>
          </table:table-cell>
          <table:table-cell office:value-type="float" office:value="0.782993" calcext:value-type="float">
            <text:p>0,782993</text:p>
          </table:table-cell>
          <table:table-cell office:value-type="float" office:value="0.826027" calcext:value-type="float">
            <text:p>0,826027</text:p>
          </table:table-cell>
          <table:table-cell office:value-type="float" office:value="0.863991" calcext:value-type="float">
            <text:p>0,863991</text:p>
          </table:table-cell>
          <table:table-cell office:value-type="float" office:value="0.914408" calcext:value-type="float">
            <text:p>0,914408</text:p>
          </table:table-cell>
          <table:table-cell office:value-type="float" office:value="0.927242" calcext:value-type="float">
            <text:p>0,927242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69415" calcext:value-type="float">
            <text:p>0,76941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458496" calcext:value-type="float">
            <text:p>0,458496</text:p>
          </table:table-cell>
          <table:table-cell office:value-type="float" office:value="0.655521" calcext:value-type="float">
            <text:p>0,655521</text:p>
          </table:table-cell>
          <table:table-cell office:value-type="float" office:value="0.712773" calcext:value-type="float">
            <text:p>0,712773</text:p>
          </table:table-cell>
          <table:table-cell office:value-type="float" office:value="0.73937" calcext:value-type="float">
            <text:p>0,73937</text:p>
          </table:table-cell>
          <table:table-cell office:value-type="float" office:value="0.766468" calcext:value-type="float">
            <text:p>0,766468</text:p>
          </table:table-cell>
          <table:table-cell office:value-type="float" office:value="0.780191" calcext:value-type="float">
            <text:p>0,780191</text:p>
          </table:table-cell>
          <table:table-cell office:value-type="float" office:value="0.818849" calcext:value-type="float">
            <text:p>0,818849</text:p>
          </table:table-cell>
          <table:table-cell office:value-type="float" office:value="0.857678" calcext:value-type="float">
            <text:p>0,857678</text:p>
          </table:table-cell>
          <table:table-cell office:value-type="float" office:value="0.912737" calcext:value-type="float">
            <text:p>0,912737</text:p>
          </table:table-cell>
          <table:table-cell office:value-type="float" office:value="0.926726" calcext:value-type="float">
            <text:p>0,926726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62881" calcext:value-type="float">
            <text:p>0,76288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8597" calcext:value-type="float">
            <text:p>0,378597</text:p>
          </table:table-cell>
          <table:table-cell office:value-type="float" office:value="0.543579" calcext:value-type="float">
            <text:p>0,543579</text:p>
          </table:table-cell>
          <table:table-cell office:value-type="float" office:value="0.649827" calcext:value-type="float">
            <text:p>0,649827</text:p>
          </table:table-cell>
          <table:table-cell office:value-type="float" office:value="0.716173" calcext:value-type="float">
            <text:p>0,716173</text:p>
          </table:table-cell>
          <table:table-cell office:value-type="float" office:value="0.74545" calcext:value-type="float">
            <text:p>0,74545</text:p>
          </table:table-cell>
          <table:table-cell office:value-type="float" office:value="0.769676" calcext:value-type="float">
            <text:p>0,769676</text:p>
          </table:table-cell>
          <table:table-cell office:value-type="float" office:value="0.801205" calcext:value-type="float">
            <text:p>0,801205</text:p>
          </table:table-cell>
          <table:table-cell office:value-type="float" office:value="0.836781" calcext:value-type="float">
            <text:p>0,836781</text:p>
          </table:table-cell>
          <table:table-cell office:value-type="float" office:value="0.889421" calcext:value-type="float">
            <text:p>0,889421</text:p>
          </table:table-cell>
          <table:table-cell office:value-type="float" office:value="0.914961" calcext:value-type="float">
            <text:p>0,914961</text:p>
          </table:table-cell>
          <table:table-cell office:value-type="float" office:value="0.927939" calcext:value-type="float">
            <text:p>0,927939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79501" calcext:value-type="float">
            <text:p>0,77950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11757" calcext:value-type="float">
            <text:p>0,511757</text:p>
          </table:table-cell>
          <table:table-cell office:value-type="float" office:value="0.567963" calcext:value-type="float">
            <text:p>0,567963</text:p>
          </table:table-cell>
          <table:table-cell office:value-type="float" office:value="0.675183" calcext:value-type="float">
            <text:p>0,675183</text:p>
          </table:table-cell>
          <table:table-cell office:value-type="float" office:value="0.728389" calcext:value-type="float">
            <text:p>0,728389</text:p>
          </table:table-cell>
          <table:table-cell office:value-type="float" office:value="0.761079" calcext:value-type="float">
            <text:p>0,761079</text:p>
          </table:table-cell>
          <table:table-cell office:value-type="float" office:value="0.785505" calcext:value-type="float">
            <text:p>0,785505</text:p>
          </table:table-cell>
          <table:table-cell office:value-type="float" office:value="0.831585" calcext:value-type="float">
            <text:p>0,831585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91385" calcext:value-type="float">
            <text:p>0,91385</text:p>
          </table:table-cell>
          <table:table-cell office:value-type="float" office:value="0.915647" calcext:value-type="float">
            <text:p>0,915647</text:p>
          </table:table-cell>
          <table:table-cell office:value-type="float" office:value="0.932776" calcext:value-type="float">
            <text:p>0,932776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98718" calcext:value-type="float">
            <text:p>0,79871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1483" calcext:value-type="float">
            <text:p>0,491483</text:p>
          </table:table-cell>
          <table:table-cell office:value-type="float" office:value="0.58288" calcext:value-type="float">
            <text:p>0,58288</text:p>
          </table:table-cell>
          <table:table-cell office:value-type="float" office:value="0.680434" calcext:value-type="float">
            <text:p>0,680434</text:p>
          </table:table-cell>
          <table:table-cell office:value-type="float" office:value="0.726395" calcext:value-type="float">
            <text:p>0,726395</text:p>
          </table:table-cell>
          <table:table-cell office:value-type="float" office:value="0.764168" calcext:value-type="float">
            <text:p>0,764168</text:p>
          </table:table-cell>
          <table:table-cell office:value-type="float" office:value="0.780865" calcext:value-type="float">
            <text:p>0,780865</text:p>
          </table:table-cell>
          <table:table-cell office:value-type="float" office:value="0.828428" calcext:value-type="float">
            <text:p>0,828428</text:p>
          </table:table-cell>
          <table:table-cell office:value-type="float" office:value="0.873523" calcext:value-type="float">
            <text:p>0,873523</text:p>
          </table:table-cell>
          <table:table-cell office:value-type="float" office:value="0.914406" calcext:value-type="float">
            <text:p>0,914406</text:p>
          </table:table-cell>
          <table:table-cell office:value-type="float" office:value="0.915064" calcext:value-type="float">
            <text:p>0,915064</text:p>
          </table:table-cell>
          <table:table-cell office:value-type="float" office:value="0.930388" calcext:value-type="float">
            <text:p>0,930388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99655" calcext:value-type="float">
            <text:p>0,79965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7197" calcext:value-type="float">
            <text:p>0,287197</text:p>
          </table:table-cell>
          <table:table-cell office:value-type="float" office:value="0.570629" calcext:value-type="float">
            <text:p>0,570629</text:p>
          </table:table-cell>
          <table:table-cell office:value-type="float" office:value="0.694733" calcext:value-type="float">
            <text:p>0,694733</text:p>
          </table:table-cell>
          <table:table-cell office:value-type="float" office:value="0.731908" calcext:value-type="float">
            <text:p>0,731908</text:p>
          </table:table-cell>
          <table:table-cell office:value-type="float" office:value="0.762195" calcext:value-type="float">
            <text:p>0,762195</text:p>
          </table:table-cell>
          <table:table-cell office:value-type="float" office:value="0.78731" calcext:value-type="float">
            <text:p>0,78731</text:p>
          </table:table-cell>
          <table:table-cell office:value-type="float" office:value="0.841909" calcext:value-type="float">
            <text:p>0,841909</text:p>
          </table:table-cell>
          <table:table-cell office:value-type="float" office:value="0.882048" calcext:value-type="float">
            <text:p>0,882048</text:p>
          </table:table-cell>
          <table:table-cell office:value-type="float" office:value="0.912182" calcext:value-type="float">
            <text:p>0,912182</text:p>
          </table:table-cell>
          <table:table-cell office:value-type="float" office:value="0.914983" calcext:value-type="float">
            <text:p>0,914983</text:p>
          </table:table-cell>
          <table:table-cell office:value-type="float" office:value="0.926784" calcext:value-type="float">
            <text:p>0,926784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02468" calcext:value-type="float">
            <text:p>0,80246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51201" calcext:value-type="float">
            <text:p>0,251201</text:p>
          </table:table-cell>
          <table:table-cell office:value-type="float" office:value="0.57089" calcext:value-type="float">
            <text:p>0,57089</text:p>
          </table:table-cell>
          <table:table-cell office:value-type="float" office:value="0.709513" calcext:value-type="float">
            <text:p>0,709513</text:p>
          </table:table-cell>
          <table:table-cell office:value-type="float" office:value="0.742851" calcext:value-type="float">
            <text:p>0,742851</text:p>
          </table:table-cell>
          <table:table-cell office:value-type="float" office:value="0.768445" calcext:value-type="float">
            <text:p>0,768445</text:p>
          </table:table-cell>
          <table:table-cell office:value-type="float" office:value="0.810453" calcext:value-type="float">
            <text:p>0,810453</text:p>
          </table:table-cell>
          <table:table-cell office:value-type="float" office:value="0.848257" calcext:value-type="float">
            <text:p>0,848257</text:p>
          </table:table-cell>
          <table:table-cell office:value-type="float" office:value="0.890696" calcext:value-type="float">
            <text:p>0,890696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915024" calcext:value-type="float">
            <text:p>0,915024</text:p>
          </table:table-cell>
          <table:table-cell office:value-type="float" office:value="0.927414" calcext:value-type="float">
            <text:p>0,927414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09851" calcext:value-type="float">
            <text:p>0,80985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51201" calcext:value-type="float">
            <text:p>0,251201</text:p>
          </table:table-cell>
          <table:table-cell office:value-type="float" office:value="0.564456" calcext:value-type="float">
            <text:p>0,564456</text:p>
          </table:table-cell>
          <table:table-cell office:value-type="float" office:value="0.699732" calcext:value-type="float">
            <text:p>0,699732</text:p>
          </table:table-cell>
          <table:table-cell office:value-type="float" office:value="0.748399" calcext:value-type="float">
            <text:p>0,748399</text:p>
          </table:table-cell>
          <table:table-cell office:value-type="float" office:value="0.772632" calcext:value-type="float">
            <text:p>0,772632</text:p>
          </table:table-cell>
          <table:table-cell office:value-type="float" office:value="0.812029" calcext:value-type="float">
            <text:p>0,812029</text:p>
          </table:table-cell>
          <table:table-cell office:value-type="float" office:value="0.846627" calcext:value-type="float">
            <text:p>0,846627</text:p>
          </table:table-cell>
          <table:table-cell office:value-type="float" office:value="0.873379" calcext:value-type="float">
            <text:p>0,873379</text:p>
          </table:table-cell>
          <table:table-cell office:value-type="float" office:value="0.913252" calcext:value-type="float">
            <text:p>0,913252</text:p>
          </table:table-cell>
          <table:table-cell office:value-type="float" office:value="0.915003" calcext:value-type="float">
            <text:p>0,915003</text:p>
          </table:table-cell>
          <table:table-cell office:value-type="float" office:value="0.926212" calcext:value-type="float">
            <text:p>0,926212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07172" calcext:value-type="float">
            <text:p>0,80717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51201" calcext:value-type="float">
            <text:p>0,251201</text:p>
          </table:table-cell>
          <table:table-cell office:value-type="float" office:value="0.521635" calcext:value-type="float">
            <text:p>0,521635</text:p>
          </table:table-cell>
          <table:table-cell office:value-type="float" office:value="0.683995" calcext:value-type="float">
            <text:p>0,683995</text:p>
          </table:table-cell>
          <table:table-cell office:value-type="float" office:value="0.734559" calcext:value-type="float">
            <text:p>0,734559</text:p>
          </table:table-cell>
          <table:table-cell office:value-type="float" office:value="0.771075" calcext:value-type="float">
            <text:p>0,771075</text:p>
          </table:table-cell>
          <table:table-cell office:value-type="float" office:value="0.804651" calcext:value-type="float">
            <text:p>0,804651</text:p>
          </table:table-cell>
          <table:table-cell office:value-type="float" office:value="0.838581" calcext:value-type="float">
            <text:p>0,838581</text:p>
          </table:table-cell>
          <table:table-cell office:value-type="float" office:value="0.874943" calcext:value-type="float">
            <text:p>0,874943</text:p>
          </table:table-cell>
          <table:table-cell office:value-type="float" office:value="0.909857" calcext:value-type="float">
            <text:p>0,909857</text:p>
          </table:table-cell>
          <table:table-cell office:value-type="float" office:value="0.914971" calcext:value-type="float">
            <text:p>0,914971</text:p>
          </table:table-cell>
          <table:table-cell office:value-type="float" office:value="0.92322" calcext:value-type="float">
            <text:p>0,92322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97749" calcext:value-type="float">
            <text:p>0,79774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51201" calcext:value-type="float">
            <text:p>0,251201</text:p>
          </table:table-cell>
          <table:table-cell office:value-type="float" office:value="0.535866" calcext:value-type="float">
            <text:p>0,535866</text:p>
          </table:table-cell>
          <table:table-cell office:value-type="float" office:value="0.688835" calcext:value-type="float">
            <text:p>0,688835</text:p>
          </table:table-cell>
          <table:table-cell office:value-type="float" office:value="0.725082" calcext:value-type="float">
            <text:p>0,725082</text:p>
          </table:table-cell>
          <table:table-cell office:value-type="float" office:value="0.768526" calcext:value-type="float">
            <text:p>0,768526</text:p>
          </table:table-cell>
          <table:table-cell office:value-type="float" office:value="0.797774" calcext:value-type="float">
            <text:p>0,797774</text:p>
          </table:table-cell>
          <table:table-cell office:value-type="float" office:value="0.831354" calcext:value-type="float">
            <text:p>0,831354</text:p>
          </table:table-cell>
          <table:table-cell office:value-type="float" office:value="0.860675" calcext:value-type="float">
            <text:p>0,860675</text:p>
          </table:table-cell>
          <table:table-cell office:value-type="float" office:value="0.907741" calcext:value-type="float">
            <text:p>0,907741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926812" calcext:value-type="float">
            <text:p>0,926812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95763" calcext:value-type="float">
            <text:p>0,79576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492353" calcext:value-type="float">
            <text:p>0,492353</text:p>
          </table:table-cell>
          <table:table-cell office:value-type="float" office:value="0.669127" calcext:value-type="float">
            <text:p>0,669127</text:p>
          </table:table-cell>
          <table:table-cell office:value-type="float" office:value="0.741556" calcext:value-type="float">
            <text:p>0,741556</text:p>
          </table:table-cell>
          <table:table-cell office:value-type="float" office:value="0.774027" calcext:value-type="float">
            <text:p>0,774027</text:p>
          </table:table-cell>
          <table:table-cell office:value-type="float" office:value="0.818581" calcext:value-type="float">
            <text:p>0,818581</text:p>
          </table:table-cell>
          <table:table-cell office:value-type="float" office:value="0.836402" calcext:value-type="float">
            <text:p>0,836402</text:p>
          </table:table-cell>
          <table:table-cell office:value-type="float" office:value="0.860307" calcext:value-type="float">
            <text:p>0,860307</text:p>
          </table:table-cell>
          <table:table-cell office:value-type="float" office:value="0.907046" calcext:value-type="float">
            <text:p>0,907046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927874" calcext:value-type="float">
            <text:p>0,927874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94224" calcext:value-type="float">
            <text:p>0,79422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521047" calcext:value-type="float">
            <text:p>0,521047</text:p>
          </table:table-cell>
          <table:table-cell office:value-type="float" office:value="0.668645" calcext:value-type="float">
            <text:p>0,668645</text:p>
          </table:table-cell>
          <table:table-cell office:value-type="float" office:value="0.74672" calcext:value-type="float">
            <text:p>0,74672</text:p>
          </table:table-cell>
          <table:table-cell office:value-type="float" office:value="0.787173" calcext:value-type="float">
            <text:p>0,787173</text:p>
          </table:table-cell>
          <table:table-cell office:value-type="float" office:value="0.831084" calcext:value-type="float">
            <text:p>0,831084</text:p>
          </table:table-cell>
          <table:table-cell office:value-type="float" office:value="0.838542" calcext:value-type="float">
            <text:p>0,838542</text:p>
          </table:table-cell>
          <table:table-cell office:value-type="float" office:value="0.858602" calcext:value-type="float">
            <text:p>0,858602</text:p>
          </table:table-cell>
          <table:table-cell office:value-type="float" office:value="0.905929" calcext:value-type="float">
            <text:p>0,905929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92975" calcext:value-type="float">
            <text:p>0,92975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00246" calcext:value-type="float">
            <text:p>0,80024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01147" calcext:value-type="float">
            <text:p>0,501147</text:p>
          </table:table-cell>
          <table:table-cell office:value-type="float" office:value="0.570233" calcext:value-type="float">
            <text:p>0,570233</text:p>
          </table:table-cell>
          <table:table-cell office:value-type="float" office:value="0.647575" calcext:value-type="float">
            <text:p>0,647575</text:p>
          </table:table-cell>
          <table:table-cell office:value-type="float" office:value="0.722225" calcext:value-type="float">
            <text:p>0,722225</text:p>
          </table:table-cell>
          <table:table-cell office:value-type="float" office:value="0.778187" calcext:value-type="float">
            <text:p>0,778187</text:p>
          </table:table-cell>
          <table:table-cell office:value-type="float" office:value="0.828326" calcext:value-type="float">
            <text:p>0,828326</text:p>
          </table:table-cell>
          <table:table-cell office:value-type="float" office:value="0.842765" calcext:value-type="float">
            <text:p>0,842765</text:p>
          </table:table-cell>
          <table:table-cell office:value-type="float" office:value="0.884181" calcext:value-type="float">
            <text:p>0,884181</text:p>
          </table:table-cell>
          <table:table-cell office:value-type="float" office:value="0.911071" calcext:value-type="float">
            <text:p>0,911071</text:p>
          </table:table-cell>
          <table:table-cell office:value-type="float" office:value="0.914996" calcext:value-type="float">
            <text:p>0,914996</text:p>
          </table:table-cell>
          <table:table-cell office:value-type="float" office:value="0.930991" calcext:value-type="float">
            <text:p>0,930991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03055" calcext:value-type="float">
            <text:p>0,80305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10961" calcext:value-type="float">
            <text:p>0,210961</text:p>
          </table:table-cell>
          <table:table-cell office:value-type="float" office:value="0.518825" calcext:value-type="float">
            <text:p>0,518825</text:p>
          </table:table-cell>
          <table:table-cell office:value-type="float" office:value="0.616848" calcext:value-type="float">
            <text:p>0,616848</text:p>
          </table:table-cell>
          <table:table-cell office:value-type="float" office:value="0.696102" calcext:value-type="float">
            <text:p>0,696102</text:p>
          </table:table-cell>
          <table:table-cell office:value-type="float" office:value="0.7564" calcext:value-type="float">
            <text:p>0,7564</text:p>
          </table:table-cell>
          <table:table-cell office:value-type="float" office:value="0.816312" calcext:value-type="float">
            <text:p>0,816312</text:p>
          </table:table-cell>
          <table:table-cell office:value-type="float" office:value="0.843032" calcext:value-type="float">
            <text:p>0,843032</text:p>
          </table:table-cell>
          <table:table-cell office:value-type="float" office:value="0.886615" calcext:value-type="float">
            <text:p>0,886615</text:p>
          </table:table-cell>
          <table:table-cell office:value-type="float" office:value="0.911627" calcext:value-type="float">
            <text:p>0,911627</text:p>
          </table:table-cell>
          <table:table-cell office:value-type="float" office:value="0.915007" calcext:value-type="float">
            <text:p>0,915007</text:p>
          </table:table-cell>
          <table:table-cell office:value-type="float" office:value="0.932187" calcext:value-type="float">
            <text:p>0,932187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89296" calcext:value-type="float">
            <text:p>0,78929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10961" calcext:value-type="float">
            <text:p>0,210961</text:p>
          </table:table-cell>
          <table:table-cell office:value-type="float" office:value="0.519659" calcext:value-type="float">
            <text:p>0,519659</text:p>
          </table:table-cell>
          <table:table-cell office:value-type="float" office:value="0.605016" calcext:value-type="float">
            <text:p>0,605016</text:p>
          </table:table-cell>
          <table:table-cell office:value-type="float" office:value="0.679892" calcext:value-type="float">
            <text:p>0,679892</text:p>
          </table:table-cell>
          <table:table-cell office:value-type="float" office:value="0.735406" calcext:value-type="float">
            <text:p>0,735406</text:p>
          </table:table-cell>
          <table:table-cell office:value-type="float" office:value="0.78444" calcext:value-type="float">
            <text:p>0,78444</text:p>
          </table:table-cell>
          <table:table-cell office:value-type="float" office:value="0.832969" calcext:value-type="float">
            <text:p>0,832969</text:p>
          </table:table-cell>
          <table:table-cell office:value-type="float" office:value="0.849891" calcext:value-type="float">
            <text:p>0,849891</text:p>
          </table:table-cell>
          <table:table-cell office:value-type="float" office:value="0.900935" calcext:value-type="float">
            <text:p>0,900935</text:p>
          </table:table-cell>
          <table:table-cell office:value-type="float" office:value="0.914964" calcext:value-type="float">
            <text:p>0,914964</text:p>
          </table:table-cell>
          <table:table-cell office:value-type="float" office:value="0.928529" calcext:value-type="float">
            <text:p>0,928529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7517" calcext:value-type="float">
            <text:p>0,775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595" calcext:value-type="float">
            <text:p>0,51595</text:p>
          </table:table-cell>
          <table:table-cell office:value-type="float" office:value="0.553748" calcext:value-type="float">
            <text:p>0,553748</text:p>
          </table:table-cell>
          <table:table-cell office:value-type="float" office:value="0.615957" calcext:value-type="float">
            <text:p>0,615957</text:p>
          </table:table-cell>
          <table:table-cell office:value-type="float" office:value="0.696676" calcext:value-type="float">
            <text:p>0,696676</text:p>
          </table:table-cell>
          <table:table-cell office:value-type="float" office:value="0.755573" calcext:value-type="float">
            <text:p>0,755573</text:p>
          </table:table-cell>
          <table:table-cell office:value-type="float" office:value="0.81237" calcext:value-type="float">
            <text:p>0,81237</text:p>
          </table:table-cell>
          <table:table-cell office:value-type="float" office:value="0.839339" calcext:value-type="float">
            <text:p>0,839339</text:p>
          </table:table-cell>
          <table:table-cell office:value-type="float" office:value="0.858878" calcext:value-type="float">
            <text:p>0,858878</text:p>
          </table:table-cell>
          <table:table-cell office:value-type="float" office:value="0.905433" calcext:value-type="float">
            <text:p>0,905433</text:p>
          </table:table-cell>
          <table:table-cell office:value-type="float" office:value="0.914988" calcext:value-type="float">
            <text:p>0,914988</text:p>
          </table:table-cell>
          <table:table-cell office:value-type="float" office:value="0.935191" calcext:value-type="float">
            <text:p>0,935191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88815" calcext:value-type="float">
            <text:p>0,78881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541492" calcext:value-type="float">
            <text:p>0,541492</text:p>
          </table:table-cell>
          <table:table-cell office:value-type="float" office:value="0.643662" calcext:value-type="float">
            <text:p>0,643662</text:p>
          </table:table-cell>
          <table:table-cell office:value-type="float" office:value="0.723364" calcext:value-type="float">
            <text:p>0,723364</text:p>
          </table:table-cell>
          <table:table-cell office:value-type="float" office:value="0.78333" calcext:value-type="float">
            <text:p>0,78333</text:p>
          </table:table-cell>
          <table:table-cell office:value-type="float" office:value="0.830534" calcext:value-type="float">
            <text:p>0,830534</text:p>
          </table:table-cell>
          <table:table-cell office:value-type="float" office:value="0.844248" calcext:value-type="float">
            <text:p>0,844248</text:p>
          </table:table-cell>
          <table:table-cell office:value-type="float" office:value="0.866731" calcext:value-type="float">
            <text:p>0,866731</text:p>
          </table:table-cell>
          <table:table-cell office:value-type="float" office:value="0.906545" calcext:value-type="float">
            <text:p>0,906545</text:p>
          </table:table-cell>
          <table:table-cell office:value-type="float" office:value="0.915145" calcext:value-type="float">
            <text:p>0,915145</text:p>
          </table:table-cell>
          <table:table-cell office:value-type="float" office:value="0.932165" calcext:value-type="float">
            <text:p>0,932165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98722" calcext:value-type="float">
            <text:p>0,79872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498724" calcext:value-type="float">
            <text:p>0,498724</text:p>
          </table:table-cell>
          <table:table-cell office:value-type="float" office:value="0.649528" calcext:value-type="float">
            <text:p>0,649528</text:p>
          </table:table-cell>
          <table:table-cell office:value-type="float" office:value="0.737974" calcext:value-type="float">
            <text:p>0,737974</text:p>
          </table:table-cell>
          <table:table-cell office:value-type="float" office:value="0.799033" calcext:value-type="float">
            <text:p>0,799033</text:p>
          </table:table-cell>
          <table:table-cell office:value-type="float" office:value="0.834849" calcext:value-type="float">
            <text:p>0,834849</text:p>
          </table:table-cell>
          <table:table-cell office:value-type="float" office:value="0.84601" calcext:value-type="float">
            <text:p>0,84601</text:p>
          </table:table-cell>
          <table:table-cell office:value-type="float" office:value="0.878334" calcext:value-type="float">
            <text:p>0,878334</text:p>
          </table:table-cell>
          <table:table-cell office:value-type="float" office:value="0.914405" calcext:value-type="float">
            <text:p>0,914405</text:p>
          </table:table-cell>
          <table:table-cell office:value-type="float" office:value="0.920084" calcext:value-type="float">
            <text:p>0,920084</text:p>
          </table:table-cell>
          <table:table-cell office:value-type="float" office:value="0.935789" calcext:value-type="float">
            <text:p>0,935789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01473" calcext:value-type="float">
            <text:p>0,80147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5026" calcext:value-type="float">
            <text:p>0,5026</text:p>
          </table:table-cell>
          <table:table-cell office:value-type="float" office:value="0.689939" calcext:value-type="float">
            <text:p>0,689939</text:p>
          </table:table-cell>
          <table:table-cell office:value-type="float" office:value="0.767179" calcext:value-type="float">
            <text:p>0,767179</text:p>
          </table:table-cell>
          <table:table-cell office:value-type="float" office:value="0.809326" calcext:value-type="float">
            <text:p>0,809326</text:p>
          </table:table-cell>
          <table:table-cell office:value-type="float" office:value="0.838557" calcext:value-type="float">
            <text:p>0,838557</text:p>
          </table:table-cell>
          <table:table-cell office:value-type="float" office:value="0.848214" calcext:value-type="float">
            <text:p>0,848214</text:p>
          </table:table-cell>
          <table:table-cell office:value-type="float" office:value="0.88843" calcext:value-type="float">
            <text:p>0,88843</text:p>
          </table:table-cell>
          <table:table-cell office:value-type="float" office:value="0.914407" calcext:value-type="float">
            <text:p>0,914407</text:p>
          </table:table-cell>
          <table:table-cell office:value-type="float" office:value="0.92313" calcext:value-type="float">
            <text:p>0,92313</text:p>
          </table:table-cell>
          <table:table-cell office:value-type="float" office:value="0.936406" calcext:value-type="float">
            <text:p>0,936406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11819" calcext:value-type="float">
            <text:p>0,81181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398019" calcext:value-type="float">
            <text:p>0,398019</text:p>
          </table:table-cell>
          <table:table-cell office:value-type="float" office:value="0.624482" calcext:value-type="float">
            <text:p>0,624482</text:p>
          </table:table-cell>
          <table:table-cell office:value-type="float" office:value="0.726778" calcext:value-type="float">
            <text:p>0,726778</text:p>
          </table:table-cell>
          <table:table-cell office:value-type="float" office:value="0.78108" calcext:value-type="float">
            <text:p>0,78108</text:p>
          </table:table-cell>
          <table:table-cell office:value-type="float" office:value="0.829517" calcext:value-type="float">
            <text:p>0,829517</text:p>
          </table:table-cell>
          <table:table-cell office:value-type="float" office:value="0.845953" calcext:value-type="float">
            <text:p>0,845953</text:p>
          </table:table-cell>
          <table:table-cell office:value-type="float" office:value="0.87123" calcext:value-type="float">
            <text:p>0,87123</text:p>
          </table:table-cell>
          <table:table-cell office:value-type="float" office:value="0.905374" calcext:value-type="float">
            <text:p>0,905374</text:p>
          </table:table-cell>
          <table:table-cell office:value-type="float" office:value="0.918736" calcext:value-type="float">
            <text:p>0,918736</text:p>
          </table:table-cell>
          <table:table-cell office:value-type="float" office:value="0.933364" calcext:value-type="float">
            <text:p>0,933364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83453" calcext:value-type="float">
            <text:p>0,78345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549977" calcext:value-type="float">
            <text:p>0,549977</text:p>
          </table:table-cell>
          <table:table-cell office:value-type="float" office:value="0.626439" calcext:value-type="float">
            <text:p>0,626439</text:p>
          </table:table-cell>
          <table:table-cell office:value-type="float" office:value="0.726409" calcext:value-type="float">
            <text:p>0,726409</text:p>
          </table:table-cell>
          <table:table-cell office:value-type="float" office:value="0.768357" calcext:value-type="float">
            <text:p>0,768357</text:p>
          </table:table-cell>
          <table:table-cell office:value-type="float" office:value="0.79444" calcext:value-type="float">
            <text:p>0,79444</text:p>
          </table:table-cell>
          <table:table-cell office:value-type="float" office:value="0.834475" calcext:value-type="float">
            <text:p>0,834475</text:p>
          </table:table-cell>
          <table:table-cell office:value-type="float" office:value="0.847544" calcext:value-type="float">
            <text:p>0,847544</text:p>
          </table:table-cell>
          <table:table-cell office:value-type="float" office:value="0.887918" calcext:value-type="float">
            <text:p>0,887918</text:p>
          </table:table-cell>
          <table:table-cell office:value-type="float" office:value="0.915635" calcext:value-type="float">
            <text:p>0,915635</text:p>
          </table:table-cell>
          <table:table-cell office:value-type="float" office:value="0.933359" calcext:value-type="float">
            <text:p>0,933359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88455" calcext:value-type="float">
            <text:p>0,78845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07417" calcext:value-type="float">
            <text:p>0,307417</text:p>
          </table:table-cell>
          <table:table-cell office:value-type="float" office:value="0.51142" calcext:value-type="float">
            <text:p>0,51142</text:p>
          </table:table-cell>
          <table:table-cell office:value-type="float" office:value="0.598934" calcext:value-type="float">
            <text:p>0,598934</text:p>
          </table:table-cell>
          <table:table-cell office:value-type="float" office:value="0.713886" calcext:value-type="float">
            <text:p>0,713886</text:p>
          </table:table-cell>
          <table:table-cell office:value-type="float" office:value="0.769808" calcext:value-type="float">
            <text:p>0,769808</text:p>
          </table:table-cell>
          <table:table-cell office:value-type="float" office:value="0.811795" calcext:value-type="float">
            <text:p>0,811795</text:p>
          </table:table-cell>
          <table:table-cell office:value-type="float" office:value="0.837025" calcext:value-type="float">
            <text:p>0,837025</text:p>
          </table:table-cell>
          <table:table-cell office:value-type="float" office:value="0.848141" calcext:value-type="float">
            <text:p>0,848141</text:p>
          </table:table-cell>
          <table:table-cell office:value-type="float" office:value="0.897908" calcext:value-type="float">
            <text:p>0,897908</text:p>
          </table:table-cell>
          <table:table-cell office:value-type="float" office:value="0.918745" calcext:value-type="float">
            <text:p>0,918745</text:p>
          </table:table-cell>
          <table:table-cell office:value-type="float" office:value="0.93398" calcext:value-type="float">
            <text:p>0,93398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84164" calcext:value-type="float">
            <text:p>0,7841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32811" calcext:value-type="float">
            <text:p>0,132811</text:p>
          </table:table-cell>
          <table:table-cell office:value-type="float" office:value="0.522713" calcext:value-type="float">
            <text:p>0,522713</text:p>
          </table:table-cell>
          <table:table-cell office:value-type="float" office:value="0.666498" calcext:value-type="float">
            <text:p>0,666498</text:p>
          </table:table-cell>
          <table:table-cell office:value-type="float" office:value="0.765903" calcext:value-type="float">
            <text:p>0,765903</text:p>
          </table:table-cell>
          <table:table-cell office:value-type="float" office:value="0.794491" calcext:value-type="float">
            <text:p>0,794491</text:p>
          </table:table-cell>
          <table:table-cell office:value-type="float" office:value="0.83374" calcext:value-type="float">
            <text:p>0,83374</text:p>
          </table:table-cell>
          <table:table-cell office:value-type="float" office:value="0.845346" calcext:value-type="float">
            <text:p>0,845346</text:p>
          </table:table-cell>
          <table:table-cell office:value-type="float" office:value="0.86985" calcext:value-type="float">
            <text:p>0,86985</text:p>
          </table:table-cell>
          <table:table-cell office:value-type="float" office:value="0.905392" calcext:value-type="float">
            <text:p>0,905392</text:p>
          </table:table-cell>
          <table:table-cell office:value-type="float" office:value="0.920585" calcext:value-type="float">
            <text:p>0,920585</text:p>
          </table:table-cell>
          <table:table-cell office:value-type="float" office:value="0.935183" calcext:value-type="float">
            <text:p>0,935183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0597" calcext:value-type="float">
            <text:p>0,8059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8597" calcext:value-type="float">
            <text:p>0,378597</text:p>
          </table:table-cell>
          <table:table-cell office:value-type="float" office:value="0.558256" calcext:value-type="float">
            <text:p>0,558256</text:p>
          </table:table-cell>
          <table:table-cell office:value-type="float" office:value="0.642797" calcext:value-type="float">
            <text:p>0,642797</text:p>
          </table:table-cell>
          <table:table-cell office:value-type="float" office:value="0.752163" calcext:value-type="float">
            <text:p>0,752163</text:p>
          </table:table-cell>
          <table:table-cell office:value-type="float" office:value="0.778863" calcext:value-type="float">
            <text:p>0,778863</text:p>
          </table:table-cell>
          <table:table-cell office:value-type="float" office:value="0.826575" calcext:value-type="float">
            <text:p>0,826575</text:p>
          </table:table-cell>
          <table:table-cell office:value-type="float" office:value="0.843072" calcext:value-type="float">
            <text:p>0,843072</text:p>
          </table:table-cell>
          <table:table-cell office:value-type="float" office:value="0.86987" calcext:value-type="float">
            <text:p>0,86987</text:p>
          </table:table-cell>
          <table:table-cell office:value-type="float" office:value="0.912735" calcext:value-type="float">
            <text:p>0,912735</text:p>
          </table:table-cell>
          <table:table-cell office:value-type="float" office:value="0.92306" calcext:value-type="float">
            <text:p>0,92306</text:p>
          </table:table-cell>
          <table:table-cell office:value-type="float" office:value="0.937578" calcext:value-type="float">
            <text:p>0,937578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04497" calcext:value-type="float">
            <text:p>0,80449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483565" calcext:value-type="float">
            <text:p>0,483565</text:p>
          </table:table-cell>
          <table:table-cell office:value-type="float" office:value="0.681905" calcext:value-type="float">
            <text:p>0,681905</text:p>
          </table:table-cell>
          <table:table-cell office:value-type="float" office:value="0.757882" calcext:value-type="float">
            <text:p>0,757882</text:p>
          </table:table-cell>
          <table:table-cell office:value-type="float" office:value="0.814217" calcext:value-type="float">
            <text:p>0,814217</text:p>
          </table:table-cell>
          <table:table-cell office:value-type="float" office:value="0.842154" calcext:value-type="float">
            <text:p>0,842154</text:p>
          </table:table-cell>
          <table:table-cell office:value-type="float" office:value="0.858671" calcext:value-type="float">
            <text:p>0,858671</text:p>
          </table:table-cell>
          <table:table-cell office:value-type="float" office:value="0.907059" calcext:value-type="float">
            <text:p>0,907059</text:p>
          </table:table-cell>
          <table:table-cell office:value-type="float" office:value="0.91501" calcext:value-type="float">
            <text:p>0,91501</text:p>
          </table:table-cell>
          <table:table-cell office:value-type="float" office:value="0.926728" calcext:value-type="float">
            <text:p>0,926728</text:p>
          </table:table-cell>
          <table:table-cell office:value-type="float" office:value="0.938781" calcext:value-type="float">
            <text:p>0,938781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12597" calcext:value-type="float">
            <text:p>0,81259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4924" calcext:value-type="float">
            <text:p>0,14924</text:p>
          </table:table-cell>
          <table:table-cell office:value-type="float" office:value="0.535011" calcext:value-type="float">
            <text:p>0,535011</text:p>
          </table:table-cell>
          <table:table-cell office:value-type="float" office:value="0.682402" calcext:value-type="float">
            <text:p>0,682402</text:p>
          </table:table-cell>
          <table:table-cell office:value-type="float" office:value="0.752416" calcext:value-type="float">
            <text:p>0,752416</text:p>
          </table:table-cell>
          <table:table-cell office:value-type="float" office:value="0.79633" calcext:value-type="float">
            <text:p>0,79633</text:p>
          </table:table-cell>
          <table:table-cell office:value-type="float" office:value="0.838237" calcext:value-type="float">
            <text:p>0,838237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8008" calcext:value-type="float">
            <text:p>0,888008</text:p>
          </table:table-cell>
          <table:table-cell office:value-type="float" office:value="0.916855" calcext:value-type="float">
            <text:p>0,916855</text:p>
          </table:table-cell>
          <table:table-cell office:value-type="float" office:value="0.927345" calcext:value-type="float">
            <text:p>0,927345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12456" calcext:value-type="float">
            <text:p>0,81245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52698" calcext:value-type="float">
            <text:p>0,452698</text:p>
          </table:table-cell>
          <table:table-cell office:value-type="float" office:value="0.56108" calcext:value-type="float">
            <text:p>0,56108</text:p>
          </table:table-cell>
          <table:table-cell office:value-type="float" office:value="0.674716" calcext:value-type="float">
            <text:p>0,674716</text:p>
          </table:table-cell>
          <table:table-cell office:value-type="float" office:value="0.758322" calcext:value-type="float">
            <text:p>0,758322</text:p>
          </table:table-cell>
          <table:table-cell office:value-type="float" office:value="0.791634" calcext:value-type="float">
            <text:p>0,791634</text:p>
          </table:table-cell>
          <table:table-cell office:value-type="float" office:value="0.836224" calcext:value-type="float">
            <text:p>0,836224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3652" calcext:value-type="float">
            <text:p>0,873652</text:p>
          </table:table-cell>
          <table:table-cell office:value-type="float" office:value="0.917024" calcext:value-type="float">
            <text:p>0,917024</text:p>
          </table:table-cell>
          <table:table-cell office:value-type="float" office:value="0.927335" calcext:value-type="float">
            <text:p>0,927335</text:p>
          </table:table-cell>
          <table:table-cell office:value-type="float" office:value="0.936431" calcext:value-type="float">
            <text:p>0,936431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12499" calcext:value-type="float">
            <text:p>0,81249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546963" calcext:value-type="float">
            <text:p>0,546963</text:p>
          </table:table-cell>
          <table:table-cell office:value-type="float" office:value="0.633908" calcext:value-type="float">
            <text:p>0,633908</text:p>
          </table:table-cell>
          <table:table-cell office:value-type="float" office:value="0.726207" calcext:value-type="float">
            <text:p>0,726207</text:p>
          </table:table-cell>
          <table:table-cell office:value-type="float" office:value="0.771415" calcext:value-type="float">
            <text:p>0,771415</text:p>
          </table:table-cell>
          <table:table-cell office:value-type="float" office:value="0.817927" calcext:value-type="float">
            <text:p>0,817927</text:p>
          </table:table-cell>
          <table:table-cell office:value-type="float" office:value="0.847137" calcext:value-type="float">
            <text:p>0,847137</text:p>
          </table:table-cell>
          <table:table-cell office:value-type="float" office:value="0.871347" calcext:value-type="float">
            <text:p>0,871347</text:p>
          </table:table-cell>
          <table:table-cell office:value-type="float" office:value="0.904586" calcext:value-type="float">
            <text:p>0,904586</text:p>
          </table:table-cell>
          <table:table-cell office:value-type="float" office:value="0.927325" calcext:value-type="float">
            <text:p>0,927325</text:p>
          </table:table-cell>
          <table:table-cell office:value-type="float" office:value="0.936456" calcext:value-type="float">
            <text:p>0,936456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798327" calcext:value-type="float">
            <text:p>0,79832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564645" calcext:value-type="float">
            <text:p>0,564645</text:p>
          </table:table-cell>
          <table:table-cell office:value-type="float" office:value="0.691151" calcext:value-type="float">
            <text:p>0,691151</text:p>
          </table:table-cell>
          <table:table-cell office:value-type="float" office:value="0.767011" calcext:value-type="float">
            <text:p>0,767011</text:p>
          </table:table-cell>
          <table:table-cell office:value-type="float" office:value="0.790366" calcext:value-type="float">
            <text:p>0,790366</text:p>
          </table:table-cell>
          <table:table-cell office:value-type="float" office:value="0.838191" calcext:value-type="float">
            <text:p>0,838191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8014" calcext:value-type="float">
            <text:p>0,878014</text:p>
          </table:table-cell>
          <table:table-cell office:value-type="float" office:value="0.913427" calcext:value-type="float">
            <text:p>0,913427</text:p>
          </table:table-cell>
          <table:table-cell office:value-type="float" office:value="0.927317" calcext:value-type="float">
            <text:p>0,927317</text:p>
          </table:table-cell>
          <table:table-cell office:value-type="float" office:value="0.935213" calcext:value-type="float">
            <text:p>0,935213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15391" calcext:value-type="float">
            <text:p>0,81539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577626" calcext:value-type="float">
            <text:p>0,577626</text:p>
          </table:table-cell>
          <table:table-cell office:value-type="float" office:value="0.693038" calcext:value-type="float">
            <text:p>0,693038</text:p>
          </table:table-cell>
          <table:table-cell office:value-type="float" office:value="0.769517" calcext:value-type="float">
            <text:p>0,769517</text:p>
          </table:table-cell>
          <table:table-cell office:value-type="float" office:value="0.782861" calcext:value-type="float">
            <text:p>0,782861</text:p>
          </table:table-cell>
          <table:table-cell office:value-type="float" office:value="0.827844" calcext:value-type="float">
            <text:p>0,827844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6648" calcext:value-type="float">
            <text:p>0,866648</text:p>
          </table:table-cell>
          <table:table-cell office:value-type="float" office:value="0.903362" calcext:value-type="float">
            <text:p>0,903362</text:p>
          </table:table-cell>
          <table:table-cell office:value-type="float" office:value="0.927327" calcext:value-type="float">
            <text:p>0,927327</text:p>
          </table:table-cell>
          <table:table-cell office:value-type="float" office:value="0.937017" calcext:value-type="float">
            <text:p>0,937017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13382" calcext:value-type="float">
            <text:p>0,81338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27222" calcext:value-type="float">
            <text:p>0,527222</text:p>
          </table:table-cell>
          <table:table-cell office:value-type="float" office:value="0.561573" calcext:value-type="float">
            <text:p>0,561573</text:p>
          </table:table-cell>
          <table:table-cell office:value-type="float" office:value="0.676263" calcext:value-type="float">
            <text:p>0,676263</text:p>
          </table:table-cell>
          <table:table-cell office:value-type="float" office:value="0.759491" calcext:value-type="float">
            <text:p>0,759491</text:p>
          </table:table-cell>
          <table:table-cell office:value-type="float" office:value="0.773045" calcext:value-type="float">
            <text:p>0,773045</text:p>
          </table:table-cell>
          <table:table-cell office:value-type="float" office:value="0.819402" calcext:value-type="float">
            <text:p>0,819402</text:p>
          </table:table-cell>
          <table:table-cell office:value-type="float" office:value="0.846418" calcext:value-type="float">
            <text:p>0,846418</text:p>
          </table:table-cell>
          <table:table-cell office:value-type="float" office:value="0.85987" calcext:value-type="float">
            <text:p>0,85987</text:p>
          </table:table-cell>
          <table:table-cell office:value-type="float" office:value="0.896981" calcext:value-type="float">
            <text:p>0,896981</text:p>
          </table:table-cell>
          <table:table-cell office:value-type="float" office:value="0.927352" calcext:value-type="float">
            <text:p>0,927352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05978" calcext:value-type="float">
            <text:p>0,80597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477566" calcext:value-type="float">
            <text:p>0,477566</text:p>
          </table:table-cell>
          <table:table-cell office:value-type="float" office:value="0.659481" calcext:value-type="float">
            <text:p>0,659481</text:p>
          </table:table-cell>
          <table:table-cell office:value-type="float" office:value="0.764301" calcext:value-type="float">
            <text:p>0,764301</text:p>
          </table:table-cell>
          <table:table-cell office:value-type="float" office:value="0.787608" calcext:value-type="float">
            <text:p>0,787608</text:p>
          </table:table-cell>
          <table:table-cell office:value-type="float" office:value="0.845115" calcext:value-type="float">
            <text:p>0,845115</text:p>
          </table:table-cell>
          <table:table-cell office:value-type="float" office:value="0.849582" calcext:value-type="float">
            <text:p>0,849582</text:p>
          </table:table-cell>
          <table:table-cell office:value-type="float" office:value="0.882002" calcext:value-type="float">
            <text:p>0,882002</text:p>
          </table:table-cell>
          <table:table-cell office:value-type="float" office:value="0.918304" calcext:value-type="float">
            <text:p>0,918304</text:p>
          </table:table-cell>
          <table:table-cell office:value-type="float" office:value="0.929881" calcext:value-type="float">
            <text:p>0,929881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05322" calcext:value-type="float">
            <text:p>0,80532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87197" calcext:value-type="float">
            <text:p>0,287197</text:p>
          </table:table-cell>
          <table:table-cell office:value-type="float" office:value="0.547154" calcext:value-type="float">
            <text:p>0,547154</text:p>
          </table:table-cell>
          <table:table-cell office:value-type="float" office:value="0.679794" calcext:value-type="float">
            <text:p>0,679794</text:p>
          </table:table-cell>
          <table:table-cell office:value-type="float" office:value="0.769696" calcext:value-type="float">
            <text:p>0,769696</text:p>
          </table:table-cell>
          <table:table-cell office:value-type="float" office:value="0.799329" calcext:value-type="float">
            <text:p>0,799329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4933" calcext:value-type="float">
            <text:p>0,864933</text:p>
          </table:table-cell>
          <table:table-cell office:value-type="float" office:value="0.90263" calcext:value-type="float">
            <text:p>0,90263</text:p>
          </table:table-cell>
          <table:table-cell office:value-type="float" office:value="0.926133" calcext:value-type="float">
            <text:p>0,926133</text:p>
          </table:table-cell>
          <table:table-cell office:value-type="float" office:value="0.931685" calcext:value-type="float">
            <text:p>0,931685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20931" calcext:value-type="float">
            <text:p>0,82093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87197" calcext:value-type="float">
            <text:p>0,287197</text:p>
          </table:table-cell>
          <table:table-cell office:value-type="float" office:value="0.548119" calcext:value-type="float">
            <text:p>0,548119</text:p>
          </table:table-cell>
          <table:table-cell office:value-type="float" office:value="0.689173" calcext:value-type="float">
            <text:p>0,689173</text:p>
          </table:table-cell>
          <table:table-cell office:value-type="float" office:value="0.770939" calcext:value-type="float">
            <text:p>0,770939</text:p>
          </table:table-cell>
          <table:table-cell office:value-type="float" office:value="0.813361" calcext:value-type="float">
            <text:p>0,813361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9343" calcext:value-type="float">
            <text:p>0,859343</text:p>
          </table:table-cell>
          <table:table-cell office:value-type="float" office:value="0.897143" calcext:value-type="float">
            <text:p>0,897143</text:p>
          </table:table-cell>
          <table:table-cell office:value-type="float" office:value="0.923085" calcext:value-type="float">
            <text:p>0,923085</text:p>
          </table:table-cell>
          <table:table-cell office:value-type="float" office:value="0.933369" calcext:value-type="float">
            <text:p>0,933369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22249" calcext:value-type="float">
            <text:p>0,82224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30248" calcext:value-type="float">
            <text:p>0,530248</text:p>
          </table:table-cell>
          <table:table-cell office:value-type="float" office:value="0.595189" calcext:value-type="float">
            <text:p>0,595189</text:p>
          </table:table-cell>
          <table:table-cell office:value-type="float" office:value="0.744094" calcext:value-type="float">
            <text:p>0,744094</text:p>
          </table:table-cell>
          <table:table-cell office:value-type="float" office:value="0.784719" calcext:value-type="float">
            <text:p>0,784719</text:p>
          </table:table-cell>
          <table:table-cell office:value-type="float" office:value="0.846559" calcext:value-type="float">
            <text:p>0,846559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4486" calcext:value-type="float">
            <text:p>0,854486</text:p>
          </table:table-cell>
          <table:table-cell office:value-type="float" office:value="0.896463" calcext:value-type="float">
            <text:p>0,896463</text:p>
          </table:table-cell>
          <table:table-cell office:value-type="float" office:value="0.919575" calcext:value-type="float">
            <text:p>0,919575</text:p>
          </table:table-cell>
          <table:table-cell office:value-type="float" office:value="0.930956" calcext:value-type="float">
            <text:p>0,930956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36" calcext:value-type="float">
            <text:p>0,83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33968" calcext:value-type="float">
            <text:p>0,533968</text:p>
          </table:table-cell>
          <table:table-cell office:value-type="float" office:value="0.587832" calcext:value-type="float">
            <text:p>0,587832</text:p>
          </table:table-cell>
          <table:table-cell office:value-type="float" office:value="0.740963" calcext:value-type="float">
            <text:p>0,740963</text:p>
          </table:table-cell>
          <table:table-cell office:value-type="float" office:value="0.774774" calcext:value-type="float">
            <text:p>0,774774</text:p>
          </table:table-cell>
          <table:table-cell office:value-type="float" office:value="0.841283" calcext:value-type="float">
            <text:p>0,841283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5027" calcext:value-type="float">
            <text:p>0,865027</text:p>
          </table:table-cell>
          <table:table-cell office:value-type="float" office:value="0.900415" calcext:value-type="float">
            <text:p>0,900415</text:p>
          </table:table-cell>
          <table:table-cell office:value-type="float" office:value="0.920202" calcext:value-type="float">
            <text:p>0,920202</text:p>
          </table:table-cell>
          <table:table-cell office:value-type="float" office:value="0.929157" calcext:value-type="float">
            <text:p>0,929157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34761" calcext:value-type="float">
            <text:p>0,83476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1582" calcext:value-type="float">
            <text:p>0,541582</text:p>
          </table:table-cell>
          <table:table-cell office:value-type="float" office:value="0.554636" calcext:value-type="float">
            <text:p>0,554636</text:p>
          </table:table-cell>
          <table:table-cell office:value-type="float" office:value="0.719087" calcext:value-type="float">
            <text:p>0,719087</text:p>
          </table:table-cell>
          <table:table-cell office:value-type="float" office:value="0.786419" calcext:value-type="float">
            <text:p>0,786419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90626" calcext:value-type="float">
            <text:p>0,890626</text:p>
          </table:table-cell>
          <table:table-cell office:value-type="float" office:value="0.907302" calcext:value-type="float">
            <text:p>0,907302</text:p>
          </table:table-cell>
          <table:table-cell office:value-type="float" office:value="0.923156" calcext:value-type="float">
            <text:p>0,923156</text:p>
          </table:table-cell>
          <table:table-cell office:value-type="float" office:value="0.929798" calcext:value-type="float">
            <text:p>0,929798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34756" calcext:value-type="float">
            <text:p>0,83475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32213" calcext:value-type="float">
            <text:p>0,532213</text:p>
          </table:table-cell>
          <table:table-cell office:value-type="float" office:value="0.570795" calcext:value-type="float">
            <text:p>0,570795</text:p>
          </table:table-cell>
          <table:table-cell office:value-type="float" office:value="0.747252" calcext:value-type="float">
            <text:p>0,747252</text:p>
          </table:table-cell>
          <table:table-cell office:value-type="float" office:value="0.806981" calcext:value-type="float">
            <text:p>0,806981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83431" calcext:value-type="float">
            <text:p>0,883431</text:p>
          </table:table-cell>
          <table:table-cell office:value-type="float" office:value="0.907302" calcext:value-type="float">
            <text:p>0,907302</text:p>
          </table:table-cell>
          <table:table-cell office:value-type="float" office:value="0.926121" calcext:value-type="float">
            <text:p>0,926121</text:p>
          </table:table-cell>
          <table:table-cell office:value-type="float" office:value="0.932828" calcext:value-type="float">
            <text:p>0,932828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41125" calcext:value-type="float">
            <text:p>0,84112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46519" calcext:value-type="float">
            <text:p>0,546519</text:p>
          </table:table-cell>
          <table:table-cell office:value-type="float" office:value="0.600535" calcext:value-type="float">
            <text:p>0,600535</text:p>
          </table:table-cell>
          <table:table-cell office:value-type="float" office:value="0.769646" calcext:value-type="float">
            <text:p>0,769646</text:p>
          </table:table-cell>
          <table:table-cell office:value-type="float" office:value="0.833091" calcext:value-type="float">
            <text:p>0,833091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90122" calcext:value-type="float">
            <text:p>0,890122</text:p>
          </table:table-cell>
          <table:table-cell office:value-type="float" office:value="0.912031" calcext:value-type="float">
            <text:p>0,912031</text:p>
          </table:table-cell>
          <table:table-cell office:value-type="float" office:value="0.927306" calcext:value-type="float">
            <text:p>0,927306</text:p>
          </table:table-cell>
          <table:table-cell office:value-type="float" office:value="0.933384" calcext:value-type="float">
            <text:p>0,933384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50265" calcext:value-type="float">
            <text:p>0,85026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46519" calcext:value-type="float">
            <text:p>0,546519</text:p>
          </table:table-cell>
          <table:table-cell office:value-type="float" office:value="0.56423" calcext:value-type="float">
            <text:p>0,56423</text:p>
          </table:table-cell>
          <table:table-cell office:value-type="float" office:value="0.719866" calcext:value-type="float">
            <text:p>0,719866</text:p>
          </table:table-cell>
          <table:table-cell office:value-type="float" office:value="0.774723" calcext:value-type="float">
            <text:p>0,774723</text:p>
          </table:table-cell>
          <table:table-cell office:value-type="float" office:value="0.831795" calcext:value-type="float">
            <text:p>0,831795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7344" calcext:value-type="float">
            <text:p>0,857344</text:p>
          </table:table-cell>
          <table:table-cell office:value-type="float" office:value="0.897083" calcext:value-type="float">
            <text:p>0,897083</text:p>
          </table:table-cell>
          <table:table-cell office:value-type="float" office:value="0.920887" calcext:value-type="float">
            <text:p>0,920887</text:p>
          </table:table-cell>
          <table:table-cell office:value-type="float" office:value="0.927345" calcext:value-type="float">
            <text:p>0,927345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28123" calcext:value-type="float">
            <text:p>0,82812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46519" calcext:value-type="float">
            <text:p>0,546519</text:p>
          </table:table-cell>
          <table:table-cell office:value-type="float" office:value="0.569655" calcext:value-type="float">
            <text:p>0,569655</text:p>
          </table:table-cell>
          <table:table-cell office:value-type="float" office:value="0.718789" calcext:value-type="float">
            <text:p>0,718789</text:p>
          </table:table-cell>
          <table:table-cell office:value-type="float" office:value="0.784289" calcext:value-type="float">
            <text:p>0,784289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74337" calcext:value-type="float">
            <text:p>0,874337</text:p>
          </table:table-cell>
          <table:table-cell office:value-type="float" office:value="0.90561" calcext:value-type="float">
            <text:p>0,90561</text:p>
          </table:table-cell>
          <table:table-cell office:value-type="float" office:value="0.925526" calcext:value-type="float">
            <text:p>0,925526</text:p>
          </table:table-cell>
          <table:table-cell office:value-type="float" office:value="0.927946" calcext:value-type="float">
            <text:p>0,927946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34269" calcext:value-type="float">
            <text:p>0,83426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57977" calcext:value-type="float">
            <text:p>0,57977</text:p>
          </table:table-cell>
          <table:table-cell office:value-type="float" office:value="0.758016" calcext:value-type="float">
            <text:p>0,758016</text:p>
          </table:table-cell>
          <table:table-cell office:value-type="float" office:value="0.785335" calcext:value-type="float">
            <text:p>0,785335</text:p>
          </table:table-cell>
          <table:table-cell office:value-type="float" office:value="0.848426" calcext:value-type="float">
            <text:p>0,848426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5797" calcext:value-type="float">
            <text:p>0,875797</text:p>
          </table:table-cell>
          <table:table-cell office:value-type="float" office:value="0.90443" calcext:value-type="float">
            <text:p>0,90443</text:p>
          </table:table-cell>
          <table:table-cell office:value-type="float" office:value="0.921971" calcext:value-type="float">
            <text:p>0,921971</text:p>
          </table:table-cell>
          <table:table-cell office:value-type="float" office:value="0.927322" calcext:value-type="float">
            <text:p>0,927322</text:p>
          </table:table-cell>
          <table:table-cell office:value-type="float" office:value="0.938796" calcext:value-type="float">
            <text:p>0,938796</text:p>
          </table:table-cell>
          <table:table-cell office:value-type="float" office:value="0.939382" calcext:value-type="float">
            <text:p>0,939382</text:p>
          </table:table-cell>
          <table:table-cell office:value-type="float" office:value="0.838844" calcext:value-type="float">
            <text:p>0,83884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28458" calcext:value-type="float">
            <text:p>0,528458</text:p>
          </table:table-cell>
          <table:table-cell office:value-type="float" office:value="0.579313" calcext:value-type="float">
            <text:p>0,579313</text:p>
          </table:table-cell>
          <table:table-cell office:value-type="float" office:value="0.742432" calcext:value-type="float">
            <text:p>0,742432</text:p>
          </table:table-cell>
          <table:table-cell office:value-type="float" office:value="0.785443" calcext:value-type="float">
            <text:p>0,785443</text:p>
          </table:table-cell>
          <table:table-cell office:value-type="float" office:value="0.848275" calcext:value-type="float">
            <text:p>0,848275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93824" calcext:value-type="float">
            <text:p>0,893824</text:p>
          </table:table-cell>
          <table:table-cell office:value-type="float" office:value="0.919611" calcext:value-type="float">
            <text:p>0,919611</text:p>
          </table:table-cell>
          <table:table-cell office:value-type="float" office:value="0.929211" calcext:value-type="float">
            <text:p>0,929211</text:p>
          </table:table-cell>
          <table:table-cell table:number-columns-repeated="2" office:value-type="float" office:value="0.939382" calcext:value-type="float">
            <text:p>0,939382</text:p>
          </table:table-cell>
          <table:table-cell office:value-type="float" office:value="0.833464" calcext:value-type="float">
            <text:p>0,83346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28458" calcext:value-type="float">
            <text:p>0,528458</text:p>
          </table:table-cell>
          <table:table-cell office:value-type="float" office:value="0.59935" calcext:value-type="float">
            <text:p>0,59935</text:p>
          </table:table-cell>
          <table:table-cell office:value-type="float" office:value="0.769451" calcext:value-type="float">
            <text:p>0,769451</text:p>
          </table:table-cell>
          <table:table-cell office:value-type="float" office:value="0.793368" calcext:value-type="float">
            <text:p>0,793368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62339" calcext:value-type="float">
            <text:p>0,862339</text:p>
          </table:table-cell>
          <table:table-cell office:value-type="float" office:value="0.89813" calcext:value-type="float">
            <text:p>0,89813</text:p>
          </table:table-cell>
          <table:table-cell office:value-type="float" office:value="0.917392" calcext:value-type="float">
            <text:p>0,917392</text:p>
          </table:table-cell>
          <table:table-cell office:value-type="float" office:value="0.929828" calcext:value-type="float">
            <text:p>0,929828</text:p>
          </table:table-cell>
          <table:table-cell office:value-type="float" office:value="0.939426" calcext:value-type="float">
            <text:p>0,93942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840644" calcext:value-type="float">
            <text:p>0,84064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42391" calcext:value-type="float">
            <text:p>0,542391</text:p>
          </table:table-cell>
          <table:table-cell office:value-type="float" office:value="0.626491" calcext:value-type="float">
            <text:p>0,626491</text:p>
          </table:table-cell>
          <table:table-cell office:value-type="float" office:value="0.769811" calcext:value-type="float">
            <text:p>0,769811</text:p>
          </table:table-cell>
          <table:table-cell office:value-type="float" office:value="0.777501" calcext:value-type="float">
            <text:p>0,777501</text:p>
          </table:table-cell>
          <table:table-cell office:value-type="float" office:value="0.846856" calcext:value-type="float">
            <text:p>0,846856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4117" calcext:value-type="float">
            <text:p>0,854117</text:p>
          </table:table-cell>
          <table:table-cell office:value-type="float" office:value="0.893558" calcext:value-type="float">
            <text:p>0,893558</text:p>
          </table:table-cell>
          <table:table-cell office:value-type="float" office:value="0.912621" calcext:value-type="float">
            <text:p>0,912621</text:p>
          </table:table-cell>
          <table:table-cell office:value-type="float" office:value="0.931647" calcext:value-type="float">
            <text:p>0,931647</text:p>
          </table:table-cell>
          <table:table-cell office:value-type="float" office:value="0.939469" calcext:value-type="float">
            <text:p>0,939469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840065" calcext:value-type="float">
            <text:p>0,84006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42391" calcext:value-type="float">
            <text:p>0,542391</text:p>
          </table:table-cell>
          <table:table-cell office:value-type="float" office:value="0.631129" calcext:value-type="float">
            <text:p>0,631129</text:p>
          </table:table-cell>
          <table:table-cell office:value-type="float" office:value="0.770171" calcext:value-type="float">
            <text:p>0,770171</text:p>
          </table:table-cell>
          <table:table-cell office:value-type="float" office:value="0.78472" calcext:value-type="float">
            <text:p>0,78472</text:p>
          </table:table-cell>
          <table:table-cell office:value-type="float" office:value="0.848574" calcext:value-type="float">
            <text:p>0,848574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2066" calcext:value-type="float">
            <text:p>0,882066</text:p>
          </table:table-cell>
          <table:table-cell office:value-type="float" office:value="0.89813" calcext:value-type="float">
            <text:p>0,89813</text:p>
          </table:table-cell>
          <table:table-cell office:value-type="float" office:value="0.913179" calcext:value-type="float">
            <text:p>0,913179</text:p>
          </table:table-cell>
          <table:table-cell office:value-type="float" office:value="0.937017" calcext:value-type="float">
            <text:p>0,937017</text:p>
          </table:table-cell>
          <table:table-cell office:value-type="float" office:value="0.939556" calcext:value-type="float">
            <text:p>0,93955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845312" calcext:value-type="float">
            <text:p>0,84531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0.552143" calcext:value-type="float">
            <text:p>0,552143</text:p>
          </table:table-cell>
          <table:table-cell office:value-type="float" office:value="0.769895" calcext:value-type="float">
            <text:p>0,769895</text:p>
          </table:table-cell>
          <table:table-cell office:value-type="float" office:value="0.792209" calcext:value-type="float">
            <text:p>0,792209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79264" calcext:value-type="float">
            <text:p>0,879264</text:p>
          </table:table-cell>
          <table:table-cell office:value-type="float" office:value="0.899272" calcext:value-type="float">
            <text:p>0,899272</text:p>
          </table:table-cell>
          <table:table-cell office:value-type="float" office:value="0.914377" calcext:value-type="float">
            <text:p>0,914377</text:p>
          </table:table-cell>
          <table:table-cell office:value-type="float" office:value="0.93404" calcext:value-type="float">
            <text:p>0,93404</text:p>
          </table:table-cell>
          <table:table-cell office:value-type="float" office:value="0.939542" calcext:value-type="float">
            <text:p>0,939542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83779" calcext:value-type="float">
            <text:p>0,8377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16746" calcext:value-type="float">
            <text:p>0,116746</text:p>
          </table:table-cell>
          <table:table-cell office:value-type="float" office:value="0.558625" calcext:value-type="float">
            <text:p>0,558625</text:p>
          </table:table-cell>
          <table:table-cell office:value-type="float" office:value="0.734746" calcext:value-type="float">
            <text:p>0,734746</text:p>
          </table:table-cell>
          <table:table-cell office:value-type="float" office:value="0.777391" calcext:value-type="float">
            <text:p>0,777391</text:p>
          </table:table-cell>
          <table:table-cell office:value-type="float" office:value="0.840152" calcext:value-type="float">
            <text:p>0,840152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0571" calcext:value-type="float">
            <text:p>0,860571</text:p>
          </table:table-cell>
          <table:table-cell office:value-type="float" office:value="0.896389" calcext:value-type="float">
            <text:p>0,896389</text:p>
          </table:table-cell>
          <table:table-cell office:value-type="float" office:value="0.919676" calcext:value-type="float">
            <text:p>0,919676</text:p>
          </table:table-cell>
          <table:table-cell office:value-type="float" office:value="0.937057" calcext:value-type="float">
            <text:p>0,937057</text:p>
          </table:table-cell>
          <table:table-cell office:value-type="float" office:value="0.939571" calcext:value-type="float">
            <text:p>0,939571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831275" calcext:value-type="float">
            <text:p>0,83127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07779" calcext:value-type="float">
            <text:p>0,607779</text:p>
          </table:table-cell>
          <table:table-cell office:value-type="float" office:value="0.767975" calcext:value-type="float">
            <text:p>0,767975</text:p>
          </table:table-cell>
          <table:table-cell office:value-type="float" office:value="0.786136" calcext:value-type="float">
            <text:p>0,786136</text:p>
          </table:table-cell>
          <table:table-cell office:value-type="float" office:value="0.837663" calcext:value-type="float">
            <text:p>0,837663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2688" calcext:value-type="float">
            <text:p>0,872688</text:p>
          </table:table-cell>
          <table:table-cell office:value-type="float" office:value="0.902674" calcext:value-type="float">
            <text:p>0,902674</text:p>
          </table:table-cell>
          <table:table-cell office:value-type="float" office:value="0.924915" calcext:value-type="float">
            <text:p>0,924915</text:p>
          </table:table-cell>
          <table:table-cell office:value-type="float" office:value="0.936576" calcext:value-type="float">
            <text:p>0,936576</text:p>
          </table:table-cell>
          <table:table-cell office:value-type="float" office:value="0.939629" calcext:value-type="float">
            <text:p>0,939629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842461" calcext:value-type="float">
            <text:p>0,84246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12489" calcext:value-type="float">
            <text:p>0,512489</text:p>
          </table:table-cell>
          <table:table-cell office:value-type="float" office:value="0.581797" calcext:value-type="float">
            <text:p>0,581797</text:p>
          </table:table-cell>
          <table:table-cell office:value-type="float" office:value="0.752971" calcext:value-type="float">
            <text:p>0,752971</text:p>
          </table:table-cell>
          <table:table-cell office:value-type="float" office:value="0.773826" calcext:value-type="float">
            <text:p>0,773826</text:p>
          </table:table-cell>
          <table:table-cell office:value-type="float" office:value="0.820649" calcext:value-type="float">
            <text:p>0,820649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2827" calcext:value-type="float">
            <text:p>0,852827</text:p>
          </table:table-cell>
          <table:table-cell office:value-type="float" office:value="0.897559" calcext:value-type="float">
            <text:p>0,897559</text:p>
          </table:table-cell>
          <table:table-cell office:value-type="float" office:value="0.91556" calcext:value-type="float">
            <text:p>0,91556</text:p>
          </table:table-cell>
          <table:table-cell office:value-type="float" office:value="0.933348" calcext:value-type="float">
            <text:p>0,933348</text:p>
          </table:table-cell>
          <table:table-cell office:value-type="float" office:value="0.939542" calcext:value-type="float">
            <text:p>0,939542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831666" calcext:value-type="float">
            <text:p>0,83166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29002" calcext:value-type="float">
            <text:p>0,429002</text:p>
          </table:table-cell>
          <table:table-cell office:value-type="float" office:value="0.558865" calcext:value-type="float">
            <text:p>0,558865</text:p>
          </table:table-cell>
          <table:table-cell office:value-type="float" office:value="0.708977" calcext:value-type="float">
            <text:p>0,708977</text:p>
          </table:table-cell>
          <table:table-cell office:value-type="float" office:value="0.772224" calcext:value-type="float">
            <text:p>0,772224</text:p>
          </table:table-cell>
          <table:table-cell office:value-type="float" office:value="0.810161" calcext:value-type="float">
            <text:p>0,810161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49006" calcext:value-type="float">
            <text:p>0,849006</text:p>
          </table:table-cell>
          <table:table-cell office:value-type="float" office:value="0.893528" calcext:value-type="float">
            <text:p>0,893528</text:p>
          </table:table-cell>
          <table:table-cell office:value-type="float" office:value="0.91434" calcext:value-type="float">
            <text:p>0,91434</text:p>
          </table:table-cell>
          <table:table-cell office:value-type="float" office:value="0.933947" calcext:value-type="float">
            <text:p>0,933947</text:p>
          </table:table-cell>
          <table:table-cell office:value-type="float" office:value="0.939643" calcext:value-type="float">
            <text:p>0,939643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822927" calcext:value-type="float">
            <text:p>0,82292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46519" calcext:value-type="float">
            <text:p>0,546519</text:p>
          </table:table-cell>
          <table:table-cell office:value-type="float" office:value="0.575384" calcext:value-type="float">
            <text:p>0,575384</text:p>
          </table:table-cell>
          <table:table-cell office:value-type="float" office:value="0.690459" calcext:value-type="float">
            <text:p>0,690459</text:p>
          </table:table-cell>
          <table:table-cell office:value-type="float" office:value="0.772675" calcext:value-type="float">
            <text:p>0,772675</text:p>
          </table:table-cell>
          <table:table-cell office:value-type="float" office:value="0.799051" calcext:value-type="float">
            <text:p>0,799051</text:p>
          </table:table-cell>
          <table:table-cell office:value-type="float" office:value="0.842497" calcext:value-type="float">
            <text:p>0,842497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7046" calcext:value-type="float">
            <text:p>0,857046</text:p>
          </table:table-cell>
          <table:table-cell office:value-type="float" office:value="0.906183" calcext:value-type="float">
            <text:p>0,906183</text:p>
          </table:table-cell>
          <table:table-cell office:value-type="float" office:value="0.933961" calcext:value-type="float">
            <text:p>0,933961</text:p>
          </table:table-cell>
          <table:table-cell office:value-type="float" office:value="0.939585" calcext:value-type="float">
            <text:p>0,939585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816542" calcext:value-type="float">
            <text:p>0,81654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46519" calcext:value-type="float">
            <text:p>0,546519</text:p>
          </table:table-cell>
          <table:table-cell office:value-type="float" office:value="0.562072" calcext:value-type="float">
            <text:p>0,562072</text:p>
          </table:table-cell>
          <table:table-cell office:value-type="float" office:value="0.597488" calcext:value-type="float">
            <text:p>0,597488</text:p>
          </table:table-cell>
          <table:table-cell office:value-type="float" office:value="0.698828" calcext:value-type="float">
            <text:p>0,698828</text:p>
          </table:table-cell>
          <table:table-cell office:value-type="float" office:value="0.778775" calcext:value-type="float">
            <text:p>0,778775</text:p>
          </table:table-cell>
          <table:table-cell office:value-type="float" office:value="0.835484" calcext:value-type="float">
            <text:p>0,835484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3463" calcext:value-type="float">
            <text:p>0,883463</text:p>
          </table:table-cell>
          <table:table-cell office:value-type="float" office:value="0.906166" calcext:value-type="float">
            <text:p>0,906166</text:p>
          </table:table-cell>
          <table:table-cell office:value-type="float" office:value="0.938174" calcext:value-type="float">
            <text:p>0,938174</text:p>
          </table:table-cell>
          <table:table-cell office:value-type="float" office:value="0.939556" calcext:value-type="float">
            <text:p>0,93955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798858" calcext:value-type="float">
            <text:p>0,79885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46519" calcext:value-type="float">
            <text:p>0,546519</text:p>
          </table:table-cell>
          <table:table-cell office:value-type="float" office:value="0.578626" calcext:value-type="float">
            <text:p>0,578626</text:p>
          </table:table-cell>
          <table:table-cell office:value-type="float" office:value="0.643645" calcext:value-type="float">
            <text:p>0,643645</text:p>
          </table:table-cell>
          <table:table-cell office:value-type="float" office:value="0.737804" calcext:value-type="float">
            <text:p>0,737804</text:p>
          </table:table-cell>
          <table:table-cell office:value-type="float" office:value="0.775834" calcext:value-type="float">
            <text:p>0,775834</text:p>
          </table:table-cell>
          <table:table-cell office:value-type="float" office:value="0.832574" calcext:value-type="float">
            <text:p>0,832574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4849" calcext:value-type="float">
            <text:p>0,884849</text:p>
          </table:table-cell>
          <table:table-cell office:value-type="float" office:value="0.906734" calcext:value-type="float">
            <text:p>0,906734</text:p>
          </table:table-cell>
          <table:table-cell office:value-type="float" office:value="0.93881" calcext:value-type="float">
            <text:p>0,93881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08713" calcext:value-type="float">
            <text:p>0,80871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77476" calcext:value-type="float">
            <text:p>0,177476</text:p>
          </table:table-cell>
          <table:table-cell office:value-type="float" office:value="0.547237" calcext:value-type="float">
            <text:p>0,547237</text:p>
          </table:table-cell>
          <table:table-cell office:value-type="float" office:value="0.648457" calcext:value-type="float">
            <text:p>0,648457</text:p>
          </table:table-cell>
          <table:table-cell office:value-type="float" office:value="0.748579" calcext:value-type="float">
            <text:p>0,748579</text:p>
          </table:table-cell>
          <table:table-cell office:value-type="float" office:value="0.785839" calcext:value-type="float">
            <text:p>0,785839</text:p>
          </table:table-cell>
          <table:table-cell office:value-type="float" office:value="0.839752" calcext:value-type="float">
            <text:p>0,839752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8883" calcext:value-type="float">
            <text:p>0,868883</text:p>
          </table:table-cell>
          <table:table-cell office:value-type="float" office:value="0.9044" calcext:value-type="float">
            <text:p>0,9044</text:p>
          </table:table-cell>
          <table:table-cell office:value-type="float" office:value="0.938232" calcext:value-type="float">
            <text:p>0,938232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06963" calcext:value-type="float">
            <text:p>0,80696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410522" calcext:value-type="float">
            <text:p>0,410522</text:p>
          </table:table-cell>
          <table:table-cell office:value-type="float" office:value="0.627737" calcext:value-type="float">
            <text:p>0,627737</text:p>
          </table:table-cell>
          <table:table-cell office:value-type="float" office:value="0.748042" calcext:value-type="float">
            <text:p>0,748042</text:p>
          </table:table-cell>
          <table:table-cell office:value-type="float" office:value="0.796216" calcext:value-type="float">
            <text:p>0,796216</text:p>
          </table:table-cell>
          <table:table-cell office:value-type="float" office:value="0.847864" calcext:value-type="float">
            <text:p>0,847864</text:p>
          </table:table-cell>
          <table:table-cell office:value-type="float" office:value="0.856747" calcext:value-type="float">
            <text:p>0,856747</text:p>
          </table:table-cell>
          <table:table-cell office:value-type="float" office:value="0.903162" calcext:value-type="float">
            <text:p>0,903162</text:p>
          </table:table-cell>
          <table:table-cell office:value-type="float" office:value="0.917452" calcext:value-type="float">
            <text:p>0,917452</text:p>
          </table:table-cell>
          <table:table-cell office:value-type="float" office:value="0.939484" calcext:value-type="float">
            <text:p>0,939484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79869" calcext:value-type="float">
            <text:p>0,7986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77476" calcext:value-type="float">
            <text:p>0,177476</text:p>
          </table:table-cell>
          <table:table-cell office:value-type="float" office:value="0.525142" calcext:value-type="float">
            <text:p>0,525142</text:p>
          </table:table-cell>
          <table:table-cell office:value-type="float" office:value="0.663514" calcext:value-type="float">
            <text:p>0,663514</text:p>
          </table:table-cell>
          <table:table-cell office:value-type="float" office:value="0.765845" calcext:value-type="float">
            <text:p>0,765845</text:p>
          </table:table-cell>
          <table:table-cell office:value-type="float" office:value="0.788495" calcext:value-type="float">
            <text:p>0,788495</text:p>
          </table:table-cell>
          <table:table-cell office:value-type="float" office:value="0.847947" calcext:value-type="float">
            <text:p>0,847947</text:p>
          </table:table-cell>
          <table:table-cell office:value-type="float" office:value="0.852662" calcext:value-type="float">
            <text:p>0,852662</text:p>
          </table:table-cell>
          <table:table-cell office:value-type="float" office:value="0.902626" calcext:value-type="float">
            <text:p>0,902626</text:p>
          </table:table-cell>
          <table:table-cell office:value-type="float" office:value="0.915663" calcext:value-type="float">
            <text:p>0,915663</text:p>
          </table:table-cell>
          <table:table-cell office:value-type="float" office:value="0.939484" calcext:value-type="float">
            <text:p>0,939484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14105" calcext:value-type="float">
            <text:p>0,81410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77476" calcext:value-type="float">
            <text:p>0,177476</text:p>
          </table:table-cell>
          <table:table-cell office:value-type="float" office:value="0.487945" calcext:value-type="float">
            <text:p>0,487945</text:p>
          </table:table-cell>
          <table:table-cell office:value-type="float" office:value="0.5889" calcext:value-type="float">
            <text:p>0,5889</text:p>
          </table:table-cell>
          <table:table-cell office:value-type="float" office:value="0.716384" calcext:value-type="float">
            <text:p>0,716384</text:p>
          </table:table-cell>
          <table:table-cell office:value-type="float" office:value="0.80093" calcext:value-type="float">
            <text:p>0,80093</text:p>
          </table:table-cell>
          <table:table-cell office:value-type="float" office:value="0.847695" calcext:value-type="float">
            <text:p>0,847695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6604" calcext:value-type="float">
            <text:p>0,876604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33502" calcext:value-type="float">
            <text:p>0,933502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794405" calcext:value-type="float">
            <text:p>0,7944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10911" calcext:value-type="float">
            <text:p>0,510911</text:p>
          </table:table-cell>
          <table:table-cell office:value-type="float" office:value="0.544065" calcext:value-type="float">
            <text:p>0,544065</text:p>
          </table:table-cell>
          <table:table-cell office:value-type="float" office:value="0.59631" calcext:value-type="float">
            <text:p>0,59631</text:p>
          </table:table-cell>
          <table:table-cell office:value-type="float" office:value="0.708849" calcext:value-type="float">
            <text:p>0,708849</text:p>
          </table:table-cell>
          <table:table-cell office:value-type="float" office:value="0.800791" calcext:value-type="float">
            <text:p>0,800791</text:p>
          </table:table-cell>
          <table:table-cell office:value-type="float" office:value="0.848032" calcext:value-type="float">
            <text:p>0,848032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05" calcext:value-type="float">
            <text:p>0,8805</text:p>
          </table:table-cell>
          <table:table-cell office:value-type="float" office:value="0.906179" calcext:value-type="float">
            <text:p>0,906179</text:p>
          </table:table-cell>
          <table:table-cell office:value-type="float" office:value="0.939527" calcext:value-type="float">
            <text:p>0,939527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0125" calcext:value-type="float">
            <text:p>0,8012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91351" calcext:value-type="float">
            <text:p>0,491351</text:p>
          </table:table-cell>
          <table:table-cell office:value-type="float" office:value="0.550798" calcext:value-type="float">
            <text:p>0,550798</text:p>
          </table:table-cell>
          <table:table-cell office:value-type="float" office:value="0.63102" calcext:value-type="float">
            <text:p>0,63102</text:p>
          </table:table-cell>
          <table:table-cell office:value-type="float" office:value="0.725427" calcext:value-type="float">
            <text:p>0,725427</text:p>
          </table:table-cell>
          <table:table-cell office:value-type="float" office:value="0.802089" calcext:value-type="float">
            <text:p>0,802089</text:p>
          </table:table-cell>
          <table:table-cell office:value-type="float" office:value="0.848116" calcext:value-type="float">
            <text:p>0,848116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6419" calcext:value-type="float">
            <text:p>0,866419</text:p>
          </table:table-cell>
          <table:table-cell office:value-type="float" office:value="0.906186" calcext:value-type="float">
            <text:p>0,906186</text:p>
          </table:table-cell>
          <table:table-cell office:value-type="float" office:value="0.937042" calcext:value-type="float">
            <text:p>0,937042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05535" calcext:value-type="float">
            <text:p>0,80553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80833" calcext:value-type="float">
            <text:p>0,480833</text:p>
          </table:table-cell>
          <table:table-cell office:value-type="float" office:value="0.55909" calcext:value-type="float">
            <text:p>0,55909</text:p>
          </table:table-cell>
          <table:table-cell office:value-type="float" office:value="0.655767" calcext:value-type="float">
            <text:p>0,655767</text:p>
          </table:table-cell>
          <table:table-cell office:value-type="float" office:value="0.752547" calcext:value-type="float">
            <text:p>0,752547</text:p>
          </table:table-cell>
          <table:table-cell office:value-type="float" office:value="0.818181" calcext:value-type="float">
            <text:p>0,818181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89731" calcext:value-type="float">
            <text:p>0,889731</text:p>
          </table:table-cell>
          <table:table-cell office:value-type="float" office:value="0.919109" calcext:value-type="float">
            <text:p>0,919109</text:p>
          </table:table-cell>
          <table:table-cell office:value-type="float" office:value="0.939484" calcext:value-type="float">
            <text:p>0,939484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17073" calcext:value-type="float">
            <text:p>0,81707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80429" calcext:value-type="float">
            <text:p>0,380429</text:p>
          </table:table-cell>
          <table:table-cell office:value-type="float" office:value="0.568379" calcext:value-type="float">
            <text:p>0,568379</text:p>
          </table:table-cell>
          <table:table-cell office:value-type="float" office:value="0.723579" calcext:value-type="float">
            <text:p>0,723579</text:p>
          </table:table-cell>
          <table:table-cell office:value-type="float" office:value="0.781894" calcext:value-type="float">
            <text:p>0,781894</text:p>
          </table:table-cell>
          <table:table-cell office:value-type="float" office:value="0.837548" calcext:value-type="float">
            <text:p>0,837548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9264" calcext:value-type="float">
            <text:p>0,879264</text:p>
          </table:table-cell>
          <table:table-cell office:value-type="float" office:value="0.906138" calcext:value-type="float">
            <text:p>0,906138</text:p>
          </table:table-cell>
          <table:table-cell office:value-type="float" office:value="0.927363" calcext:value-type="float">
            <text:p>0,927363</text:p>
          </table:table-cell>
          <table:table-cell office:value-type="float" office:value="0.939585" calcext:value-type="float">
            <text:p>0,939585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352" calcext:value-type="float">
            <text:p>0,835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5" calcext:value-type="float">
            <text:p>0,365</text:p>
          </table:table-cell>
          <table:table-cell office:value-type="float" office:value="0.59803" calcext:value-type="float">
            <text:p>0,59803</text:p>
          </table:table-cell>
          <table:table-cell office:value-type="float" office:value="0.742641" calcext:value-type="float">
            <text:p>0,742641</text:p>
          </table:table-cell>
          <table:table-cell office:value-type="float" office:value="0.791165" calcext:value-type="float">
            <text:p>0,791165</text:p>
          </table:table-cell>
          <table:table-cell office:value-type="float" office:value="0.844077" calcext:value-type="float">
            <text:p>0,844077</text:p>
          </table:table-cell>
          <table:table-cell office:value-type="float" office:value="0.849619" calcext:value-type="float">
            <text:p>0,849619</text:p>
          </table:table-cell>
          <table:table-cell office:value-type="float" office:value="0.896415" calcext:value-type="float">
            <text:p>0,896415</text:p>
          </table:table-cell>
          <table:table-cell office:value-type="float" office:value="0.906708" calcext:value-type="float">
            <text:p>0,906708</text:p>
          </table:table-cell>
          <table:table-cell office:value-type="float" office:value="0.932143" calcext:value-type="float">
            <text:p>0,932143</text:p>
          </table:table-cell>
          <table:table-cell office:value-type="float" office:value="0.939629" calcext:value-type="float">
            <text:p>0,939629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4401" calcext:value-type="float">
            <text:p>0,8440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0.521164" calcext:value-type="float">
            <text:p>0,521164</text:p>
          </table:table-cell>
          <table:table-cell office:value-type="float" office:value="0.750541" calcext:value-type="float">
            <text:p>0,750541</text:p>
          </table:table-cell>
          <table:table-cell office:value-type="float" office:value="0.810596" calcext:value-type="float">
            <text:p>0,810596</text:p>
          </table:table-cell>
          <table:table-cell office:value-type="float" office:value="0.845971" calcext:value-type="float">
            <text:p>0,845971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900411" calcext:value-type="float">
            <text:p>0,900411</text:p>
          </table:table-cell>
          <table:table-cell office:value-type="float" office:value="0.907907" calcext:value-type="float">
            <text:p>0,907907</text:p>
          </table:table-cell>
          <table:table-cell office:value-type="float" office:value="0.931559" calcext:value-type="float">
            <text:p>0,931559</text:p>
          </table:table-cell>
          <table:table-cell office:value-type="float" office:value="0.9396" calcext:value-type="float">
            <text:p>0,9396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39923" calcext:value-type="float">
            <text:p>0,83992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21697" calcext:value-type="float">
            <text:p>0,321697</text:p>
          </table:table-cell>
          <table:table-cell office:value-type="float" office:value="0.594524" calcext:value-type="float">
            <text:p>0,594524</text:p>
          </table:table-cell>
          <table:table-cell office:value-type="float" office:value="0.735125" calcext:value-type="float">
            <text:p>0,735125</text:p>
          </table:table-cell>
          <table:table-cell office:value-type="float" office:value="0.776033" calcext:value-type="float">
            <text:p>0,776033</text:p>
          </table:table-cell>
          <table:table-cell office:value-type="float" office:value="0.815179" calcext:value-type="float">
            <text:p>0,815179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0578" calcext:value-type="float">
            <text:p>0,860578</text:p>
          </table:table-cell>
          <table:table-cell office:value-type="float" office:value="0.90384" calcext:value-type="float">
            <text:p>0,90384</text:p>
          </table:table-cell>
          <table:table-cell office:value-type="float" office:value="0.912661" calcext:value-type="float">
            <text:p>0,912661</text:p>
          </table:table-cell>
          <table:table-cell office:value-type="float" office:value="0.93897" calcext:value-type="float">
            <text:p>0,93897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32516" calcext:value-type="float">
            <text:p>0,8325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63357" calcext:value-type="float">
            <text:p>0,63357</text:p>
          </table:table-cell>
          <table:table-cell office:value-type="float" office:value="0.768848" calcext:value-type="float">
            <text:p>0,768848</text:p>
          </table:table-cell>
          <table:table-cell office:value-type="float" office:value="0.794356" calcext:value-type="float">
            <text:p>0,794356</text:p>
          </table:table-cell>
          <table:table-cell office:value-type="float" office:value="0.84299" calcext:value-type="float">
            <text:p>0,84299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9546" calcext:value-type="float">
            <text:p>0,889546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14948" calcext:value-type="float">
            <text:p>0,914948</text:p>
          </table:table-cell>
          <table:table-cell office:value-type="float" office:value="0.939028" calcext:value-type="float">
            <text:p>0,939028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47538" calcext:value-type="float">
            <text:p>0,84753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577274" calcext:value-type="float">
            <text:p>0,577274</text:p>
          </table:table-cell>
          <table:table-cell office:value-type="float" office:value="0.772876" calcext:value-type="float">
            <text:p>0,772876</text:p>
          </table:table-cell>
          <table:table-cell office:value-type="float" office:value="0.817827" calcext:value-type="float">
            <text:p>0,817827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95554" calcext:value-type="float">
            <text:p>0,895554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07402" calcext:value-type="float">
            <text:p>0,907402</text:p>
          </table:table-cell>
          <table:table-cell office:value-type="float" office:value="0.935921" calcext:value-type="float">
            <text:p>0,935921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44752" calcext:value-type="float">
            <text:p>0,8447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675437" calcext:value-type="float">
            <text:p>0,675437</text:p>
          </table:table-cell>
          <table:table-cell office:value-type="float" office:value="0.775131" calcext:value-type="float">
            <text:p>0,775131</text:p>
          </table:table-cell>
          <table:table-cell office:value-type="float" office:value="0.834236" calcext:value-type="float">
            <text:p>0,834236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0769" calcext:value-type="float">
            <text:p>0,850769</text:p>
          </table:table-cell>
          <table:table-cell office:value-type="float" office:value="0.900415" calcext:value-type="float">
            <text:p>0,900415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09812" calcext:value-type="float">
            <text:p>0,909812</text:p>
          </table:table-cell>
          <table:table-cell office:value-type="float" office:value="0.937148" calcext:value-type="float">
            <text:p>0,937148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57504" calcext:value-type="float">
            <text:p>0,85750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648484" calcext:value-type="float">
            <text:p>0,648484</text:p>
          </table:table-cell>
          <table:table-cell office:value-type="float" office:value="0.793366" calcext:value-type="float">
            <text:p>0,793366</text:p>
          </table:table-cell>
          <table:table-cell office:value-type="float" office:value="0.842292" calcext:value-type="float">
            <text:p>0,842292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392" calcext:value-type="float">
            <text:p>0,86392</text:p>
          </table:table-cell>
          <table:table-cell table:number-columns-repeated="2" office:value-type="float" office:value="0.903844" calcext:value-type="float">
            <text:p>0,903844</text:p>
          </table:table-cell>
          <table:table-cell office:value-type="float" office:value="0.904547" calcext:value-type="float">
            <text:p>0,904547</text:p>
          </table:table-cell>
          <table:table-cell office:value-type="float" office:value="0.931611" calcext:value-type="float">
            <text:p>0,931611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58016" calcext:value-type="float">
            <text:p>0,85801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701547" calcext:value-type="float">
            <text:p>0,701547</text:p>
          </table:table-cell>
          <table:table-cell office:value-type="float" office:value="0.805368" calcext:value-type="float">
            <text:p>0,805368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55152" calcext:value-type="float">
            <text:p>0,855152</text:p>
          </table:table-cell>
          <table:table-cell office:value-type="float" office:value="0.902701" calcext:value-type="float">
            <text:p>0,902701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09232" calcext:value-type="float">
            <text:p>0,909232</text:p>
          </table:table-cell>
          <table:table-cell office:value-type="float" office:value="0.938883" calcext:value-type="float">
            <text:p>0,938883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65355" calcext:value-type="float">
            <text:p>0,86535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44468" calcext:value-type="float">
            <text:p>0,444468</text:p>
          </table:table-cell>
          <table:table-cell office:value-type="float" office:value="0.663049" calcext:value-type="float">
            <text:p>0,663049</text:p>
          </table:table-cell>
          <table:table-cell office:value-type="float" office:value="0.8234" calcext:value-type="float">
            <text:p>0,8234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57344" calcext:value-type="float">
            <text:p>0,857344</text:p>
          </table:table-cell>
          <table:table-cell office:value-type="float" office:value="0.9016" calcext:value-type="float">
            <text:p>0,9016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139" calcext:value-type="float">
            <text:p>0,9139</text:p>
          </table:table-cell>
          <table:table-cell office:value-type="float" office:value="0.939498" calcext:value-type="float">
            <text:p>0,939498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63946" calcext:value-type="float">
            <text:p>0,86394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74099" calcext:value-type="float">
            <text:p>0,674099</text:p>
          </table:table-cell>
          <table:table-cell office:value-type="float" office:value="0.811065" calcext:value-type="float">
            <text:p>0,811065</text:p>
          </table:table-cell>
          <table:table-cell table:number-columns-repeated="3" office:value-type="float" office:value="0.848577" calcext:value-type="float">
            <text:p>0,848577</text:p>
          </table:table-cell>
          <table:table-cell office:value-type="float" office:value="0.877806" calcext:value-type="float">
            <text:p>0,877806</text:p>
          </table:table-cell>
          <table:table-cell table:number-columns-repeated="2" office:value-type="float" office:value="0.903844" calcext:value-type="float">
            <text:p>0,903844</text:p>
          </table:table-cell>
          <table:table-cell office:value-type="float" office:value="0.929352" calcext:value-type="float">
            <text:p>0,929352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58541" calcext:value-type="float">
            <text:p>0,85854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0.553985" calcext:value-type="float">
            <text:p>0,553985</text:p>
          </table:table-cell>
          <table:table-cell office:value-type="float" office:value="0.790022" calcext:value-type="float">
            <text:p>0,790022</text:p>
          </table:table-cell>
          <table:table-cell table:number-columns-repeated="3" office:value-type="float" office:value="0.848577" calcext:value-type="float">
            <text:p>0,848577</text:p>
          </table:table-cell>
          <table:table-cell office:value-type="float" office:value="0.880484" calcext:value-type="float">
            <text:p>0,880484</text:p>
          </table:table-cell>
          <table:table-cell table:number-columns-repeated="2" office:value-type="float" office:value="0.903844" calcext:value-type="float">
            <text:p>0,903844</text:p>
          </table:table-cell>
          <table:table-cell office:value-type="float" office:value="0.933554" calcext:value-type="float">
            <text:p>0,933554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45114" calcext:value-type="float">
            <text:p>0,84511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59554" calcext:value-type="float">
            <text:p>0,59554</text:p>
          </table:table-cell>
          <table:table-cell office:value-type="float" office:value="0.792979" calcext:value-type="float">
            <text:p>0,792979</text:p>
          </table:table-cell>
          <table:table-cell table:number-columns-repeated="3" office:value-type="float" office:value="0.848577" calcext:value-type="float">
            <text:p>0,848577</text:p>
          </table:table-cell>
          <table:table-cell office:value-type="float" office:value="0.890287" calcext:value-type="float">
            <text:p>0,890287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07341" calcext:value-type="float">
            <text:p>0,907341</text:p>
          </table:table-cell>
          <table:table-cell office:value-type="float" office:value="0.937079" calcext:value-type="float">
            <text:p>0,937079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51247" calcext:value-type="float">
            <text:p>0,85124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49346" calcext:value-type="float">
            <text:p>0,649346</text:p>
          </table:table-cell>
          <table:table-cell office:value-type="float" office:value="0.811797" calcext:value-type="float">
            <text:p>0,811797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48697" calcext:value-type="float">
            <text:p>0,848697</text:p>
          </table:table-cell>
          <table:table-cell office:value-type="float" office:value="0.897232" calcext:value-type="float">
            <text:p>0,897232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10273" calcext:value-type="float">
            <text:p>0,910273</text:p>
          </table:table-cell>
          <table:table-cell office:value-type="float" office:value="0.939498" calcext:value-type="float">
            <text:p>0,939498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59751" calcext:value-type="float">
            <text:p>0,85975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48713" calcext:value-type="float">
            <text:p>0,648713</text:p>
          </table:table-cell>
          <table:table-cell office:value-type="float" office:value="0.813581" calcext:value-type="float">
            <text:p>0,813581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59407" calcext:value-type="float">
            <text:p>0,859407</text:p>
          </table:table-cell>
          <table:table-cell office:value-type="float" office:value="0.902701" calcext:value-type="float">
            <text:p>0,902701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25087" calcext:value-type="float">
            <text:p>0,925087</text:p>
          </table:table-cell>
          <table:table-cell office:value-type="float" office:value="0.939643" calcext:value-type="float">
            <text:p>0,939643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6298" calcext:value-type="float">
            <text:p>0,8629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735836" calcext:value-type="float">
            <text:p>0,735836</text:p>
          </table:table-cell>
          <table:table-cell office:value-type="float" office:value="0.831355" calcext:value-type="float">
            <text:p>0,831355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52979" calcext:value-type="float">
            <text:p>0,852979</text:p>
          </table:table-cell>
          <table:table-cell office:value-type="float" office:value="0.901558" calcext:value-type="float">
            <text:p>0,901558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28069" calcext:value-type="float">
            <text:p>0,928069</text:p>
          </table:table-cell>
          <table:table-cell table:number-columns-repeated="3" office:value-type="float" office:value="0.939672" calcext:value-type="float">
            <text:p>0,939672</text:p>
          </table:table-cell>
          <table:table-cell office:value-type="float" office:value="0.873014" calcext:value-type="float">
            <text:p>0,87301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71529" calcext:value-type="float">
            <text:p>0,71529</text:p>
          </table:table-cell>
          <table:table-cell office:value-type="float" office:value="0.819336" calcext:value-type="float">
            <text:p>0,819336</text:p>
          </table:table-cell>
          <table:table-cell table:number-columns-repeated="3" office:value-type="float" office:value="0.848577" calcext:value-type="float">
            <text:p>0,848577</text:p>
          </table:table-cell>
          <table:table-cell office:value-type="float" office:value="0.874496" calcext:value-type="float">
            <text:p>0,874496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23284" calcext:value-type="float">
            <text:p>0,923284</text:p>
          </table:table-cell>
          <table:table-cell table:number-columns-repeated="3" office:value-type="float" office:value="0.939672" calcext:value-type="float">
            <text:p>0,939672</text:p>
          </table:table-cell>
          <table:table-cell office:value-type="float" office:value="0.866132" calcext:value-type="float">
            <text:p>0,86613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706225" calcext:value-type="float">
            <text:p>0,706225</text:p>
          </table:table-cell>
          <table:table-cell office:value-type="float" office:value="0.808497" calcext:value-type="float">
            <text:p>0,808497</text:p>
          </table:table-cell>
          <table:table-cell table:number-columns-repeated="3" office:value-type="float" office:value="0.848577" calcext:value-type="float">
            <text:p>0,848577</text:p>
          </table:table-cell>
          <table:table-cell office:value-type="float" office:value="0.88888" calcext:value-type="float">
            <text:p>0,88888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24449" calcext:value-type="float">
            <text:p>0,924449</text:p>
          </table:table-cell>
          <table:table-cell office:value-type="float" office:value="0.939658" calcext:value-type="float">
            <text:p>0,939658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865695" calcext:value-type="float">
            <text:p>0,86569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0.634125" calcext:value-type="float">
            <text:p>0,634125</text:p>
          </table:table-cell>
          <table:table-cell office:value-type="float" office:value="0.806874" calcext:value-type="float">
            <text:p>0,806874</text:p>
          </table:table-cell>
          <table:table-cell table:number-columns-repeated="3" office:value-type="float" office:value="0.848577" calcext:value-type="float">
            <text:p>0,848577</text:p>
          </table:table-cell>
          <table:table-cell office:value-type="float" office:value="0.897648" calcext:value-type="float">
            <text:p>0,897648</text:p>
          </table:table-cell>
          <table:table-cell office:value-type="float" office:value="0.91145" calcext:value-type="float">
            <text:p>0,91145</text:p>
          </table:table-cell>
          <table:table-cell office:value-type="float" office:value="0.937704" calcext:value-type="float">
            <text:p>0,937704</text:p>
          </table:table-cell>
          <table:table-cell table:number-columns-repeated="3" office:value-type="float" office:value="0.939672" calcext:value-type="float">
            <text:p>0,939672</text:p>
          </table:table-cell>
          <table:table-cell office:value-type="float" office:value="0.861288" calcext:value-type="float">
            <text:p>0,86128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0.571173" calcext:value-type="float">
            <text:p>0,571173</text:p>
          </table:table-cell>
          <table:table-cell office:value-type="float" office:value="0.799014" calcext:value-type="float">
            <text:p>0,799014</text:p>
          </table:table-cell>
          <table:table-cell office:value-type="float" office:value="0.848529" calcext:value-type="float">
            <text:p>0,848529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7001" calcext:value-type="float">
            <text:p>0,87001</text:p>
          </table:table-cell>
          <table:table-cell office:value-type="float" office:value="0.905585" calcext:value-type="float">
            <text:p>0,905585</text:p>
          </table:table-cell>
          <table:table-cell office:value-type="float" office:value="0.933418" calcext:value-type="float">
            <text:p>0,933418</text:p>
          </table:table-cell>
          <table:table-cell table:number-columns-repeated="3" office:value-type="float" office:value="0.939672" calcext:value-type="float">
            <text:p>0,939672</text:p>
          </table:table-cell>
          <table:table-cell office:value-type="float" office:value="0.850423" calcext:value-type="float">
            <text:p>0,85042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68529" calcext:value-type="float">
            <text:p>0,668529</text:p>
          </table:table-cell>
          <table:table-cell office:value-type="float" office:value="0.823468" calcext:value-type="float">
            <text:p>0,823468</text:p>
          </table:table-cell>
          <table:table-cell table:number-columns-repeated="3" office:value-type="float" office:value="0.848577" calcext:value-type="float">
            <text:p>0,848577</text:p>
          </table:table-cell>
          <table:table-cell office:value-type="float" office:value="0.897174" calcext:value-type="float">
            <text:p>0,897174</text:p>
          </table:table-cell>
          <table:table-cell office:value-type="float" office:value="0.917924" calcext:value-type="float">
            <text:p>0,917924</text:p>
          </table:table-cell>
          <table:table-cell office:value-type="float" office:value="0.939513" calcext:value-type="float">
            <text:p>0,939513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75" calcext:value-type="float">
            <text:p>0,93967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67169" calcext:value-type="float">
            <text:p>0,8671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69741" calcext:value-type="float">
            <text:p>0,669741</text:p>
          </table:table-cell>
          <table:table-cell office:value-type="float" office:value="0.804798" calcext:value-type="float">
            <text:p>0,804798</text:p>
          </table:table-cell>
          <table:table-cell office:value-type="float" office:value="0.841676" calcext:value-type="float">
            <text:p>0,841676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82781" calcext:value-type="float">
            <text:p>0,882781</text:p>
          </table:table-cell>
          <table:table-cell office:value-type="float" office:value="0.92507" calcext:value-type="float">
            <text:p>0,92507</text:p>
          </table:table-cell>
          <table:table-cell office:value-type="float" office:value="0.939571" calcext:value-type="float">
            <text:p>0,939571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7" calcext:value-type="float">
            <text:p>0,93968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64015" calcext:value-type="float">
            <text:p>0,86401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62183" calcext:value-type="float">
            <text:p>0,462183</text:p>
          </table:table-cell>
          <table:table-cell office:value-type="float" office:value="0.621632" calcext:value-type="float">
            <text:p>0,621632</text:p>
          </table:table-cell>
          <table:table-cell office:value-type="float" office:value="0.783112" calcext:value-type="float">
            <text:p>0,783112</text:p>
          </table:table-cell>
          <table:table-cell office:value-type="float" office:value="0.836358" calcext:value-type="float">
            <text:p>0,836358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1807" calcext:value-type="float">
            <text:p>0,851807</text:p>
          </table:table-cell>
          <table:table-cell office:value-type="float" office:value="0.90213" calcext:value-type="float">
            <text:p>0,90213</text:p>
          </table:table-cell>
          <table:table-cell office:value-type="float" office:value="0.93214" calcext:value-type="float">
            <text:p>0,93214</text:p>
          </table:table-cell>
          <table:table-cell office:value-type="float" office:value="0.939658" calcext:value-type="float">
            <text:p>0,939658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59477" calcext:value-type="float">
            <text:p>0,85947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62183" calcext:value-type="float">
            <text:p>0,462183</text:p>
          </table:table-cell>
          <table:table-cell office:value-type="float" office:value="0.58118" calcext:value-type="float">
            <text:p>0,58118</text:p>
          </table:table-cell>
          <table:table-cell office:value-type="float" office:value="0.769288" calcext:value-type="float">
            <text:p>0,769288</text:p>
          </table:table-cell>
          <table:table-cell office:value-type="float" office:value="0.825737" calcext:value-type="float">
            <text:p>0,825737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65058" calcext:value-type="float">
            <text:p>0,865058</text:p>
          </table:table-cell>
          <table:table-cell office:value-type="float" office:value="0.916215" calcext:value-type="float">
            <text:p>0,916215</text:p>
          </table:table-cell>
          <table:table-cell office:value-type="float" office:value="0.939585" calcext:value-type="float">
            <text:p>0,939585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47357" calcext:value-type="float">
            <text:p>0,84735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62183" calcext:value-type="float">
            <text:p>0,462183</text:p>
          </table:table-cell>
          <table:table-cell office:value-type="float" office:value="0.565346" calcext:value-type="float">
            <text:p>0,565346</text:p>
          </table:table-cell>
          <table:table-cell office:value-type="float" office:value="0.733662" calcext:value-type="float">
            <text:p>0,733662</text:p>
          </table:table-cell>
          <table:table-cell office:value-type="float" office:value="0.794838" calcext:value-type="float">
            <text:p>0,794838</text:p>
          </table:table-cell>
          <table:table-cell office:value-type="float" office:value="0.83733" calcext:value-type="float">
            <text:p>0,83733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77169" calcext:value-type="float">
            <text:p>0,877169</text:p>
          </table:table-cell>
          <table:table-cell office:value-type="float" office:value="0.934768" calcext:value-type="float">
            <text:p>0,934768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31962" calcext:value-type="float">
            <text:p>0,83196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47695" calcext:value-type="float">
            <text:p>0,547695</text:p>
          </table:table-cell>
          <table:table-cell office:value-type="float" office:value="0.583585" calcext:value-type="float">
            <text:p>0,583585</text:p>
          </table:table-cell>
          <table:table-cell office:value-type="float" office:value="0.715987" calcext:value-type="float">
            <text:p>0,715987</text:p>
          </table:table-cell>
          <table:table-cell office:value-type="float" office:value="0.751517" calcext:value-type="float">
            <text:p>0,751517</text:p>
          </table:table-cell>
          <table:table-cell office:value-type="float" office:value="0.810477" calcext:value-type="float">
            <text:p>0,810477</text:p>
          </table:table-cell>
          <table:table-cell office:value-type="float" office:value="0.848529" calcext:value-type="float">
            <text:p>0,848529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96285" calcext:value-type="float">
            <text:p>0,896285</text:p>
          </table:table-cell>
          <table:table-cell office:value-type="float" office:value="0.939643" calcext:value-type="float">
            <text:p>0,939643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2" calcext:value-type="float">
            <text:p>0,93968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27395" calcext:value-type="float">
            <text:p>0,82739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0148" calcext:value-type="float">
            <text:p>0,30148</text:p>
          </table:table-cell>
          <table:table-cell office:value-type="float" office:value="0.555417" calcext:value-type="float">
            <text:p>0,555417</text:p>
          </table:table-cell>
          <table:table-cell office:value-type="float" office:value="0.680645" calcext:value-type="float">
            <text:p>0,680645</text:p>
          </table:table-cell>
          <table:table-cell office:value-type="float" office:value="0.736846" calcext:value-type="float">
            <text:p>0,736846</text:p>
          </table:table-cell>
          <table:table-cell office:value-type="float" office:value="0.793685" calcext:value-type="float">
            <text:p>0,793685</text:p>
          </table:table-cell>
          <table:table-cell office:value-type="float" office:value="0.836626" calcext:value-type="float">
            <text:p>0,836626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0192" calcext:value-type="float">
            <text:p>0,850192</text:p>
          </table:table-cell>
          <table:table-cell office:value-type="float" office:value="0.913948" calcext:value-type="float">
            <text:p>0,913948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" calcext:value-type="float">
            <text:p>0,93968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09529" calcext:value-type="float">
            <text:p>0,80952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148" calcext:value-type="float">
            <text:p>0,30148</text:p>
          </table:table-cell>
          <table:table-cell office:value-type="float" office:value="0.520707" calcext:value-type="float">
            <text:p>0,520707</text:p>
          </table:table-cell>
          <table:table-cell office:value-type="float" office:value="0.656725" calcext:value-type="float">
            <text:p>0,656725</text:p>
          </table:table-cell>
          <table:table-cell office:value-type="float" office:value="0.745398" calcext:value-type="float">
            <text:p>0,745398</text:p>
          </table:table-cell>
          <table:table-cell office:value-type="float" office:value="0.809563" calcext:value-type="float">
            <text:p>0,809563</text:p>
          </table:table-cell>
          <table:table-cell office:value-type="float" office:value="0.84233" calcext:value-type="float">
            <text:p>0,84233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94562" calcext:value-type="float">
            <text:p>0,894562</text:p>
          </table:table-cell>
          <table:table-cell office:value-type="float" office:value="0.937803" calcext:value-type="float">
            <text:p>0,937803</text:p>
          </table:table-cell>
          <table:table-cell office:value-type="float" office:value="0.939682" calcext:value-type="float">
            <text:p>0,93968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04392" calcext:value-type="float">
            <text:p>0,80439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0148" calcext:value-type="float">
            <text:p>0,30148</text:p>
          </table:table-cell>
          <table:table-cell office:value-type="float" office:value="0.554453" calcext:value-type="float">
            <text:p>0,554453</text:p>
          </table:table-cell>
          <table:table-cell office:value-type="float" office:value="0.678882" calcext:value-type="float">
            <text:p>0,678882</text:p>
          </table:table-cell>
          <table:table-cell office:value-type="float" office:value="0.764586" calcext:value-type="float">
            <text:p>0,764586</text:p>
          </table:table-cell>
          <table:table-cell office:value-type="float" office:value="0.826247" calcext:value-type="float">
            <text:p>0,826247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49125" calcext:value-type="float">
            <text:p>0,849125</text:p>
          </table:table-cell>
          <table:table-cell office:value-type="float" office:value="0.898858" calcext:value-type="float">
            <text:p>0,898858</text:p>
          </table:table-cell>
          <table:table-cell office:value-type="float" office:value="0.938435" calcext:value-type="float">
            <text:p>0,938435</text:p>
          </table:table-cell>
          <table:table-cell office:value-type="float" office:value="0.939687" calcext:value-type="float">
            <text:p>0,93968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14743" calcext:value-type="float">
            <text:p>0,81474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416" calcext:value-type="float">
            <text:p>0,5416</text:p>
          </table:table-cell>
          <table:table-cell office:value-type="float" office:value="0.585074" calcext:value-type="float">
            <text:p>0,585074</text:p>
          </table:table-cell>
          <table:table-cell office:value-type="float" office:value="0.716025" calcext:value-type="float">
            <text:p>0,716025</text:p>
          </table:table-cell>
          <table:table-cell office:value-type="float" office:value="0.768508" calcext:value-type="float">
            <text:p>0,768508</text:p>
          </table:table-cell>
          <table:table-cell office:value-type="float" office:value="0.823038" calcext:value-type="float">
            <text:p>0,823038</text:p>
          </table:table-cell>
          <table:table-cell office:value-type="float" office:value="0.848293" calcext:value-type="float">
            <text:p>0,848293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3471" calcext:value-type="float">
            <text:p>0,863471</text:p>
          </table:table-cell>
          <table:table-cell office:value-type="float" office:value="0.909769" calcext:value-type="float">
            <text:p>0,909769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9" calcext:value-type="float">
            <text:p>0,93968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24212" calcext:value-type="float">
            <text:p>0,82421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0.535849" calcext:value-type="float">
            <text:p>0,535849</text:p>
          </table:table-cell>
          <table:table-cell office:value-type="float" office:value="0.728487" calcext:value-type="float">
            <text:p>0,728487</text:p>
          </table:table-cell>
          <table:table-cell office:value-type="float" office:value="0.771883" calcext:value-type="float">
            <text:p>0,771883</text:p>
          </table:table-cell>
          <table:table-cell office:value-type="float" office:value="0.813373" calcext:value-type="float">
            <text:p>0,813373</text:p>
          </table:table-cell>
          <table:table-cell office:value-type="float" office:value="0.848245" calcext:value-type="float">
            <text:p>0,848245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678" calcext:value-type="float">
            <text:p>0,87678</text:p>
          </table:table-cell>
          <table:table-cell office:value-type="float" office:value="0.913254" calcext:value-type="float">
            <text:p>0,91325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2158" calcext:value-type="float">
            <text:p>0,8215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35466" calcext:value-type="float">
            <text:p>0,635466</text:p>
          </table:table-cell>
          <table:table-cell office:value-type="float" office:value="0.755422" calcext:value-type="float">
            <text:p>0,755422</text:p>
          </table:table-cell>
          <table:table-cell office:value-type="float" office:value="0.795978" calcext:value-type="float">
            <text:p>0,795978</text:p>
          </table:table-cell>
          <table:table-cell office:value-type="float" office:value="0.842908" calcext:value-type="float">
            <text:p>0,842908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76025" calcext:value-type="float">
            <text:p>0,876025</text:p>
          </table:table-cell>
          <table:table-cell office:value-type="float" office:value="0.903851" calcext:value-type="float">
            <text:p>0,903851</text:p>
          </table:table-cell>
          <table:table-cell office:value-type="float" office:value="0.934777" calcext:value-type="float">
            <text:p>0,934777</text:p>
          </table:table-cell>
          <table:table-cell office:value-type="float" office:value="0.939689" calcext:value-type="float">
            <text:p>0,93968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38127" calcext:value-type="float">
            <text:p>0,83812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34827" calcext:value-type="float">
            <text:p>0,634827</text:p>
          </table:table-cell>
          <table:table-cell office:value-type="float" office:value="0.766361" calcext:value-type="float">
            <text:p>0,766361</text:p>
          </table:table-cell>
          <table:table-cell office:value-type="float" office:value="0.810012" calcext:value-type="float">
            <text:p>0,810012</text:p>
          </table:table-cell>
          <table:table-cell office:value-type="float" office:value="0.848198" calcext:value-type="float">
            <text:p>0,848198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77319" calcext:value-type="float">
            <text:p>0,877319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28777" calcext:value-type="float">
            <text:p>0,928777</text:p>
          </table:table-cell>
          <table:table-cell office:value-type="float" office:value="0.939685" calcext:value-type="float">
            <text:p>0,93968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40618" calcext:value-type="float">
            <text:p>0,84061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9522" calcext:value-type="float">
            <text:p>0,59522</text:p>
          </table:table-cell>
          <table:table-cell office:value-type="float" office:value="0.661557" calcext:value-type="float">
            <text:p>0,661557</text:p>
          </table:table-cell>
          <table:table-cell office:value-type="float" office:value="0.749086" calcext:value-type="float">
            <text:p>0,749086</text:p>
          </table:table-cell>
          <table:table-cell office:value-type="float" office:value="0.794247" calcext:value-type="float">
            <text:p>0,794247</text:p>
          </table:table-cell>
          <table:table-cell office:value-type="float" office:value="0.848435" calcext:value-type="float">
            <text:p>0,848435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49631" calcext:value-type="float">
            <text:p>0,849631</text:p>
          </table:table-cell>
          <table:table-cell office:value-type="float" office:value="0.893723" calcext:value-type="float">
            <text:p>0,893723</text:p>
          </table:table-cell>
          <table:table-cell office:value-type="float" office:value="0.907327" calcext:value-type="float">
            <text:p>0,907327</text:p>
          </table:table-cell>
          <table:table-cell office:value-type="float" office:value="0.935343" calcext:value-type="float">
            <text:p>0,935343</text:p>
          </table:table-cell>
          <table:table-cell office:value-type="float" office:value="0.939692" calcext:value-type="float">
            <text:p>0,93969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42762" calcext:value-type="float">
            <text:p>0,84276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9522" calcext:value-type="float">
            <text:p>0,59522</text:p>
          </table:table-cell>
          <table:table-cell office:value-type="float" office:value="0.648381" calcext:value-type="float">
            <text:p>0,648381</text:p>
          </table:table-cell>
          <table:table-cell office:value-type="float" office:value="0.746758" calcext:value-type="float">
            <text:p>0,746758</text:p>
          </table:table-cell>
          <table:table-cell office:value-type="float" office:value="0.779658" calcext:value-type="float">
            <text:p>0,779658</text:p>
          </table:table-cell>
          <table:table-cell office:value-type="float" office:value="0.834941" calcext:value-type="float">
            <text:p>0,834941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3937" calcext:value-type="float">
            <text:p>0,863937</text:p>
          </table:table-cell>
          <table:table-cell office:value-type="float" office:value="0.899846" calcext:value-type="float">
            <text:p>0,899846</text:p>
          </table:table-cell>
          <table:table-cell office:value-type="float" office:value="0.925227" calcext:value-type="float">
            <text:p>0,92522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4" calcext:value-type="float">
            <text:p>0,93969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42669" calcext:value-type="float">
            <text:p>0,84266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9522" calcext:value-type="float">
            <text:p>0,59522</text:p>
          </table:table-cell>
          <table:table-cell office:value-type="float" office:value="0.689929" calcext:value-type="float">
            <text:p>0,689929</text:p>
          </table:table-cell>
          <table:table-cell office:value-type="float" office:value="0.773108" calcext:value-type="float">
            <text:p>0,773108</text:p>
          </table:table-cell>
          <table:table-cell office:value-type="float" office:value="0.818479" calcext:value-type="float">
            <text:p>0,818479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71131" calcext:value-type="float">
            <text:p>0,871131</text:p>
          </table:table-cell>
          <table:table-cell office:value-type="float" office:value="0.903273" calcext:value-type="float">
            <text:p>0,903273</text:p>
          </table:table-cell>
          <table:table-cell office:value-type="float" office:value="0.919251" calcext:value-type="float">
            <text:p>0,919251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2" calcext:value-type="float">
            <text:p>0,93969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55169" calcext:value-type="float">
            <text:p>0,85516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9522" calcext:value-type="float">
            <text:p>0,59522</text:p>
          </table:table-cell>
          <table:table-cell office:value-type="float" office:value="0.680878" calcext:value-type="float">
            <text:p>0,680878</text:p>
          </table:table-cell>
          <table:table-cell office:value-type="float" office:value="0.771126" calcext:value-type="float">
            <text:p>0,771126</text:p>
          </table:table-cell>
          <table:table-cell office:value-type="float" office:value="0.78737" calcext:value-type="float">
            <text:p>0,78737</text:p>
          </table:table-cell>
          <table:table-cell office:value-type="float" office:value="0.847778" calcext:value-type="float">
            <text:p>0,847778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2994" calcext:value-type="float">
            <text:p>0,852994</text:p>
          </table:table-cell>
          <table:table-cell office:value-type="float" office:value="0.901561" calcext:value-type="float">
            <text:p>0,901561</text:p>
          </table:table-cell>
          <table:table-cell office:value-type="float" office:value="0.910303" calcext:value-type="float">
            <text:p>0,910303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7" calcext:value-type="float">
            <text:p>0,93968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47995" calcext:value-type="float">
            <text:p>0,84799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588003" calcext:value-type="float">
            <text:p>0,588003</text:p>
          </table:table-cell>
          <table:table-cell office:value-type="float" office:value="0.769791" calcext:value-type="float">
            <text:p>0,769791</text:p>
          </table:table-cell>
          <table:table-cell office:value-type="float" office:value="0.787065" calcext:value-type="float">
            <text:p>0,787065</text:p>
          </table:table-cell>
          <table:table-cell office:value-type="float" office:value="0.848293" calcext:value-type="float">
            <text:p>0,848293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9981" calcext:value-type="float">
            <text:p>0,869981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08488" calcext:value-type="float">
            <text:p>0,908488</text:p>
          </table:table-cell>
          <table:table-cell office:value-type="float" office:value="0.938435" calcext:value-type="float">
            <text:p>0,938435</text:p>
          </table:table-cell>
          <table:table-cell office:value-type="float" office:value="0.939692" calcext:value-type="float">
            <text:p>0,93969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40217" calcext:value-type="float">
            <text:p>0,84021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9522" calcext:value-type="float">
            <text:p>0,59522</text:p>
          </table:table-cell>
          <table:table-cell office:value-type="float" office:value="0.713758" calcext:value-type="float">
            <text:p>0,713758</text:p>
          </table:table-cell>
          <table:table-cell office:value-type="float" office:value="0.779189" calcext:value-type="float">
            <text:p>0,779189</text:p>
          </table:table-cell>
          <table:table-cell office:value-type="float" office:value="0.797309" calcext:value-type="float">
            <text:p>0,797309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871586" calcext:value-type="float">
            <text:p>0,871586</text:p>
          </table:table-cell>
          <table:table-cell office:value-type="float" office:value="0.903844" calcext:value-type="float">
            <text:p>0,903844</text:p>
          </table:table-cell>
          <table:table-cell office:value-type="float" office:value="0.919839" calcext:value-type="float">
            <text:p>0,919839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7" calcext:value-type="float">
            <text:p>0,93969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56205" calcext:value-type="float">
            <text:p>0,85620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4682" calcext:value-type="float">
            <text:p>0,54682</text:p>
          </table:table-cell>
          <table:table-cell office:value-type="float" office:value="0.679584" calcext:value-type="float">
            <text:p>0,679584</text:p>
          </table:table-cell>
          <table:table-cell office:value-type="float" office:value="0.774144" calcext:value-type="float">
            <text:p>0,774144</text:p>
          </table:table-cell>
          <table:table-cell office:value-type="float" office:value="0.779189" calcext:value-type="float">
            <text:p>0,779189</text:p>
          </table:table-cell>
          <table:table-cell office:value-type="float" office:value="0.836357" calcext:value-type="float">
            <text:p>0,836357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4927" calcext:value-type="float">
            <text:p>0,884927</text:p>
          </table:table-cell>
          <table:table-cell office:value-type="float" office:value="0.912167" calcext:value-type="float">
            <text:p>0,912167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07" calcext:value-type="float">
            <text:p>0,93970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534" calcext:value-type="float">
            <text:p>0,853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0.526428" calcext:value-type="float">
            <text:p>0,526428</text:p>
          </table:table-cell>
          <table:table-cell office:value-type="float" office:value="0.780777" calcext:value-type="float">
            <text:p>0,780777</text:p>
          </table:table-cell>
          <table:table-cell office:value-type="float" office:value="0.844759" calcext:value-type="float">
            <text:p>0,844759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2399" calcext:value-type="float">
            <text:p>0,872399</text:p>
          </table:table-cell>
          <table:table-cell office:value-type="float" office:value="0.905585" calcext:value-type="float">
            <text:p>0,905585</text:p>
          </table:table-cell>
          <table:table-cell office:value-type="float" office:value="0.937853" calcext:value-type="float">
            <text:p>0,937853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12" calcext:value-type="float">
            <text:p>0,93971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853543" calcext:value-type="float">
            <text:p>0,85354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25722" calcext:value-type="float">
            <text:p>0,625722</text:p>
          </table:table-cell>
          <table:table-cell office:value-type="float" office:value="0.772326" calcext:value-type="float">
            <text:p>0,772326</text:p>
          </table:table-cell>
          <table:table-cell office:value-type="float" office:value="0.813785" calcext:value-type="float">
            <text:p>0,813785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0294" calcext:value-type="float">
            <text:p>0,850294</text:p>
          </table:table-cell>
          <table:table-cell office:value-type="float" office:value="0.902388" calcext:value-type="float">
            <text:p>0,902388</text:p>
          </table:table-cell>
          <table:table-cell office:value-type="float" office:value="0.936642" calcext:value-type="float">
            <text:p>0,936642</text:p>
          </table:table-cell>
          <table:table-cell table:number-columns-repeated="2" office:value-type="float" office:value="0.939672" calcext:value-type="float">
            <text:p>0,93967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85688" calcext:value-type="float">
            <text:p>0,8568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5444" calcext:value-type="float">
            <text:p>0,45444</text:p>
          </table:table-cell>
          <table:table-cell office:value-type="float" office:value="0.628388" calcext:value-type="float">
            <text:p>0,628388</text:p>
          </table:table-cell>
          <table:table-cell office:value-type="float" office:value="0.781866" calcext:value-type="float">
            <text:p>0,781866</text:p>
          </table:table-cell>
          <table:table-cell office:value-type="float" office:value="0.846388" calcext:value-type="float">
            <text:p>0,846388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0514" calcext:value-type="float">
            <text:p>0,870514</text:p>
          </table:table-cell>
          <table:table-cell office:value-type="float" office:value="0.905585" calcext:value-type="float">
            <text:p>0,905585</text:p>
          </table:table-cell>
          <table:table-cell office:value-type="float" office:value="0.934725" calcext:value-type="float">
            <text:p>0,934725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863512" calcext:value-type="float">
            <text:p>0,86351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5444" calcext:value-type="float">
            <text:p>0,45444</text:p>
          </table:table-cell>
          <table:table-cell office:value-type="float" office:value="0.585057" calcext:value-type="float">
            <text:p>0,585057</text:p>
          </table:table-cell>
          <table:table-cell office:value-type="float" office:value="0.762868" calcext:value-type="float">
            <text:p>0,762868</text:p>
          </table:table-cell>
          <table:table-cell office:value-type="float" office:value="0.838857" calcext:value-type="float">
            <text:p>0,838857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037" calcext:value-type="float">
            <text:p>0,88037</text:p>
          </table:table-cell>
          <table:table-cell office:value-type="float" office:value="0.910263" calcext:value-type="float">
            <text:p>0,910263</text:p>
          </table:table-cell>
          <table:table-cell office:value-type="float" office:value="0.937817" calcext:value-type="float">
            <text:p>0,93781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9" calcext:value-type="float">
            <text:p>0,939689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858289" calcext:value-type="float">
            <text:p>0,8582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4819" calcext:value-type="float">
            <text:p>0,54819</text:p>
          </table:table-cell>
          <table:table-cell office:value-type="float" office:value="0.671351" calcext:value-type="float">
            <text:p>0,671351</text:p>
          </table:table-cell>
          <table:table-cell office:value-type="float" office:value="0.806323" calcext:value-type="float">
            <text:p>0,806323</text:p>
          </table:table-cell>
          <table:table-cell office:value-type="float" office:value="0.847961" calcext:value-type="float">
            <text:p>0,847961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8019" calcext:value-type="float">
            <text:p>0,868019</text:p>
          </table:table-cell>
          <table:table-cell office:value-type="float" office:value="0.905585" calcext:value-type="float">
            <text:p>0,905585</text:p>
          </table:table-cell>
          <table:table-cell office:value-type="float" office:value="0.932922" calcext:value-type="float">
            <text:p>0,932922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2" calcext:value-type="float">
            <text:p>0,93968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869981" calcext:value-type="float">
            <text:p>0,86998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71608" calcext:value-type="float">
            <text:p>0,671608</text:p>
          </table:table-cell>
          <table:table-cell office:value-type="float" office:value="0.80769" calcext:value-type="float">
            <text:p>0,80769</text:p>
          </table:table-cell>
          <table:table-cell office:value-type="float" office:value="0.848008" calcext:value-type="float">
            <text:p>0,848008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8647" calcext:value-type="float">
            <text:p>0,878647</text:p>
          </table:table-cell>
          <table:table-cell office:value-type="float" office:value="0.917493" calcext:value-type="float">
            <text:p>0,917493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677" calcext:value-type="float">
            <text:p>0,93967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873077" calcext:value-type="float">
            <text:p>0,87307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48999" calcext:value-type="float">
            <text:p>0,648999</text:p>
          </table:table-cell>
          <table:table-cell office:value-type="float" office:value="0.810766" calcext:value-type="float">
            <text:p>0,810766</text:p>
          </table:table-cell>
          <table:table-cell office:value-type="float" office:value="0.848103" calcext:value-type="float">
            <text:p>0,848103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491" calcext:value-type="float">
            <text:p>0,87491</text:p>
          </table:table-cell>
          <table:table-cell office:value-type="float" office:value="0.91205" calcext:value-type="float">
            <text:p>0,91205</text:p>
          </table:table-cell>
          <table:table-cell office:value-type="float" office:value="0.938435" calcext:value-type="float">
            <text:p>0,938435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2" calcext:value-type="float">
            <text:p>0,93968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870092" calcext:value-type="float">
            <text:p>0,87009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47627" calcext:value-type="float">
            <text:p>0,247627</text:p>
          </table:table-cell>
          <table:table-cell office:value-type="float" office:value="0.699383" calcext:value-type="float">
            <text:p>0,699383</text:p>
          </table:table-cell>
          <table:table-cell office:value-type="float" office:value="0.832076" calcext:value-type="float">
            <text:p>0,832076</text:p>
          </table:table-cell>
          <table:table-cell office:value-type="float" office:value="0.848151" calcext:value-type="float">
            <text:p>0,848151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692" calcext:value-type="float">
            <text:p>0,86692</text:p>
          </table:table-cell>
          <table:table-cell office:value-type="float" office:value="0.916185" calcext:value-type="float">
            <text:p>0,916185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687" calcext:value-type="float">
            <text:p>0,93968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877004" calcext:value-type="float">
            <text:p>0,87700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47627" calcext:value-type="float">
            <text:p>0,247627</text:p>
          </table:table-cell>
          <table:table-cell office:value-type="float" office:value="0.685443" calcext:value-type="float">
            <text:p>0,685443</text:p>
          </table:table-cell>
          <table:table-cell office:value-type="float" office:value="0.834672" calcext:value-type="float">
            <text:p>0,834672</text:p>
          </table:table-cell>
          <table:table-cell office:value-type="float" office:value="0.848198" calcext:value-type="float">
            <text:p>0,848198</text:p>
          </table:table-cell>
          <table:table-cell office:value-type="float" office:value="0.849122" calcext:value-type="float">
            <text:p>0,849122</text:p>
          </table:table-cell>
          <table:table-cell office:value-type="float" office:value="0.89338" calcext:value-type="float">
            <text:p>0,89338</text:p>
          </table:table-cell>
          <table:table-cell office:value-type="float" office:value="0.932292" calcext:value-type="float">
            <text:p>0,932292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697" calcext:value-type="float">
            <text:p>0,93969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880187" calcext:value-type="float">
            <text:p>0,88018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24491" calcext:value-type="float">
            <text:p>0,624491</text:p>
          </table:table-cell>
          <table:table-cell office:value-type="float" office:value="0.79775" calcext:value-type="float">
            <text:p>0,79775</text:p>
          </table:table-cell>
          <table:table-cell office:value-type="float" office:value="0.847819" calcext:value-type="float">
            <text:p>0,847819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7875" calcext:value-type="float">
            <text:p>0,857875</text:p>
          </table:table-cell>
          <table:table-cell office:value-type="float" office:value="0.916897" calcext:value-type="float">
            <text:p>0,916897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12" calcext:value-type="float">
            <text:p>0,939712</text:p>
          </table:table-cell>
          <table:table-cell office:value-type="float" office:value="0.939733" calcext:value-type="float">
            <text:p>0,939733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6522" calcext:value-type="float">
            <text:p>0,8652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03768" calcext:value-type="float">
            <text:p>0,403768</text:p>
          </table:table-cell>
          <table:table-cell office:value-type="float" office:value="0.60966" calcext:value-type="float">
            <text:p>0,60966</text:p>
          </table:table-cell>
          <table:table-cell office:value-type="float" office:value="0.793243" calcext:value-type="float">
            <text:p>0,793243</text:p>
          </table:table-cell>
          <table:table-cell office:value-type="float" office:value="0.847772" calcext:value-type="float">
            <text:p>0,847772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1438" calcext:value-type="float">
            <text:p>0,851438</text:p>
          </table:table-cell>
          <table:table-cell office:value-type="float" office:value="0.914004" calcext:value-type="float">
            <text:p>0,914004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694" calcext:value-type="float">
            <text:p>0,939694</text:p>
          </table:table-cell>
          <table:table-cell office:value-type="float" office:value="0.939756" calcext:value-type="float">
            <text:p>0,939756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62349" calcext:value-type="float">
            <text:p>0,86234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03768" calcext:value-type="float">
            <text:p>0,403768</text:p>
          </table:table-cell>
          <table:table-cell office:value-type="float" office:value="0.606259" calcext:value-type="float">
            <text:p>0,606259</text:p>
          </table:table-cell>
          <table:table-cell office:value-type="float" office:value="0.789318" calcext:value-type="float">
            <text:p>0,789318</text:p>
          </table:table-cell>
          <table:table-cell office:value-type="float" office:value="0.847819" calcext:value-type="float">
            <text:p>0,847819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49743" calcext:value-type="float">
            <text:p>0,849743</text:p>
          </table:table-cell>
          <table:table-cell office:value-type="float" office:value="0.898379" calcext:value-type="float">
            <text:p>0,898379</text:p>
          </table:table-cell>
          <table:table-cell office:value-type="float" office:value="0.939054" calcext:value-type="float">
            <text:p>0,93905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9" calcext:value-type="float">
            <text:p>0,939699</text:p>
          </table:table-cell>
          <table:table-cell office:value-type="float" office:value="0.939768" calcext:value-type="float">
            <text:p>0,939768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59829" calcext:value-type="float">
            <text:p>0,85982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32889" calcext:value-type="float">
            <text:p>0,132889</text:p>
          </table:table-cell>
          <table:table-cell office:value-type="float" office:value="0.579877" calcext:value-type="float">
            <text:p>0,579877</text:p>
          </table:table-cell>
          <table:table-cell office:value-type="float" office:value="0.777282" calcext:value-type="float">
            <text:p>0,777282</text:p>
          </table:table-cell>
          <table:table-cell office:value-type="float" office:value="0.846453" calcext:value-type="float">
            <text:p>0,846453</text:p>
          </table:table-cell>
          <table:table-cell table:number-columns-repeated="2" office:value-type="float" office:value="0.848577" calcext:value-type="float">
            <text:p>0,848577</text:p>
          </table:table-cell>
          <table:table-cell office:value-type="float" office:value="0.903635" calcext:value-type="float">
            <text:p>0,903635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14" calcext:value-type="float">
            <text:p>0,939714</text:p>
          </table:table-cell>
          <table:table-cell office:value-type="float" office:value="0.939791" calcext:value-type="float">
            <text:p>0,939791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56325" calcext:value-type="float">
            <text:p>0,85632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32889" calcext:value-type="float">
            <text:p>0,132889</text:p>
          </table:table-cell>
          <table:table-cell office:value-type="float" office:value="0.644173" calcext:value-type="float">
            <text:p>0,644173</text:p>
          </table:table-cell>
          <table:table-cell office:value-type="float" office:value="0.780101" calcext:value-type="float">
            <text:p>0,780101</text:p>
          </table:table-cell>
          <table:table-cell office:value-type="float" office:value="0.844614" calcext:value-type="float">
            <text:p>0,844614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2503" calcext:value-type="float">
            <text:p>0,872503</text:p>
          </table:table-cell>
          <table:table-cell office:value-type="float" office:value="0.939054" calcext:value-type="float">
            <text:p>0,93905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75" calcext:value-type="float">
            <text:p>0,93967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79" calcext:value-type="float">
            <text:p>0,939779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68787" calcext:value-type="float">
            <text:p>0,8687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642895" calcext:value-type="float">
            <text:p>0,642895</text:p>
          </table:table-cell>
          <table:table-cell office:value-type="float" office:value="0.834418" calcext:value-type="float">
            <text:p>0,834418</text:p>
          </table:table-cell>
          <table:table-cell office:value-type="float" office:value="0.848103" calcext:value-type="float">
            <text:p>0,848103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8797" calcext:value-type="float">
            <text:p>0,878797</text:p>
          </table:table-cell>
          <table:table-cell office:value-type="float" office:value="0.937199" calcext:value-type="float">
            <text:p>0,937199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7" calcext:value-type="float">
            <text:p>0,93968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56" calcext:value-type="float">
            <text:p>0,939756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74883" calcext:value-type="float">
            <text:p>0,87488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0357" calcext:value-type="float">
            <text:p>0,30357</text:p>
          </table:table-cell>
          <table:table-cell office:value-type="float" office:value="0.697246" calcext:value-type="float">
            <text:p>0,697246</text:p>
          </table:table-cell>
          <table:table-cell office:value-type="float" office:value="0.837573" calcext:value-type="float">
            <text:p>0,837573</text:p>
          </table:table-cell>
          <table:table-cell office:value-type="float" office:value="0.848103" calcext:value-type="float">
            <text:p>0,848103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2775" calcext:value-type="float">
            <text:p>0,862775</text:p>
          </table:table-cell>
          <table:table-cell office:value-type="float" office:value="0.933616" calcext:value-type="float">
            <text:p>0,93361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9" calcext:value-type="float">
            <text:p>0,93969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56" calcext:value-type="float">
            <text:p>0,939756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78674" calcext:value-type="float">
            <text:p>0,87867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50881" calcext:value-type="float">
            <text:p>0,550881</text:p>
          </table:table-cell>
          <table:table-cell office:value-type="float" office:value="0.7292" calcext:value-type="float">
            <text:p>0,7292</text:p>
          </table:table-cell>
          <table:table-cell office:value-type="float" office:value="0.843329" calcext:value-type="float">
            <text:p>0,843329</text:p>
          </table:table-cell>
          <table:table-cell office:value-type="float" office:value="0.848293" calcext:value-type="float">
            <text:p>0,848293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6261" calcext:value-type="float">
            <text:p>0,886261</text:p>
          </table:table-cell>
          <table:table-cell office:value-type="float" office:value="0.939054" calcext:value-type="float">
            <text:p>0,93905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45" calcext:value-type="float">
            <text:p>0,939745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85354" calcext:value-type="float">
            <text:p>0,88535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50881" calcext:value-type="float">
            <text:p>0,550881</text:p>
          </table:table-cell>
          <table:table-cell office:value-type="float" office:value="0.712166" calcext:value-type="float">
            <text:p>0,712166</text:p>
          </table:table-cell>
          <table:table-cell office:value-type="float" office:value="0.833149" calcext:value-type="float">
            <text:p>0,833149</text:p>
          </table:table-cell>
          <table:table-cell office:value-type="float" office:value="0.848056" calcext:value-type="float">
            <text:p>0,848056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621" calcext:value-type="float">
            <text:p>0,88621</text:p>
          </table:table-cell>
          <table:table-cell office:value-type="float" office:value="0.938435" calcext:value-type="float">
            <text:p>0,938435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4" calcext:value-type="float">
            <text:p>0,93970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91" calcext:value-type="float">
            <text:p>0,939791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82548" calcext:value-type="float">
            <text:p>0,88254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0.627871" calcext:value-type="float">
            <text:p>0,627871</text:p>
          </table:table-cell>
          <table:table-cell office:value-type="float" office:value="0.798791" calcext:value-type="float">
            <text:p>0,798791</text:p>
          </table:table-cell>
          <table:table-cell office:value-type="float" office:value="0.84763" calcext:value-type="float">
            <text:p>0,84763</text:p>
          </table:table-cell>
          <table:table-cell office:value-type="float" office:value="0.848387" calcext:value-type="float">
            <text:p>0,848387</text:p>
          </table:table-cell>
          <table:table-cell office:value-type="float" office:value="0.849712" calcext:value-type="float">
            <text:p>0,849712</text:p>
          </table:table-cell>
          <table:table-cell office:value-type="float" office:value="0.91624" calcext:value-type="float">
            <text:p>0,9162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4" calcext:value-type="float">
            <text:p>0,93970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26" calcext:value-type="float">
            <text:p>0,939826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64755" calcext:value-type="float">
            <text:p>0,86475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05812" calcext:value-type="float">
            <text:p>0,405812</text:p>
          </table:table-cell>
          <table:table-cell office:value-type="float" office:value="0.66059" calcext:value-type="float">
            <text:p>0,66059</text:p>
          </table:table-cell>
          <table:table-cell office:value-type="float" office:value="0.815473" calcext:value-type="float">
            <text:p>0,815473</text:p>
          </table:table-cell>
          <table:table-cell office:value-type="float" office:value="0.84763" calcext:value-type="float">
            <text:p>0,84763</text:p>
          </table:table-cell>
          <table:table-cell office:value-type="float" office:value="0.84834" calcext:value-type="float">
            <text:p>0,84834</text:p>
          </table:table-cell>
          <table:table-cell office:value-type="float" office:value="0.851183" calcext:value-type="float">
            <text:p>0,851183</text:p>
          </table:table-cell>
          <table:table-cell office:value-type="float" office:value="0.921844" calcext:value-type="float">
            <text:p>0,92184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9" calcext:value-type="float">
            <text:p>0,93970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704" calcext:value-type="float">
            <text:p>0,870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46227" calcext:value-type="float">
            <text:p>0,446227</text:p>
          </table:table-cell>
          <table:table-cell office:value-type="float" office:value="0.669639" calcext:value-type="float">
            <text:p>0,669639</text:p>
          </table:table-cell>
          <table:table-cell office:value-type="float" office:value="0.825715" calcext:value-type="float">
            <text:p>0,825715</text:p>
          </table:table-cell>
          <table:table-cell office:value-type="float" office:value="0.84763" calcext:value-type="float">
            <text:p>0,84763</text:p>
          </table:table-cell>
          <table:table-cell office:value-type="float" office:value="0.848198" calcext:value-type="float">
            <text:p>0,848198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88513" calcext:value-type="float">
            <text:p>0,888513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7" calcext:value-type="float">
            <text:p>0,93969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6872" calcext:value-type="float">
            <text:p>0,8687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43359" calcext:value-type="float">
            <text:p>0,343359</text:p>
          </table:table-cell>
          <table:table-cell office:value-type="float" office:value="0.695904" calcext:value-type="float">
            <text:p>0,695904</text:p>
          </table:table-cell>
          <table:table-cell office:value-type="float" office:value="0.834877" calcext:value-type="float">
            <text:p>0,834877</text:p>
          </table:table-cell>
          <table:table-cell office:value-type="float" office:value="0.848008" calcext:value-type="float">
            <text:p>0,848008</text:p>
          </table:table-cell>
          <table:table-cell office:value-type="float" office:value="0.849528" calcext:value-type="float">
            <text:p>0,849528</text:p>
          </table:table-cell>
          <table:table-cell office:value-type="float" office:value="0.862787" calcext:value-type="float">
            <text:p>0,862787</text:p>
          </table:table-cell>
          <table:table-cell office:value-type="float" office:value="0.928246" calcext:value-type="float">
            <text:p>0,92824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2" calcext:value-type="float">
            <text:p>0,93968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84" calcext:value-type="float">
            <text:p>0,939884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77831" calcext:value-type="float">
            <text:p>0,87783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43359" calcext:value-type="float">
            <text:p>0,343359</text:p>
          </table:table-cell>
          <table:table-cell office:value-type="float" office:value="0.676408" calcext:value-type="float">
            <text:p>0,676408</text:p>
          </table:table-cell>
          <table:table-cell office:value-type="float" office:value="0.833109" calcext:value-type="float">
            <text:p>0,833109</text:p>
          </table:table-cell>
          <table:table-cell office:value-type="float" office:value="0.848245" calcext:value-type="float">
            <text:p>0,848245</text:p>
          </table:table-cell>
          <table:table-cell office:value-type="float" office:value="0.854544" calcext:value-type="float">
            <text:p>0,854544</text:p>
          </table:table-cell>
          <table:table-cell office:value-type="float" office:value="0.892193" calcext:value-type="float">
            <text:p>0,892193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04" calcext:value-type="float">
            <text:p>0,93970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61" calcext:value-type="float">
            <text:p>0,939861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80313" calcext:value-type="float">
            <text:p>0,88031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07108" calcext:value-type="float">
            <text:p>0,207108</text:p>
          </table:table-cell>
          <table:table-cell office:value-type="float" office:value="0.682031" calcext:value-type="float">
            <text:p>0,682031</text:p>
          </table:table-cell>
          <table:table-cell office:value-type="float" office:value="0.847397" calcext:value-type="float">
            <text:p>0,847397</text:p>
          </table:table-cell>
          <table:table-cell office:value-type="float" office:value="0.848482" calcext:value-type="float">
            <text:p>0,848482</text:p>
          </table:table-cell>
          <table:table-cell office:value-type="float" office:value="0.858702" calcext:value-type="float">
            <text:p>0,858702</text:p>
          </table:table-cell>
          <table:table-cell office:value-type="float" office:value="0.921584" calcext:value-type="float">
            <text:p>0,921584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09" calcext:value-type="float">
            <text:p>0,93970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49" calcext:value-type="float">
            <text:p>0,939849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85682" calcext:value-type="float">
            <text:p>0,88568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79391" calcext:value-type="float">
            <text:p>0,679391</text:p>
          </table:table-cell>
          <table:table-cell office:value-type="float" office:value="0.83364" calcext:value-type="float">
            <text:p>0,83364</text:p>
          </table:table-cell>
          <table:table-cell office:value-type="float" office:value="0.848293" calcext:value-type="float">
            <text:p>0,848293</text:p>
          </table:table-cell>
          <table:table-cell office:value-type="float" office:value="0.859014" calcext:value-type="float">
            <text:p>0,859014</text:p>
          </table:table-cell>
          <table:table-cell office:value-type="float" office:value="0.925073" calcext:value-type="float">
            <text:p>0,925073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77" calcext:value-type="float">
            <text:p>0,93967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07" calcext:value-type="float">
            <text:p>0,939907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84411" calcext:value-type="float">
            <text:p>0,88441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81433" calcext:value-type="float">
            <text:p>0,681433</text:p>
          </table:table-cell>
          <table:table-cell office:value-type="float" office:value="0.826466" calcext:value-type="float">
            <text:p>0,826466</text:p>
          </table:table-cell>
          <table:table-cell office:value-type="float" office:value="0.847961" calcext:value-type="float">
            <text:p>0,847961</text:p>
          </table:table-cell>
          <table:table-cell office:value-type="float" office:value="0.85184" calcext:value-type="float">
            <text:p>0,85184</text:p>
          </table:table-cell>
          <table:table-cell office:value-type="float" office:value="0.900022" calcext:value-type="float">
            <text:p>0,900022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19" calcext:value-type="float">
            <text:p>0,93971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84" calcext:value-type="float">
            <text:p>0,939884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80639" calcext:value-type="float">
            <text:p>0,88063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76882" calcext:value-type="float">
            <text:p>0,676882</text:p>
          </table:table-cell>
          <table:table-cell office:value-type="float" office:value="0.845841" calcext:value-type="float">
            <text:p>0,845841</text:p>
          </table:table-cell>
          <table:table-cell office:value-type="float" office:value="0.848056" calcext:value-type="float">
            <text:p>0,848056</text:p>
          </table:table-cell>
          <table:table-cell office:value-type="float" office:value="0.849627" calcext:value-type="float">
            <text:p>0,849627</text:p>
          </table:table-cell>
          <table:table-cell office:value-type="float" office:value="0.910073" calcext:value-type="float">
            <text:p>0,910073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42" calcext:value-type="float">
            <text:p>0,939942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82922" calcext:value-type="float">
            <text:p>0,88292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76565" calcext:value-type="float">
            <text:p>0,676565</text:p>
          </table:table-cell>
          <table:table-cell office:value-type="float" office:value="0.847358" calcext:value-type="float">
            <text:p>0,847358</text:p>
          </table:table-cell>
          <table:table-cell office:value-type="float" office:value="0.84834" calcext:value-type="float">
            <text:p>0,84834</text:p>
          </table:table-cell>
          <table:table-cell office:value-type="float" office:value="0.851622" calcext:value-type="float">
            <text:p>0,851622</text:p>
          </table:table-cell>
          <table:table-cell office:value-type="float" office:value="0.91617" calcext:value-type="float">
            <text:p>0,9161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77" calcext:value-type="float">
            <text:p>0,939677</text:p>
          </table:table-cell>
          <table:table-cell table:number-columns-repeated="2" office:value-type="float" office:value="0.939721" calcext:value-type="float">
            <text:p>0,939721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8388" calcext:value-type="float">
            <text:p>0,8838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13896" calcext:value-type="float">
            <text:p>0,613896</text:p>
          </table:table-cell>
          <table:table-cell office:value-type="float" office:value="0.838708" calcext:value-type="float">
            <text:p>0,838708</text:p>
          </table:table-cell>
          <table:table-cell office:value-type="float" office:value="0.848151" calcext:value-type="float">
            <text:p>0,848151</text:p>
          </table:table-cell>
          <table:table-cell office:value-type="float" office:value="0.849853" calcext:value-type="float">
            <text:p>0,849853</text:p>
          </table:table-cell>
          <table:table-cell office:value-type="float" office:value="0.912002" calcext:value-type="float">
            <text:p>0,912002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09" calcext:value-type="float">
            <text:p>0,93970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93" calcext:value-type="float">
            <text:p>0,93993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76131" calcext:value-type="float">
            <text:p>0,87613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736599" calcext:value-type="float">
            <text:p>0,736599</text:p>
          </table:table-cell>
          <table:table-cell office:value-type="float" office:value="0.847552" calcext:value-type="float">
            <text:p>0,847552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4362" calcext:value-type="float">
            <text:p>0,854362</text:p>
          </table:table-cell>
          <table:table-cell office:value-type="float" office:value="0.935464" calcext:value-type="float">
            <text:p>0,93546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03" calcext:value-type="float">
            <text:p>0,939803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92139" calcext:value-type="float">
            <text:p>0,89213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702987" calcext:value-type="float">
            <text:p>0,702987</text:p>
          </table:table-cell>
          <table:table-cell office:value-type="float" office:value="0.847569" calcext:value-type="float">
            <text:p>0,847569</text:p>
          </table:table-cell>
          <table:table-cell office:value-type="float" office:value="0.848802" calcext:value-type="float">
            <text:p>0,848802</text:p>
          </table:table-cell>
          <table:table-cell office:value-type="float" office:value="0.914529" calcext:value-type="float">
            <text:p>0,914529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12" calcext:value-type="float">
            <text:p>0,93971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49" calcext:value-type="float">
            <text:p>0,939849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95247" calcext:value-type="float">
            <text:p>0,89524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763793" calcext:value-type="float">
            <text:p>0,763793</text:p>
          </table:table-cell>
          <table:table-cell office:value-type="float" office:value="0.848056" calcext:value-type="float">
            <text:p>0,848056</text:p>
          </table:table-cell>
          <table:table-cell office:value-type="float" office:value="0.852544" calcext:value-type="float">
            <text:p>0,852544</text:p>
          </table:table-cell>
          <table:table-cell office:value-type="float" office:value="0.930483" calcext:value-type="float">
            <text:p>0,930483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699" calcext:value-type="float">
            <text:p>0,93969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79" calcext:value-type="float">
            <text:p>0,939779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903337" calcext:value-type="float">
            <text:p>0,90333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47695" calcext:value-type="float">
            <text:p>0,547695</text:p>
          </table:table-cell>
          <table:table-cell office:value-type="float" office:value="0.784962" calcext:value-type="float">
            <text:p>0,784962</text:p>
          </table:table-cell>
          <table:table-cell office:value-type="float" office:value="0.848008" calcext:value-type="float">
            <text:p>0,848008</text:p>
          </table:table-cell>
          <table:table-cell office:value-type="float" office:value="0.849056" calcext:value-type="float">
            <text:p>0,849056</text:p>
          </table:table-cell>
          <table:table-cell office:value-type="float" office:value="0.91283" calcext:value-type="float">
            <text:p>0,91283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687" calcext:value-type="float">
            <text:p>0,93968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42" calcext:value-type="float">
            <text:p>0,939942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903327" calcext:value-type="float">
            <text:p>0,90332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97727" calcext:value-type="float">
            <text:p>0,597727</text:p>
          </table:table-cell>
          <table:table-cell office:value-type="float" office:value="0.781942" calcext:value-type="float">
            <text:p>0,781942</text:p>
          </table:table-cell>
          <table:table-cell office:value-type="float" office:value="0.847866" calcext:value-type="float">
            <text:p>0,847866</text:p>
          </table:table-cell>
          <table:table-cell office:value-type="float" office:value="0.85386" calcext:value-type="float">
            <text:p>0,85386</text:p>
          </table:table-cell>
          <table:table-cell office:value-type="float" office:value="0.934726" calcext:value-type="float">
            <text:p>0,934726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689" calcext:value-type="float">
            <text:p>0,939689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19" calcext:value-type="float">
            <text:p>0,939919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905679" calcext:value-type="float">
            <text:p>0,90567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69505" calcext:value-type="float">
            <text:p>0,569505</text:p>
          </table:table-cell>
          <table:table-cell office:value-type="float" office:value="0.805869" calcext:value-type="float">
            <text:p>0,805869</text:p>
          </table:table-cell>
          <table:table-cell office:value-type="float" office:value="0.84834" calcext:value-type="float">
            <text:p>0,84834</text:p>
          </table:table-cell>
          <table:table-cell office:value-type="float" office:value="0.900259" calcext:value-type="float">
            <text:p>0,900259</text:p>
          </table:table-cell>
          <table:table-cell table:number-columns-repeated="3" office:value-type="float" office:value="0.939672" calcext:value-type="float">
            <text:p>0,939672</text:p>
          </table:table-cell>
          <table:table-cell office:value-type="float" office:value="0.939716" calcext:value-type="float">
            <text:p>0,939716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91" calcext:value-type="float">
            <text:p>0,939791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913267" calcext:value-type="float">
            <text:p>0,91326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69505" calcext:value-type="float">
            <text:p>0,569505</text:p>
          </table:table-cell>
          <table:table-cell office:value-type="float" office:value="0.800909" calcext:value-type="float">
            <text:p>0,800909</text:p>
          </table:table-cell>
          <table:table-cell office:value-type="float" office:value="0.848198" calcext:value-type="float">
            <text:p>0,848198</text:p>
          </table:table-cell>
          <table:table-cell office:value-type="float" office:value="0.915226" calcext:value-type="float">
            <text:p>0,915226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675" calcext:value-type="float">
            <text:p>0,939675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779" calcext:value-type="float">
            <text:p>0,939779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914253" calcext:value-type="float">
            <text:p>0,91425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0.66165" calcext:value-type="float">
            <text:p>0,66165</text:p>
          </table:table-cell>
          <table:table-cell office:value-type="float" office:value="0.847677" calcext:value-type="float">
            <text:p>0,847677</text:p>
          </table:table-cell>
          <table:table-cell office:value-type="float" office:value="0.854873" calcext:value-type="float">
            <text:p>0,854873</text:p>
          </table:table-cell>
          <table:table-cell office:value-type="float" office:value="0.936578" calcext:value-type="float">
            <text:p>0,936578</text:p>
          </table:table-cell>
          <table:table-cell table:number-columns-repeated="2" office:value-type="float" office:value="0.939672" calcext:value-type="float">
            <text:p>0,939672</text:p>
          </table:table-cell>
          <table:table-cell table:number-columns-repeated="3"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93916" calcext:value-type="float">
            <text:p>0,89391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47695" calcext:value-type="float">
            <text:p>0,547695</text:p>
          </table:table-cell>
          <table:table-cell office:value-type="float" office:value="0.802196" calcext:value-type="float">
            <text:p>0,802196</text:p>
          </table:table-cell>
          <table:table-cell office:value-type="float" office:value="0.848151" calcext:value-type="float">
            <text:p>0,848151</text:p>
          </table:table-cell>
          <table:table-cell office:value-type="float" office:value="0.88147" calcext:value-type="float">
            <text:p>0,88147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04" calcext:value-type="float">
            <text:p>0,939704</text:p>
          </table:table-cell>
          <table:table-cell table:number-columns-repeated="3" office:value-type="float" office:value="0.939721" calcext:value-type="float">
            <text:p>0,939721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910987" calcext:value-type="float">
            <text:p>0,91098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47695" calcext:value-type="float">
            <text:p>0,547695</text:p>
          </table:table-cell>
          <table:table-cell office:value-type="float" office:value="0.809209" calcext:value-type="float">
            <text:p>0,809209</text:p>
          </table:table-cell>
          <table:table-cell office:value-type="float" office:value="0.84763" calcext:value-type="float">
            <text:p>0,84763</text:p>
          </table:table-cell>
          <table:table-cell office:value-type="float" office:value="0.848245" calcext:value-type="float">
            <text:p>0,848245</text:p>
          </table:table-cell>
          <table:table-cell office:value-type="float" office:value="0.871331" calcext:value-type="float">
            <text:p>0,871331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09" calcext:value-type="float">
            <text:p>0,939709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768" calcext:value-type="float">
            <text:p>0,939768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901468" calcext:value-type="float">
            <text:p>0,90146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47695" calcext:value-type="float">
            <text:p>0,547695</text:p>
          </table:table-cell>
          <table:table-cell office:value-type="float" office:value="0.740327" calcext:value-type="float">
            <text:p>0,740327</text:p>
          </table:table-cell>
          <table:table-cell office:value-type="float" office:value="0.847552" calcext:value-type="float">
            <text:p>0,847552</text:p>
          </table:table-cell>
          <table:table-cell office:value-type="float" office:value="0.847772" calcext:value-type="float">
            <text:p>0,847772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7315" calcext:value-type="float">
            <text:p>0,857315</text:p>
          </table:table-cell>
          <table:table-cell office:value-type="float" office:value="0.926081" calcext:value-type="float">
            <text:p>0,926081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14" calcext:value-type="float">
            <text:p>0,93971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91" calcext:value-type="float">
            <text:p>0,939791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82652" calcext:value-type="float">
            <text:p>0,88265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42807" calcext:value-type="float">
            <text:p>0,542807</text:p>
          </table:table-cell>
          <table:table-cell office:value-type="float" office:value="0.654103" calcext:value-type="float">
            <text:p>0,654103</text:p>
          </table:table-cell>
          <table:table-cell office:value-type="float" office:value="0.840486" calcext:value-type="float">
            <text:p>0,840486</text:p>
          </table:table-cell>
          <table:table-cell office:value-type="float" office:value="0.847724" calcext:value-type="float">
            <text:p>0,847724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53458" calcext:value-type="float">
            <text:p>0,853458</text:p>
          </table:table-cell>
          <table:table-cell office:value-type="float" office:value="0.909466" calcext:value-type="float">
            <text:p>0,90946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7" calcext:value-type="float">
            <text:p>0,93970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26" calcext:value-type="float">
            <text:p>0,939826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71274" calcext:value-type="float">
            <text:p>0,87127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59618" calcext:value-type="float">
            <text:p>0,59618</text:p>
          </table:table-cell>
          <table:table-cell office:value-type="float" office:value="0.772243" calcext:value-type="float">
            <text:p>0,772243</text:p>
          </table:table-cell>
          <table:table-cell office:value-type="float" office:value="0.847591" calcext:value-type="float">
            <text:p>0,847591</text:p>
          </table:table-cell>
          <table:table-cell office:value-type="float" office:value="0.848151" calcext:value-type="float">
            <text:p>0,848151</text:p>
          </table:table-cell>
          <table:table-cell office:value-type="float" office:value="0.848652" calcext:value-type="float">
            <text:p>0,848652</text:p>
          </table:table-cell>
          <table:table-cell office:value-type="float" office:value="0.885829" calcext:value-type="float">
            <text:p>0,885829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9" calcext:value-type="float">
            <text:p>0,93969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61" calcext:value-type="float">
            <text:p>0,939861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5576" calcext:value-type="float">
            <text:p>0,8557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0.527273" calcext:value-type="float">
            <text:p>0,527273</text:p>
          </table:table-cell>
          <table:table-cell office:value-type="float" office:value="0.780585" calcext:value-type="float">
            <text:p>0,780585</text:p>
          </table:table-cell>
          <table:table-cell office:value-type="float" office:value="0.847552" calcext:value-type="float">
            <text:p>0,847552</text:p>
          </table:table-cell>
          <table:table-cell office:value-type="float" office:value="0.848387" calcext:value-type="float">
            <text:p>0,848387</text:p>
          </table:table-cell>
          <table:table-cell office:value-type="float" office:value="0.851831" calcext:value-type="float">
            <text:p>0,851831</text:p>
          </table:table-cell>
          <table:table-cell office:value-type="float" office:value="0.910339" calcext:value-type="float">
            <text:p>0,910339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2" calcext:value-type="float">
            <text:p>0,93969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52492" calcext:value-type="float">
            <text:p>0,85249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556706" calcext:value-type="float">
            <text:p>0,556706</text:p>
          </table:table-cell>
          <table:table-cell office:value-type="float" office:value="0.771658" calcext:value-type="float">
            <text:p>0,771658</text:p>
          </table:table-cell>
          <table:table-cell office:value-type="float" office:value="0.847474" calcext:value-type="float">
            <text:p>0,847474</text:p>
          </table:table-cell>
          <table:table-cell office:value-type="float" office:value="0.848529" calcext:value-type="float">
            <text:p>0,848529</text:p>
          </table:table-cell>
          <table:table-cell office:value-type="float" office:value="0.851538" calcext:value-type="float">
            <text:p>0,851538</text:p>
          </table:table-cell>
          <table:table-cell office:value-type="float" office:value="0.900266" calcext:value-type="float">
            <text:p>0,90026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77" calcext:value-type="float">
            <text:p>0,93967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53511" calcext:value-type="float">
            <text:p>0,85351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28119" calcext:value-type="float">
            <text:p>0,528119</text:p>
          </table:table-cell>
          <table:table-cell office:value-type="float" office:value="0.586221" calcext:value-type="float">
            <text:p>0,586221</text:p>
          </table:table-cell>
          <table:table-cell office:value-type="float" office:value="0.745805" calcext:value-type="float">
            <text:p>0,745805</text:p>
          </table:table-cell>
          <table:table-cell office:value-type="float" office:value="0.845344" calcext:value-type="float">
            <text:p>0,845344</text:p>
          </table:table-cell>
          <table:table-cell office:value-type="float" office:value="0.848151" calcext:value-type="float">
            <text:p>0,848151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68684" calcext:value-type="float">
            <text:p>0,86868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77" calcext:value-type="float">
            <text:p>0,93967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84" calcext:value-type="float">
            <text:p>0,939884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50174" calcext:value-type="float">
            <text:p>0,85017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31682" calcext:value-type="float">
            <text:p>0,331682</text:p>
          </table:table-cell>
          <table:table-cell office:value-type="float" office:value="0.561457" calcext:value-type="float">
            <text:p>0,561457</text:p>
          </table:table-cell>
          <table:table-cell office:value-type="float" office:value="0.738239" calcext:value-type="float">
            <text:p>0,738239</text:p>
          </table:table-cell>
          <table:table-cell office:value-type="float" office:value="0.831266" calcext:value-type="float">
            <text:p>0,831266</text:p>
          </table:table-cell>
          <table:table-cell office:value-type="float" office:value="0.847772" calcext:value-type="float">
            <text:p>0,847772</text:p>
          </table:table-cell>
          <table:table-cell office:value-type="float" office:value="0.848577" calcext:value-type="float">
            <text:p>0,848577</text:p>
          </table:table-cell>
          <table:table-cell office:value-type="float" office:value="0.871804" calcext:value-type="float">
            <text:p>0,87180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" calcext:value-type="float">
            <text:p>0,93968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93" calcext:value-type="float">
            <text:p>0,93993</text:p>
          </table:table-cell>
          <table:table-cell office:value-type="float" office:value="0.939953" calcext:value-type="float">
            <text:p>0,939953</text:p>
          </table:table-cell>
          <table:table-cell office:value-type="float" office:value="0.845812" calcext:value-type="float">
            <text:p>0,84581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31682" calcext:value-type="float">
            <text:p>0,331682</text:p>
          </table:table-cell>
          <table:table-cell office:value-type="float" office:value="0.556267" calcext:value-type="float">
            <text:p>0,556267</text:p>
          </table:table-cell>
          <table:table-cell office:value-type="float" office:value="0.76769" calcext:value-type="float">
            <text:p>0,76769</text:p>
          </table:table-cell>
          <table:table-cell office:value-type="float" office:value="0.847242" calcext:value-type="float">
            <text:p>0,847242</text:p>
          </table:table-cell>
          <table:table-cell office:value-type="float" office:value="0.847677" calcext:value-type="float">
            <text:p>0,847677</text:p>
          </table:table-cell>
          <table:table-cell office:value-type="float" office:value="0.848727" calcext:value-type="float">
            <text:p>0,848727</text:p>
          </table:table-cell>
          <table:table-cell office:value-type="float" office:value="0.913457" calcext:value-type="float">
            <text:p>0,91345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9" calcext:value-type="float">
            <text:p>0,939699</text:p>
          </table:table-cell>
          <table:table-cell office:value-type="float" office:value="0.939721" calcext:value-type="float">
            <text:p>0,939721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54011" calcext:value-type="float">
            <text:p>0,85401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1595" calcext:value-type="float">
            <text:p>0,51595</text:p>
          </table:table-cell>
          <table:table-cell office:value-type="float" office:value="0.592235" calcext:value-type="float">
            <text:p>0,592235</text:p>
          </table:table-cell>
          <table:table-cell office:value-type="float" office:value="0.815376" calcext:value-type="float">
            <text:p>0,815376</text:p>
          </table:table-cell>
          <table:table-cell office:value-type="float" office:value="0.847397" calcext:value-type="float">
            <text:p>0,847397</text:p>
          </table:table-cell>
          <table:table-cell office:value-type="float" office:value="0.848293" calcext:value-type="float">
            <text:p>0,848293</text:p>
          </table:table-cell>
          <table:table-cell office:value-type="float" office:value="0.889903" calcext:value-type="float">
            <text:p>0,889903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61" calcext:value-type="float">
            <text:p>0,939861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6921" calcext:value-type="float">
            <text:p>0,8692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555368" calcext:value-type="float">
            <text:p>0,555368</text:p>
          </table:table-cell>
          <table:table-cell office:value-type="float" office:value="0.764972" calcext:value-type="float">
            <text:p>0,764972</text:p>
          </table:table-cell>
          <table:table-cell office:value-type="float" office:value="0.847242" calcext:value-type="float">
            <text:p>0,847242</text:p>
          </table:table-cell>
          <table:table-cell office:value-type="float" office:value="0.848618" calcext:value-type="float">
            <text:p>0,848618</text:p>
          </table:table-cell>
          <table:table-cell office:value-type="float" office:value="0.935062" calcext:value-type="float">
            <text:p>0,935062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12" calcext:value-type="float">
            <text:p>0,939712</text:p>
          </table:table-cell>
          <table:table-cell office:value-type="float" office:value="0.939745" calcext:value-type="float">
            <text:p>0,939745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6503" calcext:value-type="float">
            <text:p>0,8650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1595" calcext:value-type="float">
            <text:p>0,51595</text:p>
          </table:table-cell>
          <table:table-cell office:value-type="float" office:value="0.60738" calcext:value-type="float">
            <text:p>0,60738</text:p>
          </table:table-cell>
          <table:table-cell office:value-type="float" office:value="0.785107" calcext:value-type="float">
            <text:p>0,785107</text:p>
          </table:table-cell>
          <table:table-cell office:value-type="float" office:value="0.847242" calcext:value-type="float">
            <text:p>0,847242</text:p>
          </table:table-cell>
          <table:table-cell office:value-type="float" office:value="0.851194" calcext:value-type="float">
            <text:p>0,851194</text:p>
          </table:table-cell>
          <table:table-cell office:value-type="float" office:value="0.933909" calcext:value-type="float">
            <text:p>0,933909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4" calcext:value-type="float">
            <text:p>0,939704</text:p>
          </table:table-cell>
          <table:table-cell office:value-type="float" office:value="0.939756" calcext:value-type="float">
            <text:p>0,939756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2387" calcext:value-type="float">
            <text:p>0,87238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13232" calcext:value-type="float">
            <text:p>0,413232</text:p>
          </table:table-cell>
          <table:table-cell office:value-type="float" office:value="0.601791" calcext:value-type="float">
            <text:p>0,601791</text:p>
          </table:table-cell>
          <table:table-cell office:value-type="float" office:value="0.790543" calcext:value-type="float">
            <text:p>0,790543</text:p>
          </table:table-cell>
          <table:table-cell office:value-type="float" office:value="0.847242" calcext:value-type="float">
            <text:p>0,847242</text:p>
          </table:table-cell>
          <table:table-cell office:value-type="float" office:value="0.852587" calcext:value-type="float">
            <text:p>0,852587</text:p>
          </table:table-cell>
          <table:table-cell office:value-type="float" office:value="0.926226" calcext:value-type="float">
            <text:p>0,92622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7" calcext:value-type="float">
            <text:p>0,939687</text:p>
          </table:table-cell>
          <table:table-cell office:value-type="float" office:value="0.939791" calcext:value-type="float">
            <text:p>0,939791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1744" calcext:value-type="float">
            <text:p>0,87174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12695" calcext:value-type="float">
            <text:p>0,512695</text:p>
          </table:table-cell>
          <table:table-cell office:value-type="float" office:value="0.625689" calcext:value-type="float">
            <text:p>0,625689</text:p>
          </table:table-cell>
          <table:table-cell office:value-type="float" office:value="0.776295" calcext:value-type="float">
            <text:p>0,776295</text:p>
          </table:table-cell>
          <table:table-cell office:value-type="float" office:value="0.847319" calcext:value-type="float">
            <text:p>0,847319</text:p>
          </table:table-cell>
          <table:table-cell office:value-type="float" office:value="0.864918" calcext:value-type="float">
            <text:p>0,864918</text:p>
          </table:table-cell>
          <table:table-cell office:value-type="float" office:value="0.936215" calcext:value-type="float">
            <text:p>0,936215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9" calcext:value-type="float">
            <text:p>0,939689</text:p>
          </table:table-cell>
          <table:table-cell office:value-type="float" office:value="0.939849" calcext:value-type="float">
            <text:p>0,939849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4955" calcext:value-type="float">
            <text:p>0,87495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12695" calcext:value-type="float">
            <text:p>0,512695</text:p>
          </table:table-cell>
          <table:table-cell office:value-type="float" office:value="0.628421" calcext:value-type="float">
            <text:p>0,628421</text:p>
          </table:table-cell>
          <table:table-cell office:value-type="float" office:value="0.803654" calcext:value-type="float">
            <text:p>0,803654</text:p>
          </table:table-cell>
          <table:table-cell office:value-type="float" office:value="0.847397" calcext:value-type="float">
            <text:p>0,847397</text:p>
          </table:table-cell>
          <table:table-cell office:value-type="float" office:value="0.863918" calcext:value-type="float">
            <text:p>0,863918</text:p>
          </table:table-cell>
          <table:table-cell office:value-type="float" office:value="0.930451" calcext:value-type="float">
            <text:p>0,930451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7" calcext:value-type="float">
            <text:p>0,939697</text:p>
          </table:table-cell>
          <table:table-cell office:value-type="float" office:value="0.939826" calcext:value-type="float">
            <text:p>0,939826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7294" calcext:value-type="float">
            <text:p>0,87729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12695" calcext:value-type="float">
            <text:p>0,512695</text:p>
          </table:table-cell>
          <table:table-cell office:value-type="float" office:value="0.618262" calcext:value-type="float">
            <text:p>0,618262</text:p>
          </table:table-cell>
          <table:table-cell office:value-type="float" office:value="0.790575" calcext:value-type="float">
            <text:p>0,790575</text:p>
          </table:table-cell>
          <table:table-cell office:value-type="float" office:value="0.84728" calcext:value-type="float">
            <text:p>0,84728</text:p>
          </table:table-cell>
          <table:table-cell office:value-type="float" office:value="0.849242" calcext:value-type="float">
            <text:p>0,849242</text:p>
          </table:table-cell>
          <table:table-cell office:value-type="float" office:value="0.92086" calcext:value-type="float">
            <text:p>0,9208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79" calcext:value-type="float">
            <text:p>0,939779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253" calcext:value-type="float">
            <text:p>0,8725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41704" calcext:value-type="float">
            <text:p>0,441704</text:p>
          </table:table-cell>
          <table:table-cell office:value-type="float" office:value="0.61166" calcext:value-type="float">
            <text:p>0,61166</text:p>
          </table:table-cell>
          <table:table-cell office:value-type="float" office:value="0.770212" calcext:value-type="float">
            <text:p>0,770212</text:p>
          </table:table-cell>
          <table:table-cell office:value-type="float" office:value="0.847125" calcext:value-type="float">
            <text:p>0,847125</text:p>
          </table:table-cell>
          <table:table-cell office:value-type="float" office:value="0.852387" calcext:value-type="float">
            <text:p>0,852387</text:p>
          </table:table-cell>
          <table:table-cell office:value-type="float" office:value="0.93327" calcext:value-type="float">
            <text:p>0,93327</text:p>
          </table:table-cell>
          <table:table-cell office:value-type="float" office:value="0.939697" calcext:value-type="float">
            <text:p>0,93969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1385" calcext:value-type="float">
            <text:p>0,87138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06808" calcext:value-type="float">
            <text:p>0,506808</text:p>
          </table:table-cell>
          <table:table-cell office:value-type="float" office:value="0.61784" calcext:value-type="float">
            <text:p>0,61784</text:p>
          </table:table-cell>
          <table:table-cell office:value-type="float" office:value="0.772904" calcext:value-type="float">
            <text:p>0,772904</text:p>
          </table:table-cell>
          <table:table-cell office:value-type="float" office:value="0.847436" calcext:value-type="float">
            <text:p>0,847436</text:p>
          </table:table-cell>
          <table:table-cell office:value-type="float" office:value="0.869993" calcext:value-type="float">
            <text:p>0,869993</text:p>
          </table:table-cell>
          <table:table-cell office:value-type="float" office:value="0.93852" calcext:value-type="float">
            <text:p>0,93852</text:p>
          </table:table-cell>
          <table:table-cell office:value-type="float" office:value="0.939702" calcext:value-type="float">
            <text:p>0,93970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61" calcext:value-type="float">
            <text:p>0,939861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4588" calcext:value-type="float">
            <text:p>0,87458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69505" calcext:value-type="float">
            <text:p>0,569505</text:p>
          </table:table-cell>
          <table:table-cell office:value-type="float" office:value="0.62289" calcext:value-type="float">
            <text:p>0,62289</text:p>
          </table:table-cell>
          <table:table-cell office:value-type="float" office:value="0.744611" calcext:value-type="float">
            <text:p>0,744611</text:p>
          </table:table-cell>
          <table:table-cell office:value-type="float" office:value="0.847397" calcext:value-type="float">
            <text:p>0,847397</text:p>
          </table:table-cell>
          <table:table-cell office:value-type="float" office:value="0.868019" calcext:value-type="float">
            <text:p>0,868019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7" calcext:value-type="float">
            <text:p>0,939697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84" calcext:value-type="float">
            <text:p>0,939884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218" calcext:value-type="float">
            <text:p>0,8721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0.526792" calcext:value-type="float">
            <text:p>0,526792</text:p>
          </table:table-cell>
          <table:table-cell office:value-type="float" office:value="0.795821" calcext:value-type="float">
            <text:p>0,795821</text:p>
          </table:table-cell>
          <table:table-cell office:value-type="float" office:value="0.847591" calcext:value-type="float">
            <text:p>0,847591</text:p>
          </table:table-cell>
          <table:table-cell office:value-type="float" office:value="0.89215" calcext:value-type="float">
            <text:p>0,89215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2" calcext:value-type="float">
            <text:p>0,93970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61" calcext:value-type="float">
            <text:p>0,939861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0122" calcext:value-type="float">
            <text:p>0,87012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12695" calcext:value-type="float">
            <text:p>0,512695</text:p>
          </table:table-cell>
          <table:table-cell office:value-type="float" office:value="0.64005" calcext:value-type="float">
            <text:p>0,64005</text:p>
          </table:table-cell>
          <table:table-cell office:value-type="float" office:value="0.846084" calcext:value-type="float">
            <text:p>0,846084</text:p>
          </table:table-cell>
          <table:table-cell office:value-type="float" office:value="0.871978" calcext:value-type="float">
            <text:p>0,871978</text:p>
          </table:table-cell>
          <table:table-cell office:value-type="float" office:value="0.935062" calcext:value-type="float">
            <text:p>0,935062</text:p>
          </table:table-cell>
          <table:table-cell office:value-type="float" office:value="0.939694" calcext:value-type="float">
            <text:p>0,939694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3209" calcext:value-type="float">
            <text:p>0,89320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652021" calcext:value-type="float">
            <text:p>0,652021</text:p>
          </table:table-cell>
          <table:table-cell office:value-type="float" office:value="0.847358" calcext:value-type="float">
            <text:p>0,847358</text:p>
          </table:table-cell>
          <table:table-cell office:value-type="float" office:value="0.84763" calcext:value-type="float">
            <text:p>0,84763</text:p>
          </table:table-cell>
          <table:table-cell office:value-type="float" office:value="0.892778" calcext:value-type="float">
            <text:p>0,892778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14" calcext:value-type="float">
            <text:p>0,93971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03" calcext:value-type="float">
            <text:p>0,939803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8786" calcext:value-type="float">
            <text:p>0,8878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585155" calcext:value-type="float">
            <text:p>0,585155</text:p>
          </table:table-cell>
          <table:table-cell office:value-type="float" office:value="0.833008" calcext:value-type="float">
            <text:p>0,833008</text:p>
          </table:table-cell>
          <table:table-cell office:value-type="float" office:value="0.84763" calcext:value-type="float">
            <text:p>0,84763</text:p>
          </table:table-cell>
          <table:table-cell office:value-type="float" office:value="0.896117" calcext:value-type="float">
            <text:p>0,89611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14" calcext:value-type="float">
            <text:p>0,93971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26" calcext:value-type="float">
            <text:p>0,939826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80075" calcext:value-type="float">
            <text:p>0,88007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715062" calcext:value-type="float">
            <text:p>0,715062</text:p>
          </table:table-cell>
          <table:table-cell office:value-type="float" office:value="0.847436" calcext:value-type="float">
            <text:p>0,847436</text:p>
          </table:table-cell>
          <table:table-cell office:value-type="float" office:value="0.847724" calcext:value-type="float">
            <text:p>0,847724</text:p>
          </table:table-cell>
          <table:table-cell office:value-type="float" office:value="0.904427" calcext:value-type="float">
            <text:p>0,90442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19" calcext:value-type="float">
            <text:p>0,93971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68" calcext:value-type="float">
            <text:p>0,939768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5344" calcext:value-type="float">
            <text:p>0,89534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07543" calcext:value-type="float">
            <text:p>0,307543</text:p>
          </table:table-cell>
          <table:table-cell office:value-type="float" office:value="0.668938" calcext:value-type="float">
            <text:p>0,668938</text:p>
          </table:table-cell>
          <table:table-cell office:value-type="float" office:value="0.84728" calcext:value-type="float">
            <text:p>0,84728</text:p>
          </table:table-cell>
          <table:table-cell office:value-type="float" office:value="0.847819" calcext:value-type="float">
            <text:p>0,847819</text:p>
          </table:table-cell>
          <table:table-cell office:value-type="float" office:value="0.91408" calcext:value-type="float">
            <text:p>0,91408</text:p>
          </table:table-cell>
          <table:table-cell office:value-type="float" office:value="0.939672" calcext:value-type="float">
            <text:p>0,93967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03" calcext:value-type="float">
            <text:p>0,939803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1694" calcext:value-type="float">
            <text:p>0,89169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87197" calcext:value-type="float">
            <text:p>0,287197</text:p>
          </table:table-cell>
          <table:table-cell office:value-type="float" office:value="0.661568" calcext:value-type="float">
            <text:p>0,661568</text:p>
          </table:table-cell>
          <table:table-cell office:value-type="float" office:value="0.847203" calcext:value-type="float">
            <text:p>0,847203</text:p>
          </table:table-cell>
          <table:table-cell office:value-type="float" office:value="0.859001" calcext:value-type="float">
            <text:p>0,859001</text:p>
          </table:table-cell>
          <table:table-cell office:value-type="float" office:value="0.932193" calcext:value-type="float">
            <text:p>0,932193</text:p>
          </table:table-cell>
          <table:table-cell office:value-type="float" office:value="0.939689" calcext:value-type="float">
            <text:p>0,939689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26" calcext:value-type="float">
            <text:p>0,939826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3883" calcext:value-type="float">
            <text:p>0,8938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0.66578" calcext:value-type="float">
            <text:p>0,66578</text:p>
          </table:table-cell>
          <table:table-cell office:value-type="float" office:value="0.847436" calcext:value-type="float">
            <text:p>0,847436</text:p>
          </table:table-cell>
          <table:table-cell office:value-type="float" office:value="0.878251" calcext:value-type="float">
            <text:p>0,878251</text:p>
          </table:table-cell>
          <table:table-cell office:value-type="float" office:value="0.937367" calcext:value-type="float">
            <text:p>0,937367</text:p>
          </table:table-cell>
          <table:table-cell office:value-type="float" office:value="0.93968" calcext:value-type="float">
            <text:p>0,93968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791" calcext:value-type="float">
            <text:p>0,939791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6765" calcext:value-type="float">
            <text:p>0,89676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6471" calcext:value-type="float">
            <text:p>0,06471</text:p>
          </table:table-cell>
          <table:table-cell office:value-type="float" office:value="0.669979" calcext:value-type="float">
            <text:p>0,669979</text:p>
          </table:table-cell>
          <table:table-cell office:value-type="float" office:value="0.847655" calcext:value-type="float">
            <text:p>0,847655</text:p>
          </table:table-cell>
          <table:table-cell office:value-type="float" office:value="0.891059" calcext:value-type="float">
            <text:p>0,891059</text:p>
          </table:table-cell>
          <table:table-cell office:value-type="float" office:value="0.937367" calcext:value-type="float">
            <text:p>0,937367</text:p>
          </table:table-cell>
          <table:table-cell office:value-type="float" office:value="0.939687" calcext:value-type="float">
            <text:p>0,93968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37" calcext:value-type="float">
            <text:p>0,939837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8493" calcext:value-type="float">
            <text:p>0,89849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72182" calcext:value-type="float">
            <text:p>0,172182</text:p>
          </table:table-cell>
          <table:table-cell office:value-type="float" office:value="0.667405" calcext:value-type="float">
            <text:p>0,667405</text:p>
          </table:table-cell>
          <table:table-cell office:value-type="float" office:value="0.847591" calcext:value-type="float">
            <text:p>0,847591</text:p>
          </table:table-cell>
          <table:table-cell office:value-type="float" office:value="0.867845" calcext:value-type="float">
            <text:p>0,867845</text:p>
          </table:table-cell>
          <table:table-cell office:value-type="float" office:value="0.921051" calcext:value-type="float">
            <text:p>0,921051</text:p>
          </table:table-cell>
          <table:table-cell office:value-type="float" office:value="0.939672" calcext:value-type="float">
            <text:p>0,93967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768" calcext:value-type="float">
            <text:p>0,939768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4268" calcext:value-type="float">
            <text:p>0,89426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48578" calcext:value-type="float">
            <text:p>0,448578</text:p>
          </table:table-cell>
          <table:table-cell office:value-type="float" office:value="0.647953" calcext:value-type="float">
            <text:p>0,647953</text:p>
          </table:table-cell>
          <table:table-cell office:value-type="float" office:value="0.844973" calcext:value-type="float">
            <text:p>0,844973</text:p>
          </table:table-cell>
          <table:table-cell office:value-type="float" office:value="0.867689" calcext:value-type="float">
            <text:p>0,867689</text:p>
          </table:table-cell>
          <table:table-cell office:value-type="float" office:value="0.929283" calcext:value-type="float">
            <text:p>0,929283</text:p>
          </table:table-cell>
          <table:table-cell office:value-type="float" office:value="0.939677" calcext:value-type="float">
            <text:p>0,939677</text:p>
          </table:table-cell>
          <table:table-cell table:number-columns-repeated="3" office:value-type="float" office:value="0.939721" calcext:value-type="float">
            <text:p>0,939721</text:p>
          </table:table-cell>
          <table:table-cell office:value-type="float" office:value="0.939942" calcext:value-type="float">
            <text:p>0,939942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92863" calcext:value-type="float">
            <text:p>0,89286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48578" calcext:value-type="float">
            <text:p>0,448578</text:p>
          </table:table-cell>
          <table:table-cell office:value-type="float" office:value="0.588943" calcext:value-type="float">
            <text:p>0,588943</text:p>
          </table:table-cell>
          <table:table-cell office:value-type="float" office:value="0.815065" calcext:value-type="float">
            <text:p>0,815065</text:p>
          </table:table-cell>
          <table:table-cell office:value-type="float" office:value="0.848896" calcext:value-type="float">
            <text:p>0,848896</text:p>
          </table:table-cell>
          <table:table-cell office:value-type="float" office:value="0.905356" calcext:value-type="float">
            <text:p>0,905356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2" calcext:value-type="float">
            <text:p>0,93970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7969" calcext:value-type="float">
            <text:p>0,8796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48578" calcext:value-type="float">
            <text:p>0,448578</text:p>
          </table:table-cell>
          <table:table-cell office:value-type="float" office:value="0.624812" calcext:value-type="float">
            <text:p>0,624812</text:p>
          </table:table-cell>
          <table:table-cell office:value-type="float" office:value="0.833389" calcext:value-type="float">
            <text:p>0,833389</text:p>
          </table:table-cell>
          <table:table-cell office:value-type="float" office:value="0.85816" calcext:value-type="float">
            <text:p>0,85816</text:p>
          </table:table-cell>
          <table:table-cell office:value-type="float" office:value="0.923764" calcext:value-type="float">
            <text:p>0,92376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9" calcext:value-type="float">
            <text:p>0,939709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95" calcext:value-type="float">
            <text:p>0,939895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8788" calcext:value-type="float">
            <text:p>0,8878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0148" calcext:value-type="float">
            <text:p>0,30148</text:p>
          </table:table-cell>
          <table:table-cell office:value-type="float" office:value="0.620488" calcext:value-type="float">
            <text:p>0,620488</text:p>
          </table:table-cell>
          <table:table-cell office:value-type="float" office:value="0.839877" calcext:value-type="float">
            <text:p>0,839877</text:p>
          </table:table-cell>
          <table:table-cell office:value-type="float" office:value="0.848151" calcext:value-type="float">
            <text:p>0,848151</text:p>
          </table:table-cell>
          <table:table-cell office:value-type="float" office:value="0.894685" calcext:value-type="float">
            <text:p>0,894685</text:p>
          </table:table-cell>
          <table:table-cell table:number-columns-repeated="2" office:value-type="float" office:value="0.939672" calcext:value-type="float">
            <text:p>0,93967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14" calcext:value-type="float">
            <text:p>0,939814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84176" calcext:value-type="float">
            <text:p>0,8841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0148" calcext:value-type="float">
            <text:p>0,30148</text:p>
          </table:table-cell>
          <table:table-cell office:value-type="float" office:value="0.577679" calcext:value-type="float">
            <text:p>0,577679</text:p>
          </table:table-cell>
          <table:table-cell office:value-type="float" office:value="0.844304" calcext:value-type="float">
            <text:p>0,844304</text:p>
          </table:table-cell>
          <table:table-cell office:value-type="float" office:value="0.847866" calcext:value-type="float">
            <text:p>0,847866</text:p>
          </table:table-cell>
          <table:table-cell office:value-type="float" office:value="0.874492" calcext:value-type="float">
            <text:p>0,874492</text:p>
          </table:table-cell>
          <table:table-cell office:value-type="float" office:value="0.933337" calcext:value-type="float">
            <text:p>0,93333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9" calcext:value-type="float">
            <text:p>0,93970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03" calcext:value-type="float">
            <text:p>0,939803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77654" calcext:value-type="float">
            <text:p>0,87765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0.508749" calcext:value-type="float">
            <text:p>0,508749</text:p>
          </table:table-cell>
          <table:table-cell office:value-type="float" office:value="0.84614" calcext:value-type="float">
            <text:p>0,84614</text:p>
          </table:table-cell>
          <table:table-cell office:value-type="float" office:value="0.847772" calcext:value-type="float">
            <text:p>0,847772</text:p>
          </table:table-cell>
          <table:table-cell office:value-type="float" office:value="0.875169" calcext:value-type="float">
            <text:p>0,875169</text:p>
          </table:table-cell>
          <table:table-cell office:value-type="float" office:value="0.937367" calcext:value-type="float">
            <text:p>0,93736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9" calcext:value-type="float">
            <text:p>0,93969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56" calcext:value-type="float">
            <text:p>0,939756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8714" calcext:value-type="float">
            <text:p>0,871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79941" calcext:value-type="float">
            <text:p>0,379941</text:p>
          </table:table-cell>
          <table:table-cell office:value-type="float" office:value="0.71351" calcext:value-type="float">
            <text:p>0,71351</text:p>
          </table:table-cell>
          <table:table-cell office:value-type="float" office:value="0.847625" calcext:value-type="float">
            <text:p>0,847625</text:p>
          </table:table-cell>
          <table:table-cell office:value-type="float" office:value="0.881809" calcext:value-type="float">
            <text:p>0,881809</text:p>
          </table:table-cell>
          <table:table-cell office:value-type="float" office:value="0.93852" calcext:value-type="float">
            <text:p>0,93852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2" calcext:value-type="float">
            <text:p>0,93970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07" calcext:value-type="float">
            <text:p>0,939907</text:p>
          </table:table-cell>
          <table:table-cell table:number-columns-repeated="2" office:value-type="float" office:value="0.939953" calcext:value-type="float">
            <text:p>0,939953</text:p>
          </table:table-cell>
          <table:table-cell office:value-type="float" office:value="0.902014" calcext:value-type="float">
            <text:p>0,90201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79941" calcext:value-type="float">
            <text:p>0,379941</text:p>
          </table:table-cell>
          <table:table-cell office:value-type="float" office:value="0.599342" calcext:value-type="float">
            <text:p>0,599342</text:p>
          </table:table-cell>
          <table:table-cell office:value-type="float" office:value="0.822121" calcext:value-type="float">
            <text:p>0,822121</text:p>
          </table:table-cell>
          <table:table-cell office:value-type="float" office:value="0.852976" calcext:value-type="float">
            <text:p>0,852976</text:p>
          </table:table-cell>
          <table:table-cell office:value-type="float" office:value="0.884988" calcext:value-type="float">
            <text:p>0,884988</text:p>
          </table:table-cell>
          <table:table-cell office:value-type="float" office:value="0.93852" calcext:value-type="float">
            <text:p>0,93852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7" calcext:value-type="float">
            <text:p>0,939707</text:p>
          </table:table-cell>
          <table:table-cell office:value-type="float" office:value="0.939721" calcext:value-type="float">
            <text:p>0,939721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9695" calcext:value-type="float">
            <text:p>0,87969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4421" calcext:value-type="float">
            <text:p>0,44421</text:p>
          </table:table-cell>
          <table:table-cell office:value-type="float" office:value="0.559602" calcext:value-type="float">
            <text:p>0,559602</text:p>
          </table:table-cell>
          <table:table-cell office:value-type="float" office:value="0.78117" calcext:value-type="float">
            <text:p>0,78117</text:p>
          </table:table-cell>
          <table:table-cell office:value-type="float" office:value="0.850681" calcext:value-type="float">
            <text:p>0,850681</text:p>
          </table:table-cell>
          <table:table-cell office:value-type="float" office:value="0.884342" calcext:value-type="float">
            <text:p>0,884342</text:p>
          </table:table-cell>
          <table:table-cell office:value-type="float" office:value="0.93852" calcext:value-type="float">
            <text:p>0,93852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9" calcext:value-type="float">
            <text:p>0,939699</text:p>
          </table:table-cell>
          <table:table-cell office:value-type="float" office:value="0.939768" calcext:value-type="float">
            <text:p>0,939768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71336" calcext:value-type="float">
            <text:p>0,871336</text:p>
          </table:table-cell>
          <table:table-cell>
            <draw:frame draw:z-index="0" draw:style-name="gr1" draw:text-style-name="P1" svg:width="22.348cm" svg:height="12.57cm" svg:x="0.06cm" svg:y="-0.001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25472" calcext:value-type="float">
            <text:p>0,625472</text:p>
          </table:table-cell>
          <table:table-cell office:value-type="float" office:value="0.833478" calcext:value-type="float">
            <text:p>0,833478</text:p>
          </table:table-cell>
          <table:table-cell office:value-type="float" office:value="0.861529" calcext:value-type="float">
            <text:p>0,861529</text:p>
          </table:table-cell>
          <table:table-cell office:value-type="float" office:value="0.928727" calcext:value-type="float">
            <text:p>0,92872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5" calcext:value-type="float">
            <text:p>0,939685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49" calcext:value-type="float">
            <text:p>0,939849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88804" calcext:value-type="float">
            <text:p>0,88880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62339" calcext:value-type="float">
            <text:p>0,662339</text:p>
          </table:table-cell>
          <table:table-cell office:value-type="float" office:value="0.845542" calcext:value-type="float">
            <text:p>0,845542</text:p>
          </table:table-cell>
          <table:table-cell office:value-type="float" office:value="0.865662" calcext:value-type="float">
            <text:p>0,865662</text:p>
          </table:table-cell>
          <table:table-cell office:value-type="float" office:value="0.933861" calcext:value-type="float">
            <text:p>0,933861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19" calcext:value-type="float">
            <text:p>0,93971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463" calcext:value-type="float">
            <text:p>0,8946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84338" calcext:value-type="float">
            <text:p>0,484338</text:p>
          </table:table-cell>
          <table:table-cell office:value-type="float" office:value="0.598233" calcext:value-type="float">
            <text:p>0,598233</text:p>
          </table:table-cell>
          <table:table-cell office:value-type="float" office:value="0.830579" calcext:value-type="float">
            <text:p>0,830579</text:p>
          </table:table-cell>
          <table:table-cell office:value-type="float" office:value="0.890844" calcext:value-type="float">
            <text:p>0,89084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9" calcext:value-type="float">
            <text:p>0,939689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37" calcext:value-type="float">
            <text:p>0,939837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89821" calcext:value-type="float">
            <text:p>0,88982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54778" calcext:value-type="float">
            <text:p>0,354778</text:p>
          </table:table-cell>
          <table:table-cell office:value-type="float" office:value="0.652717" calcext:value-type="float">
            <text:p>0,652717</text:p>
          </table:table-cell>
          <table:table-cell office:value-type="float" office:value="0.86057" calcext:value-type="float">
            <text:p>0,86057</text:p>
          </table:table-cell>
          <table:table-cell office:value-type="float" office:value="0.93852" calcext:value-type="float">
            <text:p>0,93852</text:p>
          </table:table-cell>
          <table:table-cell office:value-type="float" office:value="0.939675" calcext:value-type="float">
            <text:p>0,939675</text:p>
          </table:table-cell>
          <table:table-cell table:number-columns-repeated="3" office:value-type="float" office:value="0.939721" calcext:value-type="float">
            <text:p>0,939721</text:p>
          </table:table-cell>
          <table:table-cell office:value-type="float" office:value="0.939895" calcext:value-type="float">
            <text:p>0,939895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903045" calcext:value-type="float">
            <text:p>0,90304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54778" calcext:value-type="float">
            <text:p>0,354778</text:p>
          </table:table-cell>
          <table:table-cell office:value-type="float" office:value="0.585328" calcext:value-type="float">
            <text:p>0,585328</text:p>
          </table:table-cell>
          <table:table-cell office:value-type="float" office:value="0.83609" calcext:value-type="float">
            <text:p>0,83609</text:p>
          </table:table-cell>
          <table:table-cell office:value-type="float" office:value="0.925455" calcext:value-type="float">
            <text:p>0,925455</text:p>
          </table:table-cell>
          <table:table-cell office:value-type="float" office:value="0.939677" calcext:value-type="float">
            <text:p>0,93967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733" calcext:value-type="float">
            <text:p>0,939733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892559" calcext:value-type="float">
            <text:p>0,89255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54778" calcext:value-type="float">
            <text:p>0,354778</text:p>
          </table:table-cell>
          <table:table-cell office:value-type="float" office:value="0.558728" calcext:value-type="float">
            <text:p>0,558728</text:p>
          </table:table-cell>
          <table:table-cell office:value-type="float" office:value="0.773981" calcext:value-type="float">
            <text:p>0,773981</text:p>
          </table:table-cell>
          <table:table-cell office:value-type="float" office:value="0.901302" calcext:value-type="float">
            <text:p>0,901302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7" calcext:value-type="float">
            <text:p>0,939697</text:p>
          </table:table-cell>
          <table:table-cell table:number-columns-repeated="2" office:value-type="float" office:value="0.939721" calcext:value-type="float">
            <text:p>0,939721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881268" calcext:value-type="float">
            <text:p>0,88126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09046" calcext:value-type="float">
            <text:p>0,609046</text:p>
          </table:table-cell>
          <table:table-cell office:value-type="float" office:value="0.815185" calcext:value-type="float">
            <text:p>0,815185</text:p>
          </table:table-cell>
          <table:table-cell office:value-type="float" office:value="0.916242" calcext:value-type="float">
            <text:p>0,916242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9" calcext:value-type="float">
            <text:p>0,939689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3" calcext:value-type="float">
            <text:p>0,93993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1911" calcext:value-type="float">
            <text:p>0,89191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60836" calcext:value-type="float">
            <text:p>0,360836</text:p>
          </table:table-cell>
          <table:table-cell office:value-type="float" office:value="0.627964" calcext:value-type="float">
            <text:p>0,627964</text:p>
          </table:table-cell>
          <table:table-cell office:value-type="float" office:value="0.883017" calcext:value-type="float">
            <text:p>0,883017</text:p>
          </table:table-cell>
          <table:table-cell office:value-type="float" office:value="0.931621" calcext:value-type="float">
            <text:p>0,931621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19" calcext:value-type="float">
            <text:p>0,93971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14" calcext:value-type="float">
            <text:p>0,939814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02139" calcext:value-type="float">
            <text:p>0,90213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627861" calcext:value-type="float">
            <text:p>0,627861</text:p>
          </table:table-cell>
          <table:table-cell office:value-type="float" office:value="0.85081" calcext:value-type="float">
            <text:p>0,85081</text:p>
          </table:table-cell>
          <table:table-cell office:value-type="float" office:value="0.929321" calcext:value-type="float">
            <text:p>0,929321</text:p>
          </table:table-cell>
          <table:table-cell office:value-type="float" office:value="0.939677" calcext:value-type="float">
            <text:p>0,93967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95" calcext:value-type="float">
            <text:p>0,939895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898687" calcext:value-type="float">
            <text:p>0,89868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556031" calcext:value-type="float">
            <text:p>0,556031</text:p>
          </table:table-cell>
          <table:table-cell office:value-type="float" office:value="0.800231" calcext:value-type="float">
            <text:p>0,800231</text:p>
          </table:table-cell>
          <table:table-cell office:value-type="float" office:value="0.927015" calcext:value-type="float">
            <text:p>0,927015</text:p>
          </table:table-cell>
          <table:table-cell office:value-type="float" office:value="0.939677" calcext:value-type="float">
            <text:p>0,93967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791" calcext:value-type="float">
            <text:p>0,939791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886205" calcext:value-type="float">
            <text:p>0,88620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78243" calcext:value-type="float">
            <text:p>0,478243</text:p>
          </table:table-cell>
          <table:table-cell office:value-type="float" office:value="0.589796" calcext:value-type="float">
            <text:p>0,589796</text:p>
          </table:table-cell>
          <table:table-cell office:value-type="float" office:value="0.841316" calcext:value-type="float">
            <text:p>0,841316</text:p>
          </table:table-cell>
          <table:table-cell office:value-type="float" office:value="0.931604" calcext:value-type="float">
            <text:p>0,931604</text:p>
          </table:table-cell>
          <table:table-cell office:value-type="float" office:value="0.939675" calcext:value-type="float">
            <text:p>0,939675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779" calcext:value-type="float">
            <text:p>0,939779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894147" calcext:value-type="float">
            <text:p>0,89414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17121" calcext:value-type="float">
            <text:p>0,517121</text:p>
          </table:table-cell>
          <table:table-cell office:value-type="float" office:value="0.605264" calcext:value-type="float">
            <text:p>0,605264</text:p>
          </table:table-cell>
          <table:table-cell office:value-type="float" office:value="0.81058" calcext:value-type="float">
            <text:p>0,81058</text:p>
          </table:table-cell>
          <table:table-cell office:value-type="float" office:value="0.937367" calcext:value-type="float">
            <text:p>0,937367</text:p>
          </table:table-cell>
          <table:table-cell office:value-type="float" office:value="0.939672" calcext:value-type="float">
            <text:p>0,93967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768" calcext:value-type="float">
            <text:p>0,939768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893195" calcext:value-type="float">
            <text:p>0,89319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09831" calcext:value-type="float">
            <text:p>0,309831</text:p>
          </table:table-cell>
          <table:table-cell office:value-type="float" office:value="0.643939" calcext:value-type="float">
            <text:p>0,643939</text:p>
          </table:table-cell>
          <table:table-cell office:value-type="float" office:value="0.88413" calcext:value-type="float">
            <text:p>0,88413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" calcext:value-type="float">
            <text:p>0,93968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14" calcext:value-type="float">
            <text:p>0,939814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04654" calcext:value-type="float">
            <text:p>0,90465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09831" calcext:value-type="float">
            <text:p>0,309831</text:p>
          </table:table-cell>
          <table:table-cell office:value-type="float" office:value="0.603919" calcext:value-type="float">
            <text:p>0,603919</text:p>
          </table:table-cell>
          <table:table-cell office:value-type="float" office:value="0.893797" calcext:value-type="float">
            <text:p>0,893797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75" calcext:value-type="float">
            <text:p>0,939675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14" calcext:value-type="float">
            <text:p>0,939814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01618" calcext:value-type="float">
            <text:p>0,90161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09831" calcext:value-type="float">
            <text:p>0,309831</text:p>
          </table:table-cell>
          <table:table-cell office:value-type="float" office:value="0.62648" calcext:value-type="float">
            <text:p>0,62648</text:p>
          </table:table-cell>
          <table:table-cell office:value-type="float" office:value="0.915016" calcext:value-type="float">
            <text:p>0,915016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697" calcext:value-type="float">
            <text:p>0,93969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26" calcext:value-type="float">
            <text:p>0,939826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905971" calcext:value-type="float">
            <text:p>0,90597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19733" calcext:value-type="float">
            <text:p>0,519733</text:p>
          </table:table-cell>
          <table:table-cell office:value-type="float" office:value="0.718359" calcext:value-type="float">
            <text:p>0,718359</text:p>
          </table:table-cell>
          <table:table-cell office:value-type="float" office:value="0.911371" calcext:value-type="float">
            <text:p>0,911371</text:p>
          </table:table-cell>
          <table:table-cell office:value-type="float" office:value="0.936638" calcext:value-type="float">
            <text:p>0,936638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9" calcext:value-type="float">
            <text:p>0,939689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914495" calcext:value-type="float">
            <text:p>0,91449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0.638747" calcext:value-type="float">
            <text:p>0,638747</text:p>
          </table:table-cell>
          <table:table-cell office:value-type="float" office:value="0.906206" calcext:value-type="float">
            <text:p>0,906206</text:p>
          </table:table-cell>
          <table:table-cell office:value-type="float" office:value="0.929824" calcext:value-type="float">
            <text:p>0,929824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77" calcext:value-type="float">
            <text:p>0,93967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26" calcext:value-type="float">
            <text:p>0,939826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90533" calcext:value-type="float">
            <text:p>0,9053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19733" calcext:value-type="float">
            <text:p>0,519733</text:p>
          </table:table-cell>
          <table:table-cell office:value-type="float" office:value="0.681752" calcext:value-type="float">
            <text:p>0,681752</text:p>
          </table:table-cell>
          <table:table-cell office:value-type="float" office:value="0.903634" calcext:value-type="float">
            <text:p>0,903634</text:p>
          </table:table-cell>
          <table:table-cell office:value-type="float" office:value="0.921811" calcext:value-type="float">
            <text:p>0,921811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8" calcext:value-type="float">
            <text:p>0,93968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07" calcext:value-type="float">
            <text:p>0,939907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90858" calcext:value-type="float">
            <text:p>0,908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9733" calcext:value-type="float">
            <text:p>0,519733</text:p>
          </table:table-cell>
          <table:table-cell office:value-type="float" office:value="0.621303" calcext:value-type="float">
            <text:p>0,621303</text:p>
          </table:table-cell>
          <table:table-cell office:value-type="float" office:value="0.850319" calcext:value-type="float">
            <text:p>0,850319</text:p>
          </table:table-cell>
          <table:table-cell office:value-type="float" office:value="0.9152" calcext:value-type="float">
            <text:p>0,9152</text:p>
          </table:table-cell>
          <table:table-cell table:number-columns-repeated="2" office:value-type="float" office:value="0.939672" calcext:value-type="float">
            <text:p>0,939672</text:p>
          </table:table-cell>
          <table:table-cell office:value-type="float" office:value="0.939714" calcext:value-type="float">
            <text:p>0,93971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79" calcext:value-type="float">
            <text:p>0,939779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6529" calcext:value-type="float">
            <text:p>0,89652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28458" calcext:value-type="float">
            <text:p>0,528458</text:p>
          </table:table-cell>
          <table:table-cell office:value-type="float" office:value="0.637972" calcext:value-type="float">
            <text:p>0,637972</text:p>
          </table:table-cell>
          <table:table-cell office:value-type="float" office:value="0.847177" calcext:value-type="float">
            <text:p>0,847177</text:p>
          </table:table-cell>
          <table:table-cell office:value-type="float" office:value="0.919168" calcext:value-type="float">
            <text:p>0,919168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692" calcext:value-type="float">
            <text:p>0,93969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19" calcext:value-type="float">
            <text:p>0,939919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8295" calcext:value-type="float">
            <text:p>0,89829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98625" calcext:value-type="float">
            <text:p>0,298625</text:p>
          </table:table-cell>
          <table:table-cell office:value-type="float" office:value="0.616165" calcext:value-type="float">
            <text:p>0,616165</text:p>
          </table:table-cell>
          <table:table-cell office:value-type="float" office:value="0.848012" calcext:value-type="float">
            <text:p>0,848012</text:p>
          </table:table-cell>
          <table:table-cell office:value-type="float" office:value="0.91019" calcext:value-type="float">
            <text:p>0,91019</text:p>
          </table:table-cell>
          <table:table-cell office:value-type="float" office:value="0.931604" calcext:value-type="float">
            <text:p>0,931604</text:p>
          </table:table-cell>
          <table:table-cell office:value-type="float" office:value="0.939692" calcext:value-type="float">
            <text:p>0,93969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07" calcext:value-type="float">
            <text:p>0,939907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894492" calcext:value-type="float">
            <text:p>0,89449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39076" calcext:value-type="float">
            <text:p>0,539076</text:p>
          </table:table-cell>
          <table:table-cell office:value-type="float" office:value="0.691745" calcext:value-type="float">
            <text:p>0,691745</text:p>
          </table:table-cell>
          <table:table-cell office:value-type="float" office:value="0.903759" calcext:value-type="float">
            <text:p>0,903759</text:p>
          </table:table-cell>
          <table:table-cell office:value-type="float" office:value="0.920078" calcext:value-type="float">
            <text:p>0,920078</text:p>
          </table:table-cell>
          <table:table-cell office:value-type="float" office:value="0.939672" calcext:value-type="float">
            <text:p>0,939672</text:p>
          </table:table-cell>
          <table:table-cell office:value-type="float" office:value="0.939707" calcext:value-type="float">
            <text:p>0,93970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19" calcext:value-type="float">
            <text:p>0,939919</text:p>
          </table:table-cell>
          <table:table-cell table:number-columns-repeated="3" office:value-type="float" office:value="0.939953" calcext:value-type="float">
            <text:p>0,939953</text:p>
          </table:table-cell>
          <table:table-cell office:value-type="float" office:value="0.909423" calcext:value-type="float">
            <text:p>0,90942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39076" calcext:value-type="float">
            <text:p>0,539076</text:p>
          </table:table-cell>
          <table:table-cell office:value-type="float" office:value="0.780278" calcext:value-type="float">
            <text:p>0,780278</text:p>
          </table:table-cell>
          <table:table-cell office:value-type="float" office:value="0.915334" calcext:value-type="float">
            <text:p>0,915334</text:p>
          </table:table-cell>
          <table:table-cell office:value-type="float" office:value="0.928146" calcext:value-type="float">
            <text:p>0,928146</text:p>
          </table:table-cell>
          <table:table-cell office:value-type="float" office:value="0.939702" calcext:value-type="float">
            <text:p>0,93970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37" calcext:value-type="float">
            <text:p>0,939837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2026" calcext:value-type="float">
            <text:p>0,9202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39076" calcext:value-type="float">
            <text:p>0,539076</text:p>
          </table:table-cell>
          <table:table-cell office:value-type="float" office:value="0.744235" calcext:value-type="float">
            <text:p>0,744235</text:p>
          </table:table-cell>
          <table:table-cell office:value-type="float" office:value="0.914691" calcext:value-type="float">
            <text:p>0,914691</text:p>
          </table:table-cell>
          <table:table-cell office:value-type="float" office:value="0.93852" calcext:value-type="float">
            <text:p>0,93852</text:p>
          </table:table-cell>
          <table:table-cell office:value-type="float" office:value="0.939714" calcext:value-type="float">
            <text:p>0,939714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95" calcext:value-type="float">
            <text:p>0,939895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17636" calcext:value-type="float">
            <text:p>0,91763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39076" calcext:value-type="float">
            <text:p>0,539076</text:p>
          </table:table-cell>
          <table:table-cell office:value-type="float" office:value="0.750975" calcext:value-type="float">
            <text:p>0,750975</text:p>
          </table:table-cell>
          <table:table-cell office:value-type="float" office:value="0.913405" calcext:value-type="float">
            <text:p>0,913405</text:p>
          </table:table-cell>
          <table:table-cell office:value-type="float" office:value="0.937367" calcext:value-type="float">
            <text:p>0,937367</text:p>
          </table:table-cell>
          <table:table-cell office:value-type="float" office:value="0.939699" calcext:value-type="float">
            <text:p>0,939699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95" calcext:value-type="float">
            <text:p>0,939895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18064" calcext:value-type="float">
            <text:p>0,91806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769562" calcext:value-type="float">
            <text:p>0,769562</text:p>
          </table:table-cell>
          <table:table-cell office:value-type="float" office:value="0.908903" calcext:value-type="float">
            <text:p>0,908903</text:p>
          </table:table-cell>
          <table:table-cell office:value-type="float" office:value="0.931604" calcext:value-type="float">
            <text:p>0,931604</text:p>
          </table:table-cell>
          <table:table-cell office:value-type="float" office:value="0.939685" calcext:value-type="float">
            <text:p>0,939685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03" calcext:value-type="float">
            <text:p>0,939803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18886" calcext:value-type="float">
            <text:p>0,91888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0.531844" calcext:value-type="float">
            <text:p>0,531844</text:p>
          </table:table-cell>
          <table:table-cell office:value-type="float" office:value="0.895589" calcext:value-type="float">
            <text:p>0,895589</text:p>
          </table:table-cell>
          <table:table-cell office:value-type="float" office:value="0.91662" calcext:value-type="float">
            <text:p>0,91662</text:p>
          </table:table-cell>
          <table:table-cell office:value-type="float" office:value="0.93852" calcext:value-type="float">
            <text:p>0,93852</text:p>
          </table:table-cell>
          <table:table-cell office:value-type="float" office:value="0.939719" calcext:value-type="float">
            <text:p>0,939719</text:p>
          </table:table-cell>
          <table:table-cell table:number-columns-repeated="2" office:value-type="float" office:value="0.939721" calcext:value-type="float">
            <text:p>0,939721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892159" calcext:value-type="float">
            <text:p>0,89215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26655" calcext:value-type="float">
            <text:p>0,526655</text:p>
          </table:table-cell>
          <table:table-cell office:value-type="float" office:value="0.68857" calcext:value-type="float">
            <text:p>0,68857</text:p>
          </table:table-cell>
          <table:table-cell office:value-type="float" office:value="0.908862" calcext:value-type="float">
            <text:p>0,908862</text:p>
          </table:table-cell>
          <table:table-cell office:value-type="float" office:value="0.918925" calcext:value-type="float">
            <text:p>0,918925</text:p>
          </table:table-cell>
          <table:table-cell office:value-type="float" office:value="0.939682" calcext:value-type="float">
            <text:p>0,93968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14" calcext:value-type="float">
            <text:p>0,939814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09516" calcext:value-type="float">
            <text:p>0,90951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32393" calcext:value-type="float">
            <text:p>0,532393</text:p>
          </table:table-cell>
          <table:table-cell office:value-type="float" office:value="0.758052" calcext:value-type="float">
            <text:p>0,758052</text:p>
          </table:table-cell>
          <table:table-cell office:value-type="float" office:value="0.911476" calcext:value-type="float">
            <text:p>0,911476</text:p>
          </table:table-cell>
          <table:table-cell office:value-type="float" office:value="0.920078" calcext:value-type="float">
            <text:p>0,920078</text:p>
          </table:table-cell>
          <table:table-cell office:value-type="float" office:value="0.939672" calcext:value-type="float">
            <text:p>0,939672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16845" calcext:value-type="float">
            <text:p>0,91684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32393" calcext:value-type="float">
            <text:p>0,532393</text:p>
          </table:table-cell>
          <table:table-cell office:value-type="float" office:value="0.692847" calcext:value-type="float">
            <text:p>0,692847</text:p>
          </table:table-cell>
          <table:table-cell office:value-type="float" office:value="0.904235" calcext:value-type="float">
            <text:p>0,904235</text:p>
          </table:table-cell>
          <table:table-cell office:value-type="float" office:value="0.91662" calcext:value-type="float">
            <text:p>0,91662</text:p>
          </table:table-cell>
          <table:table-cell office:value-type="float" office:value="0.937377" calcext:value-type="float">
            <text:p>0,937377</text:p>
          </table:table-cell>
          <table:table-cell table:number-columns-repeated="2" office:value-type="float" office:value="0.939721" calcext:value-type="float">
            <text:p>0,939721</text:p>
          </table:table-cell>
          <table:table-cell office:value-type="float" office:value="0.93993" calcext:value-type="float">
            <text:p>0,93993</text:p>
          </table:table-cell>
          <table:table-cell table:number-columns-repeated="4" office:value-type="float" office:value="0.939953" calcext:value-type="float">
            <text:p>0,939953</text:p>
          </table:table-cell>
          <table:table-cell office:value-type="float" office:value="0.909031" calcext:value-type="float">
            <text:p>0,90903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28458" calcext:value-type="float">
            <text:p>0,528458</text:p>
          </table:table-cell>
          <table:table-cell office:value-type="float" office:value="0.596237" calcext:value-type="float">
            <text:p>0,596237</text:p>
          </table:table-cell>
          <table:table-cell office:value-type="float" office:value="0.881391" calcext:value-type="float">
            <text:p>0,881391</text:p>
          </table:table-cell>
          <table:table-cell office:value-type="float" office:value="0.914048" calcext:value-type="float">
            <text:p>0,914048</text:p>
          </table:table-cell>
          <table:table-cell office:value-type="float" office:value="0.928154" calcext:value-type="float">
            <text:p>0,92815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03" calcext:value-type="float">
            <text:p>0,939803</text:p>
          </table:table-cell>
          <table:table-cell table:number-columns-repeated="5" office:value-type="float" office:value="0.939953" calcext:value-type="float">
            <text:p>0,939953</text:p>
          </table:table-cell>
          <table:table-cell office:value-type="float" office:value="0.895917" calcext:value-type="float">
            <text:p>0,89591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32393" calcext:value-type="float">
            <text:p>0,532393</text:p>
          </table:table-cell>
          <table:table-cell office:value-type="float" office:value="0.683678" calcext:value-type="float">
            <text:p>0,683678</text:p>
          </table:table-cell>
          <table:table-cell office:value-type="float" office:value="0.895757" calcext:value-type="float">
            <text:p>0,895757</text:p>
          </table:table-cell>
          <table:table-cell office:value-type="float" office:value="0.91662" calcext:value-type="float">
            <text:p>0,91662</text:p>
          </table:table-cell>
          <table:table-cell office:value-type="float" office:value="0.937902" calcext:value-type="float">
            <text:p>0,937902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91" calcext:value-type="float">
            <text:p>0,939791</text:p>
          </table:table-cell>
          <table:table-cell table:number-columns-repeated="5" office:value-type="float" office:value="0.939953" calcext:value-type="float">
            <text:p>0,939953</text:p>
          </table:table-cell>
          <table:table-cell office:value-type="float" office:value="0.907328" calcext:value-type="float">
            <text:p>0,90732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05227" calcext:value-type="float">
            <text:p>0,405227</text:p>
          </table:table-cell>
          <table:table-cell office:value-type="float" office:value="0.645936" calcext:value-type="float">
            <text:p>0,645936</text:p>
          </table:table-cell>
          <table:table-cell office:value-type="float" office:value="0.881508" calcext:value-type="float">
            <text:p>0,881508</text:p>
          </table:table-cell>
          <table:table-cell office:value-type="float" office:value="0.91662" calcext:value-type="float">
            <text:p>0,91662</text:p>
          </table:table-cell>
          <table:table-cell office:value-type="float" office:value="0.929299" calcext:value-type="float">
            <text:p>0,929299</text:p>
          </table:table-cell>
          <table:table-cell office:value-type="float" office:value="0.939714" calcext:value-type="float">
            <text:p>0,939714</text:p>
          </table:table-cell>
          <table:table-cell office:value-type="float" office:value="0.939756" calcext:value-type="float">
            <text:p>0,939756</text:p>
          </table:table-cell>
          <table:table-cell table:number-columns-repeated="5" office:value-type="float" office:value="0.939953" calcext:value-type="float">
            <text:p>0,939953</text:p>
          </table:table-cell>
          <table:table-cell office:value-type="float" office:value="0.901265" calcext:value-type="float">
            <text:p>0,90126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405227" calcext:value-type="float">
            <text:p>0,405227</text:p>
          </table:table-cell>
          <table:table-cell office:value-type="float" office:value="0.701755" calcext:value-type="float">
            <text:p>0,701755</text:p>
          </table:table-cell>
          <table:table-cell office:value-type="float" office:value="0.900035" calcext:value-type="float">
            <text:p>0,900035</text:p>
          </table:table-cell>
          <table:table-cell office:value-type="float" office:value="0.918925" calcext:value-type="float">
            <text:p>0,918925</text:p>
          </table:table-cell>
          <table:table-cell office:value-type="float" office:value="0.939699" calcext:value-type="float">
            <text:p>0,939699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14" calcext:value-type="float">
            <text:p>0,939814</text:p>
          </table:table-cell>
          <table:table-cell table:number-columns-repeated="5" office:value-type="float" office:value="0.939953" calcext:value-type="float">
            <text:p>0,939953</text:p>
          </table:table-cell>
          <table:table-cell office:value-type="float" office:value="0.909976" calcext:value-type="float">
            <text:p>0,90997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405227" calcext:value-type="float">
            <text:p>0,405227</text:p>
          </table:table-cell>
          <table:table-cell office:value-type="float" office:value="0.678748" calcext:value-type="float">
            <text:p>0,678748</text:p>
          </table:table-cell>
          <table:table-cell office:value-type="float" office:value="0.88246" calcext:value-type="float">
            <text:p>0,88246</text:p>
          </table:table-cell>
          <table:table-cell office:value-type="float" office:value="0.91662" calcext:value-type="float">
            <text:p>0,91662</text:p>
          </table:table-cell>
          <table:table-cell office:value-type="float" office:value="0.931604" calcext:value-type="float">
            <text:p>0,931604</text:p>
          </table:table-cell>
          <table:table-cell office:value-type="float" office:value="0.939714" calcext:value-type="float">
            <text:p>0,939714</text:p>
          </table:table-cell>
          <table:table-cell office:value-type="float" office:value="0.939837" calcext:value-type="float">
            <text:p>0,939837</text:p>
          </table:table-cell>
          <table:table-cell table:number-columns-repeated="5" office:value-type="float" office:value="0.939953" calcext:value-type="float">
            <text:p>0,939953</text:p>
          </table:table-cell>
          <table:table-cell office:value-type="float" office:value="0.90488" calcext:value-type="float">
            <text:p>0,9048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560388" calcext:value-type="float">
            <text:p>0,560388</text:p>
          </table:table-cell>
          <table:table-cell office:value-type="float" office:value="0.864606" calcext:value-type="float">
            <text:p>0,864606</text:p>
          </table:table-cell>
          <table:table-cell office:value-type="float" office:value="0.916048" calcext:value-type="float">
            <text:p>0,916048</text:p>
          </table:table-cell>
          <table:table-cell office:value-type="float" office:value="0.930451" calcext:value-type="float">
            <text:p>0,930451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768" calcext:value-type="float">
            <text:p>0,939768</text:p>
          </table:table-cell>
          <table:table-cell table:number-columns-repeated="5" office:value-type="float" office:value="0.939953" calcext:value-type="float">
            <text:p>0,939953</text:p>
          </table:table-cell>
          <table:table-cell office:value-type="float" office:value="0.89108" calcext:value-type="float">
            <text:p>0,8910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57508" calcext:value-type="float">
            <text:p>0,57508</text:p>
          </table:table-cell>
          <table:table-cell office:value-type="float" office:value="0.872616" calcext:value-type="float">
            <text:p>0,872616</text:p>
          </table:table-cell>
          <table:table-cell office:value-type="float" office:value="0.915334" calcext:value-type="float">
            <text:p>0,915334</text:p>
          </table:table-cell>
          <table:table-cell office:value-type="float" office:value="0.935062" calcext:value-type="float">
            <text:p>0,935062</text:p>
          </table:table-cell>
          <table:table-cell office:value-type="float" office:value="0.939719" calcext:value-type="float">
            <text:p>0,939719</text:p>
          </table:table-cell>
          <table:table-cell office:value-type="float" office:value="0.939721" calcext:value-type="float">
            <text:p>0,939721</text:p>
          </table:table-cell>
          <table:table-cell table:number-columns-repeated="5" office:value-type="float" office:value="0.939953" calcext:value-type="float">
            <text:p>0,939953</text:p>
          </table:table-cell>
          <table:table-cell office:value-type="float" office:value="0.893735" calcext:value-type="float">
            <text:p>0,89373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0.522081" calcext:value-type="float">
            <text:p>0,522081</text:p>
          </table:table-cell>
          <table:table-cell office:value-type="float" office:value="0.887106" calcext:value-type="float">
            <text:p>0,887106</text:p>
          </table:table-cell>
          <table:table-cell office:value-type="float" office:value="0.91662" calcext:value-type="float">
            <text:p>0,91662</text:p>
          </table:table-cell>
          <table:table-cell office:value-type="float" office:value="0.935064" calcext:value-type="float">
            <text:p>0,935064</text:p>
          </table:table-cell>
          <table:table-cell office:value-type="float" office:value="0.939721" calcext:value-type="float">
            <text:p>0,939721</text:p>
          </table:table-cell>
          <table:table-cell office:value-type="float" office:value="0.939872" calcext:value-type="float">
            <text:p>0,939872</text:p>
          </table:table-cell>
          <table:table-cell table:number-columns-repeated="5" office:value-type="float" office:value="0.939953" calcext:value-type="float">
            <text:p>0,939953</text:p>
          </table:table-cell>
          <table:table-cell office:value-type="float" office:value="0.890028" calcext:value-type="float">
            <text:p>0,8900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7:26:24.257899747</dc:date>
    <meta:editing-duration>PT47S</meta:editing-duration>
    <meta:editing-cycles>2</meta:editing-cycles>
    <meta:generator>LibreOffice/7.6.4.1$Linux_X86_64 LibreOffice_project/60$Build-1</meta:generator>
    <meta:document-statistic meta:table-count="1" meta:cell-count="4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301 mcc.C1:mcc.N301" chart:data-source-has-labels="both" svg:x="1.457cm" svg:y="0.251cm" svg:width="17.567cm" svg:height="11.088cm">
          <chart:coordinate-region svg:x="2.29cm" svg:y="0.45cm" svg:width="16.705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1">
                <text:p>-1</text:p>
                <draw:g>
                  <svg:desc>mcc.C2:mcc.C301</svg:desc>
                </draw:g>
              </table:table-cell>
              <table:table-cell office:value-type="float" office:value="-1">
                <text:p>-1</text:p>
                <draw:g>
                  <svg:desc>mcc.D2:mcc.D301</svg:desc>
                </draw:g>
              </table:table-cell>
              <table:table-cell office:value-type="float" office:value="-1">
                <text:p>-1</text:p>
                <draw:g>
                  <svg:desc>mcc.E2:mcc.E301</svg:desc>
                </draw:g>
              </table:table-cell>
              <table:table-cell office:value-type="float" office:value="-1">
                <text:p>-1</text:p>
                <draw:g>
                  <svg:desc>mcc.F2:mcc.F301</svg:desc>
                </draw:g>
              </table:table-cell>
              <table:table-cell office:value-type="float" office:value="-1">
                <text:p>-1</text:p>
                <draw:g>
                  <svg:desc>mcc.G2:mcc.G301</svg:desc>
                </draw:g>
              </table:table-cell>
              <table:table-cell office:value-type="float" office:value="-1">
                <text:p>-1</text:p>
                <draw:g>
                  <svg:desc>mcc.H2:mcc.H301</svg:desc>
                </draw:g>
              </table:table-cell>
              <table:table-cell office:value-type="float" office:value="-1">
                <text:p>-1</text:p>
                <draw:g>
                  <svg:desc>mcc.I2:mcc.I301</svg:desc>
                </draw:g>
              </table:table-cell>
              <table:table-cell office:value-type="float" office:value="-0.971539">
                <text:p>-0.971539</text:p>
                <draw:g>
                  <svg:desc>mcc.J2:mcc.J301</svg:desc>
                </draw:g>
              </table:table-cell>
              <table:table-cell office:value-type="float" office:value="-0.138756">
                <text:p>-0.138756</text:p>
                <draw:g>
                  <svg:desc>mcc.K2:mcc.K301</svg:desc>
                </draw:g>
              </table:table-cell>
              <table:table-cell office:value-type="float" office:value="0.149065">
                <text:p>0.149065</text:p>
                <draw:g>
                  <svg:desc>mcc.L2:mcc.L301</svg:desc>
                </draw:g>
              </table:table-cell>
              <table:table-cell office:value-type="float" office:value="0.469653">
                <text:p>0.469653</text:p>
                <draw:g>
                  <svg:desc>mcc.M2:mcc.M301</svg:desc>
                </draw:g>
              </table:table-cell>
              <table:table-cell office:value-type="float" office:value="-0.796123">
                <text:p>-0.796123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651611">
                <text:p>-0.651611</text:p>
              </table:table-cell>
              <table:table-cell office:value-type="float" office:value="-0.169414">
                <text:p>-0.169414</text:p>
              </table:table-cell>
              <table:table-cell office:value-type="float" office:value="-0.036006">
                <text:p>-0.036006</text:p>
              </table:table-cell>
              <table:table-cell office:value-type="float" office:value="0.010705">
                <text:p>0.010705</text:p>
              </table:table-cell>
              <table:table-cell office:value-type="float" office:value="0.07574">
                <text:p>0.07574</text:p>
              </table:table-cell>
              <table:table-cell office:value-type="float" office:value="0.200234">
                <text:p>0.200234</text:p>
              </table:table-cell>
              <table:table-cell office:value-type="float" office:value="0.369145">
                <text:p>0.369145</text:p>
              </table:table-cell>
              <table:table-cell office:value-type="float" office:value="0.532548">
                <text:p>0.532548</text:p>
              </table:table-cell>
              <table:table-cell office:value-type="float" office:value="-0.320121">
                <text:p>-0.3201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75392">
                <text:p>-0.975392</text:p>
              </table:table-cell>
              <table:table-cell office:value-type="float" office:value="-0.224616">
                <text:p>-0.224616</text:p>
              </table:table-cell>
              <table:table-cell office:value-type="float" office:value="-0.050239">
                <text:p>-0.050239</text:p>
              </table:table-cell>
              <table:table-cell office:value-type="float" office:value="0.009913">
                <text:p>0.009913</text:p>
              </table:table-cell>
              <table:table-cell office:value-type="float" office:value="0.059726">
                <text:p>0.059726</text:p>
              </table:table-cell>
              <table:table-cell office:value-type="float" office:value="0.129486">
                <text:p>0.129486</text:p>
              </table:table-cell>
              <table:table-cell office:value-type="float" office:value="0.25692">
                <text:p>0.25692</text:p>
              </table:table-cell>
              <table:table-cell office:value-type="float" office:value="0.400756">
                <text:p>0.400756</text:p>
              </table:table-cell>
              <table:table-cell office:value-type="float" office:value="0.532548">
                <text:p>0.532548</text:p>
              </table:table-cell>
              <table:table-cell office:value-type="float" office:value="-0.239345">
                <text:p>-0.2393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16876">
                <text:p>-0.816876</text:p>
              </table:table-cell>
              <table:table-cell office:value-type="float" office:value="-0.155177">
                <text:p>-0.155177</text:p>
              </table:table-cell>
              <table:table-cell office:value-type="float" office:value="-0.019616">
                <text:p>-0.019616</text:p>
              </table:table-cell>
              <table:table-cell office:value-type="float" office:value="0.032441">
                <text:p>0.032441</text:p>
              </table:table-cell>
              <table:table-cell office:value-type="float" office:value="0.090501">
                <text:p>0.090501</text:p>
              </table:table-cell>
              <table:table-cell office:value-type="float" office:value="0.177808">
                <text:p>0.177808</text:p>
              </table:table-cell>
              <table:table-cell office:value-type="float" office:value="0.305644">
                <text:p>0.305644</text:p>
              </table:table-cell>
              <table:table-cell office:value-type="float" office:value="0.43897">
                <text:p>0.43897</text:p>
              </table:table-cell>
              <table:table-cell office:value-type="float" office:value="0.564489">
                <text:p>0.564489</text:p>
              </table:table-cell>
              <table:table-cell office:value-type="float" office:value="-0.194631">
                <text:p>-0.1946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78158">
                <text:p>-0.778158</text:p>
              </table:table-cell>
              <table:table-cell office:value-type="float" office:value="-0.139228">
                <text:p>-0.139228</text:p>
              </table:table-cell>
              <table:table-cell office:value-type="float" office:value="-0.010608">
                <text:p>-0.010608</text:p>
              </table:table-cell>
              <table:table-cell office:value-type="float" office:value="0.037375">
                <text:p>0.037375</text:p>
              </table:table-cell>
              <table:table-cell office:value-type="float" office:value="0.089841">
                <text:p>0.089841</text:p>
              </table:table-cell>
              <table:table-cell office:value-type="float" office:value="0.194243">
                <text:p>0.194243</text:p>
              </table:table-cell>
              <table:table-cell office:value-type="float" office:value="0.32428">
                <text:p>0.32428</text:p>
              </table:table-cell>
              <table:table-cell office:value-type="float" office:value="0.474328">
                <text:p>0.474328</text:p>
              </table:table-cell>
              <table:table-cell office:value-type="float" office:value="0.6231">
                <text:p>0.6231</text:p>
              </table:table-cell>
              <table:table-cell office:value-type="float" office:value="-0.180793">
                <text:p>-0.1807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45635">
                <text:p>-0.745635</text:p>
              </table:table-cell>
              <table:table-cell office:value-type="float" office:value="-0.074539">
                <text:p>-0.074539</text:p>
              </table:table-cell>
              <table:table-cell office:value-type="float" office:value="0.01313">
                <text:p>0.01313</text:p>
              </table:table-cell>
              <table:table-cell office:value-type="float" office:value="0.051364">
                <text:p>0.051364</text:p>
              </table:table-cell>
              <table:table-cell office:value-type="float" office:value="0.098676">
                <text:p>0.098676</text:p>
              </table:table-cell>
              <table:table-cell office:value-type="float" office:value="0.216561">
                <text:p>0.216561</text:p>
              </table:table-cell>
              <table:table-cell office:value-type="float" office:value="0.343188">
                <text:p>0.343188</text:p>
              </table:table-cell>
              <table:table-cell office:value-type="float" office:value="0.494057">
                <text:p>0.494057</text:p>
              </table:table-cell>
              <table:table-cell office:value-type="float" office:value="0.6231">
                <text:p>0.6231</text:p>
              </table:table-cell>
              <table:table-cell office:value-type="float" office:value="-0.16032">
                <text:p>-0.160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05576">
                <text:p>-0.805576</text:p>
              </table:table-cell>
              <table:table-cell office:value-type="float" office:value="-0.061908">
                <text:p>-0.061908</text:p>
              </table:table-cell>
              <table:table-cell office:value-type="float" office:value="0.029528">
                <text:p>0.029528</text:p>
              </table:table-cell>
              <table:table-cell office:value-type="float" office:value="0.071124">
                <text:p>0.071124</text:p>
              </table:table-cell>
              <table:table-cell office:value-type="float" office:value="0.136557">
                <text:p>0.136557</text:p>
              </table:table-cell>
              <table:table-cell office:value-type="float" office:value="0.255127">
                <text:p>0.255127</text:p>
              </table:table-cell>
              <table:table-cell office:value-type="float" office:value="0.370744">
                <text:p>0.370744</text:p>
              </table:table-cell>
              <table:table-cell office:value-type="float" office:value="0.506516">
                <text:p>0.506516</text:p>
              </table:table-cell>
              <table:table-cell office:value-type="float" office:value="0.6231">
                <text:p>0.6231</text:p>
              </table:table-cell>
              <table:table-cell office:value-type="float" office:value="-0.149789">
                <text:p>-0.1497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83473">
                <text:p>-0.183473</text:p>
              </table:table-cell>
              <table:table-cell office:value-type="float" office:value="0.018817">
                <text:p>0.018817</text:p>
              </table:table-cell>
              <table:table-cell office:value-type="float" office:value="0.061171">
                <text:p>0.061171</text:p>
              </table:table-cell>
              <table:table-cell office:value-type="float" office:value="0.119063">
                <text:p>0.119063</text:p>
              </table:table-cell>
              <table:table-cell office:value-type="float" office:value="0.208057">
                <text:p>0.208057</text:p>
              </table:table-cell>
              <table:table-cell office:value-type="float" office:value="0.307452">
                <text:p>0.307452</text:p>
              </table:table-cell>
              <table:table-cell office:value-type="float" office:value="0.416457">
                <text:p>0.416457</text:p>
              </table:table-cell>
              <table:table-cell office:value-type="float" office:value="0.520953">
                <text:p>0.520953</text:p>
              </table:table-cell>
              <table:table-cell office:value-type="float" office:value="0.6231">
                <text:p>0.6231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402251">
                <text:p>-0.402251</text:p>
              </table:table-cell>
              <table:table-cell office:value-type="float" office:value="0.027558">
                <text:p>0.027558</text:p>
              </table:table-cell>
              <table:table-cell office:value-type="float" office:value="0.087486">
                <text:p>0.087486</text:p>
              </table:table-cell>
              <table:table-cell office:value-type="float" office:value="0.165414">
                <text:p>0.165414</text:p>
              </table:table-cell>
              <table:table-cell office:value-type="float" office:value="0.248584">
                <text:p>0.248584</text:p>
              </table:table-cell>
              <table:table-cell office:value-type="float" office:value="0.348795">
                <text:p>0.348795</text:p>
              </table:table-cell>
              <table:table-cell office:value-type="float" office:value="0.435351">
                <text:p>0.435351</text:p>
              </table:table-cell>
              <table:table-cell office:value-type="float" office:value="0.533271">
                <text:p>0.533271</text:p>
              </table:table-cell>
              <table:table-cell office:value-type="float" office:value="0.6231">
                <text:p>0.6231</text:p>
              </table:table-cell>
              <table:table-cell office:value-type="float" office:value="-0.055579">
                <text:p>-0.0555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920163">
                <text:p>-0.920163</text:p>
              </table:table-cell>
              <table:table-cell office:value-type="float" office:value="-0.018753">
                <text:p>-0.018753</text:p>
              </table:table-cell>
              <table:table-cell office:value-type="float" office:value="0.068386">
                <text:p>0.068386</text:p>
              </table:table-cell>
              <table:table-cell office:value-type="float" office:value="0.130967">
                <text:p>0.130967</text:p>
              </table:table-cell>
              <table:table-cell office:value-type="float" office:value="0.224041">
                <text:p>0.224041</text:p>
              </table:table-cell>
              <table:table-cell office:value-type="float" office:value="0.317566">
                <text:p>0.317566</text:p>
              </table:table-cell>
              <table:table-cell office:value-type="float" office:value="0.391171">
                <text:p>0.391171</text:p>
              </table:table-cell>
              <table:table-cell office:value-type="float" office:value="0.462479">
                <text:p>0.462479</text:p>
              </table:table-cell>
              <table:table-cell office:value-type="float" office:value="0.561855">
                <text:p>0.561855</text:p>
              </table:table-cell>
              <table:table-cell office:value-type="float" office:value="0.6231">
                <text:p>0.6231</text:p>
              </table:table-cell>
              <table:table-cell office:value-type="float" office:value="0.021755">
                <text:p>0.0217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34078">
                <text:p>-0.234078</text:p>
              </table:table-cell>
              <table:table-cell office:value-type="float" office:value="0.058276">
                <text:p>0.058276</text:p>
              </table:table-cell>
              <table:table-cell office:value-type="float" office:value="0.129986">
                <text:p>0.129986</text:p>
              </table:table-cell>
              <table:table-cell office:value-type="float" office:value="0.229541">
                <text:p>0.229541</text:p>
              </table:table-cell>
              <table:table-cell office:value-type="float" office:value="0.336571">
                <text:p>0.336571</text:p>
              </table:table-cell>
              <table:table-cell office:value-type="float" office:value="0.423869">
                <text:p>0.423869</text:p>
              </table:table-cell>
              <table:table-cell office:value-type="float" office:value="0.482188">
                <text:p>0.482188</text:p>
              </table:table-cell>
              <table:table-cell office:value-type="float" office:value="0.574811">
                <text:p>0.574811</text:p>
              </table:table-cell>
              <table:table-cell office:value-type="float" office:value="0.711081">
                <text:p>0.711081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819303">
                <text:p>-0.819303</text:p>
              </table:table-cell>
              <table:table-cell office:value-type="float" office:value="0.032669">
                <text:p>0.032669</text:p>
              </table:table-cell>
              <table:table-cell office:value-type="float" office:value="0.113559">
                <text:p>0.113559</text:p>
              </table:table-cell>
              <table:table-cell office:value-type="float" office:value="0.209105">
                <text:p>0.209105</text:p>
              </table:table-cell>
              <table:table-cell office:value-type="float" office:value="0.306698">
                <text:p>0.306698</text:p>
              </table:table-cell>
              <table:table-cell office:value-type="float" office:value="0.373478">
                <text:p>0.373478</text:p>
              </table:table-cell>
              <table:table-cell office:value-type="float" office:value="0.43147">
                <text:p>0.43147</text:p>
              </table:table-cell>
              <table:table-cell office:value-type="float" office:value="0.482699">
                <text:p>0.482699</text:p>
              </table:table-cell>
              <table:table-cell office:value-type="float" office:value="0.567871">
                <text:p>0.567871</text:p>
              </table:table-cell>
              <table:table-cell office:value-type="float" office:value="0.711081">
                <text:p>0.711081</text:p>
              </table:table-cell>
              <table:table-cell office:value-type="float" office:value="0.069825">
                <text:p>0.0698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562958">
                <text:p>-0.562958</text:p>
              </table:table-cell>
              <table:table-cell office:value-type="float" office:value="0.064335">
                <text:p>0.064335</text:p>
              </table:table-cell>
              <table:table-cell office:value-type="float" office:value="0.169226">
                <text:p>0.169226</text:p>
              </table:table-cell>
              <table:table-cell office:value-type="float" office:value="0.269722">
                <text:p>0.269722</text:p>
              </table:table-cell>
              <table:table-cell office:value-type="float" office:value="0.355038">
                <text:p>0.355038</text:p>
              </table:table-cell>
              <table:table-cell office:value-type="float" office:value="0.416971">
                <text:p>0.416971</text:p>
              </table:table-cell>
              <table:table-cell office:value-type="float" office:value="0.462675">
                <text:p>0.462675</text:p>
              </table:table-cell>
              <table:table-cell office:value-type="float" office:value="0.494648">
                <text:p>0.494648</text:p>
              </table:table-cell>
              <table:table-cell office:value-type="float" office:value="0.587628">
                <text:p>0.587628</text:p>
              </table:table-cell>
              <table:table-cell office:value-type="float" office:value="0.711081">
                <text:p>0.711081</text:p>
              </table:table-cell>
              <table:table-cell office:value-type="float" office:value="0.125728">
                <text:p>0.1257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180726">
                <text:p>-0.180726</text:p>
              </table:table-cell>
              <table:table-cell office:value-type="float" office:value="0.089204">
                <text:p>0.089204</text:p>
              </table:table-cell>
              <table:table-cell office:value-type="float" office:value="0.189324">
                <text:p>0.189324</text:p>
              </table:table-cell>
              <table:table-cell office:value-type="float" office:value="0.293589">
                <text:p>0.293589</text:p>
              </table:table-cell>
              <table:table-cell office:value-type="float" office:value="0.396317">
                <text:p>0.396317</text:p>
              </table:table-cell>
              <table:table-cell office:value-type="float" office:value="0.44251">
                <text:p>0.44251</text:p>
              </table:table-cell>
              <table:table-cell office:value-type="float" office:value="0.468349">
                <text:p>0.468349</text:p>
              </table:table-cell>
              <table:table-cell office:value-type="float" office:value="0.496698">
                <text:p>0.496698</text:p>
              </table:table-cell>
              <table:table-cell office:value-type="float" office:value="0.608976">
                <text:p>0.608976</text:p>
              </table:table-cell>
              <table:table-cell office:value-type="float" office:value="0.712031">
                <text:p>0.712031</text:p>
              </table:table-cell>
              <table:table-cell office:value-type="float" office:value="0.180424">
                <text:p>0.1804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-0.534111">
                <text:p>-0.534111</text:p>
              </table:table-cell>
              <table:table-cell office:value-type="float" office:value="0.082326">
                <text:p>0.082326</text:p>
              </table:table-cell>
              <table:table-cell office:value-type="float" office:value="0.179975">
                <text:p>0.179975</text:p>
              </table:table-cell>
              <table:table-cell office:value-type="float" office:value="0.277314">
                <text:p>0.277314</text:p>
              </table:table-cell>
              <table:table-cell office:value-type="float" office:value="0.385248">
                <text:p>0.385248</text:p>
              </table:table-cell>
              <table:table-cell office:value-type="float" office:value="0.435959">
                <text:p>0.435959</text:p>
              </table:table-cell>
              <table:table-cell office:value-type="float" office:value="0.467234">
                <text:p>0.467234</text:p>
              </table:table-cell>
              <table:table-cell office:value-type="float" office:value="0.50183">
                <text:p>0.50183</text:p>
              </table:table-cell>
              <table:table-cell office:value-type="float" office:value="0.598014">
                <text:p>0.598014</text:p>
              </table:table-cell>
              <table:table-cell office:value-type="float" office:value="0.712031">
                <text:p>0.712031</text:p>
              </table:table-cell>
              <table:table-cell office:value-type="float" office:value="0.139379">
                <text:p>0.1393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0.571052">
                <text:p>-0.571052</text:p>
              </table:table-cell>
              <table:table-cell office:value-type="float" office:value="0.08632">
                <text:p>0.08632</text:p>
              </table:table-cell>
              <table:table-cell office:value-type="float" office:value="0.19456">
                <text:p>0.19456</text:p>
              </table:table-cell>
              <table:table-cell office:value-type="float" office:value="0.28736">
                <text:p>0.28736</text:p>
              </table:table-cell>
              <table:table-cell office:value-type="float" office:value="0.392445">
                <text:p>0.392445</text:p>
              </table:table-cell>
              <table:table-cell office:value-type="float" office:value="0.443239">
                <text:p>0.443239</text:p>
              </table:table-cell>
              <table:table-cell office:value-type="float" office:value="0.469618">
                <text:p>0.469618</text:p>
              </table:table-cell>
              <table:table-cell office:value-type="float" office:value="0.495255">
                <text:p>0.495255</text:p>
              </table:table-cell>
              <table:table-cell office:value-type="float" office:value="0.6132">
                <text:p>0.6132</text:p>
              </table:table-cell>
              <table:table-cell office:value-type="float" office:value="0.829864">
                <text:p>0.829864</text:p>
              </table:table-cell>
              <table:table-cell office:value-type="float" office:value="0.141094">
                <text:p>0.1410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-0.510559">
                <text:p>-0.510559</text:p>
              </table:table-cell>
              <table:table-cell office:value-type="float" office:value="0.086891">
                <text:p>0.086891</text:p>
              </table:table-cell>
              <table:table-cell office:value-type="float" office:value="0.219599">
                <text:p>0.219599</text:p>
              </table:table-cell>
              <table:table-cell office:value-type="float" office:value="0.366296">
                <text:p>0.366296</text:p>
              </table:table-cell>
              <table:table-cell office:value-type="float" office:value="0.428874">
                <text:p>0.428874</text:p>
              </table:table-cell>
              <table:table-cell office:value-type="float" office:value="0.458673">
                <text:p>0.458673</text:p>
              </table:table-cell>
              <table:table-cell office:value-type="float" office:value="0.485318">
                <text:p>0.485318</text:p>
              </table:table-cell>
              <table:table-cell office:value-type="float" office:value="0.517405">
                <text:p>0.517405</text:p>
              </table:table-cell>
              <table:table-cell office:value-type="float" office:value="0.648239">
                <text:p>0.648239</text:p>
              </table:table-cell>
              <table:table-cell office:value-type="float" office:value="0.829864">
                <text:p>0.829864</text:p>
              </table:table-cell>
              <table:table-cell office:value-type="float" office:value="0.170074">
                <text:p>0.1700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0.551508">
                <text:p>-0.551508</text:p>
              </table:table-cell>
              <table:table-cell office:value-type="float" office:value="0.089584">
                <text:p>0.089584</text:p>
              </table:table-cell>
              <table:table-cell office:value-type="float" office:value="0.201471">
                <text:p>0.201471</text:p>
              </table:table-cell>
              <table:table-cell office:value-type="float" office:value="0.357966">
                <text:p>0.357966</text:p>
              </table:table-cell>
              <table:table-cell office:value-type="float" office:value="0.420651">
                <text:p>0.420651</text:p>
              </table:table-cell>
              <table:table-cell office:value-type="float" office:value="0.456358">
                <text:p>0.456358</text:p>
              </table:table-cell>
              <table:table-cell office:value-type="float" office:value="0.488668">
                <text:p>0.488668</text:p>
              </table:table-cell>
              <table:table-cell office:value-type="float" office:value="0.519508">
                <text:p>0.519508</text:p>
              </table:table-cell>
              <table:table-cell office:value-type="float" office:value="0.662097">
                <text:p>0.662097</text:p>
              </table:table-cell>
              <table:table-cell office:value-type="float" office:value="0.851625">
                <text:p>0.851625</text:p>
              </table:table-cell>
              <table:table-cell office:value-type="float" office:value="0.16448">
                <text:p>0.164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-0.75142">
                <text:p>-0.75142</text:p>
              </table:table-cell>
              <table:table-cell office:value-type="float" office:value="0.103321">
                <text:p>0.103321</text:p>
              </table:table-cell>
              <table:table-cell office:value-type="float" office:value="0.259703">
                <text:p>0.259703</text:p>
              </table:table-cell>
              <table:table-cell office:value-type="float" office:value="0.379128">
                <text:p>0.379128</text:p>
              </table:table-cell>
              <table:table-cell office:value-type="float" office:value="0.425014">
                <text:p>0.425014</text:p>
              </table:table-cell>
              <table:table-cell office:value-type="float" office:value="0.456201">
                <text:p>0.456201</text:p>
              </table:table-cell>
              <table:table-cell office:value-type="float" office:value="0.488942">
                <text:p>0.488942</text:p>
              </table:table-cell>
              <table:table-cell office:value-type="float" office:value="0.523711">
                <text:p>0.523711</text:p>
              </table:table-cell>
              <table:table-cell office:value-type="float" office:value="0.665718">
                <text:p>0.665718</text:p>
              </table:table-cell>
              <table:table-cell office:value-type="float" office:value="0.851625">
                <text:p>0.851625</text:p>
              </table:table-cell>
              <table:table-cell office:value-type="float" office:value="0.155032">
                <text:p>0.1550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0.806668">
                <text:p>-0.806668</text:p>
              </table:table-cell>
              <table:table-cell office:value-type="float" office:value="0.076979">
                <text:p>0.076979</text:p>
              </table:table-cell>
              <table:table-cell office:value-type="float" office:value="0.193358">
                <text:p>0.193358</text:p>
              </table:table-cell>
              <table:table-cell office:value-type="float" office:value="0.349946">
                <text:p>0.349946</text:p>
              </table:table-cell>
              <table:table-cell office:value-type="float" office:value="0.421833">
                <text:p>0.421833</text:p>
              </table:table-cell>
              <table:table-cell office:value-type="float" office:value="0.457778">
                <text:p>0.457778</text:p>
              </table:table-cell>
              <table:table-cell office:value-type="float" office:value="0.491258">
                <text:p>0.491258</text:p>
              </table:table-cell>
              <table:table-cell office:value-type="float" office:value="0.521873">
                <text:p>0.521873</text:p>
              </table:table-cell>
              <table:table-cell office:value-type="float" office:value="0.645218">
                <text:p>0.645218</text:p>
              </table:table-cell>
              <table:table-cell office:value-type="float" office:value="0.851625">
                <text:p>0.851625</text:p>
              </table:table-cell>
              <table:table-cell office:value-type="float" office:value="0.135158">
                <text:p>0.1351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-0.189112">
                <text:p>-0.189112</text:p>
              </table:table-cell>
              <table:table-cell office:value-type="float" office:value="0.157484">
                <text:p>0.157484</text:p>
              </table:table-cell>
              <table:table-cell office:value-type="float" office:value="0.307263">
                <text:p>0.307263</text:p>
              </table:table-cell>
              <table:table-cell office:value-type="float" office:value="0.397183">
                <text:p>0.397183</text:p>
              </table:table-cell>
              <table:table-cell office:value-type="float" office:value="0.447018">
                <text:p>0.447018</text:p>
              </table:table-cell>
              <table:table-cell office:value-type="float" office:value="0.475792">
                <text:p>0.475792</text:p>
              </table:table-cell>
              <table:table-cell office:value-type="float" office:value="0.503366">
                <text:p>0.503366</text:p>
              </table:table-cell>
              <table:table-cell office:value-type="float" office:value="0.533892">
                <text:p>0.533892</text:p>
              </table:table-cell>
              <table:table-cell office:value-type="float" office:value="0.675473">
                <text:p>0.675473</text:p>
              </table:table-cell>
              <table:table-cell office:value-type="float" office:value="0.872669">
                <text:p>0.872669</text:p>
              </table:table-cell>
              <table:table-cell office:value-type="float" office:value="0.230836">
                <text:p>0.2308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951096">
                <text:p>-0.951096</text:p>
              </table:table-cell>
              <table:table-cell office:value-type="float" office:value="0.046756">
                <text:p>0.046756</text:p>
              </table:table-cell>
              <table:table-cell office:value-type="float" office:value="0.184457">
                <text:p>0.184457</text:p>
              </table:table-cell>
              <table:table-cell office:value-type="float" office:value="0.310743">
                <text:p>0.310743</text:p>
              </table:table-cell>
              <table:table-cell office:value-type="float" office:value="0.393084">
                <text:p>0.393084</text:p>
              </table:table-cell>
              <table:table-cell office:value-type="float" office:value="0.443031">
                <text:p>0.443031</text:p>
              </table:table-cell>
              <table:table-cell office:value-type="float" office:value="0.470442">
                <text:p>0.470442</text:p>
              </table:table-cell>
              <table:table-cell office:value-type="float" office:value="0.502796">
                <text:p>0.502796</text:p>
              </table:table-cell>
              <table:table-cell office:value-type="float" office:value="0.536126">
                <text:p>0.536126</text:p>
              </table:table-cell>
              <table:table-cell office:value-type="float" office:value="0.674334">
                <text:p>0.674334</text:p>
              </table:table-cell>
              <table:table-cell office:value-type="float" office:value="0.872669">
                <text:p>0.872669</text:p>
              </table:table-cell>
              <table:table-cell office:value-type="float" office:value="0.261067">
                <text:p>0.2610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701904">
                <text:p>-0.701904</text:p>
              </table:table-cell>
              <table:table-cell office:value-type="float" office:value="0.078533">
                <text:p>0.078533</text:p>
              </table:table-cell>
              <table:table-cell office:value-type="float" office:value="0.214794">
                <text:p>0.214794</text:p>
              </table:table-cell>
              <table:table-cell office:value-type="float" office:value="0.329726">
                <text:p>0.329726</text:p>
              </table:table-cell>
              <table:table-cell office:value-type="float" office:value="0.403695">
                <text:p>0.403695</text:p>
              </table:table-cell>
              <table:table-cell office:value-type="float" office:value="0.450524">
                <text:p>0.450524</text:p>
              </table:table-cell>
              <table:table-cell office:value-type="float" office:value="0.478931">
                <text:p>0.478931</text:p>
              </table:table-cell>
              <table:table-cell office:value-type="float" office:value="0.515612">
                <text:p>0.515612</text:p>
              </table:table-cell>
              <table:table-cell office:value-type="float" office:value="0.547747">
                <text:p>0.547747</text:p>
              </table:table-cell>
              <table:table-cell office:value-type="float" office:value="0.714546">
                <text:p>0.714546</text:p>
              </table:table-cell>
              <table:table-cell office:value-type="float" office:value="0.872669">
                <text:p>0.872669</text:p>
              </table:table-cell>
              <table:table-cell office:value-type="float" office:value="0.303221">
                <text:p>0.3032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-0.018881">
                <text:p>-0.018881</text:p>
              </table:table-cell>
              <table:table-cell office:value-type="float" office:value="0.12014">
                <text:p>0.12014</text:p>
              </table:table-cell>
              <table:table-cell office:value-type="float" office:value="0.261669">
                <text:p>0.261669</text:p>
              </table:table-cell>
              <table:table-cell office:value-type="float" office:value="0.374276">
                <text:p>0.374276</text:p>
              </table:table-cell>
              <table:table-cell office:value-type="float" office:value="0.441516">
                <text:p>0.441516</text:p>
              </table:table-cell>
              <table:table-cell office:value-type="float" office:value="0.484411">
                <text:p>0.484411</text:p>
              </table:table-cell>
              <table:table-cell office:value-type="float" office:value="0.520327">
                <text:p>0.520327</text:p>
              </table:table-cell>
              <table:table-cell office:value-type="float" office:value="0.577271">
                <text:p>0.577271</text:p>
              </table:table-cell>
              <table:table-cell office:value-type="float" office:value="0.76856">
                <text:p>0.76856</text:p>
              </table:table-cell>
              <table:table-cell office:value-type="float" office:value="0.872669">
                <text:p>0.872669</text:p>
              </table:table-cell>
              <table:table-cell office:value-type="float" office:value="0.252929">
                <text:p>0.2529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654985">
                <text:p>-0.654985</text:p>
              </table:table-cell>
              <table:table-cell office:value-type="float" office:value="0.085122">
                <text:p>0.085122</text:p>
              </table:table-cell>
              <table:table-cell office:value-type="float" office:value="0.166389">
                <text:p>0.166389</text:p>
              </table:table-cell>
              <table:table-cell office:value-type="float" office:value="0.289994">
                <text:p>0.289994</text:p>
              </table:table-cell>
              <table:table-cell office:value-type="float" office:value="0.38925">
                <text:p>0.38925</text:p>
              </table:table-cell>
              <table:table-cell office:value-type="float" office:value="0.453314">
                <text:p>0.453314</text:p>
              </table:table-cell>
              <table:table-cell office:value-type="float" office:value="0.500346">
                <text:p>0.500346</text:p>
              </table:table-cell>
              <table:table-cell office:value-type="float" office:value="0.536918">
                <text:p>0.536918</text:p>
              </table:table-cell>
              <table:table-cell office:value-type="float" office:value="0.58943">
                <text:p>0.58943</text:p>
              </table:table-cell>
              <table:table-cell office:value-type="float" office:value="0.776253">
                <text:p>0.776253</text:p>
              </table:table-cell>
              <table:table-cell office:value-type="float" office:value="0.872669">
                <text:p>0.872669</text:p>
              </table:table-cell>
              <table:table-cell office:value-type="float" office:value="0.313203">
                <text:p>0.3132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0.049491">
                <text:p>-0.049491</text:p>
              </table:table-cell>
              <table:table-cell office:value-type="float" office:value="0.155547">
                <text:p>0.155547</text:p>
              </table:table-cell>
              <table:table-cell office:value-type="float" office:value="0.297487">
                <text:p>0.297487</text:p>
              </table:table-cell>
              <table:table-cell office:value-type="float" office:value="0.383074">
                <text:p>0.383074</text:p>
              </table:table-cell>
              <table:table-cell office:value-type="float" office:value="0.443559">
                <text:p>0.443559</text:p>
              </table:table-cell>
              <table:table-cell office:value-type="float" office:value="0.493119">
                <text:p>0.493119</text:p>
              </table:table-cell>
              <table:table-cell office:value-type="float" office:value="0.531989">
                <text:p>0.531989</text:p>
              </table:table-cell>
              <table:table-cell office:value-type="float" office:value="0.602227">
                <text:p>0.602227</text:p>
              </table:table-cell>
              <table:table-cell office:value-type="float" office:value="0.777442">
                <text:p>0.777442</text:p>
              </table:table-cell>
              <table:table-cell office:value-type="float" office:value="0.872669">
                <text:p>0.872669</text:p>
              </table:table-cell>
              <table:table-cell office:value-type="float" office:value="0.263495">
                <text:p>0.2634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807836">
                <text:p>-0.807836</text:p>
              </table:table-cell>
              <table:table-cell office:value-type="float" office:value="0.062582">
                <text:p>0.062582</text:p>
              </table:table-cell>
              <table:table-cell office:value-type="float" office:value="0.213296">
                <text:p>0.213296</text:p>
              </table:table-cell>
              <table:table-cell office:value-type="float" office:value="0.350606">
                <text:p>0.350606</text:p>
              </table:table-cell>
              <table:table-cell office:value-type="float" office:value="0.424187">
                <text:p>0.424187</text:p>
              </table:table-cell>
              <table:table-cell office:value-type="float" office:value="0.476765">
                <text:p>0.476765</text:p>
              </table:table-cell>
              <table:table-cell office:value-type="float" office:value="0.519156">
                <text:p>0.519156</text:p>
              </table:table-cell>
              <table:table-cell office:value-type="float" office:value="0.560303">
                <text:p>0.560303</text:p>
              </table:table-cell>
              <table:table-cell office:value-type="float" office:value="0.650706">
                <text:p>0.650706</text:p>
              </table:table-cell>
              <table:table-cell office:value-type="float" office:value="0.785152">
                <text:p>0.785152</text:p>
              </table:table-cell>
              <table:table-cell office:value-type="float" office:value="0.872669">
                <text:p>0.872669</text:p>
              </table:table-cell>
              <table:table-cell office:value-type="float" office:value="0.323492">
                <text:p>0.3234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648827">
                <text:p>-0.648827</text:p>
              </table:table-cell>
              <table:table-cell office:value-type="float" office:value="0.149613">
                <text:p>0.149613</text:p>
              </table:table-cell>
              <table:table-cell office:value-type="float" office:value="0.315888">
                <text:p>0.315888</text:p>
              </table:table-cell>
              <table:table-cell office:value-type="float" office:value="0.393567">
                <text:p>0.393567</text:p>
              </table:table-cell>
              <table:table-cell office:value-type="float" office:value="0.45276">
                <text:p>0.45276</text:p>
              </table:table-cell>
              <table:table-cell office:value-type="float" office:value="0.509963">
                <text:p>0.509963</text:p>
              </table:table-cell>
              <table:table-cell office:value-type="float" office:value="0.546494">
                <text:p>0.546494</text:p>
              </table:table-cell>
              <table:table-cell office:value-type="float" office:value="0.61359">
                <text:p>0.61359</text:p>
              </table:table-cell>
              <table:table-cell office:value-type="float" office:value="0.699988">
                <text:p>0.699988</text:p>
              </table:table-cell>
              <table:table-cell office:value-type="float" office:value="0.790444">
                <text:p>0.790444</text:p>
              </table:table-cell>
              <table:table-cell office:value-type="float" office:value="0.872669">
                <text:p>0.872669</text:p>
              </table:table-cell>
              <table:table-cell office:value-type="float" office:value="0.382348">
                <text:p>0.3823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794962">
                <text:p>-0.794962</text:p>
              </table:table-cell>
              <table:table-cell office:value-type="float" office:value="0.159313">
                <text:p>0.159313</text:p>
              </table:table-cell>
              <table:table-cell office:value-type="float" office:value="0.338854">
                <text:p>0.338854</text:p>
              </table:table-cell>
              <table:table-cell office:value-type="float" office:value="0.418729">
                <text:p>0.418729</text:p>
              </table:table-cell>
              <table:table-cell office:value-type="float" office:value="0.474062">
                <text:p>0.474062</text:p>
              </table:table-cell>
              <table:table-cell office:value-type="float" office:value="0.521739">
                <text:p>0.521739</text:p>
              </table:table-cell>
              <table:table-cell office:value-type="float" office:value="0.560778">
                <text:p>0.560778</text:p>
              </table:table-cell>
              <table:table-cell office:value-type="float" office:value="0.635912">
                <text:p>0.635912</text:p>
              </table:table-cell>
              <table:table-cell office:value-type="float" office:value="0.723853">
                <text:p>0.723853</text:p>
              </table:table-cell>
              <table:table-cell office:value-type="float" office:value="0.804472">
                <text:p>0.804472</text:p>
              </table:table-cell>
              <table:table-cell office:value-type="float" office:value="0.872669">
                <text:p>0.872669</text:p>
              </table:table-cell>
              <table:table-cell office:value-type="float" office:value="0.384275">
                <text:p>0.3842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515659">
                <text:p>-0.515659</text:p>
              </table:table-cell>
              <table:table-cell office:value-type="float" office:value="0.281109">
                <text:p>0.281109</text:p>
              </table:table-cell>
              <table:table-cell office:value-type="float" office:value="0.373294">
                <text:p>0.373294</text:p>
              </table:table-cell>
              <table:table-cell office:value-type="float" office:value="0.447972">
                <text:p>0.447972</text:p>
              </table:table-cell>
              <table:table-cell office:value-type="float" office:value="0.50905">
                <text:p>0.50905</text:p>
              </table:table-cell>
              <table:table-cell office:value-type="float" office:value="0.543258">
                <text:p>0.543258</text:p>
              </table:table-cell>
              <table:table-cell office:value-type="float" office:value="0.578619">
                <text:p>0.578619</text:p>
              </table:table-cell>
              <table:table-cell office:value-type="float" office:value="0.657727">
                <text:p>0.657727</text:p>
              </table:table-cell>
              <table:table-cell office:value-type="float" office:value="0.729969">
                <text:p>0.729969</text:p>
              </table:table-cell>
              <table:table-cell office:value-type="float" office:value="0.796791">
                <text:p>0.796791</text:p>
              </table:table-cell>
              <table:table-cell office:value-type="float" office:value="0.872669">
                <text:p>0.872669</text:p>
              </table:table-cell>
              <table:table-cell office:value-type="float" office:value="0.440213">
                <text:p>0.4402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84895">
                <text:p>-0.384895</text:p>
              </table:table-cell>
              <table:table-cell office:value-type="float" office:value="0.327467">
                <text:p>0.327467</text:p>
              </table:table-cell>
              <table:table-cell office:value-type="float" office:value="0.418816">
                <text:p>0.418816</text:p>
              </table:table-cell>
              <table:table-cell office:value-type="float" office:value="0.482724">
                <text:p>0.482724</text:p>
              </table:table-cell>
              <table:table-cell office:value-type="float" office:value="0.52031">
                <text:p>0.52031</text:p>
              </table:table-cell>
              <table:table-cell office:value-type="float" office:value="0.544684">
                <text:p>0.544684</text:p>
              </table:table-cell>
              <table:table-cell office:value-type="float" office:value="0.589815">
                <text:p>0.589815</text:p>
              </table:table-cell>
              <table:table-cell office:value-type="float" office:value="0.689096">
                <text:p>0.689096</text:p>
              </table:table-cell>
              <table:table-cell office:value-type="float" office:value="0.752375">
                <text:p>0.752375</text:p>
              </table:table-cell>
              <table:table-cell office:value-type="float" office:value="0.813791">
                <text:p>0.813791</text:p>
              </table:table-cell>
              <table:table-cell office:value-type="float" office:value="0.872669">
                <text:p>0.872669</text:p>
              </table:table-cell>
              <table:table-cell office:value-type="float" office:value="0.475418">
                <text:p>0.4754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178258">
                <text:p>-0.178258</text:p>
              </table:table-cell>
              <table:table-cell office:value-type="float" office:value="0.337692">
                <text:p>0.337692</text:p>
              </table:table-cell>
              <table:table-cell office:value-type="float" office:value="0.434665">
                <text:p>0.434665</text:p>
              </table:table-cell>
              <table:table-cell office:value-type="float" office:value="0.488637">
                <text:p>0.488637</text:p>
              </table:table-cell>
              <table:table-cell office:value-type="float" office:value="0.525706">
                <text:p>0.525706</text:p>
              </table:table-cell>
              <table:table-cell office:value-type="float" office:value="0.553736">
                <text:p>0.553736</text:p>
              </table:table-cell>
              <table:table-cell office:value-type="float" office:value="0.626778">
                <text:p>0.626778</text:p>
              </table:table-cell>
              <table:table-cell office:value-type="float" office:value="0.705864">
                <text:p>0.705864</text:p>
              </table:table-cell>
              <table:table-cell office:value-type="float" office:value="0.758163">
                <text:p>0.758163</text:p>
              </table:table-cell>
              <table:table-cell office:value-type="float" office:value="0.824851">
                <text:p>0.824851</text:p>
              </table:table-cell>
              <table:table-cell office:value-type="float" office:value="0.894335">
                <text:p>0.894335</text:p>
              </table:table-cell>
              <table:table-cell office:value-type="float" office:value="0.507783">
                <text:p>0.5077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273568">
                <text:p>-0.273568</text:p>
              </table:table-cell>
              <table:table-cell office:value-type="float" office:value="0.32175">
                <text:p>0.32175</text:p>
              </table:table-cell>
              <table:table-cell office:value-type="float" office:value="0.450748">
                <text:p>0.450748</text:p>
              </table:table-cell>
              <table:table-cell office:value-type="float" office:value="0.501195">
                <text:p>0.501195</text:p>
              </table:table-cell>
              <table:table-cell office:value-type="float" office:value="0.532347">
                <text:p>0.532347</text:p>
              </table:table-cell>
              <table:table-cell office:value-type="float" office:value="0.570055">
                <text:p>0.570055</text:p>
              </table:table-cell>
              <table:table-cell office:value-type="float" office:value="0.641886">
                <text:p>0.641886</text:p>
              </table:table-cell>
              <table:table-cell office:value-type="float" office:value="0.722241">
                <text:p>0.722241</text:p>
              </table:table-cell>
              <table:table-cell office:value-type="float" office:value="0.76122">
                <text:p>0.76122</text:p>
              </table:table-cell>
              <table:table-cell office:value-type="float" office:value="0.831514">
                <text:p>0.831514</text:p>
              </table:table-cell>
              <table:table-cell office:value-type="float" office:value="0.894335">
                <text:p>0.894335</text:p>
              </table:table-cell>
              <table:table-cell office:value-type="float" office:value="0.505939">
                <text:p>0.50593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58826">
                <text:p>0.058826</text:p>
              </table:table-cell>
              <table:table-cell office:value-type="float" office:value="0.377005">
                <text:p>0.377005</text:p>
              </table:table-cell>
              <table:table-cell office:value-type="float" office:value="0.463047">
                <text:p>0.463047</text:p>
              </table:table-cell>
              <table:table-cell office:value-type="float" office:value="0.508473">
                <text:p>0.508473</text:p>
              </table:table-cell>
              <table:table-cell office:value-type="float" office:value="0.529512">
                <text:p>0.529512</text:p>
              </table:table-cell>
              <table:table-cell office:value-type="float" office:value="0.554335">
                <text:p>0.554335</text:p>
              </table:table-cell>
              <table:table-cell office:value-type="float" office:value="0.611075">
                <text:p>0.611075</text:p>
              </table:table-cell>
              <table:table-cell office:value-type="float" office:value="0.698429">
                <text:p>0.698429</text:p>
              </table:table-cell>
              <table:table-cell office:value-type="float" office:value="0.768044">
                <text:p>0.768044</text:p>
              </table:table-cell>
              <table:table-cell office:value-type="float" office:value="0.841251">
                <text:p>0.841251</text:p>
              </table:table-cell>
              <table:table-cell office:value-type="float" office:value="0.894335">
                <text:p>0.894335</text:p>
              </table:table-cell>
              <table:table-cell office:value-type="float" office:value="0.540999">
                <text:p>0.540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320774">
                <text:p>-0.320774</text:p>
              </table:table-cell>
              <table:table-cell office:value-type="float" office:value="0.341704">
                <text:p>0.341704</text:p>
              </table:table-cell>
              <table:table-cell office:value-type="float" office:value="0.449126">
                <text:p>0.449126</text:p>
              </table:table-cell>
              <table:table-cell office:value-type="float" office:value="0.511135">
                <text:p>0.511135</text:p>
              </table:table-cell>
              <table:table-cell office:value-type="float" office:value="0.537566">
                <text:p>0.537566</text:p>
              </table:table-cell>
              <table:table-cell office:value-type="float" office:value="0.56414">
                <text:p>0.56414</text:p>
              </table:table-cell>
              <table:table-cell office:value-type="float" office:value="0.622846">
                <text:p>0.622846</text:p>
              </table:table-cell>
              <table:table-cell office:value-type="float" office:value="0.702292">
                <text:p>0.702292</text:p>
              </table:table-cell>
              <table:table-cell office:value-type="float" office:value="0.759454">
                <text:p>0.759454</text:p>
              </table:table-cell>
              <table:table-cell office:value-type="float" office:value="0.829819">
                <text:p>0.829819</text:p>
              </table:table-cell>
              <table:table-cell office:value-type="float" office:value="0.894335">
                <text:p>0.894335</text:p>
              </table:table-cell>
              <table:table-cell office:value-type="float" office:value="0.499731">
                <text:p>0.4997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91969">
                <text:p>-0.091969</text:p>
              </table:table-cell>
              <table:table-cell office:value-type="float" office:value="0.428558">
                <text:p>0.428558</text:p>
              </table:table-cell>
              <table:table-cell office:value-type="float" office:value="0.508992">
                <text:p>0.508992</text:p>
              </table:table-cell>
              <table:table-cell office:value-type="float" office:value="0.540106">
                <text:p>0.540106</text:p>
              </table:table-cell>
              <table:table-cell office:value-type="float" office:value="0.552737">
                <text:p>0.552737</text:p>
              </table:table-cell>
              <table:table-cell office:value-type="float" office:value="0.587166">
                <text:p>0.587166</text:p>
              </table:table-cell>
              <table:table-cell office:value-type="float" office:value="0.644497">
                <text:p>0.644497</text:p>
              </table:table-cell>
              <table:table-cell office:value-type="float" office:value="0.70679">
                <text:p>0.70679</text:p>
              </table:table-cell>
              <table:table-cell office:value-type="float" office:value="0.760118">
                <text:p>0.760118</text:p>
              </table:table-cell>
              <table:table-cell office:value-type="float" office:value="0.827019">
                <text:p>0.827019</text:p>
              </table:table-cell>
              <table:table-cell office:value-type="float" office:value="0.894335">
                <text:p>0.894335</text:p>
              </table:table-cell>
              <table:table-cell office:value-type="float" office:value="0.546401">
                <text:p>0.5464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5117">
                <text:p>-0.05117</text:p>
              </table:table-cell>
              <table:table-cell office:value-type="float" office:value="0.450127">
                <text:p>0.450127</text:p>
              </table:table-cell>
              <table:table-cell office:value-type="float" office:value="0.50857">
                <text:p>0.50857</text:p>
              </table:table-cell>
              <table:table-cell office:value-type="float" office:value="0.53564">
                <text:p>0.53564</text:p>
              </table:table-cell>
              <table:table-cell office:value-type="float" office:value="0.552462">
                <text:p>0.552462</text:p>
              </table:table-cell>
              <table:table-cell office:value-type="float" office:value="0.597739">
                <text:p>0.597739</text:p>
              </table:table-cell>
              <table:table-cell office:value-type="float" office:value="0.655478">
                <text:p>0.655478</text:p>
              </table:table-cell>
              <table:table-cell office:value-type="float" office:value="0.706454">
                <text:p>0.706454</text:p>
              </table:table-cell>
              <table:table-cell office:value-type="float" office:value="0.750694">
                <text:p>0.750694</text:p>
              </table:table-cell>
              <table:table-cell office:value-type="float" office:value="0.806738">
                <text:p>0.806738</text:p>
              </table:table-cell>
              <table:table-cell office:value-type="float" office:value="0.894335">
                <text:p>0.894335</text:p>
              </table:table-cell>
              <table:table-cell office:value-type="float" office:value="0.551273">
                <text:p>0.5512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97521">
                <text:p>0.097521</text:p>
              </table:table-cell>
              <table:table-cell office:value-type="float" office:value="0.454136">
                <text:p>0.454136</text:p>
              </table:table-cell>
              <table:table-cell office:value-type="float" office:value="0.508533">
                <text:p>0.508533</text:p>
              </table:table-cell>
              <table:table-cell office:value-type="float" office:value="0.53419">
                <text:p>0.53419</text:p>
              </table:table-cell>
              <table:table-cell office:value-type="float" office:value="0.553569">
                <text:p>0.553569</text:p>
              </table:table-cell>
              <table:table-cell office:value-type="float" office:value="0.613697">
                <text:p>0.613697</text:p>
              </table:table-cell>
              <table:table-cell office:value-type="float" office:value="0.678457">
                <text:p>0.678457</text:p>
              </table:table-cell>
              <table:table-cell office:value-type="float" office:value="0.719124">
                <text:p>0.719124</text:p>
              </table:table-cell>
              <table:table-cell office:value-type="float" office:value="0.767343">
                <text:p>0.767343</text:p>
              </table:table-cell>
              <table:table-cell office:value-type="float" office:value="0.82672">
                <text:p>0.82672</text:p>
              </table:table-cell>
              <table:table-cell office:value-type="float" office:value="0.894335">
                <text:p>0.894335</text:p>
              </table:table-cell>
              <table:table-cell office:value-type="float" office:value="0.575329">
                <text:p>0.5753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59509">
                <text:p>0.059509</text:p>
              </table:table-cell>
              <table:table-cell office:value-type="float" office:value="0.419234">
                <text:p>0.419234</text:p>
              </table:table-cell>
              <table:table-cell office:value-type="float" office:value="0.502374">
                <text:p>0.502374</text:p>
              </table:table-cell>
              <table:table-cell office:value-type="float" office:value="0.528968">
                <text:p>0.528968</text:p>
              </table:table-cell>
              <table:table-cell office:value-type="float" office:value="0.552281">
                <text:p>0.552281</text:p>
              </table:table-cell>
              <table:table-cell office:value-type="float" office:value="0.606663">
                <text:p>0.606663</text:p>
              </table:table-cell>
              <table:table-cell office:value-type="float" office:value="0.67188">
                <text:p>0.67188</text:p>
              </table:table-cell>
              <table:table-cell office:value-type="float" office:value="0.727835">
                <text:p>0.727835</text:p>
              </table:table-cell>
              <table:table-cell office:value-type="float" office:value="0.770835">
                <text:p>0.770835</text:p>
              </table:table-cell>
              <table:table-cell office:value-type="float" office:value="0.829525">
                <text:p>0.829525</text:p>
              </table:table-cell>
              <table:table-cell office:value-type="float" office:value="0.894335">
                <text:p>0.894335</text:p>
              </table:table-cell>
              <table:table-cell office:value-type="float" office:value="0.56691">
                <text:p>0.5669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004043">
                <text:p>-0.004043</text:p>
              </table:table-cell>
              <table:table-cell office:value-type="float" office:value="0.392945">
                <text:p>0.392945</text:p>
              </table:table-cell>
              <table:table-cell office:value-type="float" office:value="0.480052">
                <text:p>0.480052</text:p>
              </table:table-cell>
              <table:table-cell office:value-type="float" office:value="0.515188">
                <text:p>0.515188</text:p>
              </table:table-cell>
              <table:table-cell office:value-type="float" office:value="0.549174">
                <text:p>0.549174</text:p>
              </table:table-cell>
              <table:table-cell office:value-type="float" office:value="0.605963">
                <text:p>0.605963</text:p>
              </table:table-cell>
              <table:table-cell office:value-type="float" office:value="0.67359">
                <text:p>0.67359</text:p>
              </table:table-cell>
              <table:table-cell office:value-type="float" office:value="0.729659">
                <text:p>0.729659</text:p>
              </table:table-cell>
              <table:table-cell office:value-type="float" office:value="0.775565">
                <text:p>0.775565</text:p>
              </table:table-cell>
              <table:table-cell office:value-type="float" office:value="0.836798">
                <text:p>0.836798</text:p>
              </table:table-cell>
              <table:table-cell office:value-type="float" office:value="0.894335">
                <text:p>0.894335</text:p>
              </table:table-cell>
              <table:table-cell office:value-type="float" office:value="0.555489">
                <text:p>0.5554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146">
                <text:p>0.10146</text:p>
              </table:table-cell>
              <table:table-cell office:value-type="float" office:value="0.437932">
                <text:p>0.437932</text:p>
              </table:table-cell>
              <table:table-cell office:value-type="float" office:value="0.499265">
                <text:p>0.499265</text:p>
              </table:table-cell>
              <table:table-cell office:value-type="float" office:value="0.533097">
                <text:p>0.533097</text:p>
              </table:table-cell>
              <table:table-cell office:value-type="float" office:value="0.570593">
                <text:p>0.570593</text:p>
              </table:table-cell>
              <table:table-cell office:value-type="float" office:value="0.655379">
                <text:p>0.655379</text:p>
              </table:table-cell>
              <table:table-cell office:value-type="float" office:value="0.706962">
                <text:p>0.706962</text:p>
              </table:table-cell>
              <table:table-cell office:value-type="float" office:value="0.745907">
                <text:p>0.745907</text:p>
              </table:table-cell>
              <table:table-cell office:value-type="float" office:value="0.778471">
                <text:p>0.778471</text:p>
              </table:table-cell>
              <table:table-cell office:value-type="float" office:value="0.843946">
                <text:p>0.843946</text:p>
              </table:table-cell>
              <table:table-cell office:value-type="float" office:value="0.894335">
                <text:p>0.894335</text:p>
              </table:table-cell>
              <table:table-cell office:value-type="float" office:value="0.587301">
                <text:p>0.5873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7679">
                <text:p>0.17679</text:p>
              </table:table-cell>
              <table:table-cell office:value-type="float" office:value="0.462287">
                <text:p>0.462287</text:p>
              </table:table-cell>
              <table:table-cell office:value-type="float" office:value="0.509171">
                <text:p>0.509171</text:p>
              </table:table-cell>
              <table:table-cell office:value-type="float" office:value="0.540893">
                <text:p>0.540893</text:p>
              </table:table-cell>
              <table:table-cell office:value-type="float" office:value="0.578012">
                <text:p>0.578012</text:p>
              </table:table-cell>
              <table:table-cell office:value-type="float" office:value="0.647495">
                <text:p>0.647495</text:p>
              </table:table-cell>
              <table:table-cell office:value-type="float" office:value="0.709043">
                <text:p>0.709043</text:p>
              </table:table-cell>
              <table:table-cell office:value-type="float" office:value="0.741295">
                <text:p>0.741295</text:p>
              </table:table-cell>
              <table:table-cell office:value-type="float" office:value="0.776658">
                <text:p>0.776658</text:p>
              </table:table-cell>
              <table:table-cell office:value-type="float" office:value="0.844569">
                <text:p>0.844569</text:p>
              </table:table-cell>
              <table:table-cell office:value-type="float" office:value="0.894335">
                <text:p>0.894335</text:p>
              </table:table-cell>
              <table:table-cell office:value-type="float" office:value="0.598621">
                <text:p>0.59862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37371">
                <text:p>0.237371</text:p>
              </table:table-cell>
              <table:table-cell office:value-type="float" office:value="0.454538">
                <text:p>0.454538</text:p>
              </table:table-cell>
              <table:table-cell office:value-type="float" office:value="0.500922">
                <text:p>0.500922</text:p>
              </table:table-cell>
              <table:table-cell office:value-type="float" office:value="0.531687">
                <text:p>0.531687</text:p>
              </table:table-cell>
              <table:table-cell office:value-type="float" office:value="0.559383">
                <text:p>0.559383</text:p>
              </table:table-cell>
              <table:table-cell office:value-type="float" office:value="0.619999">
                <text:p>0.619999</text:p>
              </table:table-cell>
              <table:table-cell office:value-type="float" office:value="0.687544">
                <text:p>0.687544</text:p>
              </table:table-cell>
              <table:table-cell office:value-type="float" office:value="0.72932">
                <text:p>0.72932</text:p>
              </table:table-cell>
              <table:table-cell office:value-type="float" office:value="0.765391">
                <text:p>0.765391</text:p>
              </table:table-cell>
              <table:table-cell office:value-type="float" office:value="0.83645">
                <text:p>0.83645</text:p>
              </table:table-cell>
              <table:table-cell office:value-type="float" office:value="0.894335">
                <text:p>0.894335</text:p>
              </table:table-cell>
              <table:table-cell office:value-type="float" office:value="0.59226">
                <text:p>0.592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195299">
                <text:p>-0.195299</text:p>
              </table:table-cell>
              <table:table-cell office:value-type="float" office:value="0.448454">
                <text:p>0.448454</text:p>
              </table:table-cell>
              <table:table-cell office:value-type="float" office:value="0.494381">
                <text:p>0.494381</text:p>
              </table:table-cell>
              <table:table-cell office:value-type="float" office:value="0.525942">
                <text:p>0.525942</text:p>
              </table:table-cell>
              <table:table-cell office:value-type="float" office:value="0.550574">
                <text:p>0.550574</text:p>
              </table:table-cell>
              <table:table-cell office:value-type="float" office:value="0.610698">
                <text:p>0.610698</text:p>
              </table:table-cell>
              <table:table-cell office:value-type="float" office:value="0.695611">
                <text:p>0.695611</text:p>
              </table:table-cell>
              <table:table-cell office:value-type="float" office:value="0.73809">
                <text:p>0.73809</text:p>
              </table:table-cell>
              <table:table-cell office:value-type="float" office:value="0.781887">
                <text:p>0.781887</text:p>
              </table:table-cell>
              <table:table-cell office:value-type="float" office:value="0.846011">
                <text:p>0.846011</text:p>
              </table:table-cell>
              <table:table-cell office:value-type="float" office:value="0.914964">
                <text:p>0.914964</text:p>
              </table:table-cell>
              <table:table-cell office:value-type="float" office:value="0.549635">
                <text:p>0.54963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83084">
                <text:p>0.283084</text:p>
              </table:table-cell>
              <table:table-cell office:value-type="float" office:value="0.483106">
                <text:p>0.483106</text:p>
              </table:table-cell>
              <table:table-cell office:value-type="float" office:value="0.515671">
                <text:p>0.515671</text:p>
              </table:table-cell>
              <table:table-cell office:value-type="float" office:value="0.550495">
                <text:p>0.550495</text:p>
              </table:table-cell>
              <table:table-cell office:value-type="float" office:value="0.601055">
                <text:p>0.601055</text:p>
              </table:table-cell>
              <table:table-cell office:value-type="float" office:value="0.666192">
                <text:p>0.666192</text:p>
              </table:table-cell>
              <table:table-cell office:value-type="float" office:value="0.715462">
                <text:p>0.715462</text:p>
              </table:table-cell>
              <table:table-cell office:value-type="float" office:value="0.751411">
                <text:p>0.751411</text:p>
              </table:table-cell>
              <table:table-cell office:value-type="float" office:value="0.794459">
                <text:p>0.794459</text:p>
              </table:table-cell>
              <table:table-cell office:value-type="float" office:value="0.85167">
                <text:p>0.85167</text:p>
              </table:table-cell>
              <table:table-cell office:value-type="float" office:value="0.914964">
                <text:p>0.914964</text:p>
              </table:table-cell>
              <table:table-cell office:value-type="float" office:value="0.621261">
                <text:p>0.6212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92633">
                <text:p>0.292633</text:p>
              </table:table-cell>
              <table:table-cell office:value-type="float" office:value="0.489803">
                <text:p>0.489803</text:p>
              </table:table-cell>
              <table:table-cell office:value-type="float" office:value="0.532462">
                <text:p>0.532462</text:p>
              </table:table-cell>
              <table:table-cell office:value-type="float" office:value="0.573168">
                <text:p>0.573168</text:p>
              </table:table-cell>
              <table:table-cell office:value-type="float" office:value="0.622666">
                <text:p>0.622666</text:p>
              </table:table-cell>
              <table:table-cell office:value-type="float" office:value="0.684495">
                <text:p>0.684495</text:p>
              </table:table-cell>
              <table:table-cell office:value-type="float" office:value="0.737192">
                <text:p>0.737192</text:p>
              </table:table-cell>
              <table:table-cell office:value-type="float" office:value="0.769786">
                <text:p>0.769786</text:p>
              </table:table-cell>
              <table:table-cell office:value-type="float" office:value="0.803552">
                <text:p>0.803552</text:p>
              </table:table-cell>
              <table:table-cell office:value-type="float" office:value="0.864694">
                <text:p>0.864694</text:p>
              </table:table-cell>
              <table:table-cell office:value-type="float" office:value="0.914964">
                <text:p>0.914964</text:p>
              </table:table-cell>
              <table:table-cell office:value-type="float" office:value="0.637045">
                <text:p>0.6370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08484">
                <text:p>0.208484</text:p>
              </table:table-cell>
              <table:table-cell office:value-type="float" office:value="0.491668">
                <text:p>0.491668</text:p>
              </table:table-cell>
              <table:table-cell office:value-type="float" office:value="0.5361">
                <text:p>0.5361</text:p>
              </table:table-cell>
              <table:table-cell office:value-type="float" office:value="0.568926">
                <text:p>0.568926</text:p>
              </table:table-cell>
              <table:table-cell office:value-type="float" office:value="0.61718">
                <text:p>0.61718</text:p>
              </table:table-cell>
              <table:table-cell office:value-type="float" office:value="0.694423">
                <text:p>0.694423</text:p>
              </table:table-cell>
              <table:table-cell office:value-type="float" office:value="0.735377">
                <text:p>0.735377</text:p>
              </table:table-cell>
              <table:table-cell office:value-type="float" office:value="0.767006">
                <text:p>0.767006</text:p>
              </table:table-cell>
              <table:table-cell office:value-type="float" office:value="0.807838">
                <text:p>0.807838</text:p>
              </table:table-cell>
              <table:table-cell office:value-type="float" office:value="0.864335">
                <text:p>0.864335</text:p>
              </table:table-cell>
              <table:table-cell office:value-type="float" office:value="0.914964">
                <text:p>0.914964</text:p>
              </table:table-cell>
              <table:table-cell office:value-type="float" office:value="0.629134">
                <text:p>0.6291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19652">
                <text:p>0.319652</text:p>
              </table:table-cell>
              <table:table-cell office:value-type="float" office:value="0.502596">
                <text:p>0.502596</text:p>
              </table:table-cell>
              <table:table-cell office:value-type="float" office:value="0.54261">
                <text:p>0.54261</text:p>
              </table:table-cell>
              <table:table-cell office:value-type="float" office:value="0.590538">
                <text:p>0.590538</text:p>
              </table:table-cell>
              <table:table-cell office:value-type="float" office:value="0.661191">
                <text:p>0.661191</text:p>
              </table:table-cell>
              <table:table-cell office:value-type="float" office:value="0.717074">
                <text:p>0.717074</text:p>
              </table:table-cell>
              <table:table-cell office:value-type="float" office:value="0.75118">
                <text:p>0.75118</text:p>
              </table:table-cell>
              <table:table-cell office:value-type="float" office:value="0.785083">
                <text:p>0.785083</text:p>
              </table:table-cell>
              <table:table-cell office:value-type="float" office:value="0.815147">
                <text:p>0.815147</text:p>
              </table:table-cell>
              <table:table-cell office:value-type="float" office:value="0.869911">
                <text:p>0.869911</text:p>
              </table:table-cell>
              <table:table-cell office:value-type="float" office:value="0.914964">
                <text:p>0.914964</text:p>
              </table:table-cell>
              <table:table-cell office:value-type="float" office:value="0.655498">
                <text:p>0.65549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7407">
                <text:p>0.37407</text:p>
              </table:table-cell>
              <table:table-cell office:value-type="float" office:value="0.501574">
                <text:p>0.501574</text:p>
              </table:table-cell>
              <table:table-cell office:value-type="float" office:value="0.544881">
                <text:p>0.544881</text:p>
              </table:table-cell>
              <table:table-cell office:value-type="float" office:value="0.594505">
                <text:p>0.594505</text:p>
              </table:table-cell>
              <table:table-cell office:value-type="float" office:value="0.657988">
                <text:p>0.657988</text:p>
              </table:table-cell>
              <table:table-cell office:value-type="float" office:value="0.704116">
                <text:p>0.704116</text:p>
              </table:table-cell>
              <table:table-cell office:value-type="float" office:value="0.738103">
                <text:p>0.738103</text:p>
              </table:table-cell>
              <table:table-cell office:value-type="float" office:value="0.774413">
                <text:p>0.774413</text:p>
              </table:table-cell>
              <table:table-cell office:value-type="float" office:value="0.808226">
                <text:p>0.808226</text:p>
              </table:table-cell>
              <table:table-cell office:value-type="float" office:value="0.857516">
                <text:p>0.857516</text:p>
              </table:table-cell>
              <table:table-cell office:value-type="float" office:value="0.914964">
                <text:p>0.914964</text:p>
              </table:table-cell>
              <table:table-cell office:value-type="float" office:value="0.655539">
                <text:p>0.65553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95275">
                <text:p>0.295275</text:p>
              </table:table-cell>
              <table:table-cell office:value-type="float" office:value="0.497163">
                <text:p>0.497163</text:p>
              </table:table-cell>
              <table:table-cell office:value-type="float" office:value="0.536074">
                <text:p>0.536074</text:p>
              </table:table-cell>
              <table:table-cell office:value-type="float" office:value="0.582992">
                <text:p>0.582992</text:p>
              </table:table-cell>
              <table:table-cell office:value-type="float" office:value="0.64111">
                <text:p>0.64111</text:p>
              </table:table-cell>
              <table:table-cell office:value-type="float" office:value="0.699711">
                <text:p>0.699711</text:p>
              </table:table-cell>
              <table:table-cell office:value-type="float" office:value="0.73967">
                <text:p>0.73967</text:p>
              </table:table-cell>
              <table:table-cell office:value-type="float" office:value="0.783306">
                <text:p>0.783306</text:p>
              </table:table-cell>
              <table:table-cell office:value-type="float" office:value="0.817583">
                <text:p>0.817583</text:p>
              </table:table-cell>
              <table:table-cell office:value-type="float" office:value="0.869986">
                <text:p>0.869986</text:p>
              </table:table-cell>
              <table:table-cell office:value-type="float" office:value="0.914964">
                <text:p>0.914964</text:p>
              </table:table-cell>
              <table:table-cell office:value-type="float" office:value="0.646287">
                <text:p>0.6462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64717">
                <text:p>0.264717</text:p>
              </table:table-cell>
              <table:table-cell office:value-type="float" office:value="0.489129">
                <text:p>0.489129</text:p>
              </table:table-cell>
              <table:table-cell office:value-type="float" office:value="0.530182">
                <text:p>0.530182</text:p>
              </table:table-cell>
              <table:table-cell office:value-type="float" office:value="0.572002">
                <text:p>0.572002</text:p>
              </table:table-cell>
              <table:table-cell office:value-type="float" office:value="0.616276">
                <text:p>0.616276</text:p>
              </table:table-cell>
              <table:table-cell office:value-type="float" office:value="0.681216">
                <text:p>0.681216</text:p>
              </table:table-cell>
              <table:table-cell office:value-type="float" office:value="0.729586">
                <text:p>0.729586</text:p>
              </table:table-cell>
              <table:table-cell office:value-type="float" office:value="0.779508">
                <text:p>0.779508</text:p>
              </table:table-cell>
              <table:table-cell office:value-type="float" office:value="0.814185">
                <text:p>0.814185</text:p>
              </table:table-cell>
              <table:table-cell office:value-type="float" office:value="0.8556">
                <text:p>0.8556</text:p>
              </table:table-cell>
              <table:table-cell office:value-type="float" office:value="0.914964">
                <text:p>0.914964</text:p>
              </table:table-cell>
              <table:table-cell office:value-type="float" office:value="0.63324">
                <text:p>0.6332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02725">
                <text:p>0.302725</text:p>
              </table:table-cell>
              <table:table-cell office:value-type="float" office:value="0.491513">
                <text:p>0.491513</text:p>
              </table:table-cell>
              <table:table-cell office:value-type="float" office:value="0.53697">
                <text:p>0.53697</text:p>
              </table:table-cell>
              <table:table-cell office:value-type="float" office:value="0.588481">
                <text:p>0.588481</text:p>
              </table:table-cell>
              <table:table-cell office:value-type="float" office:value="0.64544">
                <text:p>0.64544</text:p>
              </table:table-cell>
              <table:table-cell office:value-type="float" office:value="0.710401">
                <text:p>0.710401</text:p>
              </table:table-cell>
              <table:table-cell office:value-type="float" office:value="0.751888">
                <text:p>0.751888</text:p>
              </table:table-cell>
              <table:table-cell office:value-type="float" office:value="0.787872">
                <text:p>0.787872</text:p>
              </table:table-cell>
              <table:table-cell office:value-type="float" office:value="0.815661">
                <text:p>0.815661</text:p>
              </table:table-cell>
              <table:table-cell office:value-type="float" office:value="0.857687">
                <text:p>0.857687</text:p>
              </table:table-cell>
              <table:table-cell office:value-type="float" office:value="0.914964">
                <text:p>0.914964</text:p>
              </table:table-cell>
              <table:table-cell office:value-type="float" office:value="0.648864">
                <text:p>0.6488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87452">
                <text:p>0.387452</text:p>
              </table:table-cell>
              <table:table-cell office:value-type="float" office:value="0.500434">
                <text:p>0.500434</text:p>
              </table:table-cell>
              <table:table-cell office:value-type="float" office:value="0.54506">
                <text:p>0.54506</text:p>
              </table:table-cell>
              <table:table-cell office:value-type="float" office:value="0.594448">
                <text:p>0.594448</text:p>
              </table:table-cell>
              <table:table-cell office:value-type="float" office:value="0.638374">
                <text:p>0.638374</text:p>
              </table:table-cell>
              <table:table-cell office:value-type="float" office:value="0.685372">
                <text:p>0.685372</text:p>
              </table:table-cell>
              <table:table-cell office:value-type="float" office:value="0.715933">
                <text:p>0.715933</text:p>
              </table:table-cell>
              <table:table-cell office:value-type="float" office:value="0.750925">
                <text:p>0.750925</text:p>
              </table:table-cell>
              <table:table-cell office:value-type="float" office:value="0.795765">
                <text:p>0.795765</text:p>
              </table:table-cell>
              <table:table-cell office:value-type="float" office:value="0.859026">
                <text:p>0.859026</text:p>
              </table:table-cell>
              <table:table-cell office:value-type="float" office:value="0.914964">
                <text:p>0.914964</text:p>
              </table:table-cell>
              <table:table-cell office:value-type="float" office:value="0.647279">
                <text:p>0.6472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44273">
                <text:p>0.344273</text:p>
              </table:table-cell>
              <table:table-cell office:value-type="float" office:value="0.491843">
                <text:p>0.491843</text:p>
              </table:table-cell>
              <table:table-cell office:value-type="float" office:value="0.542493">
                <text:p>0.542493</text:p>
              </table:table-cell>
              <table:table-cell office:value-type="float" office:value="0.576433">
                <text:p>0.576433</text:p>
              </table:table-cell>
              <table:table-cell office:value-type="float" office:value="0.617122">
                <text:p>0.617122</text:p>
              </table:table-cell>
              <table:table-cell office:value-type="float" office:value="0.655312">
                <text:p>0.655312</text:p>
              </table:table-cell>
              <table:table-cell office:value-type="float" office:value="0.688416">
                <text:p>0.688416</text:p>
              </table:table-cell>
              <table:table-cell office:value-type="float" office:value="0.722802">
                <text:p>0.722802</text:p>
              </table:table-cell>
              <table:table-cell office:value-type="float" office:value="0.765815">
                <text:p>0.765815</text:p>
              </table:table-cell>
              <table:table-cell office:value-type="float" office:value="0.841962">
                <text:p>0.841962</text:p>
              </table:table-cell>
              <table:table-cell office:value-type="float" office:value="0.914964">
                <text:p>0.914964</text:p>
              </table:table-cell>
              <table:table-cell office:value-type="float" office:value="0.624647">
                <text:p>0.6246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16028">
                <text:p>0.316028</text:p>
              </table:table-cell>
              <table:table-cell office:value-type="float" office:value="0.507357">
                <text:p>0.507357</text:p>
              </table:table-cell>
              <table:table-cell office:value-type="float" office:value="0.546161">
                <text:p>0.546161</text:p>
              </table:table-cell>
              <table:table-cell office:value-type="float" office:value="0.578374">
                <text:p>0.578374</text:p>
              </table:table-cell>
              <table:table-cell office:value-type="float" office:value="0.630087">
                <text:p>0.630087</text:p>
              </table:table-cell>
              <table:table-cell office:value-type="float" office:value="0.686274">
                <text:p>0.686274</text:p>
              </table:table-cell>
              <table:table-cell office:value-type="float" office:value="0.721917">
                <text:p>0.721917</text:p>
              </table:table-cell>
              <table:table-cell office:value-type="float" office:value="0.758775">
                <text:p>0.758775</text:p>
              </table:table-cell>
              <table:table-cell office:value-type="float" office:value="0.799445">
                <text:p>0.799445</text:p>
              </table:table-cell>
              <table:table-cell office:value-type="float" office:value="0.878594">
                <text:p>0.878594</text:p>
              </table:table-cell>
              <table:table-cell office:value-type="float" office:value="0.927254">
                <text:p>0.927254</text:p>
              </table:table-cell>
              <table:table-cell office:value-type="float" office:value="0.642301">
                <text:p>0.6423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01763">
                <text:p>0.301763</text:p>
              </table:table-cell>
              <table:table-cell office:value-type="float" office:value="0.486965">
                <text:p>0.486965</text:p>
              </table:table-cell>
              <table:table-cell office:value-type="float" office:value="0.537539">
                <text:p>0.537539</text:p>
              </table:table-cell>
              <table:table-cell office:value-type="float" office:value="0.576033">
                <text:p>0.576033</text:p>
              </table:table-cell>
              <table:table-cell office:value-type="float" office:value="0.615415">
                <text:p>0.615415</text:p>
              </table:table-cell>
              <table:table-cell office:value-type="float" office:value="0.672925">
                <text:p>0.672925</text:p>
              </table:table-cell>
              <table:table-cell office:value-type="float" office:value="0.713788">
                <text:p>0.713788</text:p>
              </table:table-cell>
              <table:table-cell office:value-type="float" office:value="0.758323">
                <text:p>0.758323</text:p>
              </table:table-cell>
              <table:table-cell office:value-type="float" office:value="0.820287">
                <text:p>0.820287</text:p>
              </table:table-cell>
              <table:table-cell office:value-type="float" office:value="0.885343">
                <text:p>0.885343</text:p>
              </table:table-cell>
              <table:table-cell office:value-type="float" office:value="0.927254">
                <text:p>0.927254</text:p>
              </table:table-cell>
              <table:table-cell office:value-type="float" office:value="0.636838">
                <text:p>0.6368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67618">
                <text:p>0.367618</text:p>
              </table:table-cell>
              <table:table-cell office:value-type="float" office:value="0.514737">
                <text:p>0.514737</text:p>
              </table:table-cell>
              <table:table-cell office:value-type="float" office:value="0.566832">
                <text:p>0.566832</text:p>
              </table:table-cell>
              <table:table-cell office:value-type="float" office:value="0.603455">
                <text:p>0.603455</text:p>
              </table:table-cell>
              <table:table-cell office:value-type="float" office:value="0.670579">
                <text:p>0.670579</text:p>
              </table:table-cell>
              <table:table-cell office:value-type="float" office:value="0.713502">
                <text:p>0.713502</text:p>
              </table:table-cell>
              <table:table-cell office:value-type="float" office:value="0.750434">
                <text:p>0.750434</text:p>
              </table:table-cell>
              <table:table-cell office:value-type="float" office:value="0.79938">
                <text:p>0.79938</text:p>
              </table:table-cell>
              <table:table-cell office:value-type="float" office:value="0.833499">
                <text:p>0.833499</text:p>
              </table:table-cell>
              <table:table-cell office:value-type="float" office:value="0.892311">
                <text:p>0.892311</text:p>
              </table:table-cell>
              <table:table-cell office:value-type="float" office:value="0.927254">
                <text:p>0.927254</text:p>
              </table:table-cell>
              <table:table-cell office:value-type="float" office:value="0.671235">
                <text:p>0.67123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82483">
                <text:p>0.382483</text:p>
              </table:table-cell>
              <table:table-cell office:value-type="float" office:value="0.532606">
                <text:p>0.532606</text:p>
              </table:table-cell>
              <table:table-cell office:value-type="float" office:value="0.570056">
                <text:p>0.570056</text:p>
              </table:table-cell>
              <table:table-cell office:value-type="float" office:value="0.608156">
                <text:p>0.608156</text:p>
              </table:table-cell>
              <table:table-cell office:value-type="float" office:value="0.659031">
                <text:p>0.659031</text:p>
              </table:table-cell>
              <table:table-cell office:value-type="float" office:value="0.718295">
                <text:p>0.718295</text:p>
              </table:table-cell>
              <table:table-cell office:value-type="float" office:value="0.764062">
                <text:p>0.764062</text:p>
              </table:table-cell>
              <table:table-cell office:value-type="float" office:value="0.809244">
                <text:p>0.809244</text:p>
              </table:table-cell>
              <table:table-cell office:value-type="float" office:value="0.843954">
                <text:p>0.843954</text:p>
              </table:table-cell>
              <table:table-cell office:value-type="float" office:value="0.895027">
                <text:p>0.895027</text:p>
              </table:table-cell>
              <table:table-cell office:value-type="float" office:value="0.927254">
                <text:p>0.927254</text:p>
              </table:table-cell>
              <table:table-cell office:value-type="float" office:value="0.678291">
                <text:p>0.6782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94658">
                <text:p>0.394658</text:p>
              </table:table-cell>
              <table:table-cell office:value-type="float" office:value="0.52107">
                <text:p>0.52107</text:p>
              </table:table-cell>
              <table:table-cell office:value-type="float" office:value="0.561708">
                <text:p>0.561708</text:p>
              </table:table-cell>
              <table:table-cell office:value-type="float" office:value="0.601788">
                <text:p>0.601788</text:p>
              </table:table-cell>
              <table:table-cell office:value-type="float" office:value="0.650186">
                <text:p>0.650186</text:p>
              </table:table-cell>
              <table:table-cell office:value-type="float" office:value="0.703653">
                <text:p>0.703653</text:p>
              </table:table-cell>
              <table:table-cell office:value-type="float" office:value="0.738448">
                <text:p>0.738448</text:p>
              </table:table-cell>
              <table:table-cell office:value-type="float" office:value="0.778576">
                <text:p>0.778576</text:p>
              </table:table-cell>
              <table:table-cell office:value-type="float" office:value="0.82735">
                <text:p>0.82735</text:p>
              </table:table-cell>
              <table:table-cell office:value-type="float" office:value="0.888887">
                <text:p>0.888887</text:p>
              </table:table-cell>
              <table:table-cell office:value-type="float" office:value="0.927254">
                <text:p>0.927254</text:p>
              </table:table-cell>
              <table:table-cell office:value-type="float" office:value="0.666632">
                <text:p>0.66663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98777">
                <text:p>0.398777</text:p>
              </table:table-cell>
              <table:table-cell office:value-type="float" office:value="0.541058">
                <text:p>0.541058</text:p>
              </table:table-cell>
              <table:table-cell office:value-type="float" office:value="0.588271">
                <text:p>0.588271</text:p>
              </table:table-cell>
              <table:table-cell office:value-type="float" office:value="0.627421">
                <text:p>0.627421</text:p>
              </table:table-cell>
              <table:table-cell office:value-type="float" office:value="0.675272">
                <text:p>0.675272</text:p>
              </table:table-cell>
              <table:table-cell office:value-type="float" office:value="0.724301">
                <text:p>0.724301</text:p>
              </table:table-cell>
              <table:table-cell office:value-type="float" office:value="0.759431">
                <text:p>0.759431</text:p>
              </table:table-cell>
              <table:table-cell office:value-type="float" office:value="0.805086">
                <text:p>0.805086</text:p>
              </table:table-cell>
              <table:table-cell office:value-type="float" office:value="0.839854">
                <text:p>0.839854</text:p>
              </table:table-cell>
              <table:table-cell office:value-type="float" office:value="0.902942">
                <text:p>0.902942</text:p>
              </table:table-cell>
              <table:table-cell office:value-type="float" office:value="0.927254">
                <text:p>0.927254</text:p>
              </table:table-cell>
              <table:table-cell office:value-type="float" office:value="0.686241">
                <text:p>0.6862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61224">
                <text:p>0.161224</text:p>
              </table:table-cell>
              <table:table-cell office:value-type="float" office:value="0.520412">
                <text:p>0.520412</text:p>
              </table:table-cell>
              <table:table-cell office:value-type="float" office:value="0.582805">
                <text:p>0.582805</text:p>
              </table:table-cell>
              <table:table-cell office:value-type="float" office:value="0.632375">
                <text:p>0.632375</text:p>
              </table:table-cell>
              <table:table-cell office:value-type="float" office:value="0.665287">
                <text:p>0.665287</text:p>
              </table:table-cell>
              <table:table-cell office:value-type="float" office:value="0.711077">
                <text:p>0.711077</text:p>
              </table:table-cell>
              <table:table-cell office:value-type="float" office:value="0.751491">
                <text:p>0.751491</text:p>
              </table:table-cell>
              <table:table-cell office:value-type="float" office:value="0.778585">
                <text:p>0.778585</text:p>
              </table:table-cell>
              <table:table-cell office:value-type="float" office:value="0.831156">
                <text:p>0.831156</text:p>
              </table:table-cell>
              <table:table-cell office:value-type="float" office:value="0.897249">
                <text:p>0.897249</text:p>
              </table:table-cell>
              <table:table-cell office:value-type="float" office:value="0.927254">
                <text:p>0.927254</text:p>
              </table:table-cell>
              <table:table-cell office:value-type="float" office:value="0.653166">
                <text:p>0.65316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90534">
                <text:p>0.390534</text:p>
              </table:table-cell>
              <table:table-cell office:value-type="float" office:value="0.525179">
                <text:p>0.525179</text:p>
              </table:table-cell>
              <table:table-cell office:value-type="float" office:value="0.572205">
                <text:p>0.572205</text:p>
              </table:table-cell>
              <table:table-cell office:value-type="float" office:value="0.620083">
                <text:p>0.620083</text:p>
              </table:table-cell>
              <table:table-cell office:value-type="float" office:value="0.664323">
                <text:p>0.664323</text:p>
              </table:table-cell>
              <table:table-cell office:value-type="float" office:value="0.701908">
                <text:p>0.701908</text:p>
              </table:table-cell>
              <table:table-cell office:value-type="float" office:value="0.744555">
                <text:p>0.744555</text:p>
              </table:table-cell>
              <table:table-cell office:value-type="float" office:value="0.779398">
                <text:p>0.779398</text:p>
              </table:table-cell>
              <table:table-cell office:value-type="float" office:value="0.825964">
                <text:p>0.825964</text:p>
              </table:table-cell>
              <table:table-cell office:value-type="float" office:value="0.898003">
                <text:p>0.898003</text:p>
              </table:table-cell>
              <table:table-cell office:value-type="float" office:value="0.927254">
                <text:p>0.927254</text:p>
              </table:table-cell>
              <table:table-cell office:value-type="float" office:value="0.672215">
                <text:p>0.67221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16282">
                <text:p>0.116282</text:p>
              </table:table-cell>
              <table:table-cell office:value-type="float" office:value="0.490433">
                <text:p>0.490433</text:p>
              </table:table-cell>
              <table:table-cell office:value-type="float" office:value="0.5536">
                <text:p>0.5536</text:p>
              </table:table-cell>
              <table:table-cell office:value-type="float" office:value="0.589967">
                <text:p>0.589967</text:p>
              </table:table-cell>
              <table:table-cell office:value-type="float" office:value="0.637647">
                <text:p>0.637647</text:p>
              </table:table-cell>
              <table:table-cell office:value-type="float" office:value="0.679352">
                <text:p>0.679352</text:p>
              </table:table-cell>
              <table:table-cell office:value-type="float" office:value="0.723258">
                <text:p>0.723258</text:p>
              </table:table-cell>
              <table:table-cell office:value-type="float" office:value="0.766747">
                <text:p>0.766747</text:p>
              </table:table-cell>
              <table:table-cell office:value-type="float" office:value="0.810607">
                <text:p>0.810607</text:p>
              </table:table-cell>
              <table:table-cell office:value-type="float" office:value="0.885482">
                <text:p>0.885482</text:p>
              </table:table-cell>
              <table:table-cell office:value-type="float" office:value="0.927254">
                <text:p>0.927254</text:p>
              </table:table-cell>
              <table:table-cell office:value-type="float" office:value="0.625338">
                <text:p>0.62533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676">
                <text:p>0.2676</text:p>
              </table:table-cell>
              <table:table-cell office:value-type="float" office:value="0.4944">
                <text:p>0.4944</text:p>
              </table:table-cell>
              <table:table-cell office:value-type="float" office:value="0.556176">
                <text:p>0.556176</text:p>
              </table:table-cell>
              <table:table-cell office:value-type="float" office:value="0.596615">
                <text:p>0.596615</text:p>
              </table:table-cell>
              <table:table-cell office:value-type="float" office:value="0.649575">
                <text:p>0.649575</text:p>
              </table:table-cell>
              <table:table-cell office:value-type="float" office:value="0.695533">
                <text:p>0.695533</text:p>
              </table:table-cell>
              <table:table-cell office:value-type="float" office:value="0.746478">
                <text:p>0.746478</text:p>
              </table:table-cell>
              <table:table-cell office:value-type="float" office:value="0.780645">
                <text:p>0.780645</text:p>
              </table:table-cell>
              <table:table-cell office:value-type="float" office:value="0.835733">
                <text:p>0.835733</text:p>
              </table:table-cell>
              <table:table-cell office:value-type="float" office:value="0.908197">
                <text:p>0.908197</text:p>
              </table:table-cell>
              <table:table-cell office:value-type="float" office:value="0.927254">
                <text:p>0.927254</text:p>
              </table:table-cell>
              <table:table-cell office:value-type="float" office:value="0.653095">
                <text:p>0.6530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94827">
                <text:p>0.294827</text:p>
              </table:table-cell>
              <table:table-cell office:value-type="float" office:value="0.492746">
                <text:p>0.492746</text:p>
              </table:table-cell>
              <table:table-cell office:value-type="float" office:value="0.549315">
                <text:p>0.549315</text:p>
              </table:table-cell>
              <table:table-cell office:value-type="float" office:value="0.585427">
                <text:p>0.585427</text:p>
              </table:table-cell>
              <table:table-cell office:value-type="float" office:value="0.628235">
                <text:p>0.628235</text:p>
              </table:table-cell>
              <table:table-cell office:value-type="float" office:value="0.663177">
                <text:p>0.663177</text:p>
              </table:table-cell>
              <table:table-cell office:value-type="float" office:value="0.713511">
                <text:p>0.713511</text:p>
              </table:table-cell>
              <table:table-cell office:value-type="float" office:value="0.761885">
                <text:p>0.761885</text:p>
              </table:table-cell>
              <table:table-cell office:value-type="float" office:value="0.806293">
                <text:p>0.806293</text:p>
              </table:table-cell>
              <table:table-cell office:value-type="float" office:value="0.898575">
                <text:p>0.898575</text:p>
              </table:table-cell>
              <table:table-cell office:value-type="float" office:value="0.927254">
                <text:p>0.927254</text:p>
              </table:table-cell>
              <table:table-cell office:value-type="float" office:value="0.639399">
                <text:p>0.6393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46923">
                <text:p>0.346923</text:p>
              </table:table-cell>
              <table:table-cell office:value-type="float" office:value="0.531732">
                <text:p>0.531732</text:p>
              </table:table-cell>
              <table:table-cell office:value-type="float" office:value="0.566129">
                <text:p>0.566129</text:p>
              </table:table-cell>
              <table:table-cell office:value-type="float" office:value="0.602917">
                <text:p>0.602917</text:p>
              </table:table-cell>
              <table:table-cell office:value-type="float" office:value="0.652571">
                <text:p>0.652571</text:p>
              </table:table-cell>
              <table:table-cell office:value-type="float" office:value="0.690648">
                <text:p>0.690648</text:p>
              </table:table-cell>
              <table:table-cell office:value-type="float" office:value="0.730245">
                <text:p>0.730245</text:p>
              </table:table-cell>
              <table:table-cell office:value-type="float" office:value="0.765398">
                <text:p>0.765398</text:p>
              </table:table-cell>
              <table:table-cell office:value-type="float" office:value="0.817084">
                <text:p>0.817084</text:p>
              </table:table-cell>
              <table:table-cell office:value-type="float" office:value="0.900725">
                <text:p>0.900725</text:p>
              </table:table-cell>
              <table:table-cell office:value-type="float" office:value="0.927254">
                <text:p>0.927254</text:p>
              </table:table-cell>
              <table:table-cell office:value-type="float" office:value="0.660437">
                <text:p>0.6604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69289">
                <text:p>0.269289</text:p>
              </table:table-cell>
              <table:table-cell office:value-type="float" office:value="0.528233">
                <text:p>0.528233</text:p>
              </table:table-cell>
              <table:table-cell office:value-type="float" office:value="0.568114">
                <text:p>0.568114</text:p>
              </table:table-cell>
              <table:table-cell office:value-type="float" office:value="0.598734">
                <text:p>0.598734</text:p>
              </table:table-cell>
              <table:table-cell office:value-type="float" office:value="0.651972">
                <text:p>0.651972</text:p>
              </table:table-cell>
              <table:table-cell office:value-type="float" office:value="0.695888">
                <text:p>0.695888</text:p>
              </table:table-cell>
              <table:table-cell office:value-type="float" office:value="0.737415">
                <text:p>0.737415</text:p>
              </table:table-cell>
              <table:table-cell office:value-type="float" office:value="0.776196">
                <text:p>0.776196</text:p>
              </table:table-cell>
              <table:table-cell office:value-type="float" office:value="0.828494">
                <text:p>0.828494</text:p>
              </table:table-cell>
              <table:table-cell office:value-type="float" office:value="0.911203">
                <text:p>0.911203</text:p>
              </table:table-cell>
              <table:table-cell office:value-type="float" office:value="0.927254">
                <text:p>0.927254</text:p>
              </table:table-cell>
              <table:table-cell office:value-type="float" office:value="0.656554">
                <text:p>0.6565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70305">
                <text:p>0.270305</text:p>
              </table:table-cell>
              <table:table-cell office:value-type="float" office:value="0.520128">
                <text:p>0.520128</text:p>
              </table:table-cell>
              <table:table-cell office:value-type="float" office:value="0.560753">
                <text:p>0.560753</text:p>
              </table:table-cell>
              <table:table-cell office:value-type="float" office:value="0.60216">
                <text:p>0.60216</text:p>
              </table:table-cell>
              <table:table-cell office:value-type="float" office:value="0.664876">
                <text:p>0.664876</text:p>
              </table:table-cell>
              <table:table-cell office:value-type="float" office:value="0.709603">
                <text:p>0.709603</text:p>
              </table:table-cell>
              <table:table-cell office:value-type="float" office:value="0.73767">
                <text:p>0.73767</text:p>
              </table:table-cell>
              <table:table-cell office:value-type="float" office:value="0.766696">
                <text:p>0.766696</text:p>
              </table:table-cell>
              <table:table-cell office:value-type="float" office:value="0.818757">
                <text:p>0.818757</text:p>
              </table:table-cell>
              <table:table-cell office:value-type="float" office:value="0.907138">
                <text:p>0.907138</text:p>
              </table:table-cell>
              <table:table-cell office:value-type="float" office:value="0.927254">
                <text:p>0.927254</text:p>
              </table:table-cell>
              <table:table-cell office:value-type="float" office:value="0.655808">
                <text:p>0.6558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415573">
                <text:p>0.415573</text:p>
              </table:table-cell>
              <table:table-cell office:value-type="float" office:value="0.541239">
                <text:p>0.541239</text:p>
              </table:table-cell>
              <table:table-cell office:value-type="float" office:value="0.58087">
                <text:p>0.58087</text:p>
              </table:table-cell>
              <table:table-cell office:value-type="float" office:value="0.646066">
                <text:p>0.646066</text:p>
              </table:table-cell>
              <table:table-cell office:value-type="float" office:value="0.690063">
                <text:p>0.690063</text:p>
              </table:table-cell>
              <table:table-cell office:value-type="float" office:value="0.723008">
                <text:p>0.723008</text:p>
              </table:table-cell>
              <table:table-cell office:value-type="float" office:value="0.748643">
                <text:p>0.748643</text:p>
              </table:table-cell>
              <table:table-cell office:value-type="float" office:value="0.776479">
                <text:p>0.776479</text:p>
              </table:table-cell>
              <table:table-cell office:value-type="float" office:value="0.81465">
                <text:p>0.81465</text:p>
              </table:table-cell>
              <table:table-cell office:value-type="float" office:value="0.89446">
                <text:p>0.89446</text:p>
              </table:table-cell>
              <table:table-cell office:value-type="float" office:value="0.927254">
                <text:p>0.927254</text:p>
              </table:table-cell>
              <table:table-cell office:value-type="float" office:value="0.683105">
                <text:p>0.68310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74684">
                <text:p>0.374684</text:p>
              </table:table-cell>
              <table:table-cell office:value-type="float" office:value="0.544987">
                <text:p>0.544987</text:p>
              </table:table-cell>
              <table:table-cell office:value-type="float" office:value="0.591139">
                <text:p>0.591139</text:p>
              </table:table-cell>
              <table:table-cell office:value-type="float" office:value="0.646549">
                <text:p>0.646549</text:p>
              </table:table-cell>
              <table:table-cell office:value-type="float" office:value="0.712645">
                <text:p>0.712645</text:p>
              </table:table-cell>
              <table:table-cell office:value-type="float" office:value="0.740389">
                <text:p>0.740389</text:p>
              </table:table-cell>
              <table:table-cell office:value-type="float" office:value="0.769204">
                <text:p>0.769204</text:p>
              </table:table-cell>
              <table:table-cell office:value-type="float" office:value="0.807888">
                <text:p>0.807888</text:p>
              </table:table-cell>
              <table:table-cell office:value-type="float" office:value="0.845233">
                <text:p>0.845233</text:p>
              </table:table-cell>
              <table:table-cell office:value-type="float" office:value="0.917838">
                <text:p>0.917838</text:p>
              </table:table-cell>
              <table:table-cell office:value-type="float" office:value="0.927254">
                <text:p>0.927254</text:p>
              </table:table-cell>
              <table:table-cell office:value-type="float" office:value="0.695056">
                <text:p>0.6950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8989">
                <text:p>0.358989</text:p>
              </table:table-cell>
              <table:table-cell office:value-type="float" office:value="0.543626">
                <text:p>0.543626</text:p>
              </table:table-cell>
              <table:table-cell office:value-type="float" office:value="0.597046">
                <text:p>0.597046</text:p>
              </table:table-cell>
              <table:table-cell office:value-type="float" office:value="0.651428">
                <text:p>0.651428</text:p>
              </table:table-cell>
              <table:table-cell office:value-type="float" office:value="0.716426">
                <text:p>0.716426</text:p>
              </table:table-cell>
              <table:table-cell office:value-type="float" office:value="0.740154">
                <text:p>0.740154</text:p>
              </table:table-cell>
              <table:table-cell office:value-type="float" office:value="0.764515">
                <text:p>0.764515</text:p>
              </table:table-cell>
              <table:table-cell office:value-type="float" office:value="0.798331">
                <text:p>0.798331</text:p>
              </table:table-cell>
              <table:table-cell office:value-type="float" office:value="0.83923">
                <text:p>0.83923</text:p>
              </table:table-cell>
              <table:table-cell office:value-type="float" office:value="0.917681">
                <text:p>0.917681</text:p>
              </table:table-cell>
              <table:table-cell office:value-type="float" office:value="0.927254">
                <text:p>0.927254</text:p>
              </table:table-cell>
              <table:table-cell office:value-type="float" office:value="0.692743">
                <text:p>0.69274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28444">
                <text:p>0.428444</text:p>
              </table:table-cell>
              <table:table-cell office:value-type="float" office:value="0.564481">
                <text:p>0.564481</text:p>
              </table:table-cell>
              <table:table-cell office:value-type="float" office:value="0.614702">
                <text:p>0.614702</text:p>
              </table:table-cell>
              <table:table-cell office:value-type="float" office:value="0.670264">
                <text:p>0.670264</text:p>
              </table:table-cell>
              <table:table-cell office:value-type="float" office:value="0.718766">
                <text:p>0.718766</text:p>
              </table:table-cell>
              <table:table-cell office:value-type="float" office:value="0.74649">
                <text:p>0.74649</text:p>
              </table:table-cell>
              <table:table-cell office:value-type="float" office:value="0.771067">
                <text:p>0.771067</text:p>
              </table:table-cell>
              <table:table-cell office:value-type="float" office:value="0.80922">
                <text:p>0.80922</text:p>
              </table:table-cell>
              <table:table-cell office:value-type="float" office:value="0.851781">
                <text:p>0.851781</text:p>
              </table:table-cell>
              <table:table-cell office:value-type="float" office:value="0.919909">
                <text:p>0.919909</text:p>
              </table:table-cell>
              <table:table-cell office:value-type="float" office:value="0.927356">
                <text:p>0.927356</text:p>
              </table:table-cell>
              <table:table-cell office:value-type="float" office:value="0.709513">
                <text:p>0.70951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0895">
                <text:p>0.480895</text:p>
              </table:table-cell>
              <table:table-cell office:value-type="float" office:value="0.584287">
                <text:p>0.584287</text:p>
              </table:table-cell>
              <table:table-cell office:value-type="float" office:value="0.65261">
                <text:p>0.65261</text:p>
              </table:table-cell>
              <table:table-cell office:value-type="float" office:value="0.705743">
                <text:p>0.705743</text:p>
              </table:table-cell>
              <table:table-cell office:value-type="float" office:value="0.73282">
                <text:p>0.73282</text:p>
              </table:table-cell>
              <table:table-cell office:value-type="float" office:value="0.761147">
                <text:p>0.761147</text:p>
              </table:table-cell>
              <table:table-cell office:value-type="float" office:value="0.776864">
                <text:p>0.776864</text:p>
              </table:table-cell>
              <table:table-cell office:value-type="float" office:value="0.810767">
                <text:p>0.810767</text:p>
              </table:table-cell>
              <table:table-cell office:value-type="float" office:value="0.859285">
                <text:p>0.859285</text:p>
              </table:table-cell>
              <table:table-cell office:value-type="float" office:value="0.914879">
                <text:p>0.914879</text:p>
              </table:table-cell>
              <table:table-cell office:value-type="float" office:value="0.927356">
                <text:p>0.927356</text:p>
              </table:table-cell>
              <table:table-cell office:value-type="float" office:value="0.72793">
                <text:p>0.727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1498">
                <text:p>0.51498</text:p>
              </table:table-cell>
              <table:table-cell office:value-type="float" office:value="0.619885">
                <text:p>0.619885</text:p>
              </table:table-cell>
              <table:table-cell office:value-type="float" office:value="0.68637">
                <text:p>0.68637</text:p>
              </table:table-cell>
              <table:table-cell office:value-type="float" office:value="0.714174">
                <text:p>0.714174</text:p>
              </table:table-cell>
              <table:table-cell office:value-type="float" office:value="0.740095">
                <text:p>0.740095</text:p>
              </table:table-cell>
              <table:table-cell office:value-type="float" office:value="0.76877">
                <text:p>0.76877</text:p>
              </table:table-cell>
              <table:table-cell office:value-type="float" office:value="0.795251">
                <text:p>0.795251</text:p>
              </table:table-cell>
              <table:table-cell office:value-type="float" office:value="0.834878">
                <text:p>0.834878</text:p>
              </table:table-cell>
              <table:table-cell office:value-type="float" office:value="0.89091">
                <text:p>0.89091</text:p>
              </table:table-cell>
              <table:table-cell office:value-type="float" office:value="0.920594">
                <text:p>0.920594</text:p>
              </table:table-cell>
              <table:table-cell office:value-type="float" office:value="0.927356">
                <text:p>0.927356</text:p>
              </table:table-cell>
              <table:table-cell office:value-type="float" office:value="0.748591">
                <text:p>0.7485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65359">
                <text:p>0.465359</text:p>
              </table:table-cell>
              <table:table-cell office:value-type="float" office:value="0.592339">
                <text:p>0.592339</text:p>
              </table:table-cell>
              <table:table-cell office:value-type="float" office:value="0.652366">
                <text:p>0.652366</text:p>
              </table:table-cell>
              <table:table-cell office:value-type="float" office:value="0.695384">
                <text:p>0.695384</text:p>
              </table:table-cell>
              <table:table-cell office:value-type="float" office:value="0.720171">
                <text:p>0.720171</text:p>
              </table:table-cell>
              <table:table-cell office:value-type="float" office:value="0.753873">
                <text:p>0.753873</text:p>
              </table:table-cell>
              <table:table-cell office:value-type="float" office:value="0.776602">
                <text:p>0.776602</text:p>
              </table:table-cell>
              <table:table-cell office:value-type="float" office:value="0.822669">
                <text:p>0.822669</text:p>
              </table:table-cell>
              <table:table-cell office:value-type="float" office:value="0.889329">
                <text:p>0.889329</text:p>
              </table:table-cell>
              <table:table-cell office:value-type="float" office:value="0.920625">
                <text:p>0.920625</text:p>
              </table:table-cell>
              <table:table-cell office:value-type="float" office:value="0.928059">
                <text:p>0.928059</text:p>
              </table:table-cell>
              <table:table-cell office:value-type="float" office:value="0.728872">
                <text:p>0.72887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10947">
                <text:p>0.510947</text:p>
              </table:table-cell>
              <table:table-cell office:value-type="float" office:value="0.600114">
                <text:p>0.600114</text:p>
              </table:table-cell>
              <table:table-cell office:value-type="float" office:value="0.650883">
                <text:p>0.650883</text:p>
              </table:table-cell>
              <table:table-cell office:value-type="float" office:value="0.693528">
                <text:p>0.693528</text:p>
              </table:table-cell>
              <table:table-cell office:value-type="float" office:value="0.723424">
                <text:p>0.723424</text:p>
              </table:table-cell>
              <table:table-cell office:value-type="float" office:value="0.75669">
                <text:p>0.75669</text:p>
              </table:table-cell>
              <table:table-cell office:value-type="float" office:value="0.779772">
                <text:p>0.779772</text:p>
              </table:table-cell>
              <table:table-cell office:value-type="float" office:value="0.827539">
                <text:p>0.827539</text:p>
              </table:table-cell>
              <table:table-cell office:value-type="float" office:value="0.894717">
                <text:p>0.894717</text:p>
              </table:table-cell>
              <table:table-cell office:value-type="float" office:value="0.921823">
                <text:p>0.921823</text:p>
              </table:table-cell>
              <table:table-cell office:value-type="float" office:value="0.939382">
                <text:p>0.939382</text:p>
              </table:table-cell>
              <table:table-cell office:value-type="float" office:value="0.735944">
                <text:p>0.7359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44812">
                <text:p>0.444812</text:p>
              </table:table-cell>
              <table:table-cell office:value-type="float" office:value="0.625987">
                <text:p>0.625987</text:p>
              </table:table-cell>
              <table:table-cell office:value-type="float" office:value="0.684155">
                <text:p>0.684155</text:p>
              </table:table-cell>
              <table:table-cell office:value-type="float" office:value="0.717823">
                <text:p>0.717823</text:p>
              </table:table-cell>
              <table:table-cell office:value-type="float" office:value="0.757188">
                <text:p>0.757188</text:p>
              </table:table-cell>
              <table:table-cell office:value-type="float" office:value="0.777228">
                <text:p>0.777228</text:p>
              </table:table-cell>
              <table:table-cell office:value-type="float" office:value="0.812637">
                <text:p>0.812637</text:p>
              </table:table-cell>
              <table:table-cell office:value-type="float" office:value="0.85336">
                <text:p>0.85336</text:p>
              </table:table-cell>
              <table:table-cell office:value-type="float" office:value="0.910526">
                <text:p>0.910526</text:p>
              </table:table-cell>
              <table:table-cell office:value-type="float" office:value="0.924931">
                <text:p>0.924931</text:p>
              </table:table-cell>
              <table:table-cell office:value-type="float" office:value="0.939382">
                <text:p>0.939382</text:p>
              </table:table-cell>
              <table:table-cell office:value-type="float" office:value="0.750865">
                <text:p>0.75086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62839">
                <text:p>0.462839</text:p>
              </table:table-cell>
              <table:table-cell office:value-type="float" office:value="0.606856">
                <text:p>0.606856</text:p>
              </table:table-cell>
              <table:table-cell office:value-type="float" office:value="0.677397">
                <text:p>0.677397</text:p>
              </table:table-cell>
              <table:table-cell office:value-type="float" office:value="0.715634">
                <text:p>0.715634</text:p>
              </table:table-cell>
              <table:table-cell office:value-type="float" office:value="0.756296">
                <text:p>0.756296</text:p>
              </table:table-cell>
              <table:table-cell office:value-type="float" office:value="0.780929">
                <text:p>0.780929</text:p>
              </table:table-cell>
              <table:table-cell office:value-type="float" office:value="0.815337">
                <text:p>0.815337</text:p>
              </table:table-cell>
              <table:table-cell office:value-type="float" office:value="0.845689">
                <text:p>0.845689</text:p>
              </table:table-cell>
              <table:table-cell office:value-type="float" office:value="0.905903">
                <text:p>0.905903</text:p>
              </table:table-cell>
              <table:table-cell office:value-type="float" office:value="0.926124">
                <text:p>0.926124</text:p>
              </table:table-cell>
              <table:table-cell office:value-type="float" office:value="0.939382">
                <text:p>0.939382</text:p>
              </table:table-cell>
              <table:table-cell office:value-type="float" office:value="0.749301">
                <text:p>0.74930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83648">
                <text:p>0.483648</text:p>
              </table:table-cell>
              <table:table-cell office:value-type="float" office:value="0.651881">
                <text:p>0.651881</text:p>
              </table:table-cell>
              <table:table-cell office:value-type="float" office:value="0.703537">
                <text:p>0.703537</text:p>
              </table:table-cell>
              <table:table-cell office:value-type="float" office:value="0.74078">
                <text:p>0.74078</text:p>
              </table:table-cell>
              <table:table-cell office:value-type="float" office:value="0.776192">
                <text:p>0.776192</text:p>
              </table:table-cell>
              <table:table-cell office:value-type="float" office:value="0.806735">
                <text:p>0.806735</text:p>
              </table:table-cell>
              <table:table-cell office:value-type="float" office:value="0.833452">
                <text:p>0.833452</text:p>
              </table:table-cell>
              <table:table-cell office:value-type="float" office:value="0.85624">
                <text:p>0.85624</text:p>
              </table:table-cell>
              <table:table-cell office:value-type="float" office:value="0.906311">
                <text:p>0.906311</text:p>
              </table:table-cell>
              <table:table-cell office:value-type="float" office:value="0.923023">
                <text:p>0.923023</text:p>
              </table:table-cell>
              <table:table-cell office:value-type="float" office:value="0.939382">
                <text:p>0.939382</text:p>
              </table:table-cell>
              <table:table-cell office:value-type="float" office:value="0.76818">
                <text:p>0.7681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16156">
                <text:p>0.516156</text:p>
              </table:table-cell>
              <table:table-cell office:value-type="float" office:value="0.640574">
                <text:p>0.640574</text:p>
              </table:table-cell>
              <table:table-cell office:value-type="float" office:value="0.699051">
                <text:p>0.699051</text:p>
              </table:table-cell>
              <table:table-cell office:value-type="float" office:value="0.732608">
                <text:p>0.732608</text:p>
              </table:table-cell>
              <table:table-cell office:value-type="float" office:value="0.76777">
                <text:p>0.76777</text:p>
              </table:table-cell>
              <table:table-cell office:value-type="float" office:value="0.789332">
                <text:p>0.789332</text:p>
              </table:table-cell>
              <table:table-cell office:value-type="float" office:value="0.828136">
                <text:p>0.828136</text:p>
              </table:table-cell>
              <table:table-cell office:value-type="float" office:value="0.843993">
                <text:p>0.843993</text:p>
              </table:table-cell>
              <table:table-cell office:value-type="float" office:value="0.901253">
                <text:p>0.901253</text:p>
              </table:table-cell>
              <table:table-cell office:value-type="float" office:value="0.922995">
                <text:p>0.922995</text:p>
              </table:table-cell>
              <table:table-cell office:value-type="float" office:value="0.939382">
                <text:p>0.939382</text:p>
              </table:table-cell>
              <table:table-cell office:value-type="float" office:value="0.764187">
                <text:p>0.7641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50527">
                <text:p>0.550527</text:p>
              </table:table-cell>
              <table:table-cell office:value-type="float" office:value="0.668755">
                <text:p>0.668755</text:p>
              </table:table-cell>
              <table:table-cell office:value-type="float" office:value="0.716698">
                <text:p>0.716698</text:p>
              </table:table-cell>
              <table:table-cell office:value-type="float" office:value="0.751606">
                <text:p>0.751606</text:p>
              </table:table-cell>
              <table:table-cell office:value-type="float" office:value="0.775236">
                <text:p>0.775236</text:p>
              </table:table-cell>
              <table:table-cell office:value-type="float" office:value="0.815192">
                <text:p>0.815192</text:p>
              </table:table-cell>
              <table:table-cell office:value-type="float" office:value="0.83502">
                <text:p>0.83502</text:p>
              </table:table-cell>
              <table:table-cell office:value-type="float" office:value="0.865237">
                <text:p>0.865237</text:p>
              </table:table-cell>
              <table:table-cell office:value-type="float" office:value="0.913296">
                <text:p>0.913296</text:p>
              </table:table-cell>
              <table:table-cell office:value-type="float" office:value="0.927916">
                <text:p>0.927916</text:p>
              </table:table-cell>
              <table:table-cell office:value-type="float" office:value="0.939382">
                <text:p>0.939382</text:p>
              </table:table-cell>
              <table:table-cell office:value-type="float" office:value="0.781948">
                <text:p>0.78194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61942">
                <text:p>0.561942</text:p>
              </table:table-cell>
              <table:table-cell office:value-type="float" office:value="0.656575">
                <text:p>0.656575</text:p>
              </table:table-cell>
              <table:table-cell office:value-type="float" office:value="0.715949">
                <text:p>0.715949</text:p>
              </table:table-cell>
              <table:table-cell office:value-type="float" office:value="0.745977">
                <text:p>0.745977</text:p>
              </table:table-cell>
              <table:table-cell office:value-type="float" office:value="0.770697">
                <text:p>0.770697</text:p>
              </table:table-cell>
              <table:table-cell office:value-type="float" office:value="0.812793">
                <text:p>0.812793</text:p>
              </table:table-cell>
              <table:table-cell office:value-type="float" office:value="0.835702">
                <text:p>0.835702</text:p>
              </table:table-cell>
              <table:table-cell office:value-type="float" office:value="0.859893">
                <text:p>0.859893</text:p>
              </table:table-cell>
              <table:table-cell office:value-type="float" office:value="0.909332">
                <text:p>0.909332</text:p>
              </table:table-cell>
              <table:table-cell office:value-type="float" office:value="0.922457">
                <text:p>0.922457</text:p>
              </table:table-cell>
              <table:table-cell office:value-type="float" office:value="0.939382">
                <text:p>0.939382</text:p>
              </table:table-cell>
              <table:table-cell office:value-type="float" office:value="0.779132">
                <text:p>0.77913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49678">
                <text:p>0.549678</text:p>
              </table:table-cell>
              <table:table-cell office:value-type="float" office:value="0.666481">
                <text:p>0.666481</text:p>
              </table:table-cell>
              <table:table-cell office:value-type="float" office:value="0.720103">
                <text:p>0.720103</text:p>
              </table:table-cell>
              <table:table-cell office:value-type="float" office:value="0.756867">
                <text:p>0.756867</text:p>
              </table:table-cell>
              <table:table-cell office:value-type="float" office:value="0.774441">
                <text:p>0.774441</text:p>
              </table:table-cell>
              <table:table-cell office:value-type="float" office:value="0.814487">
                <text:p>0.814487</text:p>
              </table:table-cell>
              <table:table-cell office:value-type="float" office:value="0.835702">
                <text:p>0.835702</text:p>
              </table:table-cell>
              <table:table-cell office:value-type="float" office:value="0.84362">
                <text:p>0.84362</text:p>
              </table:table-cell>
              <table:table-cell office:value-type="float" office:value="0.88797">
                <text:p>0.88797</text:p>
              </table:table-cell>
              <table:table-cell office:value-type="float" office:value="0.926646">
                <text:p>0.926646</text:p>
              </table:table-cell>
              <table:table-cell office:value-type="float" office:value="0.939382">
                <text:p>0.939382</text:p>
              </table:table-cell>
              <table:table-cell office:value-type="float" office:value="0.7776">
                <text:p>0.777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3923">
                <text:p>0.43923</text:p>
              </table:table-cell>
              <table:table-cell office:value-type="float" office:value="0.631081">
                <text:p>0.631081</text:p>
              </table:table-cell>
              <table:table-cell office:value-type="float" office:value="0.699953">
                <text:p>0.699953</text:p>
              </table:table-cell>
              <table:table-cell office:value-type="float" office:value="0.734027">
                <text:p>0.734027</text:p>
              </table:table-cell>
              <table:table-cell office:value-type="float" office:value="0.766497">
                <text:p>0.766497</text:p>
              </table:table-cell>
              <table:table-cell office:value-type="float" office:value="0.78909">
                <text:p>0.78909</text:p>
              </table:table-cell>
              <table:table-cell office:value-type="float" office:value="0.830576">
                <text:p>0.830576</text:p>
              </table:table-cell>
              <table:table-cell office:value-type="float" office:value="0.845247">
                <text:p>0.845247</text:p>
              </table:table-cell>
              <table:table-cell office:value-type="float" office:value="0.898129">
                <text:p>0.898129</text:p>
              </table:table-cell>
              <table:table-cell office:value-type="float" office:value="0.929139">
                <text:p>0.929139</text:p>
              </table:table-cell>
              <table:table-cell office:value-type="float" office:value="0.939382">
                <text:p>0.939382</text:p>
              </table:table-cell>
              <table:table-cell office:value-type="float" office:value="0.756297">
                <text:p>0.75629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90055">
                <text:p>0.490055</text:p>
              </table:table-cell>
              <table:table-cell office:value-type="float" office:value="0.640715">
                <text:p>0.640715</text:p>
              </table:table-cell>
              <table:table-cell office:value-type="float" office:value="0.719133">
                <text:p>0.719133</text:p>
              </table:table-cell>
              <table:table-cell office:value-type="float" office:value="0.753462">
                <text:p>0.753462</text:p>
              </table:table-cell>
              <table:table-cell office:value-type="float" office:value="0.771603">
                <text:p>0.771603</text:p>
              </table:table-cell>
              <table:table-cell office:value-type="float" office:value="0.802675">
                <text:p>0.802675</text:p>
              </table:table-cell>
              <table:table-cell office:value-type="float" office:value="0.837304">
                <text:p>0.837304</text:p>
              </table:table-cell>
              <table:table-cell office:value-type="float" office:value="0.860286">
                <text:p>0.860286</text:p>
              </table:table-cell>
              <table:table-cell office:value-type="float" office:value="0.912195">
                <text:p>0.912195</text:p>
              </table:table-cell>
              <table:table-cell office:value-type="float" office:value="0.926677">
                <text:p>0.926677</text:p>
              </table:table-cell>
              <table:table-cell office:value-type="float" office:value="0.939382">
                <text:p>0.939382</text:p>
              </table:table-cell>
              <table:table-cell office:value-type="float" office:value="0.77141">
                <text:p>0.771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28359">
                <text:p>0.528359</text:p>
              </table:table-cell>
              <table:table-cell office:value-type="float" office:value="0.641998">
                <text:p>0.641998</text:p>
              </table:table-cell>
              <table:table-cell office:value-type="float" office:value="0.706678">
                <text:p>0.706678</text:p>
              </table:table-cell>
              <table:table-cell office:value-type="float" office:value="0.737677">
                <text:p>0.737677</text:p>
              </table:table-cell>
              <table:table-cell office:value-type="float" office:value="0.76478">
                <text:p>0.76478</text:p>
              </table:table-cell>
              <table:table-cell office:value-type="float" office:value="0.782993">
                <text:p>0.782993</text:p>
              </table:table-cell>
              <table:table-cell office:value-type="float" office:value="0.826027">
                <text:p>0.826027</text:p>
              </table:table-cell>
              <table:table-cell office:value-type="float" office:value="0.863991">
                <text:p>0.863991</text:p>
              </table:table-cell>
              <table:table-cell office:value-type="float" office:value="0.914408">
                <text:p>0.914408</text:p>
              </table:table-cell>
              <table:table-cell office:value-type="float" office:value="0.927242">
                <text:p>0.927242</text:p>
              </table:table-cell>
              <table:table-cell office:value-type="float" office:value="0.939382">
                <text:p>0.939382</text:p>
              </table:table-cell>
              <table:table-cell office:value-type="float" office:value="0.769415">
                <text:p>0.7694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58496">
                <text:p>0.458496</text:p>
              </table:table-cell>
              <table:table-cell office:value-type="float" office:value="0.655521">
                <text:p>0.655521</text:p>
              </table:table-cell>
              <table:table-cell office:value-type="float" office:value="0.712773">
                <text:p>0.712773</text:p>
              </table:table-cell>
              <table:table-cell office:value-type="float" office:value="0.73937">
                <text:p>0.73937</text:p>
              </table:table-cell>
              <table:table-cell office:value-type="float" office:value="0.766468">
                <text:p>0.766468</text:p>
              </table:table-cell>
              <table:table-cell office:value-type="float" office:value="0.780191">
                <text:p>0.780191</text:p>
              </table:table-cell>
              <table:table-cell office:value-type="float" office:value="0.818849">
                <text:p>0.818849</text:p>
              </table:table-cell>
              <table:table-cell office:value-type="float" office:value="0.857678">
                <text:p>0.857678</text:p>
              </table:table-cell>
              <table:table-cell office:value-type="float" office:value="0.912737">
                <text:p>0.912737</text:p>
              </table:table-cell>
              <table:table-cell office:value-type="float" office:value="0.926726">
                <text:p>0.926726</text:p>
              </table:table-cell>
              <table:table-cell office:value-type="float" office:value="0.939382">
                <text:p>0.939382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43579">
                <text:p>0.543579</text:p>
              </table:table-cell>
              <table:table-cell office:value-type="float" office:value="0.649827">
                <text:p>0.649827</text:p>
              </table:table-cell>
              <table:table-cell office:value-type="float" office:value="0.716173">
                <text:p>0.716173</text:p>
              </table:table-cell>
              <table:table-cell office:value-type="float" office:value="0.74545">
                <text:p>0.74545</text:p>
              </table:table-cell>
              <table:table-cell office:value-type="float" office:value="0.769676">
                <text:p>0.769676</text:p>
              </table:table-cell>
              <table:table-cell office:value-type="float" office:value="0.801205">
                <text:p>0.801205</text:p>
              </table:table-cell>
              <table:table-cell office:value-type="float" office:value="0.836781">
                <text:p>0.836781</text:p>
              </table:table-cell>
              <table:table-cell office:value-type="float" office:value="0.889421">
                <text:p>0.889421</text:p>
              </table:table-cell>
              <table:table-cell office:value-type="float" office:value="0.914961">
                <text:p>0.914961</text:p>
              </table:table-cell>
              <table:table-cell office:value-type="float" office:value="0.927939">
                <text:p>0.927939</text:p>
              </table:table-cell>
              <table:table-cell office:value-type="float" office:value="0.939382">
                <text:p>0.939382</text:p>
              </table:table-cell>
              <table:table-cell office:value-type="float" office:value="0.779501">
                <text:p>0.77950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67963">
                <text:p>0.567963</text:p>
              </table:table-cell>
              <table:table-cell office:value-type="float" office:value="0.675183">
                <text:p>0.675183</text:p>
              </table:table-cell>
              <table:table-cell office:value-type="float" office:value="0.728389">
                <text:p>0.728389</text:p>
              </table:table-cell>
              <table:table-cell office:value-type="float" office:value="0.761079">
                <text:p>0.761079</text:p>
              </table:table-cell>
              <table:table-cell office:value-type="float" office:value="0.785505">
                <text:p>0.785505</text:p>
              </table:table-cell>
              <table:table-cell office:value-type="float" office:value="0.831585">
                <text:p>0.831585</text:p>
              </table:table-cell>
              <table:table-cell office:value-type="float" office:value="0.8752">
                <text:p>0.8752</text:p>
              </table:table-cell>
              <table:table-cell office:value-type="float" office:value="0.91385">
                <text:p>0.91385</text:p>
              </table:table-cell>
              <table:table-cell office:value-type="float" office:value="0.915647">
                <text:p>0.915647</text:p>
              </table:table-cell>
              <table:table-cell office:value-type="float" office:value="0.932776">
                <text:p>0.932776</text:p>
              </table:table-cell>
              <table:table-cell office:value-type="float" office:value="0.939382">
                <text:p>0.939382</text:p>
              </table:table-cell>
              <table:table-cell office:value-type="float" office:value="0.798718">
                <text:p>0.79871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8288">
                <text:p>0.58288</text:p>
              </table:table-cell>
              <table:table-cell office:value-type="float" office:value="0.680434">
                <text:p>0.680434</text:p>
              </table:table-cell>
              <table:table-cell office:value-type="float" office:value="0.726395">
                <text:p>0.726395</text:p>
              </table:table-cell>
              <table:table-cell office:value-type="float" office:value="0.764168">
                <text:p>0.764168</text:p>
              </table:table-cell>
              <table:table-cell office:value-type="float" office:value="0.780865">
                <text:p>0.780865</text:p>
              </table:table-cell>
              <table:table-cell office:value-type="float" office:value="0.828428">
                <text:p>0.828428</text:p>
              </table:table-cell>
              <table:table-cell office:value-type="float" office:value="0.873523">
                <text:p>0.873523</text:p>
              </table:table-cell>
              <table:table-cell office:value-type="float" office:value="0.914406">
                <text:p>0.914406</text:p>
              </table:table-cell>
              <table:table-cell office:value-type="float" office:value="0.915064">
                <text:p>0.915064</text:p>
              </table:table-cell>
              <table:table-cell office:value-type="float" office:value="0.930388">
                <text:p>0.930388</text:p>
              </table:table-cell>
              <table:table-cell office:value-type="float" office:value="0.939382">
                <text:p>0.939382</text:p>
              </table:table-cell>
              <table:table-cell office:value-type="float" office:value="0.799655">
                <text:p>0.79965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70629">
                <text:p>0.570629</text:p>
              </table:table-cell>
              <table:table-cell office:value-type="float" office:value="0.694733">
                <text:p>0.694733</text:p>
              </table:table-cell>
              <table:table-cell office:value-type="float" office:value="0.731908">
                <text:p>0.731908</text:p>
              </table:table-cell>
              <table:table-cell office:value-type="float" office:value="0.762195">
                <text:p>0.762195</text:p>
              </table:table-cell>
              <table:table-cell office:value-type="float" office:value="0.78731">
                <text:p>0.78731</text:p>
              </table:table-cell>
              <table:table-cell office:value-type="float" office:value="0.841909">
                <text:p>0.841909</text:p>
              </table:table-cell>
              <table:table-cell office:value-type="float" office:value="0.882048">
                <text:p>0.882048</text:p>
              </table:table-cell>
              <table:table-cell office:value-type="float" office:value="0.912182">
                <text:p>0.912182</text:p>
              </table:table-cell>
              <table:table-cell office:value-type="float" office:value="0.914983">
                <text:p>0.914983</text:p>
              </table:table-cell>
              <table:table-cell office:value-type="float" office:value="0.926784">
                <text:p>0.926784</text:p>
              </table:table-cell>
              <table:table-cell office:value-type="float" office:value="0.939382">
                <text:p>0.939382</text:p>
              </table:table-cell>
              <table:table-cell office:value-type="float" office:value="0.802468">
                <text:p>0.8024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7089">
                <text:p>0.57089</text:p>
              </table:table-cell>
              <table:table-cell office:value-type="float" office:value="0.709513">
                <text:p>0.709513</text:p>
              </table:table-cell>
              <table:table-cell office:value-type="float" office:value="0.742851">
                <text:p>0.742851</text:p>
              </table:table-cell>
              <table:table-cell office:value-type="float" office:value="0.768445">
                <text:p>0.768445</text:p>
              </table:table-cell>
              <table:table-cell office:value-type="float" office:value="0.810453">
                <text:p>0.810453</text:p>
              </table:table-cell>
              <table:table-cell office:value-type="float" office:value="0.848257">
                <text:p>0.848257</text:p>
              </table:table-cell>
              <table:table-cell office:value-type="float" office:value="0.890696">
                <text:p>0.890696</text:p>
              </table:table-cell>
              <table:table-cell office:value-type="float" office:value="0.914964">
                <text:p>0.914964</text:p>
              </table:table-cell>
              <table:table-cell office:value-type="float" office:value="0.915024">
                <text:p>0.915024</text:p>
              </table:table-cell>
              <table:table-cell office:value-type="float" office:value="0.927414">
                <text:p>0.927414</text:p>
              </table:table-cell>
              <table:table-cell office:value-type="float" office:value="0.939382">
                <text:p>0.939382</text:p>
              </table:table-cell>
              <table:table-cell office:value-type="float" office:value="0.809851">
                <text:p>0.80985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64456">
                <text:p>0.564456</text:p>
              </table:table-cell>
              <table:table-cell office:value-type="float" office:value="0.699732">
                <text:p>0.699732</text:p>
              </table:table-cell>
              <table:table-cell office:value-type="float" office:value="0.748399">
                <text:p>0.748399</text:p>
              </table:table-cell>
              <table:table-cell office:value-type="float" office:value="0.772632">
                <text:p>0.772632</text:p>
              </table:table-cell>
              <table:table-cell office:value-type="float" office:value="0.812029">
                <text:p>0.812029</text:p>
              </table:table-cell>
              <table:table-cell office:value-type="float" office:value="0.846627">
                <text:p>0.846627</text:p>
              </table:table-cell>
              <table:table-cell office:value-type="float" office:value="0.873379">
                <text:p>0.873379</text:p>
              </table:table-cell>
              <table:table-cell office:value-type="float" office:value="0.913252">
                <text:p>0.913252</text:p>
              </table:table-cell>
              <table:table-cell office:value-type="float" office:value="0.915003">
                <text:p>0.915003</text:p>
              </table:table-cell>
              <table:table-cell office:value-type="float" office:value="0.926212">
                <text:p>0.926212</text:p>
              </table:table-cell>
              <table:table-cell office:value-type="float" office:value="0.939382">
                <text:p>0.939382</text:p>
              </table:table-cell>
              <table:table-cell office:value-type="float" office:value="0.807172">
                <text:p>0.80717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21635">
                <text:p>0.521635</text:p>
              </table:table-cell>
              <table:table-cell office:value-type="float" office:value="0.683995">
                <text:p>0.683995</text:p>
              </table:table-cell>
              <table:table-cell office:value-type="float" office:value="0.734559">
                <text:p>0.734559</text:p>
              </table:table-cell>
              <table:table-cell office:value-type="float" office:value="0.771075">
                <text:p>0.771075</text:p>
              </table:table-cell>
              <table:table-cell office:value-type="float" office:value="0.804651">
                <text:p>0.804651</text:p>
              </table:table-cell>
              <table:table-cell office:value-type="float" office:value="0.838581">
                <text:p>0.838581</text:p>
              </table:table-cell>
              <table:table-cell office:value-type="float" office:value="0.874943">
                <text:p>0.874943</text:p>
              </table:table-cell>
              <table:table-cell office:value-type="float" office:value="0.909857">
                <text:p>0.909857</text:p>
              </table:table-cell>
              <table:table-cell office:value-type="float" office:value="0.914971">
                <text:p>0.914971</text:p>
              </table:table-cell>
              <table:table-cell office:value-type="float" office:value="0.92322">
                <text:p>0.92322</text:p>
              </table:table-cell>
              <table:table-cell office:value-type="float" office:value="0.939382">
                <text:p>0.939382</text:p>
              </table:table-cell>
              <table:table-cell office:value-type="float" office:value="0.797749">
                <text:p>0.79774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35866">
                <text:p>0.535866</text:p>
              </table:table-cell>
              <table:table-cell office:value-type="float" office:value="0.688835">
                <text:p>0.688835</text:p>
              </table:table-cell>
              <table:table-cell office:value-type="float" office:value="0.725082">
                <text:p>0.725082</text:p>
              </table:table-cell>
              <table:table-cell office:value-type="float" office:value="0.768526">
                <text:p>0.768526</text:p>
              </table:table-cell>
              <table:table-cell office:value-type="float" office:value="0.797774">
                <text:p>0.797774</text:p>
              </table:table-cell>
              <table:table-cell office:value-type="float" office:value="0.831354">
                <text:p>0.831354</text:p>
              </table:table-cell>
              <table:table-cell office:value-type="float" office:value="0.860675">
                <text:p>0.860675</text:p>
              </table:table-cell>
              <table:table-cell office:value-type="float" office:value="0.907741">
                <text:p>0.907741</text:p>
              </table:table-cell>
              <table:table-cell office:value-type="float" office:value="0.914964">
                <text:p>0.914964</text:p>
              </table:table-cell>
              <table:table-cell office:value-type="float" office:value="0.926812">
                <text:p>0.926812</text:p>
              </table:table-cell>
              <table:table-cell office:value-type="float" office:value="0.939382">
                <text:p>0.939382</text:p>
              </table:table-cell>
              <table:table-cell office:value-type="float" office:value="0.795763">
                <text:p>0.79576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92353">
                <text:p>0.492353</text:p>
              </table:table-cell>
              <table:table-cell office:value-type="float" office:value="0.669127">
                <text:p>0.669127</text:p>
              </table:table-cell>
              <table:table-cell office:value-type="float" office:value="0.741556">
                <text:p>0.741556</text:p>
              </table:table-cell>
              <table:table-cell office:value-type="float" office:value="0.774027">
                <text:p>0.774027</text:p>
              </table:table-cell>
              <table:table-cell office:value-type="float" office:value="0.818581">
                <text:p>0.818581</text:p>
              </table:table-cell>
              <table:table-cell office:value-type="float" office:value="0.836402">
                <text:p>0.836402</text:p>
              </table:table-cell>
              <table:table-cell office:value-type="float" office:value="0.860307">
                <text:p>0.860307</text:p>
              </table:table-cell>
              <table:table-cell office:value-type="float" office:value="0.907046">
                <text:p>0.907046</text:p>
              </table:table-cell>
              <table:table-cell office:value-type="float" office:value="0.914964">
                <text:p>0.914964</text:p>
              </table:table-cell>
              <table:table-cell office:value-type="float" office:value="0.927874">
                <text:p>0.927874</text:p>
              </table:table-cell>
              <table:table-cell office:value-type="float" office:value="0.939382">
                <text:p>0.939382</text:p>
              </table:table-cell>
              <table:table-cell office:value-type="float" office:value="0.794224">
                <text:p>0.7942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21047">
                <text:p>0.521047</text:p>
              </table:table-cell>
              <table:table-cell office:value-type="float" office:value="0.668645">
                <text:p>0.668645</text:p>
              </table:table-cell>
              <table:table-cell office:value-type="float" office:value="0.74672">
                <text:p>0.74672</text:p>
              </table:table-cell>
              <table:table-cell office:value-type="float" office:value="0.787173">
                <text:p>0.787173</text:p>
              </table:table-cell>
              <table:table-cell office:value-type="float" office:value="0.831084">
                <text:p>0.831084</text:p>
              </table:table-cell>
              <table:table-cell office:value-type="float" office:value="0.838542">
                <text:p>0.838542</text:p>
              </table:table-cell>
              <table:table-cell office:value-type="float" office:value="0.858602">
                <text:p>0.858602</text:p>
              </table:table-cell>
              <table:table-cell office:value-type="float" office:value="0.905929">
                <text:p>0.905929</text:p>
              </table:table-cell>
              <table:table-cell office:value-type="float" office:value="0.914964">
                <text:p>0.914964</text:p>
              </table:table-cell>
              <table:table-cell office:value-type="float" office:value="0.92975">
                <text:p>0.92975</text:p>
              </table:table-cell>
              <table:table-cell office:value-type="float" office:value="0.939382">
                <text:p>0.939382</text:p>
              </table:table-cell>
              <table:table-cell office:value-type="float" office:value="0.800246">
                <text:p>0.80024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70233">
                <text:p>0.570233</text:p>
              </table:table-cell>
              <table:table-cell office:value-type="float" office:value="0.647575">
                <text:p>0.647575</text:p>
              </table:table-cell>
              <table:table-cell office:value-type="float" office:value="0.722225">
                <text:p>0.722225</text:p>
              </table:table-cell>
              <table:table-cell office:value-type="float" office:value="0.778187">
                <text:p>0.778187</text:p>
              </table:table-cell>
              <table:table-cell office:value-type="float" office:value="0.828326">
                <text:p>0.828326</text:p>
              </table:table-cell>
              <table:table-cell office:value-type="float" office:value="0.842765">
                <text:p>0.842765</text:p>
              </table:table-cell>
              <table:table-cell office:value-type="float" office:value="0.884181">
                <text:p>0.884181</text:p>
              </table:table-cell>
              <table:table-cell office:value-type="float" office:value="0.911071">
                <text:p>0.911071</text:p>
              </table:table-cell>
              <table:table-cell office:value-type="float" office:value="0.914996">
                <text:p>0.914996</text:p>
              </table:table-cell>
              <table:table-cell office:value-type="float" office:value="0.930991">
                <text:p>0.930991</text:p>
              </table:table-cell>
              <table:table-cell office:value-type="float" office:value="0.939382">
                <text:p>0.939382</text:p>
              </table:table-cell>
              <table:table-cell office:value-type="float" office:value="0.803055">
                <text:p>0.80305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18825">
                <text:p>0.518825</text:p>
              </table:table-cell>
              <table:table-cell office:value-type="float" office:value="0.616848">
                <text:p>0.616848</text:p>
              </table:table-cell>
              <table:table-cell office:value-type="float" office:value="0.696102">
                <text:p>0.696102</text:p>
              </table:table-cell>
              <table:table-cell office:value-type="float" office:value="0.7564">
                <text:p>0.7564</text:p>
              </table:table-cell>
              <table:table-cell office:value-type="float" office:value="0.816312">
                <text:p>0.816312</text:p>
              </table:table-cell>
              <table:table-cell office:value-type="float" office:value="0.843032">
                <text:p>0.843032</text:p>
              </table:table-cell>
              <table:table-cell office:value-type="float" office:value="0.886615">
                <text:p>0.886615</text:p>
              </table:table-cell>
              <table:table-cell office:value-type="float" office:value="0.911627">
                <text:p>0.911627</text:p>
              </table:table-cell>
              <table:table-cell office:value-type="float" office:value="0.915007">
                <text:p>0.915007</text:p>
              </table:table-cell>
              <table:table-cell office:value-type="float" office:value="0.932187">
                <text:p>0.932187</text:p>
              </table:table-cell>
              <table:table-cell office:value-type="float" office:value="0.939382">
                <text:p>0.939382</text:p>
              </table:table-cell>
              <table:table-cell office:value-type="float" office:value="0.789296">
                <text:p>0.78929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19659">
                <text:p>0.519659</text:p>
              </table:table-cell>
              <table:table-cell office:value-type="float" office:value="0.605016">
                <text:p>0.605016</text:p>
              </table:table-cell>
              <table:table-cell office:value-type="float" office:value="0.679892">
                <text:p>0.679892</text:p>
              </table:table-cell>
              <table:table-cell office:value-type="float" office:value="0.735406">
                <text:p>0.735406</text:p>
              </table:table-cell>
              <table:table-cell office:value-type="float" office:value="0.78444">
                <text:p>0.78444</text:p>
              </table:table-cell>
              <table:table-cell office:value-type="float" office:value="0.832969">
                <text:p>0.832969</text:p>
              </table:table-cell>
              <table:table-cell office:value-type="float" office:value="0.849891">
                <text:p>0.849891</text:p>
              </table:table-cell>
              <table:table-cell office:value-type="float" office:value="0.900935">
                <text:p>0.900935</text:p>
              </table:table-cell>
              <table:table-cell office:value-type="float" office:value="0.914964">
                <text:p>0.914964</text:p>
              </table:table-cell>
              <table:table-cell office:value-type="float" office:value="0.928529">
                <text:p>0.928529</text:p>
              </table:table-cell>
              <table:table-cell office:value-type="float" office:value="0.939382">
                <text:p>0.939382</text:p>
              </table:table-cell>
              <table:table-cell office:value-type="float" office:value="0.77517">
                <text:p>0.775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53748">
                <text:p>0.553748</text:p>
              </table:table-cell>
              <table:table-cell office:value-type="float" office:value="0.615957">
                <text:p>0.615957</text:p>
              </table:table-cell>
              <table:table-cell office:value-type="float" office:value="0.696676">
                <text:p>0.696676</text:p>
              </table:table-cell>
              <table:table-cell office:value-type="float" office:value="0.755573">
                <text:p>0.755573</text:p>
              </table:table-cell>
              <table:table-cell office:value-type="float" office:value="0.81237">
                <text:p>0.81237</text:p>
              </table:table-cell>
              <table:table-cell office:value-type="float" office:value="0.839339">
                <text:p>0.839339</text:p>
              </table:table-cell>
              <table:table-cell office:value-type="float" office:value="0.858878">
                <text:p>0.858878</text:p>
              </table:table-cell>
              <table:table-cell office:value-type="float" office:value="0.905433">
                <text:p>0.905433</text:p>
              </table:table-cell>
              <table:table-cell office:value-type="float" office:value="0.914988">
                <text:p>0.914988</text:p>
              </table:table-cell>
              <table:table-cell office:value-type="float" office:value="0.935191">
                <text:p>0.935191</text:p>
              </table:table-cell>
              <table:table-cell office:value-type="float" office:value="0.939382">
                <text:p>0.939382</text:p>
              </table:table-cell>
              <table:table-cell office:value-type="float" office:value="0.788815">
                <text:p>0.78881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41492">
                <text:p>0.541492</text:p>
              </table:table-cell>
              <table:table-cell office:value-type="float" office:value="0.643662">
                <text:p>0.643662</text:p>
              </table:table-cell>
              <table:table-cell office:value-type="float" office:value="0.723364">
                <text:p>0.723364</text:p>
              </table:table-cell>
              <table:table-cell office:value-type="float" office:value="0.78333">
                <text:p>0.78333</text:p>
              </table:table-cell>
              <table:table-cell office:value-type="float" office:value="0.830534">
                <text:p>0.830534</text:p>
              </table:table-cell>
              <table:table-cell office:value-type="float" office:value="0.844248">
                <text:p>0.844248</text:p>
              </table:table-cell>
              <table:table-cell office:value-type="float" office:value="0.866731">
                <text:p>0.866731</text:p>
              </table:table-cell>
              <table:table-cell office:value-type="float" office:value="0.906545">
                <text:p>0.906545</text:p>
              </table:table-cell>
              <table:table-cell office:value-type="float" office:value="0.915145">
                <text:p>0.915145</text:p>
              </table:table-cell>
              <table:table-cell office:value-type="float" office:value="0.932165">
                <text:p>0.932165</text:p>
              </table:table-cell>
              <table:table-cell office:value-type="float" office:value="0.939382">
                <text:p>0.939382</text:p>
              </table:table-cell>
              <table:table-cell office:value-type="float" office:value="0.798722">
                <text:p>0.79872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98724">
                <text:p>0.498724</text:p>
              </table:table-cell>
              <table:table-cell office:value-type="float" office:value="0.649528">
                <text:p>0.649528</text:p>
              </table:table-cell>
              <table:table-cell office:value-type="float" office:value="0.737974">
                <text:p>0.737974</text:p>
              </table:table-cell>
              <table:table-cell office:value-type="float" office:value="0.799033">
                <text:p>0.799033</text:p>
              </table:table-cell>
              <table:table-cell office:value-type="float" office:value="0.834849">
                <text:p>0.834849</text:p>
              </table:table-cell>
              <table:table-cell office:value-type="float" office:value="0.84601">
                <text:p>0.84601</text:p>
              </table:table-cell>
              <table:table-cell office:value-type="float" office:value="0.878334">
                <text:p>0.878334</text:p>
              </table:table-cell>
              <table:table-cell office:value-type="float" office:value="0.914405">
                <text:p>0.914405</text:p>
              </table:table-cell>
              <table:table-cell office:value-type="float" office:value="0.920084">
                <text:p>0.920084</text:p>
              </table:table-cell>
              <table:table-cell office:value-type="float" office:value="0.935789">
                <text:p>0.935789</text:p>
              </table:table-cell>
              <table:table-cell office:value-type="float" office:value="0.939382">
                <text:p>0.939382</text:p>
              </table:table-cell>
              <table:table-cell office:value-type="float" office:value="0.801473">
                <text:p>0.80147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026">
                <text:p>0.5026</text:p>
              </table:table-cell>
              <table:table-cell office:value-type="float" office:value="0.689939">
                <text:p>0.689939</text:p>
              </table:table-cell>
              <table:table-cell office:value-type="float" office:value="0.767179">
                <text:p>0.767179</text:p>
              </table:table-cell>
              <table:table-cell office:value-type="float" office:value="0.809326">
                <text:p>0.809326</text:p>
              </table:table-cell>
              <table:table-cell office:value-type="float" office:value="0.838557">
                <text:p>0.838557</text:p>
              </table:table-cell>
              <table:table-cell office:value-type="float" office:value="0.848214">
                <text:p>0.848214</text:p>
              </table:table-cell>
              <table:table-cell office:value-type="float" office:value="0.88843">
                <text:p>0.88843</text:p>
              </table:table-cell>
              <table:table-cell office:value-type="float" office:value="0.914407">
                <text:p>0.914407</text:p>
              </table:table-cell>
              <table:table-cell office:value-type="float" office:value="0.92313">
                <text:p>0.92313</text:p>
              </table:table-cell>
              <table:table-cell office:value-type="float" office:value="0.936406">
                <text:p>0.936406</text:p>
              </table:table-cell>
              <table:table-cell office:value-type="float" office:value="0.939382">
                <text:p>0.939382</text:p>
              </table:table-cell>
              <table:table-cell office:value-type="float" office:value="0.811819">
                <text:p>0.81181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398019">
                <text:p>0.398019</text:p>
              </table:table-cell>
              <table:table-cell office:value-type="float" office:value="0.624482">
                <text:p>0.624482</text:p>
              </table:table-cell>
              <table:table-cell office:value-type="float" office:value="0.726778">
                <text:p>0.726778</text:p>
              </table:table-cell>
              <table:table-cell office:value-type="float" office:value="0.78108">
                <text:p>0.78108</text:p>
              </table:table-cell>
              <table:table-cell office:value-type="float" office:value="0.829517">
                <text:p>0.829517</text:p>
              </table:table-cell>
              <table:table-cell office:value-type="float" office:value="0.845953">
                <text:p>0.845953</text:p>
              </table:table-cell>
              <table:table-cell office:value-type="float" office:value="0.87123">
                <text:p>0.87123</text:p>
              </table:table-cell>
              <table:table-cell office:value-type="float" office:value="0.905374">
                <text:p>0.905374</text:p>
              </table:table-cell>
              <table:table-cell office:value-type="float" office:value="0.918736">
                <text:p>0.918736</text:p>
              </table:table-cell>
              <table:table-cell office:value-type="float" office:value="0.933364">
                <text:p>0.933364</text:p>
              </table:table-cell>
              <table:table-cell office:value-type="float" office:value="0.939382">
                <text:p>0.939382</text:p>
              </table:table-cell>
              <table:table-cell office:value-type="float" office:value="0.783453">
                <text:p>0.78345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49977">
                <text:p>0.549977</text:p>
              </table:table-cell>
              <table:table-cell office:value-type="float" office:value="0.626439">
                <text:p>0.626439</text:p>
              </table:table-cell>
              <table:table-cell office:value-type="float" office:value="0.726409">
                <text:p>0.726409</text:p>
              </table:table-cell>
              <table:table-cell office:value-type="float" office:value="0.768357">
                <text:p>0.768357</text:p>
              </table:table-cell>
              <table:table-cell office:value-type="float" office:value="0.79444">
                <text:p>0.79444</text:p>
              </table:table-cell>
              <table:table-cell office:value-type="float" office:value="0.834475">
                <text:p>0.834475</text:p>
              </table:table-cell>
              <table:table-cell office:value-type="float" office:value="0.847544">
                <text:p>0.847544</text:p>
              </table:table-cell>
              <table:table-cell office:value-type="float" office:value="0.887918">
                <text:p>0.887918</text:p>
              </table:table-cell>
              <table:table-cell office:value-type="float" office:value="0.915635">
                <text:p>0.915635</text:p>
              </table:table-cell>
              <table:table-cell office:value-type="float" office:value="0.933359">
                <text:p>0.933359</text:p>
              </table:table-cell>
              <table:table-cell office:value-type="float" office:value="0.939382">
                <text:p>0.939382</text:p>
              </table:table-cell>
              <table:table-cell office:value-type="float" office:value="0.788455">
                <text:p>0.78845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1142">
                <text:p>0.51142</text:p>
              </table:table-cell>
              <table:table-cell office:value-type="float" office:value="0.598934">
                <text:p>0.598934</text:p>
              </table:table-cell>
              <table:table-cell office:value-type="float" office:value="0.713886">
                <text:p>0.713886</text:p>
              </table:table-cell>
              <table:table-cell office:value-type="float" office:value="0.769808">
                <text:p>0.769808</text:p>
              </table:table-cell>
              <table:table-cell office:value-type="float" office:value="0.811795">
                <text:p>0.811795</text:p>
              </table:table-cell>
              <table:table-cell office:value-type="float" office:value="0.837025">
                <text:p>0.837025</text:p>
              </table:table-cell>
              <table:table-cell office:value-type="float" office:value="0.848141">
                <text:p>0.848141</text:p>
              </table:table-cell>
              <table:table-cell office:value-type="float" office:value="0.897908">
                <text:p>0.897908</text:p>
              </table:table-cell>
              <table:table-cell office:value-type="float" office:value="0.918745">
                <text:p>0.918745</text:p>
              </table:table-cell>
              <table:table-cell office:value-type="float" office:value="0.93398">
                <text:p>0.93398</text:p>
              </table:table-cell>
              <table:table-cell office:value-type="float" office:value="0.939382">
                <text:p>0.939382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22713">
                <text:p>0.522713</text:p>
              </table:table-cell>
              <table:table-cell office:value-type="float" office:value="0.666498">
                <text:p>0.666498</text:p>
              </table:table-cell>
              <table:table-cell office:value-type="float" office:value="0.765903">
                <text:p>0.765903</text:p>
              </table:table-cell>
              <table:table-cell office:value-type="float" office:value="0.794491">
                <text:p>0.794491</text:p>
              </table:table-cell>
              <table:table-cell office:value-type="float" office:value="0.83374">
                <text:p>0.83374</text:p>
              </table:table-cell>
              <table:table-cell office:value-type="float" office:value="0.845346">
                <text:p>0.845346</text:p>
              </table:table-cell>
              <table:table-cell office:value-type="float" office:value="0.86985">
                <text:p>0.86985</text:p>
              </table:table-cell>
              <table:table-cell office:value-type="float" office:value="0.905392">
                <text:p>0.905392</text:p>
              </table:table-cell>
              <table:table-cell office:value-type="float" office:value="0.920585">
                <text:p>0.920585</text:p>
              </table:table-cell>
              <table:table-cell office:value-type="float" office:value="0.935183">
                <text:p>0.935183</text:p>
              </table:table-cell>
              <table:table-cell office:value-type="float" office:value="0.939382">
                <text:p>0.939382</text:p>
              </table:table-cell>
              <table:table-cell office:value-type="float" office:value="0.80597">
                <text:p>0.805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58256">
                <text:p>0.558256</text:p>
              </table:table-cell>
              <table:table-cell office:value-type="float" office:value="0.642797">
                <text:p>0.642797</text:p>
              </table:table-cell>
              <table:table-cell office:value-type="float" office:value="0.752163">
                <text:p>0.752163</text:p>
              </table:table-cell>
              <table:table-cell office:value-type="float" office:value="0.778863">
                <text:p>0.778863</text:p>
              </table:table-cell>
              <table:table-cell office:value-type="float" office:value="0.826575">
                <text:p>0.826575</text:p>
              </table:table-cell>
              <table:table-cell office:value-type="float" office:value="0.843072">
                <text:p>0.843072</text:p>
              </table:table-cell>
              <table:table-cell office:value-type="float" office:value="0.86987">
                <text:p>0.86987</text:p>
              </table:table-cell>
              <table:table-cell office:value-type="float" office:value="0.912735">
                <text:p>0.912735</text:p>
              </table:table-cell>
              <table:table-cell office:value-type="float" office:value="0.92306">
                <text:p>0.92306</text:p>
              </table:table-cell>
              <table:table-cell office:value-type="float" office:value="0.937578">
                <text:p>0.937578</text:p>
              </table:table-cell>
              <table:table-cell office:value-type="float" office:value="0.939382">
                <text:p>0.939382</text:p>
              </table:table-cell>
              <table:table-cell office:value-type="float" office:value="0.804497">
                <text:p>0.80449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83565">
                <text:p>0.483565</text:p>
              </table:table-cell>
              <table:table-cell office:value-type="float" office:value="0.681905">
                <text:p>0.681905</text:p>
              </table:table-cell>
              <table:table-cell office:value-type="float" office:value="0.757882">
                <text:p>0.757882</text:p>
              </table:table-cell>
              <table:table-cell office:value-type="float" office:value="0.814217">
                <text:p>0.814217</text:p>
              </table:table-cell>
              <table:table-cell office:value-type="float" office:value="0.842154">
                <text:p>0.842154</text:p>
              </table:table-cell>
              <table:table-cell office:value-type="float" office:value="0.858671">
                <text:p>0.858671</text:p>
              </table:table-cell>
              <table:table-cell office:value-type="float" office:value="0.907059">
                <text:p>0.907059</text:p>
              </table:table-cell>
              <table:table-cell office:value-type="float" office:value="0.91501">
                <text:p>0.91501</text:p>
              </table:table-cell>
              <table:table-cell office:value-type="float" office:value="0.926728">
                <text:p>0.926728</text:p>
              </table:table-cell>
              <table:table-cell office:value-type="float" office:value="0.938781">
                <text:p>0.938781</text:p>
              </table:table-cell>
              <table:table-cell office:value-type="float" office:value="0.939382">
                <text:p>0.939382</text:p>
              </table:table-cell>
              <table:table-cell office:value-type="float" office:value="0.812597">
                <text:p>0.8125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35011">
                <text:p>0.535011</text:p>
              </table:table-cell>
              <table:table-cell office:value-type="float" office:value="0.682402">
                <text:p>0.682402</text:p>
              </table:table-cell>
              <table:table-cell office:value-type="float" office:value="0.752416">
                <text:p>0.752416</text:p>
              </table:table-cell>
              <table:table-cell office:value-type="float" office:value="0.79633">
                <text:p>0.79633</text:p>
              </table:table-cell>
              <table:table-cell office:value-type="float" office:value="0.838237">
                <text:p>0.838237</text:p>
              </table:table-cell>
              <table:table-cell office:value-type="float" office:value="0.848577">
                <text:p>0.848577</text:p>
              </table:table-cell>
              <table:table-cell office:value-type="float" office:value="0.888008">
                <text:p>0.888008</text:p>
              </table:table-cell>
              <table:table-cell office:value-type="float" office:value="0.916855">
                <text:p>0.916855</text:p>
              </table:table-cell>
              <table:table-cell office:value-type="float" office:value="0.927345">
                <text:p>0.927345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12456">
                <text:p>0.81245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6108">
                <text:p>0.56108</text:p>
              </table:table-cell>
              <table:table-cell office:value-type="float" office:value="0.674716">
                <text:p>0.674716</text:p>
              </table:table-cell>
              <table:table-cell office:value-type="float" office:value="0.758322">
                <text:p>0.758322</text:p>
              </table:table-cell>
              <table:table-cell office:value-type="float" office:value="0.791634">
                <text:p>0.791634</text:p>
              </table:table-cell>
              <table:table-cell office:value-type="float" office:value="0.836224">
                <text:p>0.836224</text:p>
              </table:table-cell>
              <table:table-cell office:value-type="float" office:value="0.848577">
                <text:p>0.848577</text:p>
              </table:table-cell>
              <table:table-cell office:value-type="float" office:value="0.873652">
                <text:p>0.873652</text:p>
              </table:table-cell>
              <table:table-cell office:value-type="float" office:value="0.917024">
                <text:p>0.917024</text:p>
              </table:table-cell>
              <table:table-cell office:value-type="float" office:value="0.927335">
                <text:p>0.927335</text:p>
              </table:table-cell>
              <table:table-cell office:value-type="float" office:value="0.936431">
                <text:p>0.936431</text:p>
              </table:table-cell>
              <table:table-cell office:value-type="float" office:value="0.939382">
                <text:p>0.939382</text:p>
              </table:table-cell>
              <table:table-cell office:value-type="float" office:value="0.812499">
                <text:p>0.81249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46963">
                <text:p>0.546963</text:p>
              </table:table-cell>
              <table:table-cell office:value-type="float" office:value="0.633908">
                <text:p>0.633908</text:p>
              </table:table-cell>
              <table:table-cell office:value-type="float" office:value="0.726207">
                <text:p>0.726207</text:p>
              </table:table-cell>
              <table:table-cell office:value-type="float" office:value="0.771415">
                <text:p>0.771415</text:p>
              </table:table-cell>
              <table:table-cell office:value-type="float" office:value="0.817927">
                <text:p>0.817927</text:p>
              </table:table-cell>
              <table:table-cell office:value-type="float" office:value="0.847137">
                <text:p>0.847137</text:p>
              </table:table-cell>
              <table:table-cell office:value-type="float" office:value="0.871347">
                <text:p>0.871347</text:p>
              </table:table-cell>
              <table:table-cell office:value-type="float" office:value="0.904586">
                <text:p>0.904586</text:p>
              </table:table-cell>
              <table:table-cell office:value-type="float" office:value="0.927325">
                <text:p>0.927325</text:p>
              </table:table-cell>
              <table:table-cell office:value-type="float" office:value="0.936456">
                <text:p>0.936456</text:p>
              </table:table-cell>
              <table:table-cell office:value-type="float" office:value="0.939382">
                <text:p>0.939382</text:p>
              </table:table-cell>
              <table:table-cell office:value-type="float" office:value="0.798327">
                <text:p>0.79832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64645">
                <text:p>0.564645</text:p>
              </table:table-cell>
              <table:table-cell office:value-type="float" office:value="0.691151">
                <text:p>0.691151</text:p>
              </table:table-cell>
              <table:table-cell office:value-type="float" office:value="0.767011">
                <text:p>0.767011</text:p>
              </table:table-cell>
              <table:table-cell office:value-type="float" office:value="0.790366">
                <text:p>0.790366</text:p>
              </table:table-cell>
              <table:table-cell office:value-type="float" office:value="0.838191">
                <text:p>0.838191</text:p>
              </table:table-cell>
              <table:table-cell office:value-type="float" office:value="0.848577">
                <text:p>0.848577</text:p>
              </table:table-cell>
              <table:table-cell office:value-type="float" office:value="0.878014">
                <text:p>0.878014</text:p>
              </table:table-cell>
              <table:table-cell office:value-type="float" office:value="0.913427">
                <text:p>0.913427</text:p>
              </table:table-cell>
              <table:table-cell office:value-type="float" office:value="0.927317">
                <text:p>0.927317</text:p>
              </table:table-cell>
              <table:table-cell office:value-type="float" office:value="0.935213">
                <text:p>0.935213</text:p>
              </table:table-cell>
              <table:table-cell office:value-type="float" office:value="0.939382">
                <text:p>0.939382</text:p>
              </table:table-cell>
              <table:table-cell office:value-type="float" office:value="0.815391">
                <text:p>0.81539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77626">
                <text:p>0.577626</text:p>
              </table:table-cell>
              <table:table-cell office:value-type="float" office:value="0.693038">
                <text:p>0.693038</text:p>
              </table:table-cell>
              <table:table-cell office:value-type="float" office:value="0.769517">
                <text:p>0.769517</text:p>
              </table:table-cell>
              <table:table-cell office:value-type="float" office:value="0.782861">
                <text:p>0.782861</text:p>
              </table:table-cell>
              <table:table-cell office:value-type="float" office:value="0.827844">
                <text:p>0.827844</text:p>
              </table:table-cell>
              <table:table-cell office:value-type="float" office:value="0.848577">
                <text:p>0.848577</text:p>
              </table:table-cell>
              <table:table-cell office:value-type="float" office:value="0.866648">
                <text:p>0.866648</text:p>
              </table:table-cell>
              <table:table-cell office:value-type="float" office:value="0.903362">
                <text:p>0.903362</text:p>
              </table:table-cell>
              <table:table-cell office:value-type="float" office:value="0.927327">
                <text:p>0.927327</text:p>
              </table:table-cell>
              <table:table-cell office:value-type="float" office:value="0.937017">
                <text:p>0.937017</text:p>
              </table:table-cell>
              <table:table-cell office:value-type="float" office:value="0.939382">
                <text:p>0.939382</text:p>
              </table:table-cell>
              <table:table-cell office:value-type="float" office:value="0.813382">
                <text:p>0.81338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61573">
                <text:p>0.561573</text:p>
              </table:table-cell>
              <table:table-cell office:value-type="float" office:value="0.676263">
                <text:p>0.676263</text:p>
              </table:table-cell>
              <table:table-cell office:value-type="float" office:value="0.759491">
                <text:p>0.759491</text:p>
              </table:table-cell>
              <table:table-cell office:value-type="float" office:value="0.773045">
                <text:p>0.773045</text:p>
              </table:table-cell>
              <table:table-cell office:value-type="float" office:value="0.819402">
                <text:p>0.819402</text:p>
              </table:table-cell>
              <table:table-cell office:value-type="float" office:value="0.846418">
                <text:p>0.846418</text:p>
              </table:table-cell>
              <table:table-cell office:value-type="float" office:value="0.85987">
                <text:p>0.85987</text:p>
              </table:table-cell>
              <table:table-cell office:value-type="float" office:value="0.896981">
                <text:p>0.896981</text:p>
              </table:table-cell>
              <table:table-cell office:value-type="float" office:value="0.927352">
                <text:p>0.927352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05978">
                <text:p>0.8059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77566">
                <text:p>0.477566</text:p>
              </table:table-cell>
              <table:table-cell office:value-type="float" office:value="0.659481">
                <text:p>0.659481</text:p>
              </table:table-cell>
              <table:table-cell office:value-type="float" office:value="0.764301">
                <text:p>0.764301</text:p>
              </table:table-cell>
              <table:table-cell office:value-type="float" office:value="0.787608">
                <text:p>0.787608</text:p>
              </table:table-cell>
              <table:table-cell office:value-type="float" office:value="0.845115">
                <text:p>0.845115</text:p>
              </table:table-cell>
              <table:table-cell office:value-type="float" office:value="0.849582">
                <text:p>0.849582</text:p>
              </table:table-cell>
              <table:table-cell office:value-type="float" office:value="0.882002">
                <text:p>0.882002</text:p>
              </table:table-cell>
              <table:table-cell office:value-type="float" office:value="0.918304">
                <text:p>0.918304</text:p>
              </table:table-cell>
              <table:table-cell office:value-type="float" office:value="0.929881">
                <text:p>0.929881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05322">
                <text:p>0.80532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47154">
                <text:p>0.547154</text:p>
              </table:table-cell>
              <table:table-cell office:value-type="float" office:value="0.679794">
                <text:p>0.679794</text:p>
              </table:table-cell>
              <table:table-cell office:value-type="float" office:value="0.769696">
                <text:p>0.769696</text:p>
              </table:table-cell>
              <table:table-cell office:value-type="float" office:value="0.799329">
                <text:p>0.799329</text:p>
              </table:table-cell>
              <table:table-cell office:value-type="float" office:value="0.848577">
                <text:p>0.848577</text:p>
              </table:table-cell>
              <table:table-cell office:value-type="float" office:value="0.864933">
                <text:p>0.864933</text:p>
              </table:table-cell>
              <table:table-cell office:value-type="float" office:value="0.90263">
                <text:p>0.90263</text:p>
              </table:table-cell>
              <table:table-cell office:value-type="float" office:value="0.926133">
                <text:p>0.926133</text:p>
              </table:table-cell>
              <table:table-cell office:value-type="float" office:value="0.931685">
                <text:p>0.931685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20931">
                <text:p>0.82093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48119">
                <text:p>0.548119</text:p>
              </table:table-cell>
              <table:table-cell office:value-type="float" office:value="0.689173">
                <text:p>0.689173</text:p>
              </table:table-cell>
              <table:table-cell office:value-type="float" office:value="0.770939">
                <text:p>0.770939</text:p>
              </table:table-cell>
              <table:table-cell office:value-type="float" office:value="0.813361">
                <text:p>0.813361</text:p>
              </table:table-cell>
              <table:table-cell office:value-type="float" office:value="0.848577">
                <text:p>0.848577</text:p>
              </table:table-cell>
              <table:table-cell office:value-type="float" office:value="0.859343">
                <text:p>0.859343</text:p>
              </table:table-cell>
              <table:table-cell office:value-type="float" office:value="0.897143">
                <text:p>0.897143</text:p>
              </table:table-cell>
              <table:table-cell office:value-type="float" office:value="0.923085">
                <text:p>0.923085</text:p>
              </table:table-cell>
              <table:table-cell office:value-type="float" office:value="0.933369">
                <text:p>0.933369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22249">
                <text:p>0.82224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95189">
                <text:p>0.595189</text:p>
              </table:table-cell>
              <table:table-cell office:value-type="float" office:value="0.744094">
                <text:p>0.744094</text:p>
              </table:table-cell>
              <table:table-cell office:value-type="float" office:value="0.784719">
                <text:p>0.784719</text:p>
              </table:table-cell>
              <table:table-cell office:value-type="float" office:value="0.846559">
                <text:p>0.846559</text:p>
              </table:table-cell>
              <table:table-cell office:value-type="float" office:value="0.848577">
                <text:p>0.848577</text:p>
              </table:table-cell>
              <table:table-cell office:value-type="float" office:value="0.854486">
                <text:p>0.854486</text:p>
              </table:table-cell>
              <table:table-cell office:value-type="float" office:value="0.896463">
                <text:p>0.896463</text:p>
              </table:table-cell>
              <table:table-cell office:value-type="float" office:value="0.919575">
                <text:p>0.919575</text:p>
              </table:table-cell>
              <table:table-cell office:value-type="float" office:value="0.930956">
                <text:p>0.930956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87832">
                <text:p>0.587832</text:p>
              </table:table-cell>
              <table:table-cell office:value-type="float" office:value="0.740963">
                <text:p>0.740963</text:p>
              </table:table-cell>
              <table:table-cell office:value-type="float" office:value="0.774774">
                <text:p>0.774774</text:p>
              </table:table-cell>
              <table:table-cell office:value-type="float" office:value="0.841283">
                <text:p>0.841283</text:p>
              </table:table-cell>
              <table:table-cell office:value-type="float" office:value="0.848577">
                <text:p>0.848577</text:p>
              </table:table-cell>
              <table:table-cell office:value-type="float" office:value="0.865027">
                <text:p>0.865027</text:p>
              </table:table-cell>
              <table:table-cell office:value-type="float" office:value="0.900415">
                <text:p>0.900415</text:p>
              </table:table-cell>
              <table:table-cell office:value-type="float" office:value="0.920202">
                <text:p>0.920202</text:p>
              </table:table-cell>
              <table:table-cell office:value-type="float" office:value="0.929157">
                <text:p>0.929157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34761">
                <text:p>0.83476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54636">
                <text:p>0.554636</text:p>
              </table:table-cell>
              <table:table-cell office:value-type="float" office:value="0.719087">
                <text:p>0.719087</text:p>
              </table:table-cell>
              <table:table-cell office:value-type="float" office:value="0.786419">
                <text:p>0.786419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90626">
                <text:p>0.890626</text:p>
              </table:table-cell>
              <table:table-cell office:value-type="float" office:value="0.907302">
                <text:p>0.907302</text:p>
              </table:table-cell>
              <table:table-cell office:value-type="float" office:value="0.923156">
                <text:p>0.923156</text:p>
              </table:table-cell>
              <table:table-cell office:value-type="float" office:value="0.929798">
                <text:p>0.929798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34756">
                <text:p>0.83475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70795">
                <text:p>0.570795</text:p>
              </table:table-cell>
              <table:table-cell office:value-type="float" office:value="0.747252">
                <text:p>0.747252</text:p>
              </table:table-cell>
              <table:table-cell office:value-type="float" office:value="0.806981">
                <text:p>0.806981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83431">
                <text:p>0.883431</text:p>
              </table:table-cell>
              <table:table-cell office:value-type="float" office:value="0.907302">
                <text:p>0.907302</text:p>
              </table:table-cell>
              <table:table-cell office:value-type="float" office:value="0.926121">
                <text:p>0.926121</text:p>
              </table:table-cell>
              <table:table-cell office:value-type="float" office:value="0.932828">
                <text:p>0.932828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41125">
                <text:p>0.84112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00535">
                <text:p>0.600535</text:p>
              </table:table-cell>
              <table:table-cell office:value-type="float" office:value="0.769646">
                <text:p>0.769646</text:p>
              </table:table-cell>
              <table:table-cell office:value-type="float" office:value="0.833091">
                <text:p>0.833091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90122">
                <text:p>0.890122</text:p>
              </table:table-cell>
              <table:table-cell office:value-type="float" office:value="0.912031">
                <text:p>0.912031</text:p>
              </table:table-cell>
              <table:table-cell office:value-type="float" office:value="0.927306">
                <text:p>0.927306</text:p>
              </table:table-cell>
              <table:table-cell office:value-type="float" office:value="0.933384">
                <text:p>0.933384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50265">
                <text:p>0.8502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6423">
                <text:p>0.56423</text:p>
              </table:table-cell>
              <table:table-cell office:value-type="float" office:value="0.719866">
                <text:p>0.719866</text:p>
              </table:table-cell>
              <table:table-cell office:value-type="float" office:value="0.774723">
                <text:p>0.774723</text:p>
              </table:table-cell>
              <table:table-cell office:value-type="float" office:value="0.831795">
                <text:p>0.831795</text:p>
              </table:table-cell>
              <table:table-cell office:value-type="float" office:value="0.848577">
                <text:p>0.848577</text:p>
              </table:table-cell>
              <table:table-cell office:value-type="float" office:value="0.857344">
                <text:p>0.857344</text:p>
              </table:table-cell>
              <table:table-cell office:value-type="float" office:value="0.897083">
                <text:p>0.897083</text:p>
              </table:table-cell>
              <table:table-cell office:value-type="float" office:value="0.920887">
                <text:p>0.920887</text:p>
              </table:table-cell>
              <table:table-cell office:value-type="float" office:value="0.927345">
                <text:p>0.927345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28123">
                <text:p>0.82812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69655">
                <text:p>0.569655</text:p>
              </table:table-cell>
              <table:table-cell office:value-type="float" office:value="0.718789">
                <text:p>0.718789</text:p>
              </table:table-cell>
              <table:table-cell office:value-type="float" office:value="0.784289">
                <text:p>0.784289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4337">
                <text:p>0.874337</text:p>
              </table:table-cell>
              <table:table-cell office:value-type="float" office:value="0.90561">
                <text:p>0.90561</text:p>
              </table:table-cell>
              <table:table-cell office:value-type="float" office:value="0.925526">
                <text:p>0.925526</text:p>
              </table:table-cell>
              <table:table-cell office:value-type="float" office:value="0.927946">
                <text:p>0.927946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34269">
                <text:p>0.83426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7977">
                <text:p>0.57977</text:p>
              </table:table-cell>
              <table:table-cell office:value-type="float" office:value="0.758016">
                <text:p>0.758016</text:p>
              </table:table-cell>
              <table:table-cell office:value-type="float" office:value="0.785335">
                <text:p>0.785335</text:p>
              </table:table-cell>
              <table:table-cell office:value-type="float" office:value="0.848426">
                <text:p>0.848426</text:p>
              </table:table-cell>
              <table:table-cell office:value-type="float" office:value="0.848577">
                <text:p>0.848577</text:p>
              </table:table-cell>
              <table:table-cell office:value-type="float" office:value="0.875797">
                <text:p>0.875797</text:p>
              </table:table-cell>
              <table:table-cell office:value-type="float" office:value="0.90443">
                <text:p>0.90443</text:p>
              </table:table-cell>
              <table:table-cell office:value-type="float" office:value="0.921971">
                <text:p>0.921971</text:p>
              </table:table-cell>
              <table:table-cell office:value-type="float" office:value="0.927322">
                <text:p>0.927322</text:p>
              </table:table-cell>
              <table:table-cell office:value-type="float" office:value="0.938796">
                <text:p>0.938796</text:p>
              </table:table-cell>
              <table:table-cell office:value-type="float" office:value="0.939382">
                <text:p>0.939382</text:p>
              </table:table-cell>
              <table:table-cell office:value-type="float" office:value="0.838844">
                <text:p>0.83884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79313">
                <text:p>0.579313</text:p>
              </table:table-cell>
              <table:table-cell office:value-type="float" office:value="0.742432">
                <text:p>0.742432</text:p>
              </table:table-cell>
              <table:table-cell office:value-type="float" office:value="0.785443">
                <text:p>0.785443</text:p>
              </table:table-cell>
              <table:table-cell office:value-type="float" office:value="0.848275">
                <text:p>0.848275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93824">
                <text:p>0.893824</text:p>
              </table:table-cell>
              <table:table-cell office:value-type="float" office:value="0.919611">
                <text:p>0.919611</text:p>
              </table:table-cell>
              <table:table-cell office:value-type="float" office:value="0.929211">
                <text:p>0.929211</text:p>
              </table:table-cell>
              <table:table-cell office:value-type="float" office:value="0.939382">
                <text:p>0.939382</text:p>
              </table:table-cell>
              <table:table-cell office:value-type="float" office:value="0.939382">
                <text:p>0.939382</text:p>
              </table:table-cell>
              <table:table-cell office:value-type="float" office:value="0.833464">
                <text:p>0.8334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9935">
                <text:p>0.59935</text:p>
              </table:table-cell>
              <table:table-cell office:value-type="float" office:value="0.769451">
                <text:p>0.769451</text:p>
              </table:table-cell>
              <table:table-cell office:value-type="float" office:value="0.793368">
                <text:p>0.793368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62339">
                <text:p>0.862339</text:p>
              </table:table-cell>
              <table:table-cell office:value-type="float" office:value="0.89813">
                <text:p>0.89813</text:p>
              </table:table-cell>
              <table:table-cell office:value-type="float" office:value="0.917392">
                <text:p>0.917392</text:p>
              </table:table-cell>
              <table:table-cell office:value-type="float" office:value="0.929828">
                <text:p>0.929828</text:p>
              </table:table-cell>
              <table:table-cell office:value-type="float" office:value="0.939426">
                <text:p>0.939426</text:p>
              </table:table-cell>
              <table:table-cell office:value-type="float" office:value="0.939672">
                <text:p>0.939672</text:p>
              </table:table-cell>
              <table:table-cell office:value-type="float" office:value="0.840644">
                <text:p>0.8406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26491">
                <text:p>0.626491</text:p>
              </table:table-cell>
              <table:table-cell office:value-type="float" office:value="0.769811">
                <text:p>0.769811</text:p>
              </table:table-cell>
              <table:table-cell office:value-type="float" office:value="0.777501">
                <text:p>0.777501</text:p>
              </table:table-cell>
              <table:table-cell office:value-type="float" office:value="0.846856">
                <text:p>0.846856</text:p>
              </table:table-cell>
              <table:table-cell office:value-type="float" office:value="0.848577">
                <text:p>0.848577</text:p>
              </table:table-cell>
              <table:table-cell office:value-type="float" office:value="0.854117">
                <text:p>0.854117</text:p>
              </table:table-cell>
              <table:table-cell office:value-type="float" office:value="0.893558">
                <text:p>0.893558</text:p>
              </table:table-cell>
              <table:table-cell office:value-type="float" office:value="0.912621">
                <text:p>0.912621</text:p>
              </table:table-cell>
              <table:table-cell office:value-type="float" office:value="0.931647">
                <text:p>0.931647</text:p>
              </table:table-cell>
              <table:table-cell office:value-type="float" office:value="0.939469">
                <text:p>0.939469</text:p>
              </table:table-cell>
              <table:table-cell office:value-type="float" office:value="0.939672">
                <text:p>0.939672</text:p>
              </table:table-cell>
              <table:table-cell office:value-type="float" office:value="0.840065">
                <text:p>0.84006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31129">
                <text:p>0.631129</text:p>
              </table:table-cell>
              <table:table-cell office:value-type="float" office:value="0.770171">
                <text:p>0.770171</text:p>
              </table:table-cell>
              <table:table-cell office:value-type="float" office:value="0.78472">
                <text:p>0.78472</text:p>
              </table:table-cell>
              <table:table-cell office:value-type="float" office:value="0.848574">
                <text:p>0.848574</text:p>
              </table:table-cell>
              <table:table-cell office:value-type="float" office:value="0.848577">
                <text:p>0.848577</text:p>
              </table:table-cell>
              <table:table-cell office:value-type="float" office:value="0.882066">
                <text:p>0.882066</text:p>
              </table:table-cell>
              <table:table-cell office:value-type="float" office:value="0.89813">
                <text:p>0.89813</text:p>
              </table:table-cell>
              <table:table-cell office:value-type="float" office:value="0.913179">
                <text:p>0.913179</text:p>
              </table:table-cell>
              <table:table-cell office:value-type="float" office:value="0.937017">
                <text:p>0.937017</text:p>
              </table:table-cell>
              <table:table-cell office:value-type="float" office:value="0.939556">
                <text:p>0.939556</text:p>
              </table:table-cell>
              <table:table-cell office:value-type="float" office:value="0.939672">
                <text:p>0.939672</text:p>
              </table:table-cell>
              <table:table-cell office:value-type="float" office:value="0.845312">
                <text:p>0.84531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52143">
                <text:p>0.552143</text:p>
              </table:table-cell>
              <table:table-cell office:value-type="float" office:value="0.769895">
                <text:p>0.769895</text:p>
              </table:table-cell>
              <table:table-cell office:value-type="float" office:value="0.792209">
                <text:p>0.792209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9264">
                <text:p>0.879264</text:p>
              </table:table-cell>
              <table:table-cell office:value-type="float" office:value="0.899272">
                <text:p>0.899272</text:p>
              </table:table-cell>
              <table:table-cell office:value-type="float" office:value="0.914377">
                <text:p>0.914377</text:p>
              </table:table-cell>
              <table:table-cell office:value-type="float" office:value="0.93404">
                <text:p>0.93404</text:p>
              </table:table-cell>
              <table:table-cell office:value-type="float" office:value="0.939542">
                <text:p>0.939542</text:p>
              </table:table-cell>
              <table:table-cell office:value-type="float" office:value="0.939672">
                <text:p>0.939672</text:p>
              </table:table-cell>
              <table:table-cell office:value-type="float" office:value="0.83779">
                <text:p>0.8377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58625">
                <text:p>0.558625</text:p>
              </table:table-cell>
              <table:table-cell office:value-type="float" office:value="0.734746">
                <text:p>0.734746</text:p>
              </table:table-cell>
              <table:table-cell office:value-type="float" office:value="0.777391">
                <text:p>0.777391</text:p>
              </table:table-cell>
              <table:table-cell office:value-type="float" office:value="0.840152">
                <text:p>0.840152</text:p>
              </table:table-cell>
              <table:table-cell office:value-type="float" office:value="0.848577">
                <text:p>0.848577</text:p>
              </table:table-cell>
              <table:table-cell office:value-type="float" office:value="0.860571">
                <text:p>0.860571</text:p>
              </table:table-cell>
              <table:table-cell office:value-type="float" office:value="0.896389">
                <text:p>0.896389</text:p>
              </table:table-cell>
              <table:table-cell office:value-type="float" office:value="0.919676">
                <text:p>0.919676</text:p>
              </table:table-cell>
              <table:table-cell office:value-type="float" office:value="0.937057">
                <text:p>0.937057</text:p>
              </table:table-cell>
              <table:table-cell office:value-type="float" office:value="0.939571">
                <text:p>0.939571</text:p>
              </table:table-cell>
              <table:table-cell office:value-type="float" office:value="0.939672">
                <text:p>0.939672</text:p>
              </table:table-cell>
              <table:table-cell office:value-type="float" office:value="0.831275">
                <text:p>0.83127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07779">
                <text:p>0.607779</text:p>
              </table:table-cell>
              <table:table-cell office:value-type="float" office:value="0.767975">
                <text:p>0.767975</text:p>
              </table:table-cell>
              <table:table-cell office:value-type="float" office:value="0.786136">
                <text:p>0.786136</text:p>
              </table:table-cell>
              <table:table-cell office:value-type="float" office:value="0.837663">
                <text:p>0.837663</text:p>
              </table:table-cell>
              <table:table-cell office:value-type="float" office:value="0.848577">
                <text:p>0.848577</text:p>
              </table:table-cell>
              <table:table-cell office:value-type="float" office:value="0.872688">
                <text:p>0.872688</text:p>
              </table:table-cell>
              <table:table-cell office:value-type="float" office:value="0.902674">
                <text:p>0.902674</text:p>
              </table:table-cell>
              <table:table-cell office:value-type="float" office:value="0.924915">
                <text:p>0.924915</text:p>
              </table:table-cell>
              <table:table-cell office:value-type="float" office:value="0.936576">
                <text:p>0.936576</text:p>
              </table:table-cell>
              <table:table-cell office:value-type="float" office:value="0.939629">
                <text:p>0.939629</text:p>
              </table:table-cell>
              <table:table-cell office:value-type="float" office:value="0.939672">
                <text:p>0.939672</text:p>
              </table:table-cell>
              <table:table-cell office:value-type="float" office:value="0.842461">
                <text:p>0.84246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81797">
                <text:p>0.581797</text:p>
              </table:table-cell>
              <table:table-cell office:value-type="float" office:value="0.752971">
                <text:p>0.752971</text:p>
              </table:table-cell>
              <table:table-cell office:value-type="float" office:value="0.773826">
                <text:p>0.773826</text:p>
              </table:table-cell>
              <table:table-cell office:value-type="float" office:value="0.820649">
                <text:p>0.820649</text:p>
              </table:table-cell>
              <table:table-cell office:value-type="float" office:value="0.848577">
                <text:p>0.848577</text:p>
              </table:table-cell>
              <table:table-cell office:value-type="float" office:value="0.852827">
                <text:p>0.852827</text:p>
              </table:table-cell>
              <table:table-cell office:value-type="float" office:value="0.897559">
                <text:p>0.897559</text:p>
              </table:table-cell>
              <table:table-cell office:value-type="float" office:value="0.91556">
                <text:p>0.91556</text:p>
              </table:table-cell>
              <table:table-cell office:value-type="float" office:value="0.933348">
                <text:p>0.933348</text:p>
              </table:table-cell>
              <table:table-cell office:value-type="float" office:value="0.939542">
                <text:p>0.939542</text:p>
              </table:table-cell>
              <table:table-cell office:value-type="float" office:value="0.939672">
                <text:p>0.939672</text:p>
              </table:table-cell>
              <table:table-cell office:value-type="float" office:value="0.831666">
                <text:p>0.83166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58865">
                <text:p>0.558865</text:p>
              </table:table-cell>
              <table:table-cell office:value-type="float" office:value="0.708977">
                <text:p>0.708977</text:p>
              </table:table-cell>
              <table:table-cell office:value-type="float" office:value="0.772224">
                <text:p>0.772224</text:p>
              </table:table-cell>
              <table:table-cell office:value-type="float" office:value="0.810161">
                <text:p>0.810161</text:p>
              </table:table-cell>
              <table:table-cell office:value-type="float" office:value="0.848577">
                <text:p>0.848577</text:p>
              </table:table-cell>
              <table:table-cell office:value-type="float" office:value="0.849006">
                <text:p>0.849006</text:p>
              </table:table-cell>
              <table:table-cell office:value-type="float" office:value="0.893528">
                <text:p>0.893528</text:p>
              </table:table-cell>
              <table:table-cell office:value-type="float" office:value="0.91434">
                <text:p>0.91434</text:p>
              </table:table-cell>
              <table:table-cell office:value-type="float" office:value="0.933947">
                <text:p>0.933947</text:p>
              </table:table-cell>
              <table:table-cell office:value-type="float" office:value="0.939643">
                <text:p>0.939643</text:p>
              </table:table-cell>
              <table:table-cell office:value-type="float" office:value="0.939672">
                <text:p>0.939672</text:p>
              </table:table-cell>
              <table:table-cell office:value-type="float" office:value="0.822927">
                <text:p>0.82292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75384">
                <text:p>0.575384</text:p>
              </table:table-cell>
              <table:table-cell office:value-type="float" office:value="0.690459">
                <text:p>0.690459</text:p>
              </table:table-cell>
              <table:table-cell office:value-type="float" office:value="0.772675">
                <text:p>0.772675</text:p>
              </table:table-cell>
              <table:table-cell office:value-type="float" office:value="0.799051">
                <text:p>0.799051</text:p>
              </table:table-cell>
              <table:table-cell office:value-type="float" office:value="0.842497">
                <text:p>0.842497</text:p>
              </table:table-cell>
              <table:table-cell office:value-type="float" office:value="0.848577">
                <text:p>0.848577</text:p>
              </table:table-cell>
              <table:table-cell office:value-type="float" office:value="0.857046">
                <text:p>0.857046</text:p>
              </table:table-cell>
              <table:table-cell office:value-type="float" office:value="0.906183">
                <text:p>0.906183</text:p>
              </table:table-cell>
              <table:table-cell office:value-type="float" office:value="0.933961">
                <text:p>0.933961</text:p>
              </table:table-cell>
              <table:table-cell office:value-type="float" office:value="0.939585">
                <text:p>0.939585</text:p>
              </table:table-cell>
              <table:table-cell office:value-type="float" office:value="0.939672">
                <text:p>0.939672</text:p>
              </table:table-cell>
              <table:table-cell office:value-type="float" office:value="0.816542">
                <text:p>0.81654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62072">
                <text:p>0.562072</text:p>
              </table:table-cell>
              <table:table-cell office:value-type="float" office:value="0.597488">
                <text:p>0.597488</text:p>
              </table:table-cell>
              <table:table-cell office:value-type="float" office:value="0.698828">
                <text:p>0.698828</text:p>
              </table:table-cell>
              <table:table-cell office:value-type="float" office:value="0.778775">
                <text:p>0.778775</text:p>
              </table:table-cell>
              <table:table-cell office:value-type="float" office:value="0.835484">
                <text:p>0.835484</text:p>
              </table:table-cell>
              <table:table-cell office:value-type="float" office:value="0.848577">
                <text:p>0.848577</text:p>
              </table:table-cell>
              <table:table-cell office:value-type="float" office:value="0.883463">
                <text:p>0.883463</text:p>
              </table:table-cell>
              <table:table-cell office:value-type="float" office:value="0.906166">
                <text:p>0.906166</text:p>
              </table:table-cell>
              <table:table-cell office:value-type="float" office:value="0.938174">
                <text:p>0.938174</text:p>
              </table:table-cell>
              <table:table-cell office:value-type="float" office:value="0.939556">
                <text:p>0.939556</text:p>
              </table:table-cell>
              <table:table-cell office:value-type="float" office:value="0.939672">
                <text:p>0.939672</text:p>
              </table:table-cell>
              <table:table-cell office:value-type="float" office:value="0.798858">
                <text:p>0.79885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78626">
                <text:p>0.578626</text:p>
              </table:table-cell>
              <table:table-cell office:value-type="float" office:value="0.643645">
                <text:p>0.643645</text:p>
              </table:table-cell>
              <table:table-cell office:value-type="float" office:value="0.737804">
                <text:p>0.737804</text:p>
              </table:table-cell>
              <table:table-cell office:value-type="float" office:value="0.775834">
                <text:p>0.775834</text:p>
              </table:table-cell>
              <table:table-cell office:value-type="float" office:value="0.832574">
                <text:p>0.832574</text:p>
              </table:table-cell>
              <table:table-cell office:value-type="float" office:value="0.848577">
                <text:p>0.848577</text:p>
              </table:table-cell>
              <table:table-cell office:value-type="float" office:value="0.884849">
                <text:p>0.884849</text:p>
              </table:table-cell>
              <table:table-cell office:value-type="float" office:value="0.906734">
                <text:p>0.906734</text:p>
              </table:table-cell>
              <table:table-cell office:value-type="float" office:value="0.93881">
                <text:p>0.9388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08713">
                <text:p>0.80871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47237">
                <text:p>0.547237</text:p>
              </table:table-cell>
              <table:table-cell office:value-type="float" office:value="0.648457">
                <text:p>0.648457</text:p>
              </table:table-cell>
              <table:table-cell office:value-type="float" office:value="0.748579">
                <text:p>0.748579</text:p>
              </table:table-cell>
              <table:table-cell office:value-type="float" office:value="0.785839">
                <text:p>0.785839</text:p>
              </table:table-cell>
              <table:table-cell office:value-type="float" office:value="0.839752">
                <text:p>0.839752</text:p>
              </table:table-cell>
              <table:table-cell office:value-type="float" office:value="0.848577">
                <text:p>0.848577</text:p>
              </table:table-cell>
              <table:table-cell office:value-type="float" office:value="0.868883">
                <text:p>0.868883</text:p>
              </table:table-cell>
              <table:table-cell office:value-type="float" office:value="0.9044">
                <text:p>0.9044</text:p>
              </table:table-cell>
              <table:table-cell office:value-type="float" office:value="0.938232">
                <text:p>0.93823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06963">
                <text:p>0.80696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10522">
                <text:p>0.410522</text:p>
              </table:table-cell>
              <table:table-cell office:value-type="float" office:value="0.627737">
                <text:p>0.627737</text:p>
              </table:table-cell>
              <table:table-cell office:value-type="float" office:value="0.748042">
                <text:p>0.748042</text:p>
              </table:table-cell>
              <table:table-cell office:value-type="float" office:value="0.796216">
                <text:p>0.796216</text:p>
              </table:table-cell>
              <table:table-cell office:value-type="float" office:value="0.847864">
                <text:p>0.847864</text:p>
              </table:table-cell>
              <table:table-cell office:value-type="float" office:value="0.856747">
                <text:p>0.856747</text:p>
              </table:table-cell>
              <table:table-cell office:value-type="float" office:value="0.903162">
                <text:p>0.903162</text:p>
              </table:table-cell>
              <table:table-cell office:value-type="float" office:value="0.917452">
                <text:p>0.917452</text:p>
              </table:table-cell>
              <table:table-cell office:value-type="float" office:value="0.939484">
                <text:p>0.93948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79869">
                <text:p>0.7986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25142">
                <text:p>0.525142</text:p>
              </table:table-cell>
              <table:table-cell office:value-type="float" office:value="0.663514">
                <text:p>0.663514</text:p>
              </table:table-cell>
              <table:table-cell office:value-type="float" office:value="0.765845">
                <text:p>0.765845</text:p>
              </table:table-cell>
              <table:table-cell office:value-type="float" office:value="0.788495">
                <text:p>0.788495</text:p>
              </table:table-cell>
              <table:table-cell office:value-type="float" office:value="0.847947">
                <text:p>0.847947</text:p>
              </table:table-cell>
              <table:table-cell office:value-type="float" office:value="0.852662">
                <text:p>0.852662</text:p>
              </table:table-cell>
              <table:table-cell office:value-type="float" office:value="0.902626">
                <text:p>0.902626</text:p>
              </table:table-cell>
              <table:table-cell office:value-type="float" office:value="0.915663">
                <text:p>0.915663</text:p>
              </table:table-cell>
              <table:table-cell office:value-type="float" office:value="0.939484">
                <text:p>0.93948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14105">
                <text:p>0.81410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487945">
                <text:p>0.487945</text:p>
              </table:table-cell>
              <table:table-cell office:value-type="float" office:value="0.5889">
                <text:p>0.5889</text:p>
              </table:table-cell>
              <table:table-cell office:value-type="float" office:value="0.716384">
                <text:p>0.716384</text:p>
              </table:table-cell>
              <table:table-cell office:value-type="float" office:value="0.80093">
                <text:p>0.80093</text:p>
              </table:table-cell>
              <table:table-cell office:value-type="float" office:value="0.847695">
                <text:p>0.847695</text:p>
              </table:table-cell>
              <table:table-cell office:value-type="float" office:value="0.848577">
                <text:p>0.848577</text:p>
              </table:table-cell>
              <table:table-cell office:value-type="float" office:value="0.876604">
                <text:p>0.876604</text:p>
              </table:table-cell>
              <table:table-cell office:value-type="float" office:value="0.903844">
                <text:p>0.903844</text:p>
              </table:table-cell>
              <table:table-cell office:value-type="float" office:value="0.933502">
                <text:p>0.93350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794405">
                <text:p>0.79440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44065">
                <text:p>0.544065</text:p>
              </table:table-cell>
              <table:table-cell office:value-type="float" office:value="0.59631">
                <text:p>0.59631</text:p>
              </table:table-cell>
              <table:table-cell office:value-type="float" office:value="0.708849">
                <text:p>0.708849</text:p>
              </table:table-cell>
              <table:table-cell office:value-type="float" office:value="0.800791">
                <text:p>0.800791</text:p>
              </table:table-cell>
              <table:table-cell office:value-type="float" office:value="0.848032">
                <text:p>0.848032</text:p>
              </table:table-cell>
              <table:table-cell office:value-type="float" office:value="0.848577">
                <text:p>0.848577</text:p>
              </table:table-cell>
              <table:table-cell office:value-type="float" office:value="0.8805">
                <text:p>0.8805</text:p>
              </table:table-cell>
              <table:table-cell office:value-type="float" office:value="0.906179">
                <text:p>0.906179</text:p>
              </table:table-cell>
              <table:table-cell office:value-type="float" office:value="0.939527">
                <text:p>0.93952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0125">
                <text:p>0.8012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50798">
                <text:p>0.550798</text:p>
              </table:table-cell>
              <table:table-cell office:value-type="float" office:value="0.63102">
                <text:p>0.63102</text:p>
              </table:table-cell>
              <table:table-cell office:value-type="float" office:value="0.725427">
                <text:p>0.725427</text:p>
              </table:table-cell>
              <table:table-cell office:value-type="float" office:value="0.802089">
                <text:p>0.802089</text:p>
              </table:table-cell>
              <table:table-cell office:value-type="float" office:value="0.848116">
                <text:p>0.848116</text:p>
              </table:table-cell>
              <table:table-cell office:value-type="float" office:value="0.848577">
                <text:p>0.848577</text:p>
              </table:table-cell>
              <table:table-cell office:value-type="float" office:value="0.866419">
                <text:p>0.866419</text:p>
              </table:table-cell>
              <table:table-cell office:value-type="float" office:value="0.906186">
                <text:p>0.906186</text:p>
              </table:table-cell>
              <table:table-cell office:value-type="float" office:value="0.937042">
                <text:p>0.93704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05535">
                <text:p>0.80553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5909">
                <text:p>0.55909</text:p>
              </table:table-cell>
              <table:table-cell office:value-type="float" office:value="0.655767">
                <text:p>0.655767</text:p>
              </table:table-cell>
              <table:table-cell office:value-type="float" office:value="0.752547">
                <text:p>0.752547</text:p>
              </table:table-cell>
              <table:table-cell office:value-type="float" office:value="0.818181">
                <text:p>0.818181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89731">
                <text:p>0.889731</text:p>
              </table:table-cell>
              <table:table-cell office:value-type="float" office:value="0.919109">
                <text:p>0.919109</text:p>
              </table:table-cell>
              <table:table-cell office:value-type="float" office:value="0.939484">
                <text:p>0.93948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17073">
                <text:p>0.81707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68379">
                <text:p>0.568379</text:p>
              </table:table-cell>
              <table:table-cell office:value-type="float" office:value="0.723579">
                <text:p>0.723579</text:p>
              </table:table-cell>
              <table:table-cell office:value-type="float" office:value="0.781894">
                <text:p>0.781894</text:p>
              </table:table-cell>
              <table:table-cell office:value-type="float" office:value="0.837548">
                <text:p>0.837548</text:p>
              </table:table-cell>
              <table:table-cell office:value-type="float" office:value="0.848577">
                <text:p>0.848577</text:p>
              </table:table-cell>
              <table:table-cell office:value-type="float" office:value="0.879264">
                <text:p>0.879264</text:p>
              </table:table-cell>
              <table:table-cell office:value-type="float" office:value="0.906138">
                <text:p>0.906138</text:p>
              </table:table-cell>
              <table:table-cell office:value-type="float" office:value="0.927363">
                <text:p>0.927363</text:p>
              </table:table-cell>
              <table:table-cell office:value-type="float" office:value="0.939585">
                <text:p>0.93958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9803">
                <text:p>0.59803</text:p>
              </table:table-cell>
              <table:table-cell office:value-type="float" office:value="0.742641">
                <text:p>0.742641</text:p>
              </table:table-cell>
              <table:table-cell office:value-type="float" office:value="0.791165">
                <text:p>0.791165</text:p>
              </table:table-cell>
              <table:table-cell office:value-type="float" office:value="0.844077">
                <text:p>0.844077</text:p>
              </table:table-cell>
              <table:table-cell office:value-type="float" office:value="0.849619">
                <text:p>0.849619</text:p>
              </table:table-cell>
              <table:table-cell office:value-type="float" office:value="0.896415">
                <text:p>0.896415</text:p>
              </table:table-cell>
              <table:table-cell office:value-type="float" office:value="0.906708">
                <text:p>0.906708</text:p>
              </table:table-cell>
              <table:table-cell office:value-type="float" office:value="0.932143">
                <text:p>0.932143</text:p>
              </table:table-cell>
              <table:table-cell office:value-type="float" office:value="0.939629">
                <text:p>0.93962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4401">
                <text:p>0.8440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21164">
                <text:p>0.521164</text:p>
              </table:table-cell>
              <table:table-cell office:value-type="float" office:value="0.750541">
                <text:p>0.750541</text:p>
              </table:table-cell>
              <table:table-cell office:value-type="float" office:value="0.810596">
                <text:p>0.810596</text:p>
              </table:table-cell>
              <table:table-cell office:value-type="float" office:value="0.845971">
                <text:p>0.845971</text:p>
              </table:table-cell>
              <table:table-cell office:value-type="float" office:value="0.851811">
                <text:p>0.851811</text:p>
              </table:table-cell>
              <table:table-cell office:value-type="float" office:value="0.900411">
                <text:p>0.900411</text:p>
              </table:table-cell>
              <table:table-cell office:value-type="float" office:value="0.907907">
                <text:p>0.907907</text:p>
              </table:table-cell>
              <table:table-cell office:value-type="float" office:value="0.931559">
                <text:p>0.931559</text:p>
              </table:table-cell>
              <table:table-cell office:value-type="float" office:value="0.9396">
                <text:p>0.939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39923">
                <text:p>0.8399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94524">
                <text:p>0.594524</text:p>
              </table:table-cell>
              <table:table-cell office:value-type="float" office:value="0.735125">
                <text:p>0.735125</text:p>
              </table:table-cell>
              <table:table-cell office:value-type="float" office:value="0.776033">
                <text:p>0.776033</text:p>
              </table:table-cell>
              <table:table-cell office:value-type="float" office:value="0.815179">
                <text:p>0.815179</text:p>
              </table:table-cell>
              <table:table-cell office:value-type="float" office:value="0.848577">
                <text:p>0.848577</text:p>
              </table:table-cell>
              <table:table-cell office:value-type="float" office:value="0.860578">
                <text:p>0.860578</text:p>
              </table:table-cell>
              <table:table-cell office:value-type="float" office:value="0.90384">
                <text:p>0.90384</text:p>
              </table:table-cell>
              <table:table-cell office:value-type="float" office:value="0.912661">
                <text:p>0.912661</text:p>
              </table:table-cell>
              <table:table-cell office:value-type="float" office:value="0.93897">
                <text:p>0.9389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32516">
                <text:p>0.8325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3357">
                <text:p>0.63357</text:p>
              </table:table-cell>
              <table:table-cell office:value-type="float" office:value="0.768848">
                <text:p>0.768848</text:p>
              </table:table-cell>
              <table:table-cell office:value-type="float" office:value="0.794356">
                <text:p>0.794356</text:p>
              </table:table-cell>
              <table:table-cell office:value-type="float" office:value="0.84299">
                <text:p>0.84299</text:p>
              </table:table-cell>
              <table:table-cell office:value-type="float" office:value="0.848577">
                <text:p>0.848577</text:p>
              </table:table-cell>
              <table:table-cell office:value-type="float" office:value="0.889546">
                <text:p>0.889546</text:p>
              </table:table-cell>
              <table:table-cell office:value-type="float" office:value="0.903844">
                <text:p>0.903844</text:p>
              </table:table-cell>
              <table:table-cell office:value-type="float" office:value="0.914948">
                <text:p>0.914948</text:p>
              </table:table-cell>
              <table:table-cell office:value-type="float" office:value="0.939028">
                <text:p>0.93902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47538">
                <text:p>0.84753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77274">
                <text:p>0.577274</text:p>
              </table:table-cell>
              <table:table-cell office:value-type="float" office:value="0.772876">
                <text:p>0.772876</text:p>
              </table:table-cell>
              <table:table-cell office:value-type="float" office:value="0.817827">
                <text:p>0.81782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95554">
                <text:p>0.895554</text:p>
              </table:table-cell>
              <table:table-cell office:value-type="float" office:value="0.903844">
                <text:p>0.903844</text:p>
              </table:table-cell>
              <table:table-cell office:value-type="float" office:value="0.907402">
                <text:p>0.907402</text:p>
              </table:table-cell>
              <table:table-cell office:value-type="float" office:value="0.935921">
                <text:p>0.93592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44752">
                <text:p>0.84475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75437">
                <text:p>0.675437</text:p>
              </table:table-cell>
              <table:table-cell office:value-type="float" office:value="0.775131">
                <text:p>0.775131</text:p>
              </table:table-cell>
              <table:table-cell office:value-type="float" office:value="0.834236">
                <text:p>0.834236</text:p>
              </table:table-cell>
              <table:table-cell office:value-type="float" office:value="0.848577">
                <text:p>0.848577</text:p>
              </table:table-cell>
              <table:table-cell office:value-type="float" office:value="0.850769">
                <text:p>0.850769</text:p>
              </table:table-cell>
              <table:table-cell office:value-type="float" office:value="0.900415">
                <text:p>0.900415</text:p>
              </table:table-cell>
              <table:table-cell office:value-type="float" office:value="0.903844">
                <text:p>0.903844</text:p>
              </table:table-cell>
              <table:table-cell office:value-type="float" office:value="0.909812">
                <text:p>0.909812</text:p>
              </table:table-cell>
              <table:table-cell office:value-type="float" office:value="0.937148">
                <text:p>0.93714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57504">
                <text:p>0.85750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48484">
                <text:p>0.648484</text:p>
              </table:table-cell>
              <table:table-cell office:value-type="float" office:value="0.793366">
                <text:p>0.793366</text:p>
              </table:table-cell>
              <table:table-cell office:value-type="float" office:value="0.842292">
                <text:p>0.842292</text:p>
              </table:table-cell>
              <table:table-cell office:value-type="float" office:value="0.848577">
                <text:p>0.848577</text:p>
              </table:table-cell>
              <table:table-cell office:value-type="float" office:value="0.86392">
                <text:p>0.86392</text:p>
              </table:table-cell>
              <table:table-cell office:value-type="float" office:value="0.903844">
                <text:p>0.903844</text:p>
              </table:table-cell>
              <table:table-cell office:value-type="float" office:value="0.903844">
                <text:p>0.903844</text:p>
              </table:table-cell>
              <table:table-cell office:value-type="float" office:value="0.904547">
                <text:p>0.904547</text:p>
              </table:table-cell>
              <table:table-cell office:value-type="float" office:value="0.931611">
                <text:p>0.93161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58016">
                <text:p>0.85801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01547">
                <text:p>0.701547</text:p>
              </table:table-cell>
              <table:table-cell office:value-type="float" office:value="0.805368">
                <text:p>0.805368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55152">
                <text:p>0.855152</text:p>
              </table:table-cell>
              <table:table-cell office:value-type="float" office:value="0.902701">
                <text:p>0.902701</text:p>
              </table:table-cell>
              <table:table-cell office:value-type="float" office:value="0.903844">
                <text:p>0.903844</text:p>
              </table:table-cell>
              <table:table-cell office:value-type="float" office:value="0.909232">
                <text:p>0.909232</text:p>
              </table:table-cell>
              <table:table-cell office:value-type="float" office:value="0.938883">
                <text:p>0.93888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65355">
                <text:p>0.86535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63049">
                <text:p>0.663049</text:p>
              </table:table-cell>
              <table:table-cell office:value-type="float" office:value="0.8234">
                <text:p>0.8234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57344">
                <text:p>0.857344</text:p>
              </table:table-cell>
              <table:table-cell office:value-type="float" office:value="0.9016">
                <text:p>0.9016</text:p>
              </table:table-cell>
              <table:table-cell office:value-type="float" office:value="0.903844">
                <text:p>0.903844</text:p>
              </table:table-cell>
              <table:table-cell office:value-type="float" office:value="0.9139">
                <text:p>0.9139</text:p>
              </table:table-cell>
              <table:table-cell office:value-type="float" office:value="0.939498">
                <text:p>0.93949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63946">
                <text:p>0.86394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74099">
                <text:p>0.674099</text:p>
              </table:table-cell>
              <table:table-cell office:value-type="float" office:value="0.811065">
                <text:p>0.811065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7806">
                <text:p>0.877806</text:p>
              </table:table-cell>
              <table:table-cell office:value-type="float" office:value="0.903844">
                <text:p>0.903844</text:p>
              </table:table-cell>
              <table:table-cell office:value-type="float" office:value="0.903844">
                <text:p>0.903844</text:p>
              </table:table-cell>
              <table:table-cell office:value-type="float" office:value="0.929352">
                <text:p>0.92935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58541">
                <text:p>0.85854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53985">
                <text:p>0.553985</text:p>
              </table:table-cell>
              <table:table-cell office:value-type="float" office:value="0.790022">
                <text:p>0.790022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80484">
                <text:p>0.880484</text:p>
              </table:table-cell>
              <table:table-cell office:value-type="float" office:value="0.903844">
                <text:p>0.903844</text:p>
              </table:table-cell>
              <table:table-cell office:value-type="float" office:value="0.903844">
                <text:p>0.903844</text:p>
              </table:table-cell>
              <table:table-cell office:value-type="float" office:value="0.933554">
                <text:p>0.93355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45114">
                <text:p>0.84511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9554">
                <text:p>0.59554</text:p>
              </table:table-cell>
              <table:table-cell office:value-type="float" office:value="0.792979">
                <text:p>0.792979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90287">
                <text:p>0.890287</text:p>
              </table:table-cell>
              <table:table-cell office:value-type="float" office:value="0.903844">
                <text:p>0.903844</text:p>
              </table:table-cell>
              <table:table-cell office:value-type="float" office:value="0.907341">
                <text:p>0.907341</text:p>
              </table:table-cell>
              <table:table-cell office:value-type="float" office:value="0.937079">
                <text:p>0.93707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51247">
                <text:p>0.85124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49346">
                <text:p>0.649346</text:p>
              </table:table-cell>
              <table:table-cell office:value-type="float" office:value="0.811797">
                <text:p>0.81179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697">
                <text:p>0.848697</text:p>
              </table:table-cell>
              <table:table-cell office:value-type="float" office:value="0.897232">
                <text:p>0.897232</text:p>
              </table:table-cell>
              <table:table-cell office:value-type="float" office:value="0.903844">
                <text:p>0.903844</text:p>
              </table:table-cell>
              <table:table-cell office:value-type="float" office:value="0.910273">
                <text:p>0.910273</text:p>
              </table:table-cell>
              <table:table-cell office:value-type="float" office:value="0.939498">
                <text:p>0.93949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59751">
                <text:p>0.8597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48713">
                <text:p>0.648713</text:p>
              </table:table-cell>
              <table:table-cell office:value-type="float" office:value="0.813581">
                <text:p>0.813581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59407">
                <text:p>0.859407</text:p>
              </table:table-cell>
              <table:table-cell office:value-type="float" office:value="0.902701">
                <text:p>0.902701</text:p>
              </table:table-cell>
              <table:table-cell office:value-type="float" office:value="0.903844">
                <text:p>0.903844</text:p>
              </table:table-cell>
              <table:table-cell office:value-type="float" office:value="0.925087">
                <text:p>0.925087</text:p>
              </table:table-cell>
              <table:table-cell office:value-type="float" office:value="0.939643">
                <text:p>0.93964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6298">
                <text:p>0.8629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35836">
                <text:p>0.735836</text:p>
              </table:table-cell>
              <table:table-cell office:value-type="float" office:value="0.831355">
                <text:p>0.831355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52979">
                <text:p>0.852979</text:p>
              </table:table-cell>
              <table:table-cell office:value-type="float" office:value="0.901558">
                <text:p>0.901558</text:p>
              </table:table-cell>
              <table:table-cell office:value-type="float" office:value="0.903844">
                <text:p>0.903844</text:p>
              </table:table-cell>
              <table:table-cell office:value-type="float" office:value="0.928069">
                <text:p>0.92806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73014">
                <text:p>0.87301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1529">
                <text:p>0.71529</text:p>
              </table:table-cell>
              <table:table-cell office:value-type="float" office:value="0.819336">
                <text:p>0.819336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4496">
                <text:p>0.874496</text:p>
              </table:table-cell>
              <table:table-cell office:value-type="float" office:value="0.903844">
                <text:p>0.903844</text:p>
              </table:table-cell>
              <table:table-cell office:value-type="float" office:value="0.923284">
                <text:p>0.92328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66132">
                <text:p>0.86613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06225">
                <text:p>0.706225</text:p>
              </table:table-cell>
              <table:table-cell office:value-type="float" office:value="0.808497">
                <text:p>0.80849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8888">
                <text:p>0.88888</text:p>
              </table:table-cell>
              <table:table-cell office:value-type="float" office:value="0.903844">
                <text:p>0.903844</text:p>
              </table:table-cell>
              <table:table-cell office:value-type="float" office:value="0.924449">
                <text:p>0.924449</text:p>
              </table:table-cell>
              <table:table-cell office:value-type="float" office:value="0.939658">
                <text:p>0.93965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65695">
                <text:p>0.86569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34125">
                <text:p>0.634125</text:p>
              </table:table-cell>
              <table:table-cell office:value-type="float" office:value="0.806874">
                <text:p>0.806874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97648">
                <text:p>0.897648</text:p>
              </table:table-cell>
              <table:table-cell office:value-type="float" office:value="0.91145">
                <text:p>0.91145</text:p>
              </table:table-cell>
              <table:table-cell office:value-type="float" office:value="0.937704">
                <text:p>0.93770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61288">
                <text:p>0.86128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71173">
                <text:p>0.571173</text:p>
              </table:table-cell>
              <table:table-cell office:value-type="float" office:value="0.799014">
                <text:p>0.799014</text:p>
              </table:table-cell>
              <table:table-cell office:value-type="float" office:value="0.848529">
                <text:p>0.848529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001">
                <text:p>0.87001</text:p>
              </table:table-cell>
              <table:table-cell office:value-type="float" office:value="0.905585">
                <text:p>0.905585</text:p>
              </table:table-cell>
              <table:table-cell office:value-type="float" office:value="0.933418">
                <text:p>0.93341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850423">
                <text:p>0.85042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68529">
                <text:p>0.668529</text:p>
              </table:table-cell>
              <table:table-cell office:value-type="float" office:value="0.823468">
                <text:p>0.823468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97174">
                <text:p>0.897174</text:p>
              </table:table-cell>
              <table:table-cell office:value-type="float" office:value="0.917924">
                <text:p>0.917924</text:p>
              </table:table-cell>
              <table:table-cell office:value-type="float" office:value="0.939513">
                <text:p>0.93951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5">
                <text:p>0.939675</text:p>
              </table:table-cell>
              <table:table-cell office:value-type="float" office:value="0.939721">
                <text:p>0.939721</text:p>
              </table:table-cell>
              <table:table-cell office:value-type="float" office:value="0.867169">
                <text:p>0.86716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69741">
                <text:p>0.669741</text:p>
              </table:table-cell>
              <table:table-cell office:value-type="float" office:value="0.804798">
                <text:p>0.804798</text:p>
              </table:table-cell>
              <table:table-cell office:value-type="float" office:value="0.841676">
                <text:p>0.841676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82781">
                <text:p>0.882781</text:p>
              </table:table-cell>
              <table:table-cell office:value-type="float" office:value="0.92507">
                <text:p>0.92507</text:p>
              </table:table-cell>
              <table:table-cell office:value-type="float" office:value="0.939571">
                <text:p>0.93957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7">
                <text:p>0.939687</text:p>
              </table:table-cell>
              <table:table-cell office:value-type="float" office:value="0.939721">
                <text:p>0.939721</text:p>
              </table:table-cell>
              <table:table-cell office:value-type="float" office:value="0.864015">
                <text:p>0.86401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21632">
                <text:p>0.621632</text:p>
              </table:table-cell>
              <table:table-cell office:value-type="float" office:value="0.783112">
                <text:p>0.783112</text:p>
              </table:table-cell>
              <table:table-cell office:value-type="float" office:value="0.836358">
                <text:p>0.836358</text:p>
              </table:table-cell>
              <table:table-cell office:value-type="float" office:value="0.848577">
                <text:p>0.848577</text:p>
              </table:table-cell>
              <table:table-cell office:value-type="float" office:value="0.851807">
                <text:p>0.851807</text:p>
              </table:table-cell>
              <table:table-cell office:value-type="float" office:value="0.90213">
                <text:p>0.90213</text:p>
              </table:table-cell>
              <table:table-cell office:value-type="float" office:value="0.93214">
                <text:p>0.93214</text:p>
              </table:table-cell>
              <table:table-cell office:value-type="float" office:value="0.939658">
                <text:p>0.93965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859477">
                <text:p>0.85947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8118">
                <text:p>0.58118</text:p>
              </table:table-cell>
              <table:table-cell office:value-type="float" office:value="0.769288">
                <text:p>0.769288</text:p>
              </table:table-cell>
              <table:table-cell office:value-type="float" office:value="0.825737">
                <text:p>0.82573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65058">
                <text:p>0.865058</text:p>
              </table:table-cell>
              <table:table-cell office:value-type="float" office:value="0.916215">
                <text:p>0.916215</text:p>
              </table:table-cell>
              <table:table-cell office:value-type="float" office:value="0.939585">
                <text:p>0.93958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847357">
                <text:p>0.84735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65346">
                <text:p>0.565346</text:p>
              </table:table-cell>
              <table:table-cell office:value-type="float" office:value="0.733662">
                <text:p>0.733662</text:p>
              </table:table-cell>
              <table:table-cell office:value-type="float" office:value="0.794838">
                <text:p>0.794838</text:p>
              </table:table-cell>
              <table:table-cell office:value-type="float" office:value="0.83733">
                <text:p>0.83733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7169">
                <text:p>0.877169</text:p>
              </table:table-cell>
              <table:table-cell office:value-type="float" office:value="0.934768">
                <text:p>0.93476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831962">
                <text:p>0.83196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83585">
                <text:p>0.583585</text:p>
              </table:table-cell>
              <table:table-cell office:value-type="float" office:value="0.715987">
                <text:p>0.715987</text:p>
              </table:table-cell>
              <table:table-cell office:value-type="float" office:value="0.751517">
                <text:p>0.751517</text:p>
              </table:table-cell>
              <table:table-cell office:value-type="float" office:value="0.810477">
                <text:p>0.810477</text:p>
              </table:table-cell>
              <table:table-cell office:value-type="float" office:value="0.848529">
                <text:p>0.848529</text:p>
              </table:table-cell>
              <table:table-cell office:value-type="float" office:value="0.848577">
                <text:p>0.848577</text:p>
              </table:table-cell>
              <table:table-cell office:value-type="float" office:value="0.896285">
                <text:p>0.896285</text:p>
              </table:table-cell>
              <table:table-cell office:value-type="float" office:value="0.939643">
                <text:p>0.93964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2">
                <text:p>0.939682</text:p>
              </table:table-cell>
              <table:table-cell office:value-type="float" office:value="0.939721">
                <text:p>0.939721</text:p>
              </table:table-cell>
              <table:table-cell office:value-type="float" office:value="0.827395">
                <text:p>0.82739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55417">
                <text:p>0.555417</text:p>
              </table:table-cell>
              <table:table-cell office:value-type="float" office:value="0.680645">
                <text:p>0.680645</text:p>
              </table:table-cell>
              <table:table-cell office:value-type="float" office:value="0.736846">
                <text:p>0.736846</text:p>
              </table:table-cell>
              <table:table-cell office:value-type="float" office:value="0.793685">
                <text:p>0.793685</text:p>
              </table:table-cell>
              <table:table-cell office:value-type="float" office:value="0.836626">
                <text:p>0.836626</text:p>
              </table:table-cell>
              <table:table-cell office:value-type="float" office:value="0.848577">
                <text:p>0.848577</text:p>
              </table:table-cell>
              <table:table-cell office:value-type="float" office:value="0.850192">
                <text:p>0.850192</text:p>
              </table:table-cell>
              <table:table-cell office:value-type="float" office:value="0.913948">
                <text:p>0.91394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">
                <text:p>0.93968</text:p>
              </table:table-cell>
              <table:table-cell office:value-type="float" office:value="0.939721">
                <text:p>0.939721</text:p>
              </table:table-cell>
              <table:table-cell office:value-type="float" office:value="0.809529">
                <text:p>0.80952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20707">
                <text:p>0.520707</text:p>
              </table:table-cell>
              <table:table-cell office:value-type="float" office:value="0.656725">
                <text:p>0.656725</text:p>
              </table:table-cell>
              <table:table-cell office:value-type="float" office:value="0.745398">
                <text:p>0.745398</text:p>
              </table:table-cell>
              <table:table-cell office:value-type="float" office:value="0.809563">
                <text:p>0.809563</text:p>
              </table:table-cell>
              <table:table-cell office:value-type="float" office:value="0.84233">
                <text:p>0.84233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94562">
                <text:p>0.894562</text:p>
              </table:table-cell>
              <table:table-cell office:value-type="float" office:value="0.937803">
                <text:p>0.937803</text:p>
              </table:table-cell>
              <table:table-cell office:value-type="float" office:value="0.939682">
                <text:p>0.939682</text:p>
              </table:table-cell>
              <table:table-cell office:value-type="float" office:value="0.939721">
                <text:p>0.939721</text:p>
              </table:table-cell>
              <table:table-cell office:value-type="float" office:value="0.804392">
                <text:p>0.80439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54453">
                <text:p>0.554453</text:p>
              </table:table-cell>
              <table:table-cell office:value-type="float" office:value="0.678882">
                <text:p>0.678882</text:p>
              </table:table-cell>
              <table:table-cell office:value-type="float" office:value="0.764586">
                <text:p>0.764586</text:p>
              </table:table-cell>
              <table:table-cell office:value-type="float" office:value="0.826247">
                <text:p>0.82624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49125">
                <text:p>0.849125</text:p>
              </table:table-cell>
              <table:table-cell office:value-type="float" office:value="0.898858">
                <text:p>0.898858</text:p>
              </table:table-cell>
              <table:table-cell office:value-type="float" office:value="0.938435">
                <text:p>0.938435</text:p>
              </table:table-cell>
              <table:table-cell office:value-type="float" office:value="0.939687">
                <text:p>0.939687</text:p>
              </table:table-cell>
              <table:table-cell office:value-type="float" office:value="0.939721">
                <text:p>0.939721</text:p>
              </table:table-cell>
              <table:table-cell office:value-type="float" office:value="0.814743">
                <text:p>0.81474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85074">
                <text:p>0.585074</text:p>
              </table:table-cell>
              <table:table-cell office:value-type="float" office:value="0.716025">
                <text:p>0.716025</text:p>
              </table:table-cell>
              <table:table-cell office:value-type="float" office:value="0.768508">
                <text:p>0.768508</text:p>
              </table:table-cell>
              <table:table-cell office:value-type="float" office:value="0.823038">
                <text:p>0.823038</text:p>
              </table:table-cell>
              <table:table-cell office:value-type="float" office:value="0.848293">
                <text:p>0.848293</text:p>
              </table:table-cell>
              <table:table-cell office:value-type="float" office:value="0.848577">
                <text:p>0.848577</text:p>
              </table:table-cell>
              <table:table-cell office:value-type="float" office:value="0.863471">
                <text:p>0.863471</text:p>
              </table:table-cell>
              <table:table-cell office:value-type="float" office:value="0.909769">
                <text:p>0.90976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9">
                <text:p>0.939689</text:p>
              </table:table-cell>
              <table:table-cell office:value-type="float" office:value="0.939721">
                <text:p>0.939721</text:p>
              </table:table-cell>
              <table:table-cell office:value-type="float" office:value="0.824212">
                <text:p>0.82421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35849">
                <text:p>0.535849</text:p>
              </table:table-cell>
              <table:table-cell office:value-type="float" office:value="0.728487">
                <text:p>0.728487</text:p>
              </table:table-cell>
              <table:table-cell office:value-type="float" office:value="0.771883">
                <text:p>0.771883</text:p>
              </table:table-cell>
              <table:table-cell office:value-type="float" office:value="0.813373">
                <text:p>0.813373</text:p>
              </table:table-cell>
              <table:table-cell office:value-type="float" office:value="0.848245">
                <text:p>0.848245</text:p>
              </table:table-cell>
              <table:table-cell office:value-type="float" office:value="0.848577">
                <text:p>0.848577</text:p>
              </table:table-cell>
              <table:table-cell office:value-type="float" office:value="0.87678">
                <text:p>0.87678</text:p>
              </table:table-cell>
              <table:table-cell office:value-type="float" office:value="0.913254">
                <text:p>0.91325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82158">
                <text:p>0.8215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35466">
                <text:p>0.635466</text:p>
              </table:table-cell>
              <table:table-cell office:value-type="float" office:value="0.755422">
                <text:p>0.755422</text:p>
              </table:table-cell>
              <table:table-cell office:value-type="float" office:value="0.795978">
                <text:p>0.795978</text:p>
              </table:table-cell>
              <table:table-cell office:value-type="float" office:value="0.842908">
                <text:p>0.842908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6025">
                <text:p>0.876025</text:p>
              </table:table-cell>
              <table:table-cell office:value-type="float" office:value="0.903851">
                <text:p>0.903851</text:p>
              </table:table-cell>
              <table:table-cell office:value-type="float" office:value="0.934777">
                <text:p>0.934777</text:p>
              </table:table-cell>
              <table:table-cell office:value-type="float" office:value="0.939689">
                <text:p>0.939689</text:p>
              </table:table-cell>
              <table:table-cell office:value-type="float" office:value="0.939721">
                <text:p>0.939721</text:p>
              </table:table-cell>
              <table:table-cell office:value-type="float" office:value="0.838127">
                <text:p>0.83812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34827">
                <text:p>0.634827</text:p>
              </table:table-cell>
              <table:table-cell office:value-type="float" office:value="0.766361">
                <text:p>0.766361</text:p>
              </table:table-cell>
              <table:table-cell office:value-type="float" office:value="0.810012">
                <text:p>0.810012</text:p>
              </table:table-cell>
              <table:table-cell office:value-type="float" office:value="0.848198">
                <text:p>0.848198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7319">
                <text:p>0.877319</text:p>
              </table:table-cell>
              <table:table-cell office:value-type="float" office:value="0.903844">
                <text:p>0.903844</text:p>
              </table:table-cell>
              <table:table-cell office:value-type="float" office:value="0.928777">
                <text:p>0.928777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840618">
                <text:p>0.84061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61557">
                <text:p>0.661557</text:p>
              </table:table-cell>
              <table:table-cell office:value-type="float" office:value="0.749086">
                <text:p>0.749086</text:p>
              </table:table-cell>
              <table:table-cell office:value-type="float" office:value="0.794247">
                <text:p>0.794247</text:p>
              </table:table-cell>
              <table:table-cell office:value-type="float" office:value="0.848435">
                <text:p>0.848435</text:p>
              </table:table-cell>
              <table:table-cell office:value-type="float" office:value="0.848577">
                <text:p>0.848577</text:p>
              </table:table-cell>
              <table:table-cell office:value-type="float" office:value="0.849631">
                <text:p>0.849631</text:p>
              </table:table-cell>
              <table:table-cell office:value-type="float" office:value="0.893723">
                <text:p>0.893723</text:p>
              </table:table-cell>
              <table:table-cell office:value-type="float" office:value="0.907327">
                <text:p>0.907327</text:p>
              </table:table-cell>
              <table:table-cell office:value-type="float" office:value="0.935343">
                <text:p>0.935343</text:p>
              </table:table-cell>
              <table:table-cell office:value-type="float" office:value="0.939692">
                <text:p>0.939692</text:p>
              </table:table-cell>
              <table:table-cell office:value-type="float" office:value="0.939721">
                <text:p>0.939721</text:p>
              </table:table-cell>
              <table:table-cell office:value-type="float" office:value="0.842762">
                <text:p>0.8427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48381">
                <text:p>0.648381</text:p>
              </table:table-cell>
              <table:table-cell office:value-type="float" office:value="0.746758">
                <text:p>0.746758</text:p>
              </table:table-cell>
              <table:table-cell office:value-type="float" office:value="0.779658">
                <text:p>0.779658</text:p>
              </table:table-cell>
              <table:table-cell office:value-type="float" office:value="0.834941">
                <text:p>0.834941</text:p>
              </table:table-cell>
              <table:table-cell office:value-type="float" office:value="0.848577">
                <text:p>0.848577</text:p>
              </table:table-cell>
              <table:table-cell office:value-type="float" office:value="0.863937">
                <text:p>0.863937</text:p>
              </table:table-cell>
              <table:table-cell office:value-type="float" office:value="0.899846">
                <text:p>0.899846</text:p>
              </table:table-cell>
              <table:table-cell office:value-type="float" office:value="0.925227">
                <text:p>0.92522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4">
                <text:p>0.939694</text:p>
              </table:table-cell>
              <table:table-cell office:value-type="float" office:value="0.939721">
                <text:p>0.939721</text:p>
              </table:table-cell>
              <table:table-cell office:value-type="float" office:value="0.842669">
                <text:p>0.84266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89929">
                <text:p>0.689929</text:p>
              </table:table-cell>
              <table:table-cell office:value-type="float" office:value="0.773108">
                <text:p>0.773108</text:p>
              </table:table-cell>
              <table:table-cell office:value-type="float" office:value="0.818479">
                <text:p>0.818479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1131">
                <text:p>0.871131</text:p>
              </table:table-cell>
              <table:table-cell office:value-type="float" office:value="0.903273">
                <text:p>0.903273</text:p>
              </table:table-cell>
              <table:table-cell office:value-type="float" office:value="0.919251">
                <text:p>0.91925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2">
                <text:p>0.939692</text:p>
              </table:table-cell>
              <table:table-cell office:value-type="float" office:value="0.939721">
                <text:p>0.939721</text:p>
              </table:table-cell>
              <table:table-cell office:value-type="float" office:value="0.855169">
                <text:p>0.85516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80878">
                <text:p>0.680878</text:p>
              </table:table-cell>
              <table:table-cell office:value-type="float" office:value="0.771126">
                <text:p>0.771126</text:p>
              </table:table-cell>
              <table:table-cell office:value-type="float" office:value="0.78737">
                <text:p>0.78737</text:p>
              </table:table-cell>
              <table:table-cell office:value-type="float" office:value="0.847778">
                <text:p>0.847778</text:p>
              </table:table-cell>
              <table:table-cell office:value-type="float" office:value="0.848577">
                <text:p>0.848577</text:p>
              </table:table-cell>
              <table:table-cell office:value-type="float" office:value="0.852994">
                <text:p>0.852994</text:p>
              </table:table-cell>
              <table:table-cell office:value-type="float" office:value="0.901561">
                <text:p>0.901561</text:p>
              </table:table-cell>
              <table:table-cell office:value-type="float" office:value="0.910303">
                <text:p>0.91030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7">
                <text:p>0.939687</text:p>
              </table:table-cell>
              <table:table-cell office:value-type="float" office:value="0.939721">
                <text:p>0.939721</text:p>
              </table:table-cell>
              <table:table-cell office:value-type="float" office:value="0.847995">
                <text:p>0.84799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88003">
                <text:p>0.588003</text:p>
              </table:table-cell>
              <table:table-cell office:value-type="float" office:value="0.769791">
                <text:p>0.769791</text:p>
              </table:table-cell>
              <table:table-cell office:value-type="float" office:value="0.787065">
                <text:p>0.787065</text:p>
              </table:table-cell>
              <table:table-cell office:value-type="float" office:value="0.848293">
                <text:p>0.848293</text:p>
              </table:table-cell>
              <table:table-cell office:value-type="float" office:value="0.848577">
                <text:p>0.848577</text:p>
              </table:table-cell>
              <table:table-cell office:value-type="float" office:value="0.869981">
                <text:p>0.869981</text:p>
              </table:table-cell>
              <table:table-cell office:value-type="float" office:value="0.903844">
                <text:p>0.903844</text:p>
              </table:table-cell>
              <table:table-cell office:value-type="float" office:value="0.908488">
                <text:p>0.908488</text:p>
              </table:table-cell>
              <table:table-cell office:value-type="float" office:value="0.938435">
                <text:p>0.938435</text:p>
              </table:table-cell>
              <table:table-cell office:value-type="float" office:value="0.939692">
                <text:p>0.939692</text:p>
              </table:table-cell>
              <table:table-cell office:value-type="float" office:value="0.939721">
                <text:p>0.939721</text:p>
              </table:table-cell>
              <table:table-cell office:value-type="float" office:value="0.840217">
                <text:p>0.84021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13758">
                <text:p>0.713758</text:p>
              </table:table-cell>
              <table:table-cell office:value-type="float" office:value="0.779189">
                <text:p>0.779189</text:p>
              </table:table-cell>
              <table:table-cell office:value-type="float" office:value="0.797309">
                <text:p>0.797309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871586">
                <text:p>0.871586</text:p>
              </table:table-cell>
              <table:table-cell office:value-type="float" office:value="0.903844">
                <text:p>0.903844</text:p>
              </table:table-cell>
              <table:table-cell office:value-type="float" office:value="0.919839">
                <text:p>0.91983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7">
                <text:p>0.939697</text:p>
              </table:table-cell>
              <table:table-cell office:value-type="float" office:value="0.939721">
                <text:p>0.939721</text:p>
              </table:table-cell>
              <table:table-cell office:value-type="float" office:value="0.856205">
                <text:p>0.85620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79584">
                <text:p>0.679584</text:p>
              </table:table-cell>
              <table:table-cell office:value-type="float" office:value="0.774144">
                <text:p>0.774144</text:p>
              </table:table-cell>
              <table:table-cell office:value-type="float" office:value="0.779189">
                <text:p>0.779189</text:p>
              </table:table-cell>
              <table:table-cell office:value-type="float" office:value="0.836357">
                <text:p>0.836357</text:p>
              </table:table-cell>
              <table:table-cell office:value-type="float" office:value="0.848577">
                <text:p>0.848577</text:p>
              </table:table-cell>
              <table:table-cell office:value-type="float" office:value="0.884927">
                <text:p>0.884927</text:p>
              </table:table-cell>
              <table:table-cell office:value-type="float" office:value="0.912167">
                <text:p>0.91216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7">
                <text:p>0.939707</text:p>
              </table:table-cell>
              <table:table-cell office:value-type="float" office:value="0.939721">
                <text:p>0.939721</text:p>
              </table:table-cell>
              <table:table-cell office:value-type="float" office:value="0.8534">
                <text:p>0.853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26428">
                <text:p>0.526428</text:p>
              </table:table-cell>
              <table:table-cell office:value-type="float" office:value="0.780777">
                <text:p>0.780777</text:p>
              </table:table-cell>
              <table:table-cell office:value-type="float" office:value="0.844759">
                <text:p>0.844759</text:p>
              </table:table-cell>
              <table:table-cell office:value-type="float" office:value="0.848577">
                <text:p>0.848577</text:p>
              </table:table-cell>
              <table:table-cell office:value-type="float" office:value="0.872399">
                <text:p>0.872399</text:p>
              </table:table-cell>
              <table:table-cell office:value-type="float" office:value="0.905585">
                <text:p>0.905585</text:p>
              </table:table-cell>
              <table:table-cell office:value-type="float" office:value="0.937853">
                <text:p>0.93785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2">
                <text:p>0.939712</text:p>
              </table:table-cell>
              <table:table-cell office:value-type="float" office:value="0.939721">
                <text:p>0.939721</text:p>
              </table:table-cell>
              <table:table-cell office:value-type="float" office:value="0.853543">
                <text:p>0.85354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25722">
                <text:p>0.625722</text:p>
              </table:table-cell>
              <table:table-cell office:value-type="float" office:value="0.772326">
                <text:p>0.772326</text:p>
              </table:table-cell>
              <table:table-cell office:value-type="float" office:value="0.813785">
                <text:p>0.813785</text:p>
              </table:table-cell>
              <table:table-cell office:value-type="float" office:value="0.848577">
                <text:p>0.848577</text:p>
              </table:table-cell>
              <table:table-cell office:value-type="float" office:value="0.850294">
                <text:p>0.850294</text:p>
              </table:table-cell>
              <table:table-cell office:value-type="float" office:value="0.902388">
                <text:p>0.902388</text:p>
              </table:table-cell>
              <table:table-cell office:value-type="float" office:value="0.936642">
                <text:p>0.93664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85688">
                <text:p>0.8568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28388">
                <text:p>0.628388</text:p>
              </table:table-cell>
              <table:table-cell office:value-type="float" office:value="0.781866">
                <text:p>0.781866</text:p>
              </table:table-cell>
              <table:table-cell office:value-type="float" office:value="0.846388">
                <text:p>0.846388</text:p>
              </table:table-cell>
              <table:table-cell office:value-type="float" office:value="0.848577">
                <text:p>0.848577</text:p>
              </table:table-cell>
              <table:table-cell office:value-type="float" office:value="0.870514">
                <text:p>0.870514</text:p>
              </table:table-cell>
              <table:table-cell office:value-type="float" office:value="0.905585">
                <text:p>0.905585</text:p>
              </table:table-cell>
              <table:table-cell office:value-type="float" office:value="0.934725">
                <text:p>0.93472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863512">
                <text:p>0.86351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85057">
                <text:p>0.585057</text:p>
              </table:table-cell>
              <table:table-cell office:value-type="float" office:value="0.762868">
                <text:p>0.762868</text:p>
              </table:table-cell>
              <table:table-cell office:value-type="float" office:value="0.838857">
                <text:p>0.838857</text:p>
              </table:table-cell>
              <table:table-cell office:value-type="float" office:value="0.848577">
                <text:p>0.848577</text:p>
              </table:table-cell>
              <table:table-cell office:value-type="float" office:value="0.88037">
                <text:p>0.88037</text:p>
              </table:table-cell>
              <table:table-cell office:value-type="float" office:value="0.910263">
                <text:p>0.910263</text:p>
              </table:table-cell>
              <table:table-cell office:value-type="float" office:value="0.937817">
                <text:p>0.93781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9">
                <text:p>0.93968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858289">
                <text:p>0.85828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71351">
                <text:p>0.671351</text:p>
              </table:table-cell>
              <table:table-cell office:value-type="float" office:value="0.806323">
                <text:p>0.806323</text:p>
              </table:table-cell>
              <table:table-cell office:value-type="float" office:value="0.847961">
                <text:p>0.847961</text:p>
              </table:table-cell>
              <table:table-cell office:value-type="float" office:value="0.848577">
                <text:p>0.848577</text:p>
              </table:table-cell>
              <table:table-cell office:value-type="float" office:value="0.868019">
                <text:p>0.868019</text:p>
              </table:table-cell>
              <table:table-cell office:value-type="float" office:value="0.905585">
                <text:p>0.905585</text:p>
              </table:table-cell>
              <table:table-cell office:value-type="float" office:value="0.932922">
                <text:p>0.93292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2">
                <text:p>0.93968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869981">
                <text:p>0.86998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71608">
                <text:p>0.671608</text:p>
              </table:table-cell>
              <table:table-cell office:value-type="float" office:value="0.80769">
                <text:p>0.80769</text:p>
              </table:table-cell>
              <table:table-cell office:value-type="float" office:value="0.848008">
                <text:p>0.848008</text:p>
              </table:table-cell>
              <table:table-cell office:value-type="float" office:value="0.848577">
                <text:p>0.848577</text:p>
              </table:table-cell>
              <table:table-cell office:value-type="float" office:value="0.878647">
                <text:p>0.878647</text:p>
              </table:table-cell>
              <table:table-cell office:value-type="float" office:value="0.917493">
                <text:p>0.91749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873077">
                <text:p>0.87307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48999">
                <text:p>0.648999</text:p>
              </table:table-cell>
              <table:table-cell office:value-type="float" office:value="0.810766">
                <text:p>0.810766</text:p>
              </table:table-cell>
              <table:table-cell office:value-type="float" office:value="0.848103">
                <text:p>0.848103</text:p>
              </table:table-cell>
              <table:table-cell office:value-type="float" office:value="0.848577">
                <text:p>0.848577</text:p>
              </table:table-cell>
              <table:table-cell office:value-type="float" office:value="0.87491">
                <text:p>0.87491</text:p>
              </table:table-cell>
              <table:table-cell office:value-type="float" office:value="0.91205">
                <text:p>0.91205</text:p>
              </table:table-cell>
              <table:table-cell office:value-type="float" office:value="0.938435">
                <text:p>0.93843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2">
                <text:p>0.93968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870092">
                <text:p>0.87009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99383">
                <text:p>0.699383</text:p>
              </table:table-cell>
              <table:table-cell office:value-type="float" office:value="0.832076">
                <text:p>0.832076</text:p>
              </table:table-cell>
              <table:table-cell office:value-type="float" office:value="0.848151">
                <text:p>0.848151</text:p>
              </table:table-cell>
              <table:table-cell office:value-type="float" office:value="0.848577">
                <text:p>0.848577</text:p>
              </table:table-cell>
              <table:table-cell office:value-type="float" office:value="0.86692">
                <text:p>0.86692</text:p>
              </table:table-cell>
              <table:table-cell office:value-type="float" office:value="0.916185">
                <text:p>0.91618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7">
                <text:p>0.93968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877004">
                <text:p>0.87700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85443">
                <text:p>0.685443</text:p>
              </table:table-cell>
              <table:table-cell office:value-type="float" office:value="0.834672">
                <text:p>0.834672</text:p>
              </table:table-cell>
              <table:table-cell office:value-type="float" office:value="0.848198">
                <text:p>0.848198</text:p>
              </table:table-cell>
              <table:table-cell office:value-type="float" office:value="0.849122">
                <text:p>0.849122</text:p>
              </table:table-cell>
              <table:table-cell office:value-type="float" office:value="0.89338">
                <text:p>0.89338</text:p>
              </table:table-cell>
              <table:table-cell office:value-type="float" office:value="0.932292">
                <text:p>0.93229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7">
                <text:p>0.93969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880187">
                <text:p>0.88018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24491">
                <text:p>0.624491</text:p>
              </table:table-cell>
              <table:table-cell office:value-type="float" office:value="0.79775">
                <text:p>0.79775</text:p>
              </table:table-cell>
              <table:table-cell office:value-type="float" office:value="0.847819">
                <text:p>0.847819</text:p>
              </table:table-cell>
              <table:table-cell office:value-type="float" office:value="0.848577">
                <text:p>0.848577</text:p>
              </table:table-cell>
              <table:table-cell office:value-type="float" office:value="0.857875">
                <text:p>0.857875</text:p>
              </table:table-cell>
              <table:table-cell office:value-type="float" office:value="0.916897">
                <text:p>0.91689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2">
                <text:p>0.939712</text:p>
              </table:table-cell>
              <table:table-cell office:value-type="float" office:value="0.939733">
                <text:p>0.939733</text:p>
              </table:table-cell>
              <table:table-cell office:value-type="float" office:value="0.939953">
                <text:p>0.939953</text:p>
              </table:table-cell>
              <table:table-cell office:value-type="float" office:value="0.86522">
                <text:p>0.8652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0966">
                <text:p>0.60966</text:p>
              </table:table-cell>
              <table:table-cell office:value-type="float" office:value="0.793243">
                <text:p>0.793243</text:p>
              </table:table-cell>
              <table:table-cell office:value-type="float" office:value="0.847772">
                <text:p>0.847772</text:p>
              </table:table-cell>
              <table:table-cell office:value-type="float" office:value="0.848577">
                <text:p>0.848577</text:p>
              </table:table-cell>
              <table:table-cell office:value-type="float" office:value="0.851438">
                <text:p>0.851438</text:p>
              </table:table-cell>
              <table:table-cell office:value-type="float" office:value="0.914004">
                <text:p>0.91400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4">
                <text:p>0.939694</text:p>
              </table:table-cell>
              <table:table-cell office:value-type="float" office:value="0.939756">
                <text:p>0.939756</text:p>
              </table:table-cell>
              <table:table-cell office:value-type="float" office:value="0.939953">
                <text:p>0.939953</text:p>
              </table:table-cell>
              <table:table-cell office:value-type="float" office:value="0.862349">
                <text:p>0.86234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06259">
                <text:p>0.606259</text:p>
              </table:table-cell>
              <table:table-cell office:value-type="float" office:value="0.789318">
                <text:p>0.789318</text:p>
              </table:table-cell>
              <table:table-cell office:value-type="float" office:value="0.847819">
                <text:p>0.847819</text:p>
              </table:table-cell>
              <table:table-cell office:value-type="float" office:value="0.848577">
                <text:p>0.848577</text:p>
              </table:table-cell>
              <table:table-cell office:value-type="float" office:value="0.849743">
                <text:p>0.849743</text:p>
              </table:table-cell>
              <table:table-cell office:value-type="float" office:value="0.898379">
                <text:p>0.898379</text:p>
              </table:table-cell>
              <table:table-cell office:value-type="float" office:value="0.939054">
                <text:p>0.93905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9">
                <text:p>0.939699</text:p>
              </table:table-cell>
              <table:table-cell office:value-type="float" office:value="0.939768">
                <text:p>0.939768</text:p>
              </table:table-cell>
              <table:table-cell office:value-type="float" office:value="0.939953">
                <text:p>0.939953</text:p>
              </table:table-cell>
              <table:table-cell office:value-type="float" office:value="0.859829">
                <text:p>0.85982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79877">
                <text:p>0.579877</text:p>
              </table:table-cell>
              <table:table-cell office:value-type="float" office:value="0.777282">
                <text:p>0.777282</text:p>
              </table:table-cell>
              <table:table-cell office:value-type="float" office:value="0.846453">
                <text:p>0.846453</text:p>
              </table:table-cell>
              <table:table-cell office:value-type="float" office:value="0.848577">
                <text:p>0.848577</text:p>
              </table:table-cell>
              <table:table-cell office:value-type="float" office:value="0.848577">
                <text:p>0.848577</text:p>
              </table:table-cell>
              <table:table-cell office:value-type="float" office:value="0.903635">
                <text:p>0.90363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4">
                <text:p>0.939714</text:p>
              </table:table-cell>
              <table:table-cell office:value-type="float" office:value="0.939791">
                <text:p>0.939791</text:p>
              </table:table-cell>
              <table:table-cell office:value-type="float" office:value="0.939953">
                <text:p>0.939953</text:p>
              </table:table-cell>
              <table:table-cell office:value-type="float" office:value="0.856325">
                <text:p>0.85632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44173">
                <text:p>0.644173</text:p>
              </table:table-cell>
              <table:table-cell office:value-type="float" office:value="0.780101">
                <text:p>0.780101</text:p>
              </table:table-cell>
              <table:table-cell office:value-type="float" office:value="0.844614">
                <text:p>0.844614</text:p>
              </table:table-cell>
              <table:table-cell office:value-type="float" office:value="0.848577">
                <text:p>0.848577</text:p>
              </table:table-cell>
              <table:table-cell office:value-type="float" office:value="0.872503">
                <text:p>0.872503</text:p>
              </table:table-cell>
              <table:table-cell office:value-type="float" office:value="0.939054">
                <text:p>0.93905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5">
                <text:p>0.93967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79">
                <text:p>0.939779</text:p>
              </table:table-cell>
              <table:table-cell office:value-type="float" office:value="0.939953">
                <text:p>0.939953</text:p>
              </table:table-cell>
              <table:table-cell office:value-type="float" office:value="0.868787">
                <text:p>0.8687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42895">
                <text:p>0.642895</text:p>
              </table:table-cell>
              <table:table-cell office:value-type="float" office:value="0.834418">
                <text:p>0.834418</text:p>
              </table:table-cell>
              <table:table-cell office:value-type="float" office:value="0.848103">
                <text:p>0.848103</text:p>
              </table:table-cell>
              <table:table-cell office:value-type="float" office:value="0.848577">
                <text:p>0.848577</text:p>
              </table:table-cell>
              <table:table-cell office:value-type="float" office:value="0.878797">
                <text:p>0.878797</text:p>
              </table:table-cell>
              <table:table-cell office:value-type="float" office:value="0.937199">
                <text:p>0.93719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7">
                <text:p>0.93968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56">
                <text:p>0.939756</text:p>
              </table:table-cell>
              <table:table-cell office:value-type="float" office:value="0.939953">
                <text:p>0.939953</text:p>
              </table:table-cell>
              <table:table-cell office:value-type="float" office:value="0.874883">
                <text:p>0.87488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97246">
                <text:p>0.697246</text:p>
              </table:table-cell>
              <table:table-cell office:value-type="float" office:value="0.837573">
                <text:p>0.837573</text:p>
              </table:table-cell>
              <table:table-cell office:value-type="float" office:value="0.848103">
                <text:p>0.848103</text:p>
              </table:table-cell>
              <table:table-cell office:value-type="float" office:value="0.848577">
                <text:p>0.848577</text:p>
              </table:table-cell>
              <table:table-cell office:value-type="float" office:value="0.862775">
                <text:p>0.862775</text:p>
              </table:table-cell>
              <table:table-cell office:value-type="float" office:value="0.933616">
                <text:p>0.93361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9">
                <text:p>0.93969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56">
                <text:p>0.939756</text:p>
              </table:table-cell>
              <table:table-cell office:value-type="float" office:value="0.939953">
                <text:p>0.939953</text:p>
              </table:table-cell>
              <table:table-cell office:value-type="float" office:value="0.878674">
                <text:p>0.87867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292">
                <text:p>0.7292</text:p>
              </table:table-cell>
              <table:table-cell office:value-type="float" office:value="0.843329">
                <text:p>0.843329</text:p>
              </table:table-cell>
              <table:table-cell office:value-type="float" office:value="0.848293">
                <text:p>0.848293</text:p>
              </table:table-cell>
              <table:table-cell office:value-type="float" office:value="0.848577">
                <text:p>0.848577</text:p>
              </table:table-cell>
              <table:table-cell office:value-type="float" office:value="0.886261">
                <text:p>0.886261</text:p>
              </table:table-cell>
              <table:table-cell office:value-type="float" office:value="0.939054">
                <text:p>0.93905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45">
                <text:p>0.939745</text:p>
              </table:table-cell>
              <table:table-cell office:value-type="float" office:value="0.939953">
                <text:p>0.939953</text:p>
              </table:table-cell>
              <table:table-cell office:value-type="float" office:value="0.885354">
                <text:p>0.88535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712166">
                <text:p>0.712166</text:p>
              </table:table-cell>
              <table:table-cell office:value-type="float" office:value="0.833149">
                <text:p>0.833149</text:p>
              </table:table-cell>
              <table:table-cell office:value-type="float" office:value="0.848056">
                <text:p>0.848056</text:p>
              </table:table-cell>
              <table:table-cell office:value-type="float" office:value="0.848577">
                <text:p>0.848577</text:p>
              </table:table-cell>
              <table:table-cell office:value-type="float" office:value="0.88621">
                <text:p>0.88621</text:p>
              </table:table-cell>
              <table:table-cell office:value-type="float" office:value="0.938435">
                <text:p>0.93843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4">
                <text:p>0.93970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91">
                <text:p>0.939791</text:p>
              </table:table-cell>
              <table:table-cell office:value-type="float" office:value="0.939953">
                <text:p>0.939953</text:p>
              </table:table-cell>
              <table:table-cell office:value-type="float" office:value="0.882548">
                <text:p>0.88254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27871">
                <text:p>0.627871</text:p>
              </table:table-cell>
              <table:table-cell office:value-type="float" office:value="0.798791">
                <text:p>0.798791</text:p>
              </table:table-cell>
              <table:table-cell office:value-type="float" office:value="0.84763">
                <text:p>0.84763</text:p>
              </table:table-cell>
              <table:table-cell office:value-type="float" office:value="0.848387">
                <text:p>0.848387</text:p>
              </table:table-cell>
              <table:table-cell office:value-type="float" office:value="0.849712">
                <text:p>0.849712</text:p>
              </table:table-cell>
              <table:table-cell office:value-type="float" office:value="0.91624">
                <text:p>0.9162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4">
                <text:p>0.93970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26">
                <text:p>0.939826</text:p>
              </table:table-cell>
              <table:table-cell office:value-type="float" office:value="0.939953">
                <text:p>0.939953</text:p>
              </table:table-cell>
              <table:table-cell office:value-type="float" office:value="0.864755">
                <text:p>0.86475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6059">
                <text:p>0.66059</text:p>
              </table:table-cell>
              <table:table-cell office:value-type="float" office:value="0.815473">
                <text:p>0.815473</text:p>
              </table:table-cell>
              <table:table-cell office:value-type="float" office:value="0.84763">
                <text:p>0.84763</text:p>
              </table:table-cell>
              <table:table-cell office:value-type="float" office:value="0.84834">
                <text:p>0.84834</text:p>
              </table:table-cell>
              <table:table-cell office:value-type="float" office:value="0.851183">
                <text:p>0.851183</text:p>
              </table:table-cell>
              <table:table-cell office:value-type="float" office:value="0.921844">
                <text:p>0.92184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9">
                <text:p>0.93970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953">
                <text:p>0.939953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69639">
                <text:p>0.669639</text:p>
              </table:table-cell>
              <table:table-cell office:value-type="float" office:value="0.825715">
                <text:p>0.825715</text:p>
              </table:table-cell>
              <table:table-cell office:value-type="float" office:value="0.84763">
                <text:p>0.84763</text:p>
              </table:table-cell>
              <table:table-cell office:value-type="float" office:value="0.848198">
                <text:p>0.848198</text:p>
              </table:table-cell>
              <table:table-cell office:value-type="float" office:value="0.848577">
                <text:p>0.848577</text:p>
              </table:table-cell>
              <table:table-cell office:value-type="float" office:value="0.888513">
                <text:p>0.88851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7">
                <text:p>0.93969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953">
                <text:p>0.939953</text:p>
              </table:table-cell>
              <table:table-cell office:value-type="float" office:value="0.86872">
                <text:p>0.8687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95904">
                <text:p>0.695904</text:p>
              </table:table-cell>
              <table:table-cell office:value-type="float" office:value="0.834877">
                <text:p>0.834877</text:p>
              </table:table-cell>
              <table:table-cell office:value-type="float" office:value="0.848008">
                <text:p>0.848008</text:p>
              </table:table-cell>
              <table:table-cell office:value-type="float" office:value="0.849528">
                <text:p>0.849528</text:p>
              </table:table-cell>
              <table:table-cell office:value-type="float" office:value="0.862787">
                <text:p>0.862787</text:p>
              </table:table-cell>
              <table:table-cell office:value-type="float" office:value="0.928246">
                <text:p>0.92824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2">
                <text:p>0.93968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84">
                <text:p>0.939884</text:p>
              </table:table-cell>
              <table:table-cell office:value-type="float" office:value="0.939953">
                <text:p>0.939953</text:p>
              </table:table-cell>
              <table:table-cell office:value-type="float" office:value="0.877831">
                <text:p>0.87783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76408">
                <text:p>0.676408</text:p>
              </table:table-cell>
              <table:table-cell office:value-type="float" office:value="0.833109">
                <text:p>0.833109</text:p>
              </table:table-cell>
              <table:table-cell office:value-type="float" office:value="0.848245">
                <text:p>0.848245</text:p>
              </table:table-cell>
              <table:table-cell office:value-type="float" office:value="0.854544">
                <text:p>0.854544</text:p>
              </table:table-cell>
              <table:table-cell office:value-type="float" office:value="0.892193">
                <text:p>0.89219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4">
                <text:p>0.93970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61">
                <text:p>0.939861</text:p>
              </table:table-cell>
              <table:table-cell office:value-type="float" office:value="0.939953">
                <text:p>0.939953</text:p>
              </table:table-cell>
              <table:table-cell office:value-type="float" office:value="0.880313">
                <text:p>0.88031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82031">
                <text:p>0.682031</text:p>
              </table:table-cell>
              <table:table-cell office:value-type="float" office:value="0.847397">
                <text:p>0.847397</text:p>
              </table:table-cell>
              <table:table-cell office:value-type="float" office:value="0.848482">
                <text:p>0.848482</text:p>
              </table:table-cell>
              <table:table-cell office:value-type="float" office:value="0.858702">
                <text:p>0.858702</text:p>
              </table:table-cell>
              <table:table-cell office:value-type="float" office:value="0.921584">
                <text:p>0.92158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9">
                <text:p>0.93970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953">
                <text:p>0.939953</text:p>
              </table:table-cell>
              <table:table-cell office:value-type="float" office:value="0.885682">
                <text:p>0.88568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79391">
                <text:p>0.679391</text:p>
              </table:table-cell>
              <table:table-cell office:value-type="float" office:value="0.83364">
                <text:p>0.83364</text:p>
              </table:table-cell>
              <table:table-cell office:value-type="float" office:value="0.848293">
                <text:p>0.848293</text:p>
              </table:table-cell>
              <table:table-cell office:value-type="float" office:value="0.859014">
                <text:p>0.859014</text:p>
              </table:table-cell>
              <table:table-cell office:value-type="float" office:value="0.925073">
                <text:p>0.92507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07">
                <text:p>0.939907</text:p>
              </table:table-cell>
              <table:table-cell office:value-type="float" office:value="0.939953">
                <text:p>0.939953</text:p>
              </table:table-cell>
              <table:table-cell office:value-type="float" office:value="0.884411">
                <text:p>0.88441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81433">
                <text:p>0.681433</text:p>
              </table:table-cell>
              <table:table-cell office:value-type="float" office:value="0.826466">
                <text:p>0.826466</text:p>
              </table:table-cell>
              <table:table-cell office:value-type="float" office:value="0.847961">
                <text:p>0.847961</text:p>
              </table:table-cell>
              <table:table-cell office:value-type="float" office:value="0.85184">
                <text:p>0.85184</text:p>
              </table:table-cell>
              <table:table-cell office:value-type="float" office:value="0.900022">
                <text:p>0.90002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9">
                <text:p>0.93971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84">
                <text:p>0.939884</text:p>
              </table:table-cell>
              <table:table-cell office:value-type="float" office:value="0.939953">
                <text:p>0.939953</text:p>
              </table:table-cell>
              <table:table-cell office:value-type="float" office:value="0.880639">
                <text:p>0.88063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76882">
                <text:p>0.676882</text:p>
              </table:table-cell>
              <table:table-cell office:value-type="float" office:value="0.845841">
                <text:p>0.845841</text:p>
              </table:table-cell>
              <table:table-cell office:value-type="float" office:value="0.848056">
                <text:p>0.848056</text:p>
              </table:table-cell>
              <table:table-cell office:value-type="float" office:value="0.849627">
                <text:p>0.849627</text:p>
              </table:table-cell>
              <table:table-cell office:value-type="float" office:value="0.910073">
                <text:p>0.91007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42">
                <text:p>0.939942</text:p>
              </table:table-cell>
              <table:table-cell office:value-type="float" office:value="0.939953">
                <text:p>0.939953</text:p>
              </table:table-cell>
              <table:table-cell office:value-type="float" office:value="0.882922">
                <text:p>0.88292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76565">
                <text:p>0.676565</text:p>
              </table:table-cell>
              <table:table-cell office:value-type="float" office:value="0.847358">
                <text:p>0.847358</text:p>
              </table:table-cell>
              <table:table-cell office:value-type="float" office:value="0.84834">
                <text:p>0.84834</text:p>
              </table:table-cell>
              <table:table-cell office:value-type="float" office:value="0.851622">
                <text:p>0.851622</text:p>
              </table:table-cell>
              <table:table-cell office:value-type="float" office:value="0.91617">
                <text:p>0.9161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8388">
                <text:p>0.8838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13896">
                <text:p>0.613896</text:p>
              </table:table-cell>
              <table:table-cell office:value-type="float" office:value="0.838708">
                <text:p>0.838708</text:p>
              </table:table-cell>
              <table:table-cell office:value-type="float" office:value="0.848151">
                <text:p>0.848151</text:p>
              </table:table-cell>
              <table:table-cell office:value-type="float" office:value="0.849853">
                <text:p>0.849853</text:p>
              </table:table-cell>
              <table:table-cell office:value-type="float" office:value="0.912002">
                <text:p>0.91200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9">
                <text:p>0.93970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3">
                <text:p>0.9399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6131">
                <text:p>0.87613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736599">
                <text:p>0.736599</text:p>
              </table:table-cell>
              <table:table-cell office:value-type="float" office:value="0.847552">
                <text:p>0.847552</text:p>
              </table:table-cell>
              <table:table-cell office:value-type="float" office:value="0.848577">
                <text:p>0.848577</text:p>
              </table:table-cell>
              <table:table-cell office:value-type="float" office:value="0.854362">
                <text:p>0.854362</text:p>
              </table:table-cell>
              <table:table-cell office:value-type="float" office:value="0.935464">
                <text:p>0.93546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03">
                <text:p>0.93980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2139">
                <text:p>0.89213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02987">
                <text:p>0.702987</text:p>
              </table:table-cell>
              <table:table-cell office:value-type="float" office:value="0.847569">
                <text:p>0.847569</text:p>
              </table:table-cell>
              <table:table-cell office:value-type="float" office:value="0.848802">
                <text:p>0.848802</text:p>
              </table:table-cell>
              <table:table-cell office:value-type="float" office:value="0.914529">
                <text:p>0.91452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2">
                <text:p>0.93971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5247">
                <text:p>0.89524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63793">
                <text:p>0.763793</text:p>
              </table:table-cell>
              <table:table-cell office:value-type="float" office:value="0.848056">
                <text:p>0.848056</text:p>
              </table:table-cell>
              <table:table-cell office:value-type="float" office:value="0.852544">
                <text:p>0.852544</text:p>
              </table:table-cell>
              <table:table-cell office:value-type="float" office:value="0.930483">
                <text:p>0.93048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9">
                <text:p>0.93969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79">
                <text:p>0.93977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3337">
                <text:p>0.90333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784962">
                <text:p>0.784962</text:p>
              </table:table-cell>
              <table:table-cell office:value-type="float" office:value="0.848008">
                <text:p>0.848008</text:p>
              </table:table-cell>
              <table:table-cell office:value-type="float" office:value="0.849056">
                <text:p>0.849056</text:p>
              </table:table-cell>
              <table:table-cell office:value-type="float" office:value="0.91283">
                <text:p>0.9128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7">
                <text:p>0.93968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42">
                <text:p>0.939942</text:p>
              </table:table-cell>
              <table:table-cell office:value-type="float" office:value="0.939953">
                <text:p>0.939953</text:p>
              </table:table-cell>
              <table:table-cell office:value-type="float" office:value="0.903327">
                <text:p>0.90332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781942">
                <text:p>0.781942</text:p>
              </table:table-cell>
              <table:table-cell office:value-type="float" office:value="0.847866">
                <text:p>0.847866</text:p>
              </table:table-cell>
              <table:table-cell office:value-type="float" office:value="0.85386">
                <text:p>0.85386</text:p>
              </table:table-cell>
              <table:table-cell office:value-type="float" office:value="0.934726">
                <text:p>0.93472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9">
                <text:p>0.93968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19">
                <text:p>0.939919</text:p>
              </table:table-cell>
              <table:table-cell office:value-type="float" office:value="0.939953">
                <text:p>0.939953</text:p>
              </table:table-cell>
              <table:table-cell office:value-type="float" office:value="0.905679">
                <text:p>0.9056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05869">
                <text:p>0.805869</text:p>
              </table:table-cell>
              <table:table-cell office:value-type="float" office:value="0.84834">
                <text:p>0.84834</text:p>
              </table:table-cell>
              <table:table-cell office:value-type="float" office:value="0.900259">
                <text:p>0.90025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6">
                <text:p>0.939716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91">
                <text:p>0.93979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13267">
                <text:p>0.91326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00909">
                <text:p>0.800909</text:p>
              </table:table-cell>
              <table:table-cell office:value-type="float" office:value="0.848198">
                <text:p>0.848198</text:p>
              </table:table-cell>
              <table:table-cell office:value-type="float" office:value="0.915226">
                <text:p>0.91522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5">
                <text:p>0.93967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79">
                <text:p>0.93977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14253">
                <text:p>0.91425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6165">
                <text:p>0.66165</text:p>
              </table:table-cell>
              <table:table-cell office:value-type="float" office:value="0.847677">
                <text:p>0.847677</text:p>
              </table:table-cell>
              <table:table-cell office:value-type="float" office:value="0.854873">
                <text:p>0.854873</text:p>
              </table:table-cell>
              <table:table-cell office:value-type="float" office:value="0.936578">
                <text:p>0.93657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893916">
                <text:p>0.89391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802196">
                <text:p>0.802196</text:p>
              </table:table-cell>
              <table:table-cell office:value-type="float" office:value="0.848151">
                <text:p>0.848151</text:p>
              </table:table-cell>
              <table:table-cell office:value-type="float" office:value="0.88147">
                <text:p>0.8814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4">
                <text:p>0.93970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953">
                <text:p>0.939953</text:p>
              </table:table-cell>
              <table:table-cell office:value-type="float" office:value="0.910987">
                <text:p>0.91098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809209">
                <text:p>0.809209</text:p>
              </table:table-cell>
              <table:table-cell office:value-type="float" office:value="0.84763">
                <text:p>0.84763</text:p>
              </table:table-cell>
              <table:table-cell office:value-type="float" office:value="0.848245">
                <text:p>0.848245</text:p>
              </table:table-cell>
              <table:table-cell office:value-type="float" office:value="0.871331">
                <text:p>0.87133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9">
                <text:p>0.93970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68">
                <text:p>0.939768</text:p>
              </table:table-cell>
              <table:table-cell office:value-type="float" office:value="0.939953">
                <text:p>0.939953</text:p>
              </table:table-cell>
              <table:table-cell office:value-type="float" office:value="0.901468">
                <text:p>0.90146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40327">
                <text:p>0.740327</text:p>
              </table:table-cell>
              <table:table-cell office:value-type="float" office:value="0.847552">
                <text:p>0.847552</text:p>
              </table:table-cell>
              <table:table-cell office:value-type="float" office:value="0.847772">
                <text:p>0.847772</text:p>
              </table:table-cell>
              <table:table-cell office:value-type="float" office:value="0.848577">
                <text:p>0.848577</text:p>
              </table:table-cell>
              <table:table-cell office:value-type="float" office:value="0.857315">
                <text:p>0.857315</text:p>
              </table:table-cell>
              <table:table-cell office:value-type="float" office:value="0.926081">
                <text:p>0.92608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4">
                <text:p>0.93971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91">
                <text:p>0.939791</text:p>
              </table:table-cell>
              <table:table-cell office:value-type="float" office:value="0.939953">
                <text:p>0.939953</text:p>
              </table:table-cell>
              <table:table-cell office:value-type="float" office:value="0.882652">
                <text:p>0.88265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54103">
                <text:p>0.654103</text:p>
              </table:table-cell>
              <table:table-cell office:value-type="float" office:value="0.840486">
                <text:p>0.840486</text:p>
              </table:table-cell>
              <table:table-cell office:value-type="float" office:value="0.847724">
                <text:p>0.847724</text:p>
              </table:table-cell>
              <table:table-cell office:value-type="float" office:value="0.848577">
                <text:p>0.848577</text:p>
              </table:table-cell>
              <table:table-cell office:value-type="float" office:value="0.853458">
                <text:p>0.853458</text:p>
              </table:table-cell>
              <table:table-cell office:value-type="float" office:value="0.909466">
                <text:p>0.90946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7">
                <text:p>0.93970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26">
                <text:p>0.939826</text:p>
              </table:table-cell>
              <table:table-cell office:value-type="float" office:value="0.939953">
                <text:p>0.939953</text:p>
              </table:table-cell>
              <table:table-cell office:value-type="float" office:value="0.871274">
                <text:p>0.87127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59618">
                <text:p>0.59618</text:p>
              </table:table-cell>
              <table:table-cell office:value-type="float" office:value="0.772243">
                <text:p>0.772243</text:p>
              </table:table-cell>
              <table:table-cell office:value-type="float" office:value="0.847591">
                <text:p>0.847591</text:p>
              </table:table-cell>
              <table:table-cell office:value-type="float" office:value="0.848151">
                <text:p>0.848151</text:p>
              </table:table-cell>
              <table:table-cell office:value-type="float" office:value="0.848652">
                <text:p>0.848652</text:p>
              </table:table-cell>
              <table:table-cell office:value-type="float" office:value="0.885829">
                <text:p>0.88582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9">
                <text:p>0.93969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61">
                <text:p>0.939861</text:p>
              </table:table-cell>
              <table:table-cell office:value-type="float" office:value="0.939953">
                <text:p>0.939953</text:p>
              </table:table-cell>
              <table:table-cell office:value-type="float" office:value="0.85576">
                <text:p>0.8557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527273">
                <text:p>0.527273</text:p>
              </table:table-cell>
              <table:table-cell office:value-type="float" office:value="0.780585">
                <text:p>0.780585</text:p>
              </table:table-cell>
              <table:table-cell office:value-type="float" office:value="0.847552">
                <text:p>0.847552</text:p>
              </table:table-cell>
              <table:table-cell office:value-type="float" office:value="0.848387">
                <text:p>0.848387</text:p>
              </table:table-cell>
              <table:table-cell office:value-type="float" office:value="0.851831">
                <text:p>0.851831</text:p>
              </table:table-cell>
              <table:table-cell office:value-type="float" office:value="0.910339">
                <text:p>0.91033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2">
                <text:p>0.93969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852492">
                <text:p>0.85249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56706">
                <text:p>0.556706</text:p>
              </table:table-cell>
              <table:table-cell office:value-type="float" office:value="0.771658">
                <text:p>0.771658</text:p>
              </table:table-cell>
              <table:table-cell office:value-type="float" office:value="0.847474">
                <text:p>0.847474</text:p>
              </table:table-cell>
              <table:table-cell office:value-type="float" office:value="0.848529">
                <text:p>0.848529</text:p>
              </table:table-cell>
              <table:table-cell office:value-type="float" office:value="0.851538">
                <text:p>0.851538</text:p>
              </table:table-cell>
              <table:table-cell office:value-type="float" office:value="0.900266">
                <text:p>0.90026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853511">
                <text:p>0.85351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86221">
                <text:p>0.586221</text:p>
              </table:table-cell>
              <table:table-cell office:value-type="float" office:value="0.745805">
                <text:p>0.745805</text:p>
              </table:table-cell>
              <table:table-cell office:value-type="float" office:value="0.845344">
                <text:p>0.845344</text:p>
              </table:table-cell>
              <table:table-cell office:value-type="float" office:value="0.848151">
                <text:p>0.848151</text:p>
              </table:table-cell>
              <table:table-cell office:value-type="float" office:value="0.848577">
                <text:p>0.848577</text:p>
              </table:table-cell>
              <table:table-cell office:value-type="float" office:value="0.868684">
                <text:p>0.86868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84">
                <text:p>0.939884</text:p>
              </table:table-cell>
              <table:table-cell office:value-type="float" office:value="0.939953">
                <text:p>0.939953</text:p>
              </table:table-cell>
              <table:table-cell office:value-type="float" office:value="0.850174">
                <text:p>0.85017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61457">
                <text:p>0.561457</text:p>
              </table:table-cell>
              <table:table-cell office:value-type="float" office:value="0.738239">
                <text:p>0.738239</text:p>
              </table:table-cell>
              <table:table-cell office:value-type="float" office:value="0.831266">
                <text:p>0.831266</text:p>
              </table:table-cell>
              <table:table-cell office:value-type="float" office:value="0.847772">
                <text:p>0.847772</text:p>
              </table:table-cell>
              <table:table-cell office:value-type="float" office:value="0.848577">
                <text:p>0.848577</text:p>
              </table:table-cell>
              <table:table-cell office:value-type="float" office:value="0.871804">
                <text:p>0.87180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">
                <text:p>0.93968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3">
                <text:p>0.93993</text:p>
              </table:table-cell>
              <table:table-cell office:value-type="float" office:value="0.939953">
                <text:p>0.939953</text:p>
              </table:table-cell>
              <table:table-cell office:value-type="float" office:value="0.845812">
                <text:p>0.84581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56267">
                <text:p>0.556267</text:p>
              </table:table-cell>
              <table:table-cell office:value-type="float" office:value="0.76769">
                <text:p>0.76769</text:p>
              </table:table-cell>
              <table:table-cell office:value-type="float" office:value="0.847242">
                <text:p>0.847242</text:p>
              </table:table-cell>
              <table:table-cell office:value-type="float" office:value="0.847677">
                <text:p>0.847677</text:p>
              </table:table-cell>
              <table:table-cell office:value-type="float" office:value="0.848727">
                <text:p>0.848727</text:p>
              </table:table-cell>
              <table:table-cell office:value-type="float" office:value="0.913457">
                <text:p>0.91345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9">
                <text:p>0.93969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54011">
                <text:p>0.85401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92235">
                <text:p>0.592235</text:p>
              </table:table-cell>
              <table:table-cell office:value-type="float" office:value="0.815376">
                <text:p>0.815376</text:p>
              </table:table-cell>
              <table:table-cell office:value-type="float" office:value="0.847397">
                <text:p>0.847397</text:p>
              </table:table-cell>
              <table:table-cell office:value-type="float" office:value="0.848293">
                <text:p>0.848293</text:p>
              </table:table-cell>
              <table:table-cell office:value-type="float" office:value="0.889903">
                <text:p>0.88990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61">
                <text:p>0.93986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6921">
                <text:p>0.8692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55368">
                <text:p>0.555368</text:p>
              </table:table-cell>
              <table:table-cell office:value-type="float" office:value="0.764972">
                <text:p>0.764972</text:p>
              </table:table-cell>
              <table:table-cell office:value-type="float" office:value="0.847242">
                <text:p>0.847242</text:p>
              </table:table-cell>
              <table:table-cell office:value-type="float" office:value="0.848618">
                <text:p>0.848618</text:p>
              </table:table-cell>
              <table:table-cell office:value-type="float" office:value="0.935062">
                <text:p>0.93506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2">
                <text:p>0.939712</text:p>
              </table:table-cell>
              <table:table-cell office:value-type="float" office:value="0.939745">
                <text:p>0.939745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6503">
                <text:p>0.8650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0738">
                <text:p>0.60738</text:p>
              </table:table-cell>
              <table:table-cell office:value-type="float" office:value="0.785107">
                <text:p>0.785107</text:p>
              </table:table-cell>
              <table:table-cell office:value-type="float" office:value="0.847242">
                <text:p>0.847242</text:p>
              </table:table-cell>
              <table:table-cell office:value-type="float" office:value="0.851194">
                <text:p>0.851194</text:p>
              </table:table-cell>
              <table:table-cell office:value-type="float" office:value="0.933909">
                <text:p>0.93390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4">
                <text:p>0.939704</text:p>
              </table:table-cell>
              <table:table-cell office:value-type="float" office:value="0.939756">
                <text:p>0.939756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2387">
                <text:p>0.87238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01791">
                <text:p>0.601791</text:p>
              </table:table-cell>
              <table:table-cell office:value-type="float" office:value="0.790543">
                <text:p>0.790543</text:p>
              </table:table-cell>
              <table:table-cell office:value-type="float" office:value="0.847242">
                <text:p>0.847242</text:p>
              </table:table-cell>
              <table:table-cell office:value-type="float" office:value="0.852587">
                <text:p>0.852587</text:p>
              </table:table-cell>
              <table:table-cell office:value-type="float" office:value="0.926226">
                <text:p>0.92622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7">
                <text:p>0.939687</text:p>
              </table:table-cell>
              <table:table-cell office:value-type="float" office:value="0.939791">
                <text:p>0.93979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1744">
                <text:p>0.87174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25689">
                <text:p>0.625689</text:p>
              </table:table-cell>
              <table:table-cell office:value-type="float" office:value="0.776295">
                <text:p>0.776295</text:p>
              </table:table-cell>
              <table:table-cell office:value-type="float" office:value="0.847319">
                <text:p>0.847319</text:p>
              </table:table-cell>
              <table:table-cell office:value-type="float" office:value="0.864918">
                <text:p>0.864918</text:p>
              </table:table-cell>
              <table:table-cell office:value-type="float" office:value="0.936215">
                <text:p>0.93621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9">
                <text:p>0.939689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4955">
                <text:p>0.87495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28421">
                <text:p>0.628421</text:p>
              </table:table-cell>
              <table:table-cell office:value-type="float" office:value="0.803654">
                <text:p>0.803654</text:p>
              </table:table-cell>
              <table:table-cell office:value-type="float" office:value="0.847397">
                <text:p>0.847397</text:p>
              </table:table-cell>
              <table:table-cell office:value-type="float" office:value="0.863918">
                <text:p>0.863918</text:p>
              </table:table-cell>
              <table:table-cell office:value-type="float" office:value="0.930451">
                <text:p>0.93045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7">
                <text:p>0.939697</text:p>
              </table:table-cell>
              <table:table-cell office:value-type="float" office:value="0.939826">
                <text:p>0.939826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7294">
                <text:p>0.87729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18262">
                <text:p>0.618262</text:p>
              </table:table-cell>
              <table:table-cell office:value-type="float" office:value="0.790575">
                <text:p>0.790575</text:p>
              </table:table-cell>
              <table:table-cell office:value-type="float" office:value="0.84728">
                <text:p>0.84728</text:p>
              </table:table-cell>
              <table:table-cell office:value-type="float" office:value="0.849242">
                <text:p>0.849242</text:p>
              </table:table-cell>
              <table:table-cell office:value-type="float" office:value="0.92086">
                <text:p>0.9208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79">
                <text:p>0.93977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253">
                <text:p>0.8725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1166">
                <text:p>0.61166</text:p>
              </table:table-cell>
              <table:table-cell office:value-type="float" office:value="0.770212">
                <text:p>0.770212</text:p>
              </table:table-cell>
              <table:table-cell office:value-type="float" office:value="0.847125">
                <text:p>0.847125</text:p>
              </table:table-cell>
              <table:table-cell office:value-type="float" office:value="0.852387">
                <text:p>0.852387</text:p>
              </table:table-cell>
              <table:table-cell office:value-type="float" office:value="0.93327">
                <text:p>0.93327</text:p>
              </table:table-cell>
              <table:table-cell office:value-type="float" office:value="0.939697">
                <text:p>0.93969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1385">
                <text:p>0.87138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1784">
                <text:p>0.61784</text:p>
              </table:table-cell>
              <table:table-cell office:value-type="float" office:value="0.772904">
                <text:p>0.772904</text:p>
              </table:table-cell>
              <table:table-cell office:value-type="float" office:value="0.847436">
                <text:p>0.847436</text:p>
              </table:table-cell>
              <table:table-cell office:value-type="float" office:value="0.869993">
                <text:p>0.869993</text:p>
              </table:table-cell>
              <table:table-cell office:value-type="float" office:value="0.93852">
                <text:p>0.93852</text:p>
              </table:table-cell>
              <table:table-cell office:value-type="float" office:value="0.939702">
                <text:p>0.93970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61">
                <text:p>0.93986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4588">
                <text:p>0.87458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2289">
                <text:p>0.62289</text:p>
              </table:table-cell>
              <table:table-cell office:value-type="float" office:value="0.744611">
                <text:p>0.744611</text:p>
              </table:table-cell>
              <table:table-cell office:value-type="float" office:value="0.847397">
                <text:p>0.847397</text:p>
              </table:table-cell>
              <table:table-cell office:value-type="float" office:value="0.868019">
                <text:p>0.868019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7">
                <text:p>0.93969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84">
                <text:p>0.939884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218">
                <text:p>0.8721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526792">
                <text:p>0.526792</text:p>
              </table:table-cell>
              <table:table-cell office:value-type="float" office:value="0.795821">
                <text:p>0.795821</text:p>
              </table:table-cell>
              <table:table-cell office:value-type="float" office:value="0.847591">
                <text:p>0.847591</text:p>
              </table:table-cell>
              <table:table-cell office:value-type="float" office:value="0.89215">
                <text:p>0.8921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2">
                <text:p>0.93970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61">
                <text:p>0.93986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0122">
                <text:p>0.87012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4005">
                <text:p>0.64005</text:p>
              </table:table-cell>
              <table:table-cell office:value-type="float" office:value="0.846084">
                <text:p>0.846084</text:p>
              </table:table-cell>
              <table:table-cell office:value-type="float" office:value="0.871978">
                <text:p>0.871978</text:p>
              </table:table-cell>
              <table:table-cell office:value-type="float" office:value="0.935062">
                <text:p>0.935062</text:p>
              </table:table-cell>
              <table:table-cell office:value-type="float" office:value="0.939694">
                <text:p>0.93969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3209">
                <text:p>0.8932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52021">
                <text:p>0.652021</text:p>
              </table:table-cell>
              <table:table-cell office:value-type="float" office:value="0.847358">
                <text:p>0.847358</text:p>
              </table:table-cell>
              <table:table-cell office:value-type="float" office:value="0.84763">
                <text:p>0.84763</text:p>
              </table:table-cell>
              <table:table-cell office:value-type="float" office:value="0.892778">
                <text:p>0.89277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4">
                <text:p>0.93971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03">
                <text:p>0.93980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8786">
                <text:p>0.8878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85155">
                <text:p>0.585155</text:p>
              </table:table-cell>
              <table:table-cell office:value-type="float" office:value="0.833008">
                <text:p>0.833008</text:p>
              </table:table-cell>
              <table:table-cell office:value-type="float" office:value="0.84763">
                <text:p>0.84763</text:p>
              </table:table-cell>
              <table:table-cell office:value-type="float" office:value="0.896117">
                <text:p>0.89611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4">
                <text:p>0.93971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26">
                <text:p>0.939826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80075">
                <text:p>0.88007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15062">
                <text:p>0.715062</text:p>
              </table:table-cell>
              <table:table-cell office:value-type="float" office:value="0.847436">
                <text:p>0.847436</text:p>
              </table:table-cell>
              <table:table-cell office:value-type="float" office:value="0.847724">
                <text:p>0.847724</text:p>
              </table:table-cell>
              <table:table-cell office:value-type="float" office:value="0.904427">
                <text:p>0.90442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9">
                <text:p>0.93971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68">
                <text:p>0.939768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5344">
                <text:p>0.89534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68938">
                <text:p>0.668938</text:p>
              </table:table-cell>
              <table:table-cell office:value-type="float" office:value="0.84728">
                <text:p>0.84728</text:p>
              </table:table-cell>
              <table:table-cell office:value-type="float" office:value="0.847819">
                <text:p>0.847819</text:p>
              </table:table-cell>
              <table:table-cell office:value-type="float" office:value="0.91408">
                <text:p>0.9140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03">
                <text:p>0.93980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1694">
                <text:p>0.89169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61568">
                <text:p>0.661568</text:p>
              </table:table-cell>
              <table:table-cell office:value-type="float" office:value="0.847203">
                <text:p>0.847203</text:p>
              </table:table-cell>
              <table:table-cell office:value-type="float" office:value="0.859001">
                <text:p>0.859001</text:p>
              </table:table-cell>
              <table:table-cell office:value-type="float" office:value="0.932193">
                <text:p>0.932193</text:p>
              </table:table-cell>
              <table:table-cell office:value-type="float" office:value="0.939689">
                <text:p>0.93968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26">
                <text:p>0.939826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3883">
                <text:p>0.8938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578">
                <text:p>0.66578</text:p>
              </table:table-cell>
              <table:table-cell office:value-type="float" office:value="0.847436">
                <text:p>0.847436</text:p>
              </table:table-cell>
              <table:table-cell office:value-type="float" office:value="0.878251">
                <text:p>0.878251</text:p>
              </table:table-cell>
              <table:table-cell office:value-type="float" office:value="0.937367">
                <text:p>0.937367</text:p>
              </table:table-cell>
              <table:table-cell office:value-type="float" office:value="0.93968">
                <text:p>0.93968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91">
                <text:p>0.93979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6765">
                <text:p>0.8967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69979">
                <text:p>0.669979</text:p>
              </table:table-cell>
              <table:table-cell office:value-type="float" office:value="0.847655">
                <text:p>0.847655</text:p>
              </table:table-cell>
              <table:table-cell office:value-type="float" office:value="0.891059">
                <text:p>0.891059</text:p>
              </table:table-cell>
              <table:table-cell office:value-type="float" office:value="0.937367">
                <text:p>0.937367</text:p>
              </table:table-cell>
              <table:table-cell office:value-type="float" office:value="0.939687">
                <text:p>0.93968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8493">
                <text:p>0.89849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67405">
                <text:p>0.667405</text:p>
              </table:table-cell>
              <table:table-cell office:value-type="float" office:value="0.847591">
                <text:p>0.847591</text:p>
              </table:table-cell>
              <table:table-cell office:value-type="float" office:value="0.867845">
                <text:p>0.867845</text:p>
              </table:table-cell>
              <table:table-cell office:value-type="float" office:value="0.921051">
                <text:p>0.92105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68">
                <text:p>0.939768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4268">
                <text:p>0.89426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47953">
                <text:p>0.647953</text:p>
              </table:table-cell>
              <table:table-cell office:value-type="float" office:value="0.844973">
                <text:p>0.844973</text:p>
              </table:table-cell>
              <table:table-cell office:value-type="float" office:value="0.867689">
                <text:p>0.867689</text:p>
              </table:table-cell>
              <table:table-cell office:value-type="float" office:value="0.929283">
                <text:p>0.929283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42">
                <text:p>0.939942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2863">
                <text:p>0.89286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88943">
                <text:p>0.588943</text:p>
              </table:table-cell>
              <table:table-cell office:value-type="float" office:value="0.815065">
                <text:p>0.815065</text:p>
              </table:table-cell>
              <table:table-cell office:value-type="float" office:value="0.848896">
                <text:p>0.848896</text:p>
              </table:table-cell>
              <table:table-cell office:value-type="float" office:value="0.905356">
                <text:p>0.90535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2">
                <text:p>0.93970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969">
                <text:p>0.8796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24812">
                <text:p>0.624812</text:p>
              </table:table-cell>
              <table:table-cell office:value-type="float" office:value="0.833389">
                <text:p>0.833389</text:p>
              </table:table-cell>
              <table:table-cell office:value-type="float" office:value="0.85816">
                <text:p>0.85816</text:p>
              </table:table-cell>
              <table:table-cell office:value-type="float" office:value="0.923764">
                <text:p>0.92376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9">
                <text:p>0.93970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95">
                <text:p>0.939895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8788">
                <text:p>0.887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20488">
                <text:p>0.620488</text:p>
              </table:table-cell>
              <table:table-cell office:value-type="float" office:value="0.839877">
                <text:p>0.839877</text:p>
              </table:table-cell>
              <table:table-cell office:value-type="float" office:value="0.848151">
                <text:p>0.848151</text:p>
              </table:table-cell>
              <table:table-cell office:value-type="float" office:value="0.894685">
                <text:p>0.894685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14">
                <text:p>0.939814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84176">
                <text:p>0.88417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77679">
                <text:p>0.577679</text:p>
              </table:table-cell>
              <table:table-cell office:value-type="float" office:value="0.844304">
                <text:p>0.844304</text:p>
              </table:table-cell>
              <table:table-cell office:value-type="float" office:value="0.847866">
                <text:p>0.847866</text:p>
              </table:table-cell>
              <table:table-cell office:value-type="float" office:value="0.874492">
                <text:p>0.874492</text:p>
              </table:table-cell>
              <table:table-cell office:value-type="float" office:value="0.933337">
                <text:p>0.93333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9">
                <text:p>0.93970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03">
                <text:p>0.93980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7654">
                <text:p>0.87765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08749">
                <text:p>0.508749</text:p>
              </table:table-cell>
              <table:table-cell office:value-type="float" office:value="0.84614">
                <text:p>0.84614</text:p>
              </table:table-cell>
              <table:table-cell office:value-type="float" office:value="0.847772">
                <text:p>0.847772</text:p>
              </table:table-cell>
              <table:table-cell office:value-type="float" office:value="0.875169">
                <text:p>0.875169</text:p>
              </table:table-cell>
              <table:table-cell office:value-type="float" office:value="0.937367">
                <text:p>0.93736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9">
                <text:p>0.93969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56">
                <text:p>0.939756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14">
                <text:p>0.871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1351">
                <text:p>0.71351</text:p>
              </table:table-cell>
              <table:table-cell office:value-type="float" office:value="0.847625">
                <text:p>0.847625</text:p>
              </table:table-cell>
              <table:table-cell office:value-type="float" office:value="0.881809">
                <text:p>0.881809</text:p>
              </table:table-cell>
              <table:table-cell office:value-type="float" office:value="0.93852">
                <text:p>0.9385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2">
                <text:p>0.93970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07">
                <text:p>0.939907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2014">
                <text:p>0.9020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99342">
                <text:p>0.599342</text:p>
              </table:table-cell>
              <table:table-cell office:value-type="float" office:value="0.822121">
                <text:p>0.822121</text:p>
              </table:table-cell>
              <table:table-cell office:value-type="float" office:value="0.852976">
                <text:p>0.852976</text:p>
              </table:table-cell>
              <table:table-cell office:value-type="float" office:value="0.884988">
                <text:p>0.884988</text:p>
              </table:table-cell>
              <table:table-cell office:value-type="float" office:value="0.93852">
                <text:p>0.9385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7">
                <text:p>0.93970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9695">
                <text:p>0.87969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59602">
                <text:p>0.559602</text:p>
              </table:table-cell>
              <table:table-cell office:value-type="float" office:value="0.78117">
                <text:p>0.78117</text:p>
              </table:table-cell>
              <table:table-cell office:value-type="float" office:value="0.850681">
                <text:p>0.850681</text:p>
              </table:table-cell>
              <table:table-cell office:value-type="float" office:value="0.884342">
                <text:p>0.884342</text:p>
              </table:table-cell>
              <table:table-cell office:value-type="float" office:value="0.93852">
                <text:p>0.9385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9">
                <text:p>0.939699</text:p>
              </table:table-cell>
              <table:table-cell office:value-type="float" office:value="0.939768">
                <text:p>0.939768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71336">
                <text:p>0.87133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25472">
                <text:p>0.625472</text:p>
              </table:table-cell>
              <table:table-cell office:value-type="float" office:value="0.833478">
                <text:p>0.833478</text:p>
              </table:table-cell>
              <table:table-cell office:value-type="float" office:value="0.861529">
                <text:p>0.861529</text:p>
              </table:table-cell>
              <table:table-cell office:value-type="float" office:value="0.928727">
                <text:p>0.92872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88804">
                <text:p>0.88880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62339">
                <text:p>0.662339</text:p>
              </table:table-cell>
              <table:table-cell office:value-type="float" office:value="0.845542">
                <text:p>0.845542</text:p>
              </table:table-cell>
              <table:table-cell office:value-type="float" office:value="0.865662">
                <text:p>0.865662</text:p>
              </table:table-cell>
              <table:table-cell office:value-type="float" office:value="0.933861">
                <text:p>0.93386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9">
                <text:p>0.93971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463">
                <text:p>0.8946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98233">
                <text:p>0.598233</text:p>
              </table:table-cell>
              <table:table-cell office:value-type="float" office:value="0.830579">
                <text:p>0.830579</text:p>
              </table:table-cell>
              <table:table-cell office:value-type="float" office:value="0.890844">
                <text:p>0.89084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9">
                <text:p>0.93968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89821">
                <text:p>0.88982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52717">
                <text:p>0.652717</text:p>
              </table:table-cell>
              <table:table-cell office:value-type="float" office:value="0.86057">
                <text:p>0.86057</text:p>
              </table:table-cell>
              <table:table-cell office:value-type="float" office:value="0.93852">
                <text:p>0.93852</text:p>
              </table:table-cell>
              <table:table-cell office:value-type="float" office:value="0.939675">
                <text:p>0.93967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95">
                <text:p>0.939895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3045">
                <text:p>0.90304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585328">
                <text:p>0.585328</text:p>
              </table:table-cell>
              <table:table-cell office:value-type="float" office:value="0.83609">
                <text:p>0.83609</text:p>
              </table:table-cell>
              <table:table-cell office:value-type="float" office:value="0.925455">
                <text:p>0.925455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33">
                <text:p>0.93973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2559">
                <text:p>0.89255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58728">
                <text:p>0.558728</text:p>
              </table:table-cell>
              <table:table-cell office:value-type="float" office:value="0.773981">
                <text:p>0.773981</text:p>
              </table:table-cell>
              <table:table-cell office:value-type="float" office:value="0.901302">
                <text:p>0.90130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7">
                <text:p>0.93969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81268">
                <text:p>0.88126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09046">
                <text:p>0.609046</text:p>
              </table:table-cell>
              <table:table-cell office:value-type="float" office:value="0.815185">
                <text:p>0.815185</text:p>
              </table:table-cell>
              <table:table-cell office:value-type="float" office:value="0.916242">
                <text:p>0.91624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9">
                <text:p>0.93968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3">
                <text:p>0.9399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1911">
                <text:p>0.89191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27964">
                <text:p>0.627964</text:p>
              </table:table-cell>
              <table:table-cell office:value-type="float" office:value="0.883017">
                <text:p>0.883017</text:p>
              </table:table-cell>
              <table:table-cell office:value-type="float" office:value="0.931621">
                <text:p>0.93162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9">
                <text:p>0.93971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14">
                <text:p>0.939814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2139">
                <text:p>0.90213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27861">
                <text:p>0.627861</text:p>
              </table:table-cell>
              <table:table-cell office:value-type="float" office:value="0.85081">
                <text:p>0.85081</text:p>
              </table:table-cell>
              <table:table-cell office:value-type="float" office:value="0.929321">
                <text:p>0.929321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95">
                <text:p>0.939895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8687">
                <text:p>0.89868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556031">
                <text:p>0.556031</text:p>
              </table:table-cell>
              <table:table-cell office:value-type="float" office:value="0.800231">
                <text:p>0.800231</text:p>
              </table:table-cell>
              <table:table-cell office:value-type="float" office:value="0.927015">
                <text:p>0.927015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91">
                <text:p>0.93979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86205">
                <text:p>0.88620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589796">
                <text:p>0.589796</text:p>
              </table:table-cell>
              <table:table-cell office:value-type="float" office:value="0.841316">
                <text:p>0.841316</text:p>
              </table:table-cell>
              <table:table-cell office:value-type="float" office:value="0.931604">
                <text:p>0.931604</text:p>
              </table:table-cell>
              <table:table-cell office:value-type="float" office:value="0.939675">
                <text:p>0.93967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79">
                <text:p>0.93977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4147">
                <text:p>0.89414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05264">
                <text:p>0.605264</text:p>
              </table:table-cell>
              <table:table-cell office:value-type="float" office:value="0.81058">
                <text:p>0.81058</text:p>
              </table:table-cell>
              <table:table-cell office:value-type="float" office:value="0.937367">
                <text:p>0.93736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68">
                <text:p>0.939768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3195">
                <text:p>0.89319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43939">
                <text:p>0.643939</text:p>
              </table:table-cell>
              <table:table-cell office:value-type="float" office:value="0.88413">
                <text:p>0.88413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">
                <text:p>0.93968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14">
                <text:p>0.939814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4654">
                <text:p>0.90465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03919">
                <text:p>0.603919</text:p>
              </table:table-cell>
              <table:table-cell office:value-type="float" office:value="0.893797">
                <text:p>0.893797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5">
                <text:p>0.93967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14">
                <text:p>0.939814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1618">
                <text:p>0.90161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2648">
                <text:p>0.62648</text:p>
              </table:table-cell>
              <table:table-cell office:value-type="float" office:value="0.915016">
                <text:p>0.915016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7">
                <text:p>0.93969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26">
                <text:p>0.939826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5971">
                <text:p>0.90597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18359">
                <text:p>0.718359</text:p>
              </table:table-cell>
              <table:table-cell office:value-type="float" office:value="0.911371">
                <text:p>0.911371</text:p>
              </table:table-cell>
              <table:table-cell office:value-type="float" office:value="0.936638">
                <text:p>0.93663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9">
                <text:p>0.93968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14495">
                <text:p>0.91449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38747">
                <text:p>0.638747</text:p>
              </table:table-cell>
              <table:table-cell office:value-type="float" office:value="0.906206">
                <text:p>0.906206</text:p>
              </table:table-cell>
              <table:table-cell office:value-type="float" office:value="0.929824">
                <text:p>0.929824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7">
                <text:p>0.9396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26">
                <text:p>0.939826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533">
                <text:p>0.9053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81752">
                <text:p>0.681752</text:p>
              </table:table-cell>
              <table:table-cell office:value-type="float" office:value="0.903634">
                <text:p>0.903634</text:p>
              </table:table-cell>
              <table:table-cell office:value-type="float" office:value="0.921811">
                <text:p>0.921811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8">
                <text:p>0.93968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07">
                <text:p>0.939907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858">
                <text:p>0.9085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21303">
                <text:p>0.621303</text:p>
              </table:table-cell>
              <table:table-cell office:value-type="float" office:value="0.850319">
                <text:p>0.850319</text:p>
              </table:table-cell>
              <table:table-cell office:value-type="float" office:value="0.9152">
                <text:p>0.915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14">
                <text:p>0.93971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79">
                <text:p>0.93977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6529">
                <text:p>0.89652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37972">
                <text:p>0.637972</text:p>
              </table:table-cell>
              <table:table-cell office:value-type="float" office:value="0.847177">
                <text:p>0.847177</text:p>
              </table:table-cell>
              <table:table-cell office:value-type="float" office:value="0.919168">
                <text:p>0.91916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692">
                <text:p>0.93969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19">
                <text:p>0.93991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8295">
                <text:p>0.89829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16165">
                <text:p>0.616165</text:p>
              </table:table-cell>
              <table:table-cell office:value-type="float" office:value="0.848012">
                <text:p>0.848012</text:p>
              </table:table-cell>
              <table:table-cell office:value-type="float" office:value="0.91019">
                <text:p>0.91019</text:p>
              </table:table-cell>
              <table:table-cell office:value-type="float" office:value="0.931604">
                <text:p>0.931604</text:p>
              </table:table-cell>
              <table:table-cell office:value-type="float" office:value="0.939692">
                <text:p>0.93969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07">
                <text:p>0.939907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4492">
                <text:p>0.89449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91745">
                <text:p>0.691745</text:p>
              </table:table-cell>
              <table:table-cell office:value-type="float" office:value="0.903759">
                <text:p>0.903759</text:p>
              </table:table-cell>
              <table:table-cell office:value-type="float" office:value="0.920078">
                <text:p>0.92007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07">
                <text:p>0.93970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19">
                <text:p>0.939919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9423">
                <text:p>0.90942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80278">
                <text:p>0.780278</text:p>
              </table:table-cell>
              <table:table-cell office:value-type="float" office:value="0.915334">
                <text:p>0.915334</text:p>
              </table:table-cell>
              <table:table-cell office:value-type="float" office:value="0.928146">
                <text:p>0.928146</text:p>
              </table:table-cell>
              <table:table-cell office:value-type="float" office:value="0.939702">
                <text:p>0.93970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2026">
                <text:p>0.9202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744235">
                <text:p>0.744235</text:p>
              </table:table-cell>
              <table:table-cell office:value-type="float" office:value="0.914691">
                <text:p>0.914691</text:p>
              </table:table-cell>
              <table:table-cell office:value-type="float" office:value="0.93852">
                <text:p>0.93852</text:p>
              </table:table-cell>
              <table:table-cell office:value-type="float" office:value="0.939714">
                <text:p>0.93971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95">
                <text:p>0.939895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17636">
                <text:p>0.91763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50975">
                <text:p>0.750975</text:p>
              </table:table-cell>
              <table:table-cell office:value-type="float" office:value="0.913405">
                <text:p>0.913405</text:p>
              </table:table-cell>
              <table:table-cell office:value-type="float" office:value="0.937367">
                <text:p>0.937367</text:p>
              </table:table-cell>
              <table:table-cell office:value-type="float" office:value="0.939699">
                <text:p>0.93969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95">
                <text:p>0.939895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18064">
                <text:p>0.91806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769562">
                <text:p>0.769562</text:p>
              </table:table-cell>
              <table:table-cell office:value-type="float" office:value="0.908903">
                <text:p>0.908903</text:p>
              </table:table-cell>
              <table:table-cell office:value-type="float" office:value="0.931604">
                <text:p>0.931604</text:p>
              </table:table-cell>
              <table:table-cell office:value-type="float" office:value="0.939685">
                <text:p>0.939685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03">
                <text:p>0.93980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18886">
                <text:p>0.9188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31844">
                <text:p>0.531844</text:p>
              </table:table-cell>
              <table:table-cell office:value-type="float" office:value="0.895589">
                <text:p>0.895589</text:p>
              </table:table-cell>
              <table:table-cell office:value-type="float" office:value="0.91662">
                <text:p>0.91662</text:p>
              </table:table-cell>
              <table:table-cell office:value-type="float" office:value="0.93852">
                <text:p>0.93852</text:p>
              </table:table-cell>
              <table:table-cell office:value-type="float" office:value="0.939719">
                <text:p>0.93971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2159">
                <text:p>0.89215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8857">
                <text:p>0.68857</text:p>
              </table:table-cell>
              <table:table-cell office:value-type="float" office:value="0.908862">
                <text:p>0.908862</text:p>
              </table:table-cell>
              <table:table-cell office:value-type="float" office:value="0.918925">
                <text:p>0.918925</text:p>
              </table:table-cell>
              <table:table-cell office:value-type="float" office:value="0.939682">
                <text:p>0.93968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14">
                <text:p>0.939814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9516">
                <text:p>0.90951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58052">
                <text:p>0.758052</text:p>
              </table:table-cell>
              <table:table-cell office:value-type="float" office:value="0.911476">
                <text:p>0.911476</text:p>
              </table:table-cell>
              <table:table-cell office:value-type="float" office:value="0.920078">
                <text:p>0.920078</text:p>
              </table:table-cell>
              <table:table-cell office:value-type="float" office:value="0.939672">
                <text:p>0.93967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16845">
                <text:p>0.91684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92847">
                <text:p>0.692847</text:p>
              </table:table-cell>
              <table:table-cell office:value-type="float" office:value="0.904235">
                <text:p>0.904235</text:p>
              </table:table-cell>
              <table:table-cell office:value-type="float" office:value="0.91662">
                <text:p>0.91662</text:p>
              </table:table-cell>
              <table:table-cell office:value-type="float" office:value="0.937377">
                <text:p>0.937377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3">
                <text:p>0.9399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9031">
                <text:p>0.90903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596237">
                <text:p>0.596237</text:p>
              </table:table-cell>
              <table:table-cell office:value-type="float" office:value="0.881391">
                <text:p>0.881391</text:p>
              </table:table-cell>
              <table:table-cell office:value-type="float" office:value="0.914048">
                <text:p>0.914048</text:p>
              </table:table-cell>
              <table:table-cell office:value-type="float" office:value="0.928154">
                <text:p>0.92815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03">
                <text:p>0.93980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5917">
                <text:p>0.89591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83678">
                <text:p>0.683678</text:p>
              </table:table-cell>
              <table:table-cell office:value-type="float" office:value="0.895757">
                <text:p>0.895757</text:p>
              </table:table-cell>
              <table:table-cell office:value-type="float" office:value="0.91662">
                <text:p>0.91662</text:p>
              </table:table-cell>
              <table:table-cell office:value-type="float" office:value="0.937902">
                <text:p>0.937902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91">
                <text:p>0.93979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7328">
                <text:p>0.90732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45936">
                <text:p>0.645936</text:p>
              </table:table-cell>
              <table:table-cell office:value-type="float" office:value="0.881508">
                <text:p>0.881508</text:p>
              </table:table-cell>
              <table:table-cell office:value-type="float" office:value="0.91662">
                <text:p>0.91662</text:p>
              </table:table-cell>
              <table:table-cell office:value-type="float" office:value="0.929299">
                <text:p>0.929299</text:p>
              </table:table-cell>
              <table:table-cell office:value-type="float" office:value="0.939714">
                <text:p>0.939714</text:p>
              </table:table-cell>
              <table:table-cell office:value-type="float" office:value="0.939756">
                <text:p>0.939756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1265">
                <text:p>0.90126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701755">
                <text:p>0.701755</text:p>
              </table:table-cell>
              <table:table-cell office:value-type="float" office:value="0.900035">
                <text:p>0.900035</text:p>
              </table:table-cell>
              <table:table-cell office:value-type="float" office:value="0.918925">
                <text:p>0.918925</text:p>
              </table:table-cell>
              <table:table-cell office:value-type="float" office:value="0.939699">
                <text:p>0.93969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14">
                <text:p>0.939814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9976">
                <text:p>0.90997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78748">
                <text:p>0.678748</text:p>
              </table:table-cell>
              <table:table-cell office:value-type="float" office:value="0.88246">
                <text:p>0.88246</text:p>
              </table:table-cell>
              <table:table-cell office:value-type="float" office:value="0.91662">
                <text:p>0.91662</text:p>
              </table:table-cell>
              <table:table-cell office:value-type="float" office:value="0.931604">
                <text:p>0.931604</text:p>
              </table:table-cell>
              <table:table-cell office:value-type="float" office:value="0.939714">
                <text:p>0.939714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0488">
                <text:p>0.9048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560388">
                <text:p>0.560388</text:p>
              </table:table-cell>
              <table:table-cell office:value-type="float" office:value="0.864606">
                <text:p>0.864606</text:p>
              </table:table-cell>
              <table:table-cell office:value-type="float" office:value="0.916048">
                <text:p>0.916048</text:p>
              </table:table-cell>
              <table:table-cell office:value-type="float" office:value="0.930451">
                <text:p>0.930451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768">
                <text:p>0.939768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108">
                <text:p>0.8910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7508">
                <text:p>0.57508</text:p>
              </table:table-cell>
              <table:table-cell office:value-type="float" office:value="0.872616">
                <text:p>0.872616</text:p>
              </table:table-cell>
              <table:table-cell office:value-type="float" office:value="0.915334">
                <text:p>0.915334</text:p>
              </table:table-cell>
              <table:table-cell office:value-type="float" office:value="0.935062">
                <text:p>0.935062</text:p>
              </table:table-cell>
              <table:table-cell office:value-type="float" office:value="0.939719">
                <text:p>0.939719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3735">
                <text:p>0.89373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22081">
                <text:p>0.522081</text:p>
              </table:table-cell>
              <table:table-cell office:value-type="float" office:value="0.887106">
                <text:p>0.887106</text:p>
              </table:table-cell>
              <table:table-cell office:value-type="float" office:value="0.91662">
                <text:p>0.91662</text:p>
              </table:table-cell>
              <table:table-cell office:value-type="float" office:value="0.935064">
                <text:p>0.935064</text:p>
              </table:table-cell>
              <table:table-cell office:value-type="float" office:value="0.939721">
                <text:p>0.939721</text:p>
              </table:table-cell>
              <table:table-cell office:value-type="float" office:value="0.939872">
                <text:p>0.939872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939953">
                <text:p>0.939953</text:p>
              </table:table-cell>
              <table:table-cell office:value-type="float" office:value="0.890028">
                <text:p>0.890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